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1.1661in"/>
    </style:style>
    <style:style style:name="co3" style:family="table-column">
      <style:table-column-properties fo:break-before="auto" style:column-width="1.5516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1.1063in"/>
    </style:style>
    <style:style style:name="co6" style:family="table-column">
      <style:table-column-properties fo:break-before="auto" style:column-width="1.5602in"/>
    </style:style>
    <style:style style:name="co7" style:family="table-column">
      <style:table-column-properties fo:break-before="auto" style:column-width="1.0283in"/>
    </style:style>
    <style:style style:name="co8" style:family="table-column">
      <style:table-column-properties fo:break-before="auto" style:column-width="1.0457in"/>
    </style:style>
    <style:style style:name="co9" style:family="table-column">
      <style:table-column-properties fo:break-before="auto" style:column-width="0.9945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0.8571in"/>
    </style:style>
    <style:style style:name="co12" style:family="table-column">
      <style:table-column-properties fo:break-before="auto" style:column-width="0.7543in"/>
    </style:style>
    <style:style style:name="co13" style:family="table-column">
      <style:table-column-properties fo:break-before="auto" style:column-width="3.0181in"/>
    </style:style>
    <style:style style:name="co14" style:family="table-column">
      <style:table-column-properties fo:break-before="auto" style:column-width="0.9429in"/>
    </style:style>
    <style:style style:name="co15" style:family="table-column">
      <style:table-column-properties fo:break-before="auto" style:column-width="0.8917in"/>
    </style:style>
    <style:style style:name="co16" style:family="table-column">
      <style:table-column-properties fo:break-before="auto" style:column-width="2.1429in"/>
    </style:style>
    <style:style style:name="co17" style:family="table-column">
      <style:table-column-properties fo:break-before="auto" style:column-width="2.9492in"/>
    </style:style>
    <style:style style:name="co18" style:family="table-column">
      <style:table-column-properties fo:break-before="auto" style:column-width="0.6173in"/>
    </style:style>
    <style:style style:name="co19" style:family="table-column">
      <style:table-column-properties fo:break-before="auto" style:column-width="0.4717in"/>
    </style:style>
    <style:style style:name="co20" style:family="table-column">
      <style:table-column-properties fo:break-before="auto" style:column-width="0.5063in"/>
    </style:style>
    <style:style style:name="co21" style:family="table-column">
      <style:table-column-properties fo:break-before="auto" style:column-width="0.7283in"/>
    </style:style>
    <style:style style:name="co22" style:family="table-column">
      <style:table-column-properties fo:break-before="auto" style:column-width="1.0374in"/>
    </style:style>
    <style:style style:name="co23" style:family="table-column">
      <style:table-column-properties fo:break-before="auto" style:column-width="0.7374in"/>
    </style:style>
    <style:style style:name="co24" style:family="table-column">
      <style:table-column-properties fo:break-before="auto" style:column-width="0.8146in"/>
    </style:style>
    <style:style style:name="co25" style:family="table-column">
      <style:table-column-properties fo:break-before="auto" style:column-width="0.8063in"/>
    </style:style>
    <style:style style:name="co26" style:family="table-column">
      <style:table-column-properties fo:break-before="auto" style:column-width="0.7457in"/>
    </style:style>
    <style:style style:name="co27" style:family="table-column">
      <style:table-column-properties fo:break-before="auto" style:column-width="0.9516in"/>
    </style:style>
    <style:style style:name="co28" style:family="table-column">
      <style:table-column-properties fo:break-before="auto" style:column-width="0.8402in"/>
    </style:style>
    <style:style style:name="co29" style:family="table-column">
      <style:table-column-properties fo:break-before="auto" style:column-width="0.4366in"/>
    </style:style>
    <style:style style:name="co30" style:family="table-column">
      <style:table-column-properties fo:break-before="auto" style:column-width="0.6862in"/>
    </style:style>
    <style:style style:name="co31" style:family="table-column">
      <style:table-column-properties fo:break-before="auto" style:column-width="0.3862in"/>
    </style:style>
    <style:style style:name="co32" style:family="table-column">
      <style:table-column-properties fo:break-before="auto" style:column-width="0.3772in"/>
    </style:style>
    <style:style style:name="co33" style:family="table-column">
      <style:table-column-properties fo:break-before="auto" style:column-width="0.7799in"/>
    </style:style>
    <style:style style:name="co34" style:family="table-column">
      <style:table-column-properties fo:break-before="auto" style:column-width="0.7717in"/>
    </style:style>
    <style:style style:name="co35" style:family="table-column">
      <style:table-column-properties fo:break-before="auto" style:column-width="0.889in"/>
    </style:style>
    <style:style style:name="co36" style:family="table-column">
      <style:table-column-properties fo:break-before="auto" style:column-width="0.633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header">
      <style:table-properties table:display="true" style:writing-mode="lr-tb"/>
    </style:style>
    <style:style style:name="ta2" style:family="table" style:master-page-name="PageStyle_5f_masses">
      <style:table-properties table:display="true" style:writing-mode="lr-tb"/>
    </style:style>
    <style:style style:name="ta3" style:family="table" style:master-page-name="PageStyle_5f_units">
      <style:table-properties table:display="true" style:writing-mode="lr-tb"/>
    </style:style>
    <style:style style:name="ta4" style:family="table" style:master-page-name="PageStyle_5f_pair">
      <style:table-properties table:display="true" style:writing-mode="lr-tb"/>
    </style:style>
    <style:style style:name="ta5" style:family="table" style:master-page-name="PageStyle_5f_bonded">
      <style:table-properties table:display="true" style:writing-mode="lr-tb"/>
    </style:style>
    <style:style style:name="ta6" style:family="table" style:master-page-name="PageStyle_5f_reversible">
      <style:table-properties table:display="true" style:writing-mode="lr-tb"/>
    </style:style>
    <style:style style:name="ta7" style:family="table" style:master-page-name="PageStyle_5f_force-strain">
      <style:table-properties table:display="true" style:writing-mode="lr-tb"/>
    </style:style>
    <style:style style:name="ta8" style:family="table" style:master-page-name="PageStyle_5f_langevi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>
      <style:table-cell-properties fo:background-color="#ffff00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 style:data-style-name="N160">
      <style:table-cell-properties style:diagonal-bl-tr="none" style:diagonal-tl-br="none" fo:border="none" style:rotation-align="none"/>
    </style:style>
    <style:style style:name="ce11" style:family="table-cell" style:parent-style-name="Default" style:data-style-name="N160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4" style:family="table-cell" style:parent-style-name="Default" style:data-style-name="N1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dddddd" style:rotation-align="none"/>
    </style:style>
    <style:style style:name="ce18" style:family="table-cell" style:parent-style-name="Default">
      <style:table-cell-properties fo:background-color="#00aaff" style:rotation-align="none"/>
    </style:style>
    <style:style style:name="ce19" style:family="table-cell" style:parent-style-name="Default">
      <style:table-cell-properties fo:background-color="#cccc00" style:rotation-align="none"/>
    </style:style>
    <style:style style:name="ce20" style:family="table-cell" style:parent-style-name="Default">
      <style:table-cell-properties fo:background-color="#aa00ff" style:rotation-align="none"/>
    </style:style>
    <style:style style:name="ce21" style:family="table-cell" style:parent-style-name="Default">
      <style:table-cell-properties fo:background-color="#7d7d7d" style:rotation-align="none"/>
    </style:style>
    <style:style style:name="ce22" style:family="table-cell" style:parent-style-name="Default">
      <style:table-cell-properties fo:background-color="#5555ff" style:rotation-align="none"/>
    </style:style>
    <style:style style:name="ce23" style:family="table-cell" style:parent-style-name="Default">
      <style:table-cell-properties fo:background-color="#cc0000" style:rotation-align="none"/>
    </style:style>
    <style:style style:name="ce24" style:family="table-cell" style:parent-style-name="Default">
      <style:table-cell-properties fo:background-color="#00cc00" style:rotation-align="none"/>
    </style:style>
    <style:style style:name="ce25" style:family="table-cell" style:parent-style-name="Default" style:data-style-name="N2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6" style:family="table-cell" style:parent-style-name="Default" style:data-style-name="N2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32" style:family="table-cell" style:parent-style-name="Default" style:data-style-name="N1">
      <style:table-cell-properties style:diagonal-bl-tr="none" style:diagonal-tl-br="none" fo:border="none" style:rotation-align="none"/>
    </style:style>
    <style:style style:name="ce33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4" style:family="table-cell" style:parent-style-name="Default" style:data-style-name="N2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</style:style>
    <style:style style:name="ce3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">
      <style:table-cell-properties style:rotation-align="none"/>
    </style:style>
    <style:style style:name="ce41" style:family="table-cell" style:parent-style-name="Default" style:data-style-name="N81">
      <style:table-cell-properties style:rotation-align="none"/>
    </style:style>
    <style:style style:name="ce42" style:family="table-cell" style:parent-style-name="Default" style:data-style-name="N2">
      <style:table-cell-properties style:rotation-align="none"/>
    </style:style>
    <style:style style:name="ce43" style:family="table-cell" style:parent-style-name="Default" style:data-style-name="N160">
      <style:table-cell-properties style:rotation-align="none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62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61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61">
      <style:table-cell-properties style:rotation-align="none"/>
    </style:style>
    <style:style style:name="ce49" style:family="table-cell" style:parent-style-name="Default" style:data-style-name="N2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62">
      <style:table-cell-properties style:rotation-align="none"/>
    </style:style>
    <style:style style:name="ce5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53" style:family="table-cell" style:parent-style-name="Default">
      <style:table-cell-properties fo:background-color="#d0cece" style:diagonal-bl-tr="none" style:diagonal-tl-br="none" fo:border="none" style:rotation-align="none"/>
    </style:style>
    <style:style style:name="ce120" style:family="table-cell" style:parent-style-name="Default">
      <style:table-cell-properties fo:border-bottom="0.74pt solid #000000" fo:background-color="#d0cece" style:diagonal-bl-tr="none" style:diagonal-tl-br="none" fo:border-left="none" fo:border-right="none" style:rotation-align="none" fo:border-top="none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59" style:family="table-cell" style:parent-style-name="Default" style:data-style-name="N160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63" style:family="table-cell" style:parent-style-name="Default" style:data-style-name="N160">
      <style:table-cell-properties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6" style:family="table-cell" style:parent-style-name="Default" style:data-style-name="N163">
      <style:table-cell-properties style:rotation-align="non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09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6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7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79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2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9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7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ader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 table:number-columns-spanned="8" table:number-rows-spanned="25">
            <text:p># This file is part of CGNES - Coarse-Grained Nuclear Envelope Simulator.</text:p>
            <text:p>#</text:p>
            <text:p># Copyright 2021, 2022 Pranjal Singh</text:p>
            <text:p>#</text:p>
            <text:p># When contributing, please append a new line (e.g. # Copyright [Year] [Name])</text:p>
            <text:p># to the above copyright notice.</text:p>
            <text:p>#</text:p>
            <text:p># See the README file in the top-level CGNES directory.</text:p>
            <text:p># This software is distributed under the GNU General Public License.</text:p>
            <text:p/>
            <text:p># -----------------------------------------------------------------------------</text:p>
            <text:p># This file (param.ods) is used for managing model parameters.</text:p>
            <text:p># -----------------------------------------------------------------------------</text:p>
            <text:p/>
            <text:p># date           :09-Jul-22</text:p>
            <text:p># version      :0.9.0</text:p>
          </table:table-cell>
          <table:covered-table-cell table:number-columns-repeated="7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 table:style-name="ce3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ses" table:style-name="ta2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3" table:default-cell-style-name="ce6"/>
        <table:table-column table:style-name="co4" table:default-cell-style-name="ce6"/>
        <table:table-column table:style-name="co11" table:default-cell-style-name="ce6"/>
        <table:table-column table:style-name="co12" table:default-cell-style-name="ce6"/>
        <table:table-column table:style-name="co4" table:number-columns-repeated="1009" table:default-cell-style-name="ce6"/>
        <table:table-row table:style-name="ro1">
          <table:table-cell table:style-name="ce67" office:value-type="string" calcext:value-type="string" table:number-columns-spanned="3" table:number-rows-spanned="1">
            <text:p>NM Lipids</text:p>
          </table:table-cell>
          <table:covered-table-cell table:style-name="ce8"/>
          <table:covered-table-cell table:style-name="ce16"/>
          <table:table-cell/>
          <table:table-cell table:style-name="ce67" office:value-type="string" calcext:value-type="string" table:number-columns-spanned="2" table:number-rows-spanned="1">
            <text:p>NM binding proteins</text:p>
          </table:table-cell>
          <table:covered-table-cell table:style-name="ce16"/>
          <table:table-cell/>
          <table:table-cell table:style-name="ce67" office:value-type="string" calcext:value-type="string" table:number-columns-spanned="2" table:number-rows-spanned="1">
            <text:p>NPC</text:p>
          </table:table-cell>
          <table:covered-table-cell table:style-name="ce16"/>
          <table:table-cell/>
          <table:table-cell table:style-name="ce67" office:value-type="string" calcext:value-type="string" table:number-columns-spanned="2" table:number-rows-spanned="1">
            <text:p>NL</text:p>
          </table:table-cell>
          <table:covered-table-cell table:style-name="ce16"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ce4" office:value-type="string" calcext:value-type="string">
            <text:p>Lipid</text:p>
          </table:table-cell>
          <table:table-cell table:style-name="ce9" office:value-type="string" calcext:value-type="string">
            <text:p>Molecular weight [kDa]</text:p>
          </table:table-cell>
          <table:table-cell table:style-name="ce13" office:value-type="string" calcext:value-type="string">
            <text:p>Fraction</text:p>
          </table:table-cell>
          <table:table-cell/>
          <table:table-cell table:style-name="ce4" office:value-type="string" calcext:value-type="string">
            <text:p>Protein</text:p>
          </table:table-cell>
          <table:table-cell table:style-name="ce13" office:value-type="string" calcext:value-type="string">
            <text:p>Molecular weight [kDa]</text:p>
          </table:table-cell>
          <table:table-cell/>
          <table:table-cell table:style-name="ce4" office:value-type="string" calcext:value-type="string">
            <text:p>Protein</text:p>
          </table:table-cell>
          <table:table-cell table:style-name="ce13" office:value-type="string" calcext:value-type="string">
            <text:p>Molecular weight [kDa]</text:p>
          </table:table-cell>
          <table:table-cell/>
          <table:table-cell table:style-name="ce4" office:value-type="string" calcext:value-type="string">
            <text:p>Protein</text:p>
          </table:table-cell>
          <table:table-cell table:style-name="ce13" office:value-type="string" calcext:value-type="string">
            <text:p>Molecular weight [kDa]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PC</text:p>
          </table:table-cell>
          <table:table-cell table:style-name="ce10" office:value-type="float" office:value="0.7626" calcext:value-type="float">
            <text:p>0.763</text:p>
          </table:table-cell>
          <table:table-cell table:style-name="ce13" office:value-type="float" office:value="48" calcext:value-type="float">
            <text:p>48</text:p>
          </table:table-cell>
          <table:table-cell/>
          <table:table-cell table:style-name="ce4" office:value-type="string" calcext:value-type="string">
            <text:p>LBR</text:p>
          </table:table-cell>
          <table:table-cell table:style-name="ce25" office:value-type="float" office:value="71.44" calcext:value-type="float">
            <text:p>71.44</text:p>
          </table:table-cell>
          <table:table-cell/>
          <table:table-cell table:style-name="ce4" office:value-type="string" calcext:value-type="string">
            <text:p>NPC</text:p>
          </table:table-cell>
          <table:table-cell table:style-name="ce13" office:value-type="float" office:value="120000" calcext:value-type="float">
            <text:p>120000</text:p>
          </table:table-cell>
          <table:table-cell/>
          <table:table-cell table:style-name="ce4" office:value-type="string" calcext:value-type="string">
            <text:p>Lamin-A</text:p>
          </table:table-cell>
          <table:table-cell table:style-name="ce13" office:value-type="float" office:value="74.14" calcext:value-type="float">
            <text:p>74.14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ePC</text:p>
          </table:table-cell>
          <table:table-cell table:style-name="ce10" office:value-type="float" office:value="0.73" calcext:value-type="float">
            <text:p>0.730</text:p>
          </table:table-cell>
          <table:table-cell table:style-name="ce13"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Emerin</text:p>
          </table:table-cell>
          <table:table-cell table:style-name="ce25" office:value-type="float" office:value="29.43" calcext:value-type="float">
            <text:p>29.43</text:p>
          </table:table-cell>
          <table:table-cell/>
          <table:table-cell table:style-name="ce4"/>
          <table:table-cell table:style-name="ce13"/>
          <table:table-cell/>
          <table:table-cell table:style-name="ce4" office:value-type="string" calcext:value-type="string">
            <text:p>Lamin-C</text:p>
          </table:table-cell>
          <table:table-cell table:style-name="ce13" office:value-type="float" office:value="65.13" calcext:value-type="float">
            <text:p>65.13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PI</text:p>
          </table:table-cell>
          <table:table-cell table:style-name="ce10" office:value-type="float" office:value="0.7935" calcext:value-type="float">
            <text:p>0.794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SUN-1</text:p>
          </table:table-cell>
          <table:table-cell table:style-name="ce25" office:value-type="float" office:value="101.98" calcext:value-type="float">
            <text:p>101.98</text:p>
          </table:table-cell>
          <table:table-cell/>
          <table:table-cell table:style-name="ce4"/>
          <table:table-cell table:style-name="ce13"/>
          <table:table-cell/>
          <table:table-cell table:style-name="ce4" office:value-type="string" calcext:value-type="string">
            <text:p>Lamin-B1</text:p>
          </table:table-cell>
          <table:table-cell table:style-name="ce13" office:value-type="float" office:value="66.4" calcext:value-type="float">
            <text:p>66.4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PE</text:p>
          </table:table-cell>
          <table:table-cell table:style-name="ce10" office:value-type="float" office:value="0.7185" calcext:value-type="float">
            <text:p>0.719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Nesprin-3</text:p>
          </table:table-cell>
          <table:table-cell table:style-name="ce25" office:value-type="float" office:value="112.03" calcext:value-type="float">
            <text:p>112.03</text:p>
          </table:table-cell>
          <table:table-cell/>
          <table:table-cell table:style-name="ce4"/>
          <table:table-cell table:style-name="ce13"/>
          <table:table-cell/>
          <table:table-cell table:style-name="ce4" office:value-type="string" calcext:value-type="string">
            <text:p>Lamin-B2</text:p>
          </table:table-cell>
          <table:table-cell table:style-name="ce13" office:value-type="float" office:value="69.95" calcext:value-type="float">
            <text:p>69.95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PA</text:p>
          </table:table-cell>
          <table:table-cell table:style-name="ce10" office:value-type="float" office:value="0.6755" calcext:value-type="float">
            <text:p>0.676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LAP2</text:p>
          </table:table-cell>
          <table:table-cell table:style-name="ce25" office:value-type="float" office:value="50.37" calcext:value-type="float">
            <text:p>50.37</text:p>
          </table:table-cell>
          <table:table-cell/>
          <table:table-cell table:style-name="ce4"/>
          <table:table-cell table:style-name="ce13"/>
          <table:table-cell/>
          <table:table-cell table:style-name="ce4"/>
          <table:table-cell table:style-name="ce13"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PS</text:p>
          </table:table-cell>
          <table:table-cell table:style-name="ce10" office:value-type="float" office:value="0.7626" calcext:value-type="float">
            <text:p>0.763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MAN1</text:p>
          </table:table-cell>
          <table:table-cell table:style-name="ce25" office:value-type="float" office:value="102.74" calcext:value-type="float">
            <text:p>102.74</text:p>
          </table:table-cell>
          <table:table-cell/>
          <table:table-cell table:style-name="ce4"/>
          <table:table-cell table:style-name="ce13"/>
          <table:table-cell/>
          <table:table-cell table:style-name="ce4"/>
          <table:table-cell table:style-name="ce13"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SM</text:p>
          </table:table-cell>
          <table:table-cell table:style-name="ce10" office:value-type="float" office:value="0.8132" calcext:value-type="float">
            <text:p>0.813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4"/>
          <table:table-cell table:style-name="ce25"/>
          <table:table-cell/>
          <table:table-cell table:style-name="ce4"/>
          <table:table-cell table:style-name="ce13"/>
          <table:table-cell/>
          <table:table-cell table:style-name="ce4"/>
          <table:table-cell table:style-name="ce13"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/>
          <table:table-cell table:style-name="ce10"/>
          <table:table-cell table:style-name="ce13"/>
          <table:table-cell/>
          <table:table-cell table:style-name="ce4"/>
          <table:table-cell table:style-name="ce13"/>
          <table:table-cell/>
          <table:table-cell table:style-name="ce4"/>
          <table:table-cell table:style-name="ce13"/>
          <table:table-cell/>
          <table:table-cell table:style-name="ce4" office:value-type="string" calcext:value-type="string">
            <text:p>Average m_NLA</text:p>
          </table:table-cell>
          <table:table-cell table:style-name="ce13" table:formula="of:=([.L3]+[.L4])/2" office:value-type="float" office:value="69.635" calcext:value-type="float">
            <text:p>69.635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5" office:value-type="string" calcext:value-type="string">
            <text:p>Average m_L</text:p>
          </table:table-cell>
          <table:table-cell table:style-name="ce11" table:formula="of:=([.B3]*[.C3]+[.B4]*[.C4]+[.B5]*[.C5]+[.B6]*[.C6]+[.B7]*[.C7]+[.B8]*[.C8]+[.B9]*[.C9])/[.C11]" office:value-type="float" office:value="0.752872448979592" calcext:value-type="float">
            <text:p>0.753</text:p>
          </table:table-cell>
          <table:table-cell table:style-name="ce15" table:formula="of:=SUM([.C3:.C10])" office:value-type="float" office:value="98" calcext:value-type="float">
            <text:p>98</text:p>
          </table:table-cell>
          <table:table-cell/>
          <table:table-cell table:style-name="ce5" office:value-type="string" calcext:value-type="string">
            <text:p>Average m_B</text:p>
          </table:table-cell>
          <table:table-cell table:style-name="ce26" table:formula="of:=AVERAGE([.F3:.F8])" office:value-type="float" office:value="77.9983333333333" calcext:value-type="float">
            <text:p>78.00</text:p>
          </table:table-cell>
          <table:table-cell/>
          <table:table-cell table:style-name="ce5" office:value-type="string" calcext:value-type="string">
            <text:p>m_NPC</text:p>
          </table:table-cell>
          <table:table-cell table:style-name="ce15" table:formula="of:=[.I3]" office:value-type="float" office:value="120000" calcext:value-type="float">
            <text:p>120000</text:p>
          </table:table-cell>
          <table:table-cell/>
          <table:table-cell table:style-name="ce5" office:value-type="string" calcext:value-type="string">
            <text:p>Average m_NLB</text:p>
          </table:table-cell>
          <table:table-cell table:style-name="ce15" table:formula="of:=([.L5]+[.L6])/2" office:value-type="float" office:value="68.175" calcext:value-type="float">
            <text:p>68.175</text:p>
          </table:table-cell>
          <table:table-cell table:style-name="Default" table:number-columns-repeated="9"/>
          <table:table-cell table:number-columns-repeated="1003"/>
        </table:table-row>
        <table:table-row table:style-name="ro1">
          <table:table-cell table:number-columns-repeated="12"/>
          <table:table-cell table:style-name="Default" table:number-columns-repeated="9"/>
          <table:table-cell table:number-columns-repeated="1003"/>
        </table:table-row>
        <table:table-row table:style-name="ro1">
          <table:table-cell office:value-type="string" calcext:value-type="string">
            <text:p>Sources:</text:p>
          </table:table-cell>
          <table:table-cell table:number-columns-repeated="3"/>
          <table:table-cell office:value-type="string" calcext:value-type="string">
            <text:p>Source:</text:p>
          </table:table-cell>
          <table:table-cell table:number-columns-repeated="2"/>
          <table:table-cell office:value-type="string" calcext:value-type="string">
            <text:p>Source:</text:p>
          </table:table-cell>
          <table:table-cell table:number-columns-repeated="2"/>
          <table:table-cell office:value-type="string" calcext:value-type="string">
            <text:p>Sources:</text:p>
          </table:table-cell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office:value-type="string" calcext:value-type="string">
            <text:p>https://pubs.acs.org/doi/10.1021/acs.analchem.9b05052</text:p>
          </table:table-cell>
          <table:table-cell table:number-columns-repeated="3"/>
          <table:table-cell office:value-type="string" calcext:value-type="string">
            <text:p>http://www.nature.com/articles/nature10098</text:p>
          </table:table-cell>
          <table:table-cell table:number-columns-repeated="2"/>
          <table:table-cell office:value-type="string" calcext:value-type="string">
            <text:p>http://www.nature.com/articles/nrm.2016.147</text:p>
          </table:table-cell>
          <table:table-cell table:number-columns-repeated="2"/>
          <table:table-cell office:value-type="string" calcext:value-type="string">
            <text:p>https://www.uniprot.org/uniprot/P02545</text:p>
          </table:table-cell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office:value-type="string" calcext:value-type="string">
            <text:p>https://pubchem.ncbi.nlm.nih.gov/compound/C24_1-Sphingomyelin</text:p>
          </table:table-cell>
          <table:table-cell table:number-columns-repeated="9"/>
          <table:table-cell office:value-type="string" calcext:value-type="string">
            <text:p>https://www.uniprot.org/uniprot/P20700</text:p>
          </table:table-cell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table:number-columns-repeated="10"/>
          <table:table-cell office:value-type="string" calcext:value-type="string">
            <text:p>https://www.uniprot.org/uniprot/Q03252</text:p>
          </table:table-cell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7" office:value-type="string" calcext:value-type="string">
            <text:p>Parameter</text:p>
          </table:table-cell>
          <table:table-cell table:style-name="ce12" office:value-type="string" calcext:value-type="string">
            <text:p>Value</text:p>
          </table:table-cell>
          <table:table-cell table:number-columns-repeated="8"/>
          <table:table-cell table:style-name="ce36"/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N_NM</text:p>
          </table:table-cell>
          <table:table-cell table:style-name="ce13" table:formula="of:=[.G19]" office:value-type="float" office:value="15356" calcext:value-type="float">
            <text:p>15356</text:p>
          </table:table-cell>
          <table:table-cell table:number-columns-repeated="2"/>
          <table:table-cell office:value-type="string" calcext:value-type="string">
            <text:p>Colors</text:p>
          </table:table-cell>
          <table:table-cell table:style-name="ce7" office:value-type="string" calcext:value-type="string">
            <text:p>Particle Type</text:p>
          </table:table-cell>
          <table:table-cell table:style-name="ce29" office:value-type="string" calcext:value-type="string">
            <text:p>Particle Counts</text:p>
          </table:table-cell>
          <table:table-cell table:style-name="ce31" office:value-type="string" calcext:value-type="string">
            <text:p>Mass [kDa]</text:p>
          </table:table-cell>
          <table:table-cell table:style-name="ce31" office:value-type="string" calcext:value-type="string">
            <text:p>Reduced Mass</text:p>
          </table:table-cell>
          <table:table-cell table:style-name="ce35" office:value-type="string" calcext:value-type="string">
            <text:p>Diameter [nm]</text:p>
          </table:table-cell>
          <table:table-cell table:number-columns-repeated="2"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N_NPC</text:p>
          </table:table-cell>
          <table:table-cell table:style-name="ce13" table:formula="of:=[.G20]" office:value-type="float" office:value="37" calcext:value-type="float">
            <text:p>37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17" office:value-type="string" calcext:value-type="string">
            <text:p>#dddddd</text:p>
          </table:table-cell>
          <table:table-cell table:style-name="ce4" office:value-type="string" calcext:value-type="string">
            <text:p>1 (NM)</text:p>
          </table:table-cell>
          <table:table-cell table:style-name="ce9" table:formula="of:=15393-[.G20]" office:value-type="float" office:value="15356" calcext:value-type="float">
            <text:p>15356</text:p>
          </table:table-cell>
          <table:table-cell table:style-name="ce32" table:formula="of:=[.B23]*[.B11]+[.B24]*[.F11]" office:value-type="float" office:value="2473.54367072637" calcext:value-type="float">
            <text:p>2474</text:p>
          </table:table-cell>
          <table:table-cell table:style-name="ce10" table:formula="of:=[.H19]/[.$H$27]" office:value-type="float" office:value="3.15798949843383" calcext:value-type="float">
            <text:p>3.158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r_NPC [nm]</text:p>
          </table:table-cell>
          <table:table-cell table:style-name="ce13"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#00aaff</text:p>
          </table:table-cell>
          <table:table-cell table:style-name="ce4" office:value-type="string" calcext:value-type="string">
            <text:p>2 (NPC)</text:p>
          </table:table-cell>
          <table:table-cell table:style-name="ce9" office:value-type="float" office:value="37" calcext:value-type="float">
            <text:p>37</text:p>
          </table:table-cell>
          <table:table-cell table:style-name="ce9" table:formula="of:=[.I11]" office:value-type="float" office:value="120000" calcext:value-type="float">
            <text:p>120000</text:p>
          </table:table-cell>
          <table:table-cell table:style-name="ce34" table:formula="of:=[.H20]/[.$H$27]" office:value-type="float" office:value="153.204790478098" calcext:value-type="float">
            <text:p>153.20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L_NEpatch [nm]</text:p>
          </table:table-cell>
          <table:table-cell table:style-name="ce13" office:value-type="float" office:value="2500" calcext:value-type="float">
            <text:p>2500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19" office:value-type="string" calcext:value-type="string">
            <text:p>#cccc00</text:p>
          </table:table-cell>
          <table:table-cell table:style-name="ce4" office:value-type="string" calcext:value-type="string">
            <text:p>3 (NLA)</text:p>
          </table:table-cell>
          <table:table-cell table:style-name="ce9" office:value-type="float" office:value="15945" calcext:value-type="float">
            <text:p>15945</text:p>
          </table:table-cell>
          <table:table-cell table:style-name="ce32" table:formula="of:=[.L10]*2" office:value-type="float" office:value="139.27" calcext:value-type="float">
            <text:p>139</text:p>
          </table:table-cell>
          <table:table-cell table:style-name="ce10" table:formula="of:=[.H21]/[.$H$27]" office:value-type="float" office:value="0.177806926415706" calcext:value-type="float">
            <text:p>0.178</text:p>
          </table:table-cell>
          <table:table-cell table:style-name="ce14" office:value-type="float" office:value="12" calcext:value-type="float">
            <text:p>12</text:p>
          </table:table-cell>
          <table:table-cell table:style-name="ce36" office:value-type="string" calcext:value-type="string">
            <text:p>Turgay 2017</text:p>
          </table:table-cell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rho_L [nm^{-2}]</text:p>
          </table:table-cell>
          <table:table-cell table:style-name="ce13" table:formula="of:=1/0.5" office:value-type="float" office:value="2" calcext:value-type="float">
            <text:p>2</text:p>
          </table:table-cell>
          <table:table-cell/>
          <table:table-cell office:value-type="float" office:value="0.6" calcext:value-type="float">
            <text:p>0.6</text:p>
          </table:table-cell>
          <table:table-cell table:style-name="ce20" office:value-type="string" calcext:value-type="string">
            <text:p>#aa00ff</text:p>
          </table:table-cell>
          <table:table-cell table:style-name="ce4" office:value-type="string" calcext:value-type="string">
            <text:p>4 (NLB)</text:p>
          </table:table-cell>
          <table:table-cell table:style-name="ce9" office:value-type="float" office:value="7785" calcext:value-type="float">
            <text:p>7785</text:p>
          </table:table-cell>
          <table:table-cell table:style-name="ce32" table:formula="of:=[.L11]*2" office:value-type="float" office:value="136.35" calcext:value-type="float">
            <text:p>136</text:p>
          </table:table-cell>
          <table:table-cell table:style-name="ce10" table:formula="of:=[.H22]/[.$H$27]" office:value-type="float" office:value="0.174078943180739" calcext:value-type="float">
            <text:p>0.174</text:p>
          </table:table-cell>
          <table:table-cell table:style-name="ce14" office:value-type="float" office:value="12" calcext:value-type="float">
            <text:p>12</text:p>
          </table:table-cell>
          <table:table-cell table:style-name="ce36" office:value-type="string" calcext:value-type="string">
            <text:p>Turgay 2017</text:p>
          </table:table-cell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CG_L_in_NM</text:p>
          </table:table-cell>
          <table:table-cell table:style-name="ce14" table:formula="of:=[.B22]*2*2*([.B21]*[.B21]-[.B19]*PI()*[.B20]*[.B20])/[.B18]" office:value-type="float" office:value="3181.87408855225" calcext:value-type="float">
            <text:p>3182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21" office:value-type="string" calcext:value-type="string">
            <text:p>#7d7d7d</text:p>
          </table:table-cell>
          <table:table-cell table:style-name="ce4" office:value-type="string" calcext:value-type="string">
            <text:p>5 (EC)</text:p>
          </table:table-cell>
          <table:table-cell table:style-name="ce9" office:value-type="float" office:value="3091" calcext:value-type="float">
            <text:p>3091</text:p>
          </table:table-cell>
          <table:table-cell table:style-name="ce9" table:formula="of:=[.O11]*50" office:value-type="float" office:value="0" calcext:value-type="float">
            <text:p>0</text:p>
          </table:table-cell>
          <table:table-cell table:style-name="ce10" table:formula="of:=[.H23]/[.$H$27]" office:value-type="float" office:value="0" calcext:value-type="float">
            <text:p>0.000</text:p>
          </table:table-cell>
          <table:table-cell table:style-name="ce14" table:formula="of:=10*4.95*(2^(1/2))" office:value-type="float" office:value="70.0035713374682" calcext:value-type="float">
            <text:p>70</text:p>
          </table:table-cell>
          <table:table-cell table:number-columns-repeated="2"/>
          <table:table-cell table:style-name="Default" table:number-columns-repeated="9"/>
          <table:table-cell table:number-columns-repeated="1003"/>
        </table:table-row>
        <table:table-row table:style-name="ro1">
          <table:table-cell table:style-name="ce5" office:value-type="string" calcext:value-type="string">
            <text:p>CG_B_in_NM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22" office:value-type="string" calcext:value-type="string">
            <text:p>#5555ff</text:p>
          </table:table-cell>
          <table:table-cell table:style-name="ce4" office:value-type="string" calcext:value-type="string">
            <text:p>6 (HC)</text:p>
          </table:table-cell>
          <table:table-cell table:style-name="ce9" office:value-type="float" office:value="3212" calcext:value-type="float">
            <text:p>3212</text:p>
          </table:table-cell>
          <table:table-cell table:style-name="ce9" table:formula="of:=[.O11]*50" office:value-type="float" office:value="0" calcext:value-type="float">
            <text:p>0</text:p>
          </table:table-cell>
          <table:table-cell table:style-name="ce10" table:formula="of:=[.H24]/[.$H$27]" office:value-type="float" office:value="0" calcext:value-type="float">
            <text:p>0.000</text:p>
          </table:table-cell>
          <table:table-cell table:style-name="ce14" table:formula="of:=10*4.95*(2^(1/2))" office:value-type="float" office:value="70.0035713374682" calcext:value-type="float">
            <text:p>70</text:p>
          </table:table-cell>
          <table:table-cell table:number-columns-repeated="2"/>
          <table:table-cell table:style-name="Default" table:number-columns-repeated="9"/>
          <table:table-cell table:number-columns-repeated="1003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style-name="ce23" office:value-type="string" calcext:value-type="string">
            <text:p>#cc0000</text:p>
          </table:table-cell>
          <table:table-cell table:style-name="ce27" office:value-type="string" calcext:value-type="string">
            <text:p>7 (FA)</text:p>
          </table:table-cell>
          <table:table-cell table:style-name="ce9" office:value-type="float" office:value="7956" calcext:value-type="float">
            <text:p>7956</text:p>
          </table:table-cell>
          <table:table-cell table:style-name="ce9" table:formula="of:=5*[.R4]" office:value-type="float" office:value="0" calcext:value-type="float">
            <text:p>0</text:p>
          </table:table-cell>
          <table:table-cell table:style-name="ce10" table:formula="of:=[.H25]/[.$H$27]" office:value-type="float" office:value="0" calcext:value-type="float">
            <text:p>0.000</text:p>
          </table:table-cell>
          <table:table-cell table:style-name="ce13" office:value-type="float" office:value="8" calcext:value-type="float">
            <text:p>8</text:p>
          </table:table-cell>
          <table:table-cell table:style-name="ce36" office:value-type="string" calcext:value-type="string">
            <text:p>Turgay 2017</text:p>
          </table:table-cell>
          <table:table-cell/>
          <table:table-cell table:style-name="Default" table:number-columns-repeated="9"/>
          <table:table-cell table:number-columns-repeated="1003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table:style-name="ce24" office:value-type="string" calcext:value-type="string">
            <text:p>#00cc00</text:p>
          </table:table-cell>
          <table:table-cell table:style-name="ce28" office:value-type="string" calcext:value-type="string">
            <text:p>8 (MT)</text:p>
          </table:table-cell>
          <table:table-cell table:style-name="ce30" office:value-type="float" office:value="4971" calcext:value-type="float">
            <text:p>4971</text:p>
          </table:table-cell>
          <table:table-cell table:style-name="ce30" table:formula="of:=13*4*[.R3]" office:value-type="float" office:value="0" calcext:value-type="float">
            <text:p>0</text:p>
          </table:table-cell>
          <table:table-cell table:style-name="ce11" table:formula="of:=[.H26]/[.$H$27]" office:value-type="float" office:value="0" calcext:value-type="float">
            <text:p>0.000</text:p>
          </table:table-cell>
          <table:table-cell table:style-name="ce15" office:value-type="float" office:value="24" calcext:value-type="float">
            <text:p>24</text:p>
          </table:table-cell>
          <table:table-cell table:style-name="ce36" office:value-type="string" calcext:value-type="string">
            <text:p>Turgay 201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 office:value-type="string" calcext:value-type="string">
            <text:p>Average</text:p>
          </table:table-cell>
          <table:table-cell table:style-name="ce30"/>
          <table:table-cell table:style-name="ce33" table:formula="of:=SUMPRODUCT([.G19:.G26];[.H19:.H26])/SUM([.G19:.G26])" office:value-type="float" office:value="783.265324964854" calcext:value-type="float">
            <text:p>783</text:p>
          </table:table-cell>
          <table:table-cell table:style-name="ce30" table:formula="of:=SUMPRODUCT([.G19:.G26];[.I19:.I26])/SUM([.G19:.G26])" office:value-type="float" office:value="1" calcext:value-type="float">
            <text:p>1</text:p>
          </table:table-cell>
          <table:table-cell table:style-name="ce15"/>
          <table:table-cell table:number-columns-repeated="1014"/>
        </table:table-row>
        <table:table-row table:style-name="ro1">
          <table:table-cell office:value-type="string" calcext:value-type="string">
            <text:p>Sources of rho_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dx.doi.org/10.1016%2Fj.bpj.2014.07.0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dx.doi.org/10.1016/j.bbamem.2014.06.004</text:p>
          </table:table-cell>
          <table:table-cell table:number-columns-repeated="4"/>
          <table:table-cell office:value-type="string" calcext:value-type="string">
            <text:p>Area per NM</text:p>
          </table:table-cell>
          <table:table-cell table:formula="of:=(2500*2500-0.25*PI()*[.J20]*[.J20]*[.G20])/[.G19]" office:value-type="float" office:value="394.895657391735" calcext:value-type="float">
            <text:p>394.895657391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ture.com/articles/2231279a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6" table:default-cell-style-name="Default"/>
        <table:table-row table:style-name="ro1">
          <table:table-cell table:style-name="ce39" office:value-type="string" calcext:value-type="string">
            <text:p>Quantity</text:p>
          </table:table-cell>
          <table:table-cell table:style-name="ce39" office:value-type="string" calcext:value-type="string">
            <text:p>Value</text:p>
          </table:table-cell>
          <table:table-cell table:style-name="ce39" office:value-type="string" calcext:value-type="string">
            <text:p>Unit</text:p>
          </table:table-cell>
          <table:table-cell table:style-name="ce39"/>
          <table:table-cell table:style-name="ce6"/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6" office:value-type="string" calcext:value-type="string">
            <text:p>Temperature, T</text:p>
          </table:table-cell>
          <table:table-cell table:style-name="ce40" office:value-type="float" office:value="300" calcext:value-type="float">
            <text:p>300</text:p>
          </table:table-cell>
          <table:table-cell table:style-name="ce6" office:value-type="string" calcext:value-type="string">
            <text:p>K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Boltzmann Constant, k_B</text:p>
          </table:table-cell>
          <table:table-cell table:style-name="ce41" office:value-type="float" office:value="1.38E-023" calcext:value-type="float">
            <text:p>1.38E-23</text:p>
          </table:table-cell>
          <table:table-cell table:style-name="ce6" office:value-type="string" calcext:value-type="string">
            <text:p>J/K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Reduced temperature, T*</text:p>
          </table:table-cell>
          <table:table-cell table:style-name="ce42" office:value-type="float" office:value="0.23" calcext:value-type="float">
            <text:p>0.23</text:p>
          </table:table-cell>
          <table:table-cell table:style-name="ce6"/>
          <table:table-cell table:style-name="ce41"/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Energy scale, epsilon</text:p>
          </table:table-cell>
          <table:table-cell table:style-name="ce41" table:formula="of:=[.B3]*[.B2]/[.B4]" office:value-type="float" office:value="1.8E-020" calcext:value-type="float">
            <text:p>1.80E-20</text:p>
          </table:table-cell>
          <table:table-cell table:style-name="ce6" office:value-type="string" calcext:value-type="string">
            <text:p>J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Equilibrium bond length between NL particles</text:p>
          </table:table-cell>
          <table:table-cell table:style-name="ce40" office:value-type="float" office:value="20" calcext:value-type="float">
            <text:p>20</text:p>
          </table:table-cell>
          <table:table-cell office:value-type="string" calcext:value-type="string">
            <text:p>nm</text:p>
          </table:table-cell>
          <table:table-cell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Length scale, sigma</text:p>
          </table:table-cell>
          <table:table-cell table:style-name="ce40" table:formula="of:=[.B6]/2" office:value-type="float" office:value="10" calcext:value-type="float">
            <text:p>10</text:p>
          </table:table-cell>
          <table:table-cell table:style-name="ce6" office:value-type="string" calcext:value-type="string">
            <text:p>nm</text:p>
          </table:table-cell>
          <table:table-cell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Mass scale, m</text:p>
          </table:table-cell>
          <table:table-cell table:style-name="ce40" table:formula="of:=[$masses.H27]" office:value-type="float" office:value="783.265324964854" calcext:value-type="float">
            <text:p>783</text:p>
          </table:table-cell>
          <table:table-cell table:style-name="ce6" office:value-type="string" calcext:value-type="string">
            <text:p>kDa</text:p>
          </table:table-cell>
          <table:table-cell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kDa</text:p>
          </table:table-cell>
          <table:table-cell table:style-name="ce41" office:value-type="float" office:value="1.66E-024" calcext:value-type="float">
            <text:p>1.66E-24</text:p>
          </table:table-cell>
          <table:table-cell table:style-name="ce6" office:value-type="string" calcext:value-type="string">
            <text:p>kg</text:p>
          </table:table-cell>
          <table:table-cell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Time scale, tau</text:p>
          </table:table-cell>
          <table:table-cell table:style-name="ce42" table:formula="of:=[.B7]*SQRT([.B8]*[.B9]/[.B5])" office:value-type="float" office:value="2.68764709100488" calcext:value-type="float">
            <text:p>2.69</text:p>
          </table:table-cell>
          <table:table-cell table:style-name="ce6" office:value-type="string" calcext:value-type="string">
            <text:p>ns</text:p>
          </table:table-cell>
          <table:table-cell/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Timestep, delta t</text:p>
          </table:table-cell>
          <table:table-cell table:style-name="ce43" office:value-type="float" office:value="0.001" calcext:value-type="float">
            <text:p>0.001</text:p>
          </table:table-cell>
          <table:table-cell table:style-name="ce6" office:value-type="string" calcext:value-type="string">
            <text:p>τ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, epsilon/sigma</text:p>
          </table:table-cell>
          <table:table-cell table:style-name="ce41" table:formula="of:=10^12*[.B5]/([.B7]*10^-9)" office:value-type="float" office:value="1.8" calcext:value-type="float">
            <text:p>1.80E+00</text:p>
          </table:table-cell>
          <table:table-cell office:value-type="string" calcext:value-type="string">
            <text:p>pN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r" table:style-name="ta4">
        <office:forms form:automatic-focus="false" form:apply-design-mode="false"/>
        <table:table-column table:style-name="co20" table:default-cell-style-name="Default"/>
        <table:table-column table:style-name="co21" table:default-cell-style-name="ce6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4" table:default-cell-style-name="Default"/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epsilon</text:p>
          </table:table-cell>
          <table:table-cell table:style-name="ce6" office:value-type="string" calcext:value-type="string">
            <text:p>sigma</text:p>
          </table:table-cell>
          <table:table-cell table:style-name="ce6" office:value-type="string" calcext:value-type="string">
            <text:p>cutoff</text:p>
          </table:table-cell>
          <table:table-cell table:style-name="ce6" office:value-type="string" calcext:value-type="string">
            <text:p>zet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theta_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r_coe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uidmembrane</text:p>
          </table:table-cell>
          <table:table-cell table:style-name="ce46" table:formula="of:=[.M6]" office:value-type="float" office:value="1" calcext:value-type="float">
            <text:p>1.0</text:p>
          </table:table-cell>
          <table:table-cell table:style-name="ce47" table:formula="of:=[.M16]/[.N26]" office:value-type="float" office:value="2.12132034355964" calcext:value-type="float">
            <text:p>2.121320</text:p>
          </table:table-cell>
          <table:table-cell table:style-name="ce42" office:value-type="float" office:value="5.2" calcext:value-type="float">
            <office:annotation draw:style-name="gr1" draw:text-style-name="P2" svg:width="1.4402in" svg:height="0.9878in" svg:x="5.5988in" svg:y="0.0602in" draw:caption-point-x="0.2772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Cut off chosen to include second nearest neighbour interactions (important to have good diffusivity).</text:span></text:p>
            </office:annotation>
            <text:p>5.20</text:p>
          </table:table-cell>
          <table:table-cell table:style-name="ce6" office:value-type="float" office:value="4" calcext:value-type="float">
            <office:annotation draw:style-name="gr2" draw:text-style-name="P2" svg:width="1.4299in" svg:height="0.8354in" svg:x="6.3134in" svg:y="0.0602in" draw:caption-point-x="0.2217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uned to desirable diffusivity.</text:span></text:p>
            </office:annotation>
            <text:p>4</text:p>
          </table:table-cell>
          <table:table-cell table:style-name="ce51" office:value-type="float" office:value="7.5" calcext:value-type="float">
            <office:annotation draw:style-name="gr2" draw:text-style-name="P2" svg:width="1.4299in" svg:height="0.8354in" svg:x="6.9724in" svg:y="0.0602in" draw:caption-point-x="0.3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uned to desirable bending rigidity.</text:span></text:p>
            </office:annotation>
            <text:p>7.5</text:p>
          </table:table-cell>
          <table:table-cell table:style-name="ce51" office:value-type="float" office:value="0" calcext:value-type="float">
            <office:annotation draw:style-name="gr2" draw:text-style-name="P2" svg:width="1.3846in" svg:height="0.8354in" svg:x="7.6764in" svg:y="0.0602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zero spontaneous/intrinsic curvature.</text:span></text:p>
            </office:annotation>
            <text:p>0.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ir_coef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table:formula="of:=[.E2]" office:value-type="string" office:string-value="fluidmembrane" calcext:value-type="string">
            <text:p>fluidmembrane</text:p>
          </table:table-cell>
          <table:table-cell table:style-name="ce46" office:value-type="float" office:value="2" calcext:value-type="float">
            <text:p>2.0</text:p>
          </table:table-cell>
          <table:table-cell table:style-name="ce47" table:formula="of:=[.N16]/[.N26]" office:value-type="float" office:value="4.94974746830583" calcext:value-type="float">
            <text:p>4.949747</text:p>
          </table:table-cell>
          <table:table-cell table:style-name="ce49" table:formula="of:=([.H2]+[.J6])/2" office:value-type="float" office:value="10.1" calcext:value-type="float">
            <text:p>10.10</text:p>
          </table:table-cell>
          <table:table-cell table:style-name="ce45" table:formula="of:=[.I2]" office:value-type="float" office:value="4" calcext:value-type="float">
            <text:p>4</text:p>
          </table:table-cell>
          <table:table-cell table:style-name="ce46" table:formula="of:=[.J2]" office:value-type="float" office:value="7.5" calcext:value-type="float">
            <text:p>7.5</text:p>
          </table:table-cell>
          <table:table-cell table:style-name="ce46" table:formula="of:=[.K2]" office:value-type="float" office:value="0" calcext:value-type="float">
            <text:p>0.0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M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NL-A</text:p>
          </table:table-cell>
          <table:table-cell office:value-type="string" calcext:value-type="string">
            <text:p>NL-B</text:p>
          </table:table-cell>
          <table:table-cell table:number-columns-repeated="1008"/>
        </table:table-row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epsilon</text:p>
          </table:table-cell>
          <table:table-cell table:style-name="ce6" office:value-type="string" calcext:value-type="string">
            <text:p>sigma</text:p>
          </table:table-cell>
          <table:table-cell table:style-name="ce6" office:value-type="string" calcext:value-type="string">
            <text:p>gammaR</text:p>
          </table:table-cell>
          <table:table-cell table:style-name="ce6" office:value-type="string" calcext:value-type="string">
            <text:p>gammaA</text:p>
          </table:table-cell>
          <table:table-cell table:style-name="ce6" office:value-type="string" calcext:value-type="string">
            <text:p>cutoff</text:p>
          </table:table-cell>
          <table:table-cell table:style-name="ce6"/>
          <table:table-cell table:style-name="ce115" office:value-type="string" calcext:value-type="string">
            <text:p>epsilon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ir_coeff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string" calcext:value-type="string">
            <text:p>mie/cut</text:p>
          </table:table-cell>
          <table:table-cell table:style-name="ce47" table:formula="of:=[.N7]" office:value-type="float" office:value="0.01" calcext:value-type="float">
            <text:p>0.010000</text:p>
          </table:table-cell>
          <table:table-cell table:style-name="ce47" table:formula="of:=[.N17]/[.N26]" office:value-type="float" office:value="10.6066017177982" calcext:value-type="float">
            <text:p>10.606602</text:p>
          </table:table-cell>
          <table:table-cell office:value-type="float" office:value="4" calcext:value-type="float">
            <office:annotation draw:style-name="gr3" draw:text-style-name="P2" svg:width="1.4402in" svg:height="0.8252in" svg:x="5.5988in" svg:y="0.8268in" draw:caption-point-x="0.2772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4-2 interaction (soft core) because large coarse-graining size.</text:span></text:p>
            </office:annotation>
            <text:p>4</text:p>
          </table:table-cell>
          <table:table-cell office:value-type="float" office:value="2" calcext:value-type="float">
            <text:p>2</text:p>
          </table:table-cell>
          <table:table-cell table:style-name="ce52" table:formula="of:=[.N17]*1" office:value-type="float" office:value="15" calcext:value-type="float">
            <text:p>15.00</text:p>
          </table:table-cell>
          <table:table-cell/>
          <table:table-cell table:style-name="ce116" office:value-type="float" office:value="1" calcext:value-type="float">
            <text:p>1</text:p>
          </table:table-cell>
          <table:table-cell table:style-name="ce9" office:value-type="float" office:value="1" calcext:value-type="float">
            <office:annotation draw:style-name="gr3" draw:text-style-name="P2" svg:width="1.3846in" svg:height="0.8252in" svg:x="8.9945in" svg:y="0.8268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Baseline potential well depth.</text:span></text:p>
            </office:annotation>
            <text:p>1</text:p>
          </table:table-cell>
          <table:table-cell table:style-name="ce9" office:value-type="float" office:value="1" calcext:value-type="float">
            <office:annotation draw:style-name="gr4" draw:text-style-name="P2" svg:width="1.7772in" svg:height="1.139in" svg:x="9.6535in" svg:y="0.8268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wice to model the low mobility of NM particles near NPC; NPC shall bind more strongly to NM than NM to NM, otherwise NM particles will diffuse off.</text:span></text:p>
            </office:annotation>
            <text:p>1</text:p>
          </table:table-cell>
          <table:table-cell table:style-name="ce57" office:value-type="float" office:value="0.01" calcext:value-type="float">
            <text:p>0.01</text:p>
          </table:table-cell>
          <table:table-cell table:style-name="ce127" table:formula="of:=[.O6]*2" office:value-type="float" office:value="0.02" calcext:value-type="float">
            <office:annotation draw:style-name="gr5" draw:text-style-name="P2" svg:width="1.8768in" svg:height="0.8366in" svg:x="11.3307in" svg:y="0.8268in" draw:caption-point-x="-0.1039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NL-B to NM binding via farnesyl group; assumed stronger than NL-A to NM where no farnesyl group is present.</text:span></text:p>
            </office:annotation>
            <text:p>0.0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ir_coeff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45" table:formula="of:=[.E6]" office:value-type="string" office:string-value="mie/cut" calcext:value-type="string">
            <text:p>mie/cut</text:p>
          </table:table-cell>
          <table:table-cell table:style-name="ce47" table:formula="of:=[.O8]" office:value-type="float" office:value="0.02" calcext:value-type="float">
            <text:p>0.020000</text:p>
          </table:table-cell>
          <table:table-cell table:style-name="ce47" table:formula="of:=[.O18]/[.O26]" office:value-type="float" office:value="1.04829655768356" calcext:value-type="float">
            <text:p>1.048297</text:p>
          </table:table-cell>
          <table:table-cell office:value-type="float" office:value="9" calcext:value-type="float">
            <office:annotation draw:style-name="gr3" draw:text-style-name="P2" svg:width="1.4402in" svg:height="0.8252in" svg:x="5.5988in" svg:y="1.0185in" draw:caption-point-x="0.2772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9-6 interaction (stiff core) because small coarse-graining size.</text:span></text:p>
            </office:annotation>
            <text:p>9</text:p>
          </table:table-cell>
          <table:table-cell office:value-type="float" office:value="6" calcext:value-type="float">
            <text:p>6</text:p>
          </table:table-cell>
          <table:table-cell table:style-name="ce52" table:formula="of:=[.O18]*1.6" office:value-type="float" office:value="1.92" calcext:value-type="float">
            <text:p>1.92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table:style-name="ce53"/>
          <table:table-cell table:style-name="ce9" office:value-type="float" office:value="0.01" calcext:value-type="float">
            <office:annotation draw:style-name="gr5" draw:text-style-name="P2" svg:width="1.3846in" svg:height="0.8366in" svg:x="9.6535in" svg:y="1.0185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uned to have enough strength of repulsion keeping NPCs from fusing/overlapping.</text:span></text:p>
            </office:annotation>
            <text:p>0.01</text:p>
          </table:table-cell>
          <table:table-cell table:style-name="ce9" office:value-type="float" office:value="0.01" calcext:value-type="float">
            <office:annotation draw:style-name="gr6" draw:text-style-name="P2" svg:width="1.6516in" svg:height="0.9232in" svg:x="10.6717in" svg:y="1.0185in" draw:caption-point-x="-0.1039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NL to NPC binding interaction via Nups and ELYS (Kittisopikul2021).</text:span></text:p>
            </office:annotation>
            <text:p>0.01</text:p>
          </table:table-cell>
          <table:table-cell table:style-name="ce128" table:formula="of:=[.O7]" office:value-type="float" office:value="0.01" calcext:value-type="float">
            <text:p>0.01</text:p>
          </table:table-cell>
          <table:table-cell table:number-columns-repeated="100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pair_coeff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5" table:formula="of:=[.E7]" office:value-type="string" office:string-value="mie/cut" calcext:value-type="string">
            <text:p>mie/cut</text:p>
          </table:table-cell>
          <table:table-cell table:style-name="ce47" table:formula="of:=[.P9]" office:value-type="float" office:value="0.02" calcext:value-type="float">
            <text:p>0.020000</text:p>
          </table:table-cell>
          <table:table-cell table:style-name="ce47" table:formula="of:=[.P19]/[.O26]" office:value-type="float" office:value="1.04829655768356" calcext:value-type="float">
            <text:p>1.048297</text:p>
          </table:table-cell>
          <table:table-cell table:style-name="ce45" table:formula="of:=[.H7]" office:value-type="float" office:value="9" calcext:value-type="float">
            <text:p>9</text:p>
          </table:table-cell>
          <table:table-cell table:style-name="ce45" table:formula="of:=[.I7]" office:value-type="float" office:value="6" calcext:value-type="float">
            <text:p>6</text:p>
          </table:table-cell>
          <table:table-cell table:style-name="ce52" table:formula="of:=[.P19]*1.6" office:value-type="float" office:value="1.92" calcext:value-type="float">
            <text:p>1.92</text:p>
          </table:table-cell>
          <table:table-cell/>
          <table:table-cell table:style-name="ce116" office:value-type="float" office:value="3" calcext:value-type="float">
            <text:p>3</text:p>
          </table:table-cell>
          <table:table-cell table:style-name="ce53" table:number-columns-repeated="2"/>
          <table:table-cell table:style-name="ce9" office:value-type="float" office:value="0.02" calcext:value-type="float">
            <office:annotation draw:style-name="gr7" draw:text-style-name="P2" svg:width="1.7106in" svg:height="0.8583in" svg:x="10.3126in" svg:y="1.2106in" draw:caption-point-x="0.2551in" draw:caption-point-y="0.135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he strength of EPS wrapping/unwrapping interaction (Makarov 2019); Assumed value.</text:span></text:p>
            </office:annotation>
            <text:p>0.02</text:p>
          </table:table-cell>
          <table:table-cell table:style-name="ce128" table:formula="of:=SQRT([.O8]*[.P9])" office:value-type="float" office:value="0.02" calcext:value-type="float">
            <text:p>0.02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pair_coef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5" table:formula="of:=[.E8]" office:value-type="string" office:string-value="mie/cut" calcext:value-type="string">
            <text:p>mie/cut</text:p>
          </table:table-cell>
          <table:table-cell table:style-name="ce47" table:formula="of:=[.P8]" office:value-type="float" office:value="0.02" calcext:value-type="float">
            <text:p>0.020000</text:p>
          </table:table-cell>
          <table:table-cell table:style-name="ce47" table:formula="of:=[.P18]/[.O26]" office:value-type="float" office:value="1.04829655768356" calcext:value-type="float">
            <text:p>1.048297</text:p>
          </table:table-cell>
          <table:table-cell table:style-name="ce50" table:formula="of:=[.H8]" office:value-type="float" office:value="9" calcext:value-type="float">
            <text:p>9</text:p>
          </table:table-cell>
          <table:table-cell table:style-name="ce50" table:formula="of:=[.I8]" office:value-type="float" office:value="6" calcext:value-type="float">
            <text:p>6</text:p>
          </table:table-cell>
          <table:table-cell table:style-name="ce52" table:formula="of:=[.P18]*1.6" office:value-type="float" office:value="1.92" calcext:value-type="float">
            <text:p>1.92</text:p>
          </table:table-cell>
          <table:table-cell/>
          <table:table-cell table:style-name="ce117" office:value-type="float" office:value="4" calcext:value-type="float">
            <text:p>4</text:p>
          </table:table-cell>
          <table:table-cell table:style-name="ce120" table:number-columns-repeated="3"/>
          <table:table-cell table:style-name="ce129" table:formula="of:=[.O8]" office:value-type="float" office:value="0.02" calcext:value-type="float">
            <text:p>0.02</text:p>
          </table:table-cell>
          <table:table-cell table:number-columns-repeated="1008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pair_coe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5" table:formula="of:=[.E9]" office:value-type="string" office:string-value="mie/cut" calcext:value-type="string">
            <text:p>mie/cut</text:p>
          </table:table-cell>
          <table:table-cell table:style-name="ce47" table:formula="of:=[.O7]" office:value-type="float" office:value="0.01" calcext:value-type="float">
            <text:p>0.010000</text:p>
          </table:table-cell>
          <table:table-cell table:style-name="ce47" table:formula="of:=[.O17]/[.O26]" office:value-type="float" office:value="2.6207413942089" calcext:value-type="float">
            <text:p>2.620741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6" calcext:value-type="float">
            <text:p>6</text:p>
          </table:table-cell>
          <table:table-cell table:style-name="ce52" table:formula="of:=[.O17]*1.4" office:value-type="float" office:value="4.2" calcext:value-type="float">
            <text:p>4.20</text:p>
          </table:table-cell>
          <table:table-cell table:number-columns-repeated="101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pair_coef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5" table:formula="of:=[.E10]" office:value-type="string" office:string-value="mie/cut" calcext:value-type="string">
            <text:p>mie/cut</text:p>
          </table:table-cell>
          <table:table-cell table:style-name="ce47" table:formula="of:=[.P7]" office:value-type="float" office:value="0.01" calcext:value-type="float">
            <text:p>0.010000</text:p>
          </table:table-cell>
          <table:table-cell table:style-name="ce47" table:formula="of:=[.P17]/[.O26]" office:value-type="float" office:value="2.6207413942089" calcext:value-type="float">
            <text:p>2.620741</text:p>
          </table:table-cell>
          <table:table-cell table:style-name="ce50" table:formula="of:=[.H10]" office:value-type="float" office:value="9" calcext:value-type="float">
            <text:p>9</text:p>
          </table:table-cell>
          <table:table-cell table:style-name="ce50" table:formula="of:=[.I10]" office:value-type="float" office:value="6" calcext:value-type="float">
            <text:p>6</text:p>
          </table:table-cell>
          <table:table-cell table:style-name="ce52" table:formula="of:=[.P17]*1.4" office:value-type="float" office:value="4.2" calcext:value-type="float">
            <text:p>4.20</text:p>
          </table:table-cell>
          <table:table-cell table:number-columns-repeated="101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pair_coef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5" table:formula="of:=[.E11]" office:value-type="string" office:string-value="mie/cut" calcext:value-type="string">
            <text:p>mie/cut</text:p>
          </table:table-cell>
          <table:table-cell table:style-name="ce47" table:formula="of:=[.O6]" office:value-type="float" office:value="0.01" calcext:value-type="float">
            <text:p>0.010000</text:p>
          </table:table-cell>
          <table:table-cell table:style-name="ce47" table:formula="of:=[.O16]/[.O26]" office:value-type="float" office:value="2.6207413942089" calcext:value-type="float">
            <text:p>2.620741</text:p>
          </table:table-cell>
          <table:table-cell table:style-name="ce50" table:formula="of:=[.H11]" office:value-type="float" office:value="9" calcext:value-type="float">
            <text:p>9</text:p>
          </table:table-cell>
          <table:table-cell table:style-name="ce50" table:formula="of:=[.I11]" office:value-type="float" office:value="6" calcext:value-type="float">
            <text:p>6</text:p>
          </table:table-cell>
          <table:table-cell table:style-name="ce52" table:formula="of:=[.O16]*1.4" office:value-type="float" office:value="4.2" calcext:value-type="float">
            <text:p>4.20</text:p>
          </table:table-cell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pair_coef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5" table:formula="of:=[.E12]" office:value-type="string" office:string-value="mie/cut" calcext:value-type="string">
            <text:p>mie/cut</text:p>
          </table:table-cell>
          <table:table-cell table:style-name="ce47" table:formula="of:=[.P6]" office:value-type="float" office:value="0.02" calcext:value-type="float">
            <text:p>0.020000</text:p>
          </table:table-cell>
          <table:table-cell table:style-name="ce47" table:formula="of:=[.P16]/[.O26]" office:value-type="float" office:value="2.6207413942089" calcext:value-type="float">
            <text:p>2.620741</text:p>
          </table:table-cell>
          <table:table-cell table:style-name="ce50" table:formula="of:=[.H12]" office:value-type="float" office:value="9" calcext:value-type="float">
            <text:p>9</text:p>
          </table:table-cell>
          <table:table-cell table:style-name="ce50" table:formula="of:=[.I12]" office:value-type="float" office:value="6" calcext:value-type="float">
            <text:p>6</text:p>
          </table:table-cell>
          <table:table-cell table:style-name="ce52" table:formula="of:=[.P16]*1.4" office:value-type="float" office:value="4.2" calcext:value-type="float">
            <text:p>4.20</text:p>
          </table:table-cell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/>
          <table:table-cell table:style-name="ce50"/>
          <table:table-cell table:style-name="ce52"/>
          <table:table-cell/>
          <table:table-cell table:style-name="ce115" office:value-type="string" calcext:value-type="string">
            <text:p>d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50" table:number-columns-repeated="2"/>
          <table:table-cell table:style-name="ce52"/>
          <table:table-cell/>
          <table:table-cell table:style-name="ce116" office:value-type="float" office:value="1" calcext:value-type="float">
            <text:p>1</text:p>
          </table:table-cell>
          <table:table-cell table:style-name="ce9" office:value-type="float" office:value="3" calcext:value-type="float">
            <office:annotation draw:style-name="gr8" draw:text-style-name="P2" svg:width="1.9106in" svg:height="1.2902in" svg:x="8.9945in" svg:y="2.7437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In-plane siize of NM particles is not well defined and tunable. Also, since second neighbour interactions are included, we can't directly equate 'sigma*sqrt(2)' as 'diameter' of NM particles.</text:span></text:p>
            </office:annotation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style-name="ce128" table:formula="of:=[.O16]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/>
          <table:table-cell table:style-name="ce116" office:value-type="float" office:value="2" calcext:value-type="float">
            <text:p>2</text:p>
          </table:table-cell>
          <table:table-cell table:style-name="ce53"/>
          <table:table-cell table:style-name="ce9" office:value-type="float" office:value="15" calcext:value-type="float">
            <office:annotation draw:style-name="gr1" draw:text-style-name="P2" svg:width="1.3846in" svg:height="0.9878in" svg:x="9.6535in" svg:y="2.935in" draw:caption-point-x="0.2551in" draw:caption-point-y="0.1354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Setting this value results in desired NPC steric diameter of about 80 nm in simulation.</text:span></text:p>
            </office:annotation>
            <text:p>15</text:p>
          </table:table-cell>
          <table:table-cell table:style-name="ce55" office:value-type="float" office:value="3" calcext:value-type="float">
            <text:p>3</text:p>
          </table:table-cell>
          <table:table-cell table:style-name="ce128" table:formula="of:=[.O17]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50" table:number-columns-repeated="2"/>
          <table:table-cell table:style-name="ce52"/>
          <table:table-cell/>
          <table:table-cell table:style-name="ce116" office:value-type="float" office:value="3" calcext:value-type="float">
            <text:p>3</text:p>
          </table:table-cell>
          <table:table-cell table:style-name="ce53" table:number-columns-repeated="2"/>
          <table:table-cell table:style-name="ce9" office:value-type="float" office:value="1.2" calcext:value-type="float">
            <office:annotation draw:style-name="gr5" draw:text-style-name="P2" svg:width="1.3846in" svg:height="0.8366in" svg:x="10.3126in" svg:y="3.1272in" draw:caption-point-x="0.2551in" draw:caption-point-y="0.135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The desired NL filament globular domain size (Turgay2017).</text:span></text:p>
            </office:annotation>
            <text:p>1.2</text:p>
          </table:table-cell>
          <table:table-cell table:style-name="ce128" table:formula="of:=([.O18]+[.P19])/2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50" table:number-columns-repeated="2"/>
          <table:table-cell table:style-name="ce52"/>
          <table:table-cell/>
          <table:table-cell table:style-name="ce117" office:value-type="float" office:value="4" calcext:value-type="float">
            <text:p>4</text:p>
          </table:table-cell>
          <table:table-cell table:style-name="ce120" table:number-columns-repeated="3"/>
          <table:table-cell table:style-name="ce129" table:formula="of:=[.O18]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50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2"/>
          <table:table-cell table:style-name="ce7"/>
          <table:table-cell table:style-name="ce56" office:value-type="string" calcext:value-type="string">
            <text:p>4-2</text:p>
          </table:table-cell>
          <table:table-cell table:style-name="ce58" office:value-type="string" calcext:value-type="string">
            <text:p>9-6</text:p>
          </table:table-cell>
          <table:table-cell table:number-columns-repeated="100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2"/>
          <table:table-cell table:style-name="ce5" office:value-type="string" calcext:value-type="string">
            <text:p>d0/sigma</text:p>
          </table:table-cell>
          <table:table-cell table:style-name="ce11" table:formula="of:=(4/2)^(1/(4-2))" office:value-type="float" office:value="1.4142135623731" calcext:value-type="float">
            <text:p>1.414</text:p>
          </table:table-cell>
          <table:table-cell table:style-name="ce59" table:formula="of:=(9/6)^(1/(9-6))" office:value-type="float" office:value="1.14471424255333" calcext:value-type="float">
            <text:p>1.145</text:p>
          </table:table-cell>
          <table:table-cell table:number-columns-repeated="100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/>
          <table:table-cell table:style-name="ce115" office:value-type="string" calcext:value-type="string">
            <text:p>Sr. No.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/>
          <table:table-cell table:style-name="ce1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/>
          <table:table-cell table:style-name="ce116" office:value-type="float" office:value="2" calcext:value-type="float">
            <text:p>2</text:p>
          </table:table-cell>
          <table:table-cell table:style-name="ce5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30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number-columns-repeated="3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/>
          <table:table-cell table:style-name="ce116" office:value-type="float" office:value="3" calcext:value-type="float">
            <text:p>3</text:p>
          </table:table-cell>
          <table:table-cell table:style-name="ce53" table:number-columns-repeated="2"/>
          <table:table-cell office:value-type="float" office:value="4" calcext:value-type="float">
            <text:p>4</text:p>
          </table:table-cell>
          <table:table-cell table:style-name="ce130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/>
          <table:table-cell table:style-name="ce6" table:number-columns-repeated="2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/>
          <table:table-cell table:style-name="ce117" office:value-type="float" office:value="4" calcext:value-type="float">
            <text:p>4</text:p>
          </table:table-cell>
          <table:table-cell table:style-name="ce120" table:number-columns-repeated="3"/>
          <table:table-cell table:style-name="ce131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/>
          <table:table-cell table:style-name="ce6" table:number-columns-repeated="2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/>
          <table:table-cell table:style-name="ce6" table:number-columns-repeated="2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/>
          <table:table-cell table:style-name="ce6" table:number-columns-repeated="2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/>
          <table:table-cell table:style-name="ce6" table:number-columns-repeated="2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/>
          <table:table-cell table:style-name="ce6" table:number-columns-repeated="2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/>
          <table:table-cell table:style-name="ce6" table:number-columns-repeated="2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/>
          <table:table-cell table:style-name="ce6" table:number-columns-repeated="2"/>
          <table:table-cell table:style-name="ce45"/>
          <table:table-cell table:style-name="ce47" table:number-columns-repeated="2"/>
          <table:table-cell table:style-name="ce45" table:number-columns-repeated="2"/>
          <table:table-cell table:style-name="ce5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4"/>
          <table:table-cell table:style-name="ce44" office:value-type="string" calcext:value-type="string">
            <text:p>Item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epsilon</text:p>
          </table:table-cell>
          <table:table-cell table:style-name="ce6" office:value-type="string" calcext:value-type="string">
            <text:p>sigm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cutoff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table:number-columns-repeated="2" office:value-type="string" calcext:value-type="string">
            <text:p>3*4</text:p>
          </table:table-cell>
          <table:table-cell office:value-type="string" calcext:value-type="string">
            <text:p>mie/cut</text:p>
          </table:table-cell>
          <table:table-cell table:style-name="ce48" table:formula="of:=[.F7]" office:value-type="float" office:value="0.02" calcext:value-type="float">
            <text:p>0.020000</text:p>
          </table:table-cell>
          <table:table-cell table:style-name="ce48" table:formula="of:=[.G7]" office:value-type="float" office:value="1.04829655768356" calcext:value-type="float">
            <text:p>1.048297</text:p>
          </table:table-cell>
          <table:table-cell table:style-name="ce40" table:formula="of:=[.H7]" office:value-type="float" office:value="9" calcext:value-type="float">
            <text:p>9</text:p>
          </table:table-cell>
          <table:table-cell table:style-name="ce40" table:formula="of:=[.I7]" office:value-type="float" office:value="6" calcext:value-type="float">
            <text:p>6</text:p>
          </table:table-cell>
          <table:table-cell table:style-name="ce42" table:formula="of:=[.J7]" office:value-type="float" office:value="1.92" calcext:value-type="float">
            <text:p>1.92</text:p>
          </table:table-cell>
          <table:table-cell table:style-name="ce42" table:formula="of:=[.P18]" office:value-type="float" office:value="1.2" calcext:value-type="float">
            <text:p>1.20</text:p>
          </table:table-cell>
          <table:table-cell table:style-name="ce42" table:formula="of:=([.H42]/([.H42]-[.I42]))*([.H42]/[.I42])^([.I42]/([.H42]-[.I42]))" office:value-type="float" office:value="6.75" calcext:value-type="float">
            <text:p>6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1*2</text:p>
          </table:table-cell>
          <table:table-cell office:value-type="string" calcext:value-type="string">
            <text:p>3*4</text:p>
          </table:table-cell>
          <table:table-cell table:style-name="ce6" office:value-type="string" calcext:value-type="string">
            <text:p>mie/cut</text:p>
          </table:table-cell>
          <table:table-cell table:style-name="ce48" table:formula="of:=[.F12]" office:value-type="float" office:value="0.01" calcext:value-type="float">
            <text:p>0.010000</text:p>
          </table:table-cell>
          <table:table-cell table:style-name="ce48" table:formula="of:=[.G12]" office:value-type="float" office:value="2.6207413942089" calcext:value-type="float">
            <text:p>2.620741</text:p>
          </table:table-cell>
          <table:table-cell table:style-name="ce40" table:formula="of:=[.H12]" office:value-type="float" office:value="9" calcext:value-type="float">
            <text:p>9</text:p>
          </table:table-cell>
          <table:table-cell table:style-name="ce40" table:formula="of:=[.I12]" office:value-type="float" office:value="6" calcext:value-type="float">
            <text:p>6</text:p>
          </table:table-cell>
          <table:table-cell table:style-name="ce42" table:formula="of:=[.J12]" office:value-type="float" office:value="4.2" calcext:value-type="float">
            <text:p>4.20</text:p>
          </table:table-cell>
          <table:table-cell table:style-name="ce42" table:formula="of:=[.O16]" office:value-type="float" office:value="3" calcext:value-type="float">
            <text:p>3.00</text:p>
          </table:table-cell>
          <table:table-cell table:style-name="ce42" table:formula="of:=([.H43]/([.H43]-[.I43]))*([.H43]/[.I43])^([.I43]/([.H43]-[.I43]))" office:value-type="float" office:value="6.75" calcext:value-type="float">
            <text:p>6.75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6"/>
          <table:table-cell table:style-name="ce48" table:number-columns-repeated="2"/>
          <table:table-cell table:style-name="ce40" table:number-columns-repeated="2"/>
          <table:table-cell table:style-name="ce42" table:number-columns-repeated="3"/>
          <table:table-cell table:number-columns-repeated="101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nded" table:style-name="ta5">
        <office:forms form:automatic-focus="false" form:apply-design-mode="false"/>
        <table:table-column table:style-name="co20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3" table:default-cell-style-name="Default"/>
        <table:table-column table:style-name="co1" table:number-columns-repeated="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1" table:number-columns-repeated="1007" table:default-cell-style-name="Default"/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r0</text:p>
          </table:table-cell>
          <table:table-cell table:style-name="ce6" table:number-columns-repeated="3"/>
          <table:table-cell table:number-columns-repeated="5"/>
          <table:table-cell table:style-name="ce9" table:number-columns-repeated="5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nd_coe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onic</text:p>
          </table:table-cell>
          <table:table-cell table:style-name="ce43" office:value-type="float" office:value="75" calcext:value-type="float">
            <office:annotation draw:style-name="gr2" draw:text-style-name="P2" svg:width="1.3181in" svg:height="0.8354in" svg:x="3.4098in" svg:y="0.05in" draw:caption-point-x="-0.0374in" draw:caption-point-y="0.1457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NL filament stiffness based on Sapra2020.</text:span></text:p>
            </office:annotation>
            <text:p>75.000</text:p>
          </table:table-cell>
          <table:table-cell table:style-name="ce43" office:value-type="float" office:value="2" calcext:value-type="float">
            <office:annotation draw:style-name="gr2" draw:text-style-name="P2" svg:width="1.5028in" svg:height="0.8354in" svg:x="4.0098in" svg:y="0.05in" draw:caption-point-x="0.3142in" draw:caption-point-y="0.1457in">
              <dc:creator>PS</dc:creator>
              <dc:date>2022-07-09T00:00:00</dc:date>
              <text:p text:style-name="P1"><text:span text:style-name="T1">Pranjal Singh:</text:span></text:p>
              <text:p text:style-name="P1"><text:span text:style-name="T2">NL filament rod domain length between globular domains (Turgay2017).</text:span></text:p>
            </office:annotation>
            <text:p>2.000</text:p>
          </table:table-cell>
          <table:table-cell office:value-type="string" calcext:value-type="string">
            <text:p># NL filament</text:p>
          </table:table-cell>
          <table:table-cell table:number-columns-repeated="7"/>
          <table:table-cell table:style-name="ce9"/>
          <table:table-cell table:style-name="ce115" office:value-type="string" calcext:value-type="string">
            <text:p>Sr. No.</text:p>
          </table:table-cell>
          <table:table-cell table:style-name="ce126" office:value-type="string" calcext:value-type="string">
            <text:p>Purpose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/>
          <table:table-cell table:style-name="ce6"/>
          <table:table-cell/>
          <table:table-cell table:style-name="ce45"/>
          <table:table-cell table:style-name="ce63"/>
          <table:table-cell table:style-name="ce43"/>
          <table:table-cell table:number-columns-repeated="8"/>
          <table:table-cell table:style-name="ce9"/>
          <table:table-cell table:style-name="ce116" office:value-type="float" office:value="1" calcext:value-type="float">
            <text:p>1</text:p>
          </table:table-cell>
          <table:table-cell table:style-name="ce127" office:value-type="string" calcext:value-type="string">
            <text:p>NL filament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/>
          <table:table-cell table:style-name="ce6"/>
          <table:table-cell/>
          <table:table-cell table:style-name="ce45"/>
          <table:table-cell table:style-name="ce63"/>
          <table:table-cell table:style-name="ce43"/>
          <table:table-cell table:number-columns-repeated="8"/>
          <table:table-cell table:style-name="ce9"/>
          <table:table-cell table:style-name="ce116" office:value-type="float" office:value="2" calcext:value-type="float">
            <text:p>2</text:p>
          </table:table-cell>
          <table:table-cell table:style-name="ce127" office:value-type="string" calcext:value-type="string">
            <text:p>CL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9"/>
          <table:table-cell table:style-name="ce117" office:value-type="float" office:value="3" calcext:value-type="float">
            <text:p>3</text:p>
          </table:table-cell>
          <table:table-cell table:style-name="ce134" office:value-type="string" calcext:value-type="string">
            <text:p>IL</text:p>
          </table:table-cell>
          <table:table-cell table:style-name="ce9" table:number-columns-repeated="2"/>
          <table:table-cell table:number-columns-repeated="1005"/>
        </table:table-row>
        <table:table-row table:style-name="ro1">
          <table:table-cell table:style-name="ce44" table:number-columns-repeated="8"/>
          <table:table-cell table:number-columns-repeated="6"/>
          <table:table-cell table:style-name="ce9"/>
          <table:table-cell table:number-columns-repeated="2"/>
          <table:table-cell table:style-name="ce9" table:number-columns-repeated="2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43" table:number-columns-repeated="4"/>
          <table:table-cell table:number-columns-repeated="6"/>
          <table:table-cell table:style-name="ce9"/>
          <table:table-cell table:number-columns-repeated="2"/>
          <table:table-cell table:style-name="ce9" table:number-columns-repeated="2"/>
          <table:table-cell table:number-columns-repeated="1005"/>
        </table:table-row>
        <table:table-row table:style-name="ro1">
          <table:table-cell table:number-columns-repeated="14"/>
          <table:table-cell table:style-name="ce9"/>
          <table:table-cell table:number-columns-repeated="2"/>
          <table:table-cell table:style-name="ce9" table:number-columns-repeated="2"/>
          <table:table-cell table:number-columns-repeated="1005"/>
        </table:table-row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alpha</text:p>
          </table:table-cell>
          <table:table-cell table:style-name="ce44" office:value-type="string" calcext:value-type="string">
            <text:p>r0</text:p>
          </table:table-cell>
          <table:table-cell table:style-name="ce44"/>
          <table:table-cell/>
          <table:table-cell table:style-name="ce44" office:value-type="string" calcext:value-type="string">
            <text:p>K</text:p>
          </table:table-cell>
          <table:table-cell table:number-columns-repeated="4"/>
          <table:table-cell table:style-name="ce9"/>
          <table:table-cell table:number-columns-repeated="2"/>
          <table:table-cell table:style-name="ce9" table:number-columns-repeated="2"/>
          <table:table-cell table:number-columns-repeated="100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ond_coeff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orse</text:p>
          </table:table-cell>
          <table:table-cell table:style-name="ce64" office:value-type="float" office:value="0.2" calcext:value-type="float">
            <text:p>0.200</text:p>
          </table:table-cell>
          <table:table-cell table:style-name="ce63" table:formula="of:=SQRT([.J10]/(2*[.E10]))" office:value-type="float" office:value="3.16227766016838" calcext:value-type="float">
            <text:p>3.162</text:p>
          </table:table-cell>
          <table:table-cell table:style-name="ce43" office:value-type="float" office:value="1.2" calcext:value-type="float">
            <text:p>1.200</text:p>
          </table:table-cell>
          <table:table-cell table:style-name="ce6" office:value-type="string" calcext:value-type="string">
            <text:p># CL</text:p>
          </table:table-cell>
          <table:table-cell/>
          <table:table-cell table:style-name="ce64" office:value-type="float" office:value="4" calcext:value-type="float">
            <text:p>4.000</text:p>
          </table:table-cell>
          <table:table-cell table:number-columns-repeated="4"/>
          <table:table-cell table:style-name="ce9"/>
          <table:table-cell table:number-columns-repeated="2"/>
          <table:table-cell table:style-name="ce9" table:number-columns-repeated="2"/>
          <table:table-cell table:number-columns-repeated="100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ond_coeff</text:p>
          </table:table-cell>
          <table:table-cell table:style-name="ce6" office:value-type="float" office:value="3" calcext:value-type="float">
            <text:p>3</text:p>
          </table:table-cell>
          <table:table-cell table:style-name="ce45" table:formula="of:=[.D10]" office:value-type="string" office:string-value="morse" calcext:value-type="string">
            <text:p>morse</text:p>
          </table:table-cell>
          <table:table-cell table:style-name="ce64" office:value-type="float" office:value="0.2" calcext:value-type="float">
            <text:p>0.200</text:p>
          </table:table-cell>
          <table:table-cell table:style-name="ce63" table:formula="of:=SQRT([.J11]/(2*[.E11]))" office:value-type="float" office:value="1.22474487139159" calcext:value-type="float">
            <text:p>1.225</text:p>
          </table:table-cell>
          <table:table-cell table:style-name="ce43" office:value-type="float" office:value="3" calcext:value-type="float">
            <text:p>3.000</text:p>
          </table:table-cell>
          <table:table-cell office:value-type="string" calcext:value-type="string">
            <text:p># IL</text:p>
          </table:table-cell>
          <table:table-cell/>
          <table:table-cell table:style-name="ce64" office:value-type="float" office:value="0.6" calcext:value-type="float">
            <text:p>0.600</text:p>
          </table:table-cell>
          <table:table-cell table:number-columns-repeated="4"/>
          <table:table-cell table:style-name="ce9"/>
          <table:table-cell table:number-columns-repeated="2"/>
          <table:table-cell table:style-name="ce9" table:number-columns-repeated="2"/>
          <table:table-cell table:number-columns-repeated="1005"/>
        </table:table-row>
        <table:table-row table:style-name="ro1">
          <table:table-cell/>
          <table:table-cell table:style-name="ce6"/>
          <table:table-cell/>
          <table:table-cell table:style-name="ce45"/>
          <table:table-cell table:style-name="ce64"/>
          <table:table-cell table:style-name="ce63"/>
          <table:table-cell table:style-name="ce43"/>
          <table:table-cell table:number-columns-repeated="2"/>
          <table:table-cell table:style-name="ce64"/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45"/>
          <table:table-cell table:style-name="ce64"/>
          <table:table-cell table:style-name="ce63"/>
          <table:table-cell table:style-name="ce43"/>
          <table:table-cell table:style-name="ce6" table:number-columns-repeated="2"/>
          <table:table-cell table:style-name="ce64"/>
          <table:table-cell table:style-name="ce6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K</text:p>
          </table:table-cell>
          <table:table-cell table:style-name="ce44" office:value-type="string" calcext:value-type="string">
            <text:p>theta_0</text:p>
          </table:table-cell>
          <table:table-cell table:number-columns-repeated="4"/>
          <table:table-cell office:value-type="string" calcext:value-type="string">
            <text:p>Lp</text:p>
          </table:table-cell>
          <table:table-cell table:number-columns-repeated="101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ngle_coeff</text:p>
          </table:table-cell>
          <table:table-cell table:style-name="ce6" office:value-type="float" office:value="1" calcext:value-type="float">
            <text:p>1</text:p>
          </table:table-cell>
          <table:table-cell table:style-name="ce43" table:formula="of:=[.J16]*0.23/[.F2]" office:value-type="float" office:value="6.325" calcext:value-type="float">
            <text:p>6.325</text:p>
          </table:table-cell>
          <table:table-cell table:style-name="ce43" office:value-type="float" office:value="180" calcext:value-type="float">
            <text:p>180.000</text:p>
          </table:table-cell>
          <table:table-cell table:style-name="ce6" office:value-type="string" calcext:value-type="string">
            <text:p># NL filament</text:p>
          </table:table-cell>
          <table:table-cell table:number-columns-repeated="3"/>
          <table:table-cell table:style-name="ce40" office:value-type="float" office:value="55" calcext:value-type="float">
            <text:p>55</text:p>
          </table:table-cell>
          <table:table-cell office:value-type="string" calcext:value-type="string">
            <text:p>Mahamid2016; Turgay2017</text:p>
          </table:table-cell>
          <table:table-cell table:number-columns-repeated="4"/>
          <table:table-cell table:style-name="ce115" office:value-type="string" calcext:value-type="string">
            <text:p>Sr. No.</text:p>
          </table:table-cell>
          <table:table-cell table:style-name="ce126" office:value-type="string" calcext:value-type="string">
            <text:p>Purpose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/>
          <table:table-cell table:style-name="ce43"/>
          <table:table-cell table:style-name="ce63"/>
          <table:table-cell table:style-name="ce6"/>
          <table:table-cell table:number-columns-repeated="3"/>
          <table:table-cell table:style-name="ce40" office:value-type="float" office:value="279" calcext:value-type="float">
            <text:p>279</text:p>
          </table:table-cell>
          <table:table-cell office:value-type="string" calcext:value-type="string">
            <text:p>Mahamid2016</text:p>
          </table:table-cell>
          <table:table-cell table:number-columns-repeated="4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NL filament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/>
          <table:table-cell table:style-name="ce43"/>
          <table:table-cell table:style-name="ce63"/>
          <table:table-cell table:style-name="ce6"/>
          <table:table-cell table:number-columns-repeated="3"/>
          <table:table-cell table:style-name="ce40" office:value-type="float" office:value="1207" calcext:value-type="float">
            <text:p>1207</text:p>
          </table:table-cell>
          <table:table-cell office:value-type="string" calcext:value-type="string">
            <text:p>Mahamid2016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ersible" table:style-name="ta6">
        <office:forms form:automatic-focus="false" form:apply-design-mode="false"/>
        <table:table-column table:style-name="co20" table:default-cell-style-name="ce6"/>
        <table:table-column table:style-name="co29" table:default-cell-style-name="ce6"/>
        <table:table-column table:style-name="co30" table:default-cell-style-name="ce6"/>
        <table:table-column table:style-name="co11" table:default-cell-style-name="ce6"/>
        <table:table-column table:style-name="co31" table:default-cell-style-name="ce6"/>
        <table:table-column table:style-name="co32" table:default-cell-style-name="ce6"/>
        <table:table-column table:style-name="co20" table:default-cell-style-name="ce6"/>
        <table:table-column table:style-name="co32" table:default-cell-style-name="ce6"/>
        <table:table-column table:style-name="co23" table:number-columns-repeated="2" table:default-cell-style-name="ce6"/>
        <table:table-column table:style-name="co14" table:default-cell-style-name="ce6"/>
        <table:table-column table:style-name="co30" table:default-cell-style-name="ce6"/>
        <table:table-column table:style-name="co12" table:default-cell-style-name="ce6"/>
        <table:table-column table:style-name="co30" table:number-columns-repeated="2" table:default-cell-style-name="ce6"/>
        <table:table-column table:style-name="co20" table:default-cell-style-name="ce6"/>
        <table:table-column table:style-name="co28" table:default-cell-style-name="ce6"/>
        <table:table-column table:style-name="co30" table:number-columns-repeated="1007" table:default-cell-style-name="ce6"/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Scope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rbrk</text:p>
          </table:table-cell>
          <table:table-cell/>
          <table:table-cell office:value-type="string" calcext:value-type="string">
            <text:p>f_brk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Lbrk all</text:p>
          </table:table-cell>
          <table:table-cell office:value-type="string" calcext:value-type="string">
            <text:p>bond/break</text:p>
          </table:table-cell>
          <table:table-cell office:value-type="float" office:value="200" calcext:value-type="float">
            <text:p>200</text:p>
          </table:table-cell>
          <table:table-cell table:style-name="ce45" office:value-type="float" office:value="2" calcext:value-type="float">
            <text:p>2</text:p>
          </table:table-cell>
          <table:table-cell table:style-name="ce63" table:formula="of:=[.Q4]" office:value-type="float" office:value="1.8" calcext:value-type="float">
            <text:p>1.800</text:p>
          </table:table-cell>
          <table:table-cell/>
          <table:table-cell table:formula="of:=[.E2]*[$units.$B$11]" office:value-type="float" office:value="0.2" calcext:value-type="float">
            <text:p>0.2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Ilbrk all</text:p>
          </table:table-cell>
          <table:table-cell table:style-name="ce45" office:value-type="string" calcext:value-type="string">
            <text:p>bond/break</text:p>
          </table:table-cell>
          <table:table-cell table:style-name="ce45" table:formula="of:=[.$E$2]" office:value-type="float" office:value="200" calcext:value-type="float">
            <text:p>200</text:p>
          </table:table-cell>
          <table:table-cell table:style-name="ce45" office:value-type="float" office:value="3" calcext:value-type="float">
            <text:p>3</text:p>
          </table:table-cell>
          <table:table-cell table:style-name="ce63" table:formula="of:=[.Q5]" office:value-type="float" office:value="4.5" calcext:value-type="float">
            <text:p>4.500</text:p>
          </table:table-cell>
          <table:table-cell/>
          <table:table-cell table:formula="of:=[.E3]*[$units.$B$11]"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Type</text:p>
          </table:table-cell>
          <table:table-cell table:style-name="ce44" office:value-type="string" calcext:value-type="string">
            <text:p>rmk</text:p>
          </table:table-cell>
          <table:table-cell table:style-name="ce44" office:value-type="string" calcext:value-type="string">
            <text:p>rbrk</text:p>
          </table:table-cell>
          <table:table-cell table:number-columns-repeated="1007"/>
        </table:table-row>
        <table:table-row table:style-name="ro1">
          <table:table-cell/>
          <table:table-cell table:style-name="ce45"/>
          <table:table-cell/>
          <table:table-cell table:style-name="ce45" table:number-columns-repeated="3"/>
          <table:table-cell table:style-name="ce63"/>
          <table:table-cell table:number-columns-repeated="7"/>
          <table:table-cell office:value-type="float" office:value="2" calcext:value-type="float">
            <text:p>2</text:p>
          </table:table-cell>
          <table:table-cell table:style-name="ce63" table:formula="of:=[$bonded.G10]*[.$P$2]" office:value-type="float" office:value="1.32" calcext:value-type="float">
            <text:p>1.320</text:p>
          </table:table-cell>
          <table:table-cell table:style-name="ce63" table:formula="of:=[$bonded.G10]*[.$R$4]" office:value-type="float" office:value="1.8" calcext:value-type="float">
            <text:p>1.800</text:p>
          </table:table-cell>
          <table:table-cell office:value-type="float" office:value="1.5" calcext:value-type="float">
            <text:p>1.5</text:p>
          </table:table-cell>
          <table:table-cell table:number-columns-repeated="1006"/>
        </table:table-row>
        <table:table-row table:style-name="ro1">
          <table:table-cell/>
          <table:table-cell table:style-name="ce45"/>
          <table:table-cell/>
          <table:table-cell table:style-name="ce45" table:number-columns-repeated="3"/>
          <table:table-cell table:style-name="ce63"/>
          <table:table-cell table:number-columns-repeated="7"/>
          <table:table-cell office:value-type="float" office:value="3" calcext:value-type="float">
            <text:p>3</text:p>
          </table:table-cell>
          <table:table-cell table:style-name="ce63" table:formula="of:=[$bonded.G11]*[.$P$2]" office:value-type="float" office:value="3.3" calcext:value-type="float">
            <text:p>3.300</text:p>
          </table:table-cell>
          <table:table-cell table:style-name="ce63" table:formula="of:=[$bonded.G11]*[.$R$5]" office:value-type="float" office:value="4.5" calcext:value-type="float">
            <text:p>4.500</text:p>
          </table:table-cell>
          <table:table-cell office:value-type="float" office:value="1.5" calcext:value-type="float">
            <text:p>1.5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63" table:number-columns-repeated="2"/>
          <table:table-cell table:number-columns-repeated="1007"/>
        </table:table-row>
        <table:table-row table:style-name="ro1">
          <table:table-cell table:style-name="ce44" office:value-type="string" calcext:value-type="string">
            <text:p>Sr. No.</text:p>
          </table:table-cell>
          <table:table-cell table:style-name="ce44" office:value-type="string" calcext:value-type="string">
            <text:p>Prefix</text:p>
          </table:table-cell>
          <table:table-cell table:style-name="ce44" office:value-type="string" calcext:value-type="string">
            <text:p>Scope</text:p>
          </table:table-cell>
          <table:table-cell table:style-name="ce44" office:value-type="string" calcext:value-type="string">
            <text:p>Style</text:p>
          </table:table-cell>
          <table:table-cell table:style-name="ce44" office:value-type="string" calcext:value-type="string">
            <text:p>N</text:p>
          </table:table-cell>
          <table:table-cell table:style-name="ce44" office:value-type="string" calcext:value-type="string">
            <text:p>A-B</text:p>
          </table:table-cell>
          <table:table-cell table:style-name="ce44" office:value-type="string" calcext:value-type="string">
            <text:p>rmk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iparam</text:p>
          </table:table-cell>
          <table:table-cell table:style-name="ce44" office:value-type="string" calcext:value-type="string">
            <text:p>jparam</text:p>
          </table:table-cell>
          <table:table-cell table:style-name="ce44" office:value-type="string" calcext:value-type="string">
            <text:p>prob</text:p>
          </table:table-cell>
          <table:table-cell/>
          <table:table-cell office:value-type="string" calcext:value-type="string">
            <text:p>cutoff-pair</text:p>
          </table:table-cell>
          <table:table-cell table:number-columns-repeated="2"/>
          <table:table-cell table:style-name="ce63" table:number-columns-repeated="2"/>
          <table:table-cell table:number-columns-repeated="2"/>
          <table:table-cell office:value-type="string" calcext:value-type="string">
            <text:p>r0-bond</text:p>
          </table:table-cell>
          <table:table-cell office:value-type="string" calcext:value-type="string">
            <text:p>r0-pair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3CL3 all</text:p>
          </table:table-cell>
          <table:table-cell office:value-type="string" calcext:value-type="string">
            <text:p>bond/create</text:p>
          </table:table-cell>
          <table:table-cell office:value-type="float" office:value="1000" calcext:value-type="float">
            <text:p>1000</text:p>
          </table:table-cell>
          <table:table-cell table:style-name="ce45" office:value-type="string" calcext:value-type="string">
            <text:p>3 3</text:p>
          </table:table-cell>
          <table:table-cell table:style-name="ce63" table:formula="of:=[.P4]" office:value-type="float" office:value="1.32" calcext:value-type="float">
            <text:p>1.320</text:p>
          </table:table-cell>
          <table:table-cell table:style-name="ce45" office:value-type="float" office:value="2" calcext:value-type="float">
            <text:p>2</text:p>
          </table:table-cell>
          <table:table-cell table:style-name="ce65" office:value-type="string" calcext:value-type="string">
            <text:p>iparam 2 3</text:p>
          </table:table-cell>
          <table:table-cell table:style-name="ce65" office:value-type="string" calcext:value-type="string">
            <text:p>jparam 2 3</text:p>
          </table:table-cell>
          <table:table-cell office:value-type="string" calcext:value-type="string">
            <text:p>prob 0.02 221</text:p>
          </table:table-cell>
          <table:table-cell/>
          <table:table-cell table:style-name="ce42" table:formula="of:=[$pair.J7]" office:value-type="float" office:value="1.92" calcext:value-type="float">
            <text:p>1.92</text:p>
          </table:table-cell>
          <table:table-cell table:number-columns-repeated="6"/>
          <table:table-cell table:style-name="ce43" table:formula="of:=[.G8]/[.$P$2]" office:value-type="float" office:value="1.2" calcext:value-type="float">
            <text:p>1.200</text:p>
          </table:table-cell>
          <table:table-cell table:formula="of:=[$pair.O18]" office:value-type="float" office:value="1.2" calcext:value-type="float">
            <text:p>1.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4CL4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4 4</text:p>
          </table:table-cell>
          <table:table-cell table:style-name="ce63" table:formula="of:=[.P4]" office:value-type="float" office:value="1.32" calcext:value-type="float">
            <text:p>1.320</text:p>
          </table:table-cell>
          <table:table-cell table:style-name="ce45" office:value-type="float" office:value="2" calcext:value-type="float">
            <text:p>2</text:p>
          </table:table-cell>
          <table:table-cell table:style-name="ce65" office:value-type="string" calcext:value-type="string">
            <text:p>iparam 2 4</text:p>
          </table:table-cell>
          <table:table-cell table:style-name="ce65" office:value-type="string" calcext:value-type="string">
            <text:p>jparam 2 4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42" table:formula="of:=[$pair.J8]" office:value-type="float" office:value="1.92" calcext:value-type="float">
            <text:p>1.92</text:p>
          </table:table-cell>
          <table:table-cell table:number-columns-repeated="6"/>
          <table:table-cell table:style-name="ce43" table:formula="of:=[.G9]/[.$P$2]" office:value-type="float" office:value="1.2" calcext:value-type="float">
            <text:p>1.200</text:p>
          </table:table-cell>
          <table:table-cell table:formula="of:=[$pair.P19]" office:value-type="float" office:value="1.2" calcext:value-type="float">
            <text:p>1.2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3IL1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1 3</text:p>
          </table:table-cell>
          <table:table-cell table:style-name="ce63" table:formula="of:=[.P5]" office:value-type="float" office:value="3.3" calcext:value-type="float">
            <text:p>3.30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iparam 1 1</text:p>
          </table:table-cell>
          <table:table-cell table:style-name="ce45" office:value-type="string" calcext:value-type="string">
            <text:p>jparam 1 3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44" table:formula="of:=[$pair.J12]" office:value-type="float" office:value="4.2" calcext:value-type="float">
            <text:p>4.2</text:p>
          </table:table-cell>
          <table:table-cell table:number-columns-repeated="6"/>
          <table:table-cell table:style-name="ce43" table:formula="of:=[.G10]/[.$P$2]" office:value-type="float" office:value="3" calcext:value-type="float">
            <text:p>3.000</text:p>
          </table:table-cell>
          <table:table-cell table:formula="of:=[$pair.O16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3IL2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2 3</text:p>
          </table:table-cell>
          <table:table-cell table:style-name="ce63" table:formula="of:=[.P5]" office:value-type="float" office:value="3.3" calcext:value-type="float">
            <text:p>3.300</text:p>
          </table:table-cell>
          <table:table-cell table:style-name="ce45" office:value-type="float" office:value="3" calcext:value-type="float">
            <text:p>3</text:p>
          </table:table-cell>
          <table:table-cell table:style-name="ce65" office:value-type="string" calcext:value-type="string">
            <text:p>iparam 5 2</text:p>
          </table:table-cell>
          <table:table-cell table:style-name="ce65" office:value-type="string" calcext:value-type="string">
            <text:p>jparam 1 3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43" table:formula="of:=[$pair.J10]" office:value-type="float" office:value="4.2" calcext:value-type="float">
            <text:p>4.200</text:p>
          </table:table-cell>
          <table:table-cell table:number-columns-repeated="6"/>
          <table:table-cell table:style-name="ce43" table:formula="of:=[.G11]/[.$P$2]" office:value-type="float" office:value="3" calcext:value-type="float">
            <text:p>3.000</text:p>
          </table:table-cell>
          <table:table-cell table:formula="of:=[$pair.O17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4IL1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1 4</text:p>
          </table:table-cell>
          <table:table-cell table:style-name="ce63" table:formula="of:=[.P5]" office:value-type="float" office:value="3.3" calcext:value-type="float">
            <text:p>3.30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iparam 1 1</text:p>
          </table:table-cell>
          <table:table-cell table:style-name="ce45" office:value-type="string" calcext:value-type="string">
            <text:p>jparam 1 4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43" table:formula="of:=[$pair.J13]" office:value-type="float" office:value="4.2" calcext:value-type="float">
            <text:p>4.200</text:p>
          </table:table-cell>
          <table:table-cell table:number-columns-repeated="6"/>
          <table:table-cell table:style-name="ce43" table:formula="of:=[.G12]/[.$P$2]" office:value-type="float" office:value="3" calcext:value-type="float">
            <text:p>3.000</text:p>
          </table:table-cell>
          <table:table-cell table:formula="of:=[$pair.P16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5" office:value-type="string" calcext:value-type="string">
            <text:p>fix</text:p>
          </table:table-cell>
          <table:table-cell office:value-type="string" calcext:value-type="string">
            <text:p>4IL2 all</text:p>
          </table:table-cell>
          <table:table-cell table:style-name="ce45" office:value-type="string" calcext:value-type="string">
            <text:p>bond/create</text:p>
          </table:table-cell>
          <table:table-cell table:style-name="ce45" table:formula="of:=[.$E$8]" office:value-type="float" office:value="1000" calcext:value-type="float">
            <text:p>1000</text:p>
          </table:table-cell>
          <table:table-cell table:style-name="ce45" office:value-type="string" calcext:value-type="string">
            <text:p>2 4</text:p>
          </table:table-cell>
          <table:table-cell table:style-name="ce63" table:formula="of:=[.P5]" office:value-type="float" office:value="3.3" calcext:value-type="float">
            <text:p>3.300</text:p>
          </table:table-cell>
          <table:table-cell table:style-name="ce45" office:value-type="float" office:value="3" calcext:value-type="float">
            <text:p>3</text:p>
          </table:table-cell>
          <table:table-cell table:style-name="ce65" office:value-type="string" calcext:value-type="string">
            <text:p>iparam 2 2</text:p>
          </table:table-cell>
          <table:table-cell table:style-name="ce65" office:value-type="string" calcext:value-type="string">
            <text:p>jparam 1 4</text:p>
          </table:table-cell>
          <table:table-cell table:style-name="ce45" table:formula="of:=[.$K$8]" office:value-type="string" office:string-value="prob 0.02 221" calcext:value-type="string">
            <text:p>prob 0.02 221</text:p>
          </table:table-cell>
          <table:table-cell/>
          <table:table-cell table:style-name="ce64" table:formula="of:=[$pair.J11]" office:value-type="float" office:value="4.2" calcext:value-type="float">
            <text:p>4.200</text:p>
          </table:table-cell>
          <table:table-cell table:number-columns-repeated="6"/>
          <table:table-cell table:style-name="ce43" table:formula="of:=[.G13]/[.$P$2]" office:value-type="float" office:value="3" calcext:value-type="float">
            <text:p>3.000</text:p>
          </table:table-cell>
          <table:table-cell table:formula="of:=[$pair.P17]" office:value-type="float" office:value="3" calcext:value-type="float">
            <text:p>3</text:p>
          </table:table-cell>
          <table:table-cell table:number-columns-repeated="1003"/>
        </table:table-row>
        <table:table-row table:style-name="ro1" table:number-rows-repeated="3">
          <table:table-cell/>
          <table:table-cell table:style-name="ce45"/>
          <table:table-cell/>
          <table:table-cell table:style-name="ce45" table:number-columns-repeated="3"/>
          <table:table-cell table:style-name="ce63"/>
          <table:table-cell table:style-name="ce45" table:number-columns-repeated="4"/>
          <table:table-cell/>
          <table:table-cell table:style-name="ce42"/>
          <table:table-cell table:number-columns-repeated="6"/>
          <table:table-cell table:style-name="ce43"/>
          <table:table-cell table:number-columns-repeated="100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ce-strain" table:style-name="ta7">
        <office:forms form:automatic-focus="false" form:apply-design-mode="false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136" office:value-type="string" calcext:value-type="string" table:number-columns-spanned="3" table:number-rows-spanned="1">
            <text:p>Reversible Bonds</text:p>
          </table:table-cell>
          <table:covered-table-cell table:number-columns-repeated="2" table:style-name="ce137"/>
          <table:table-cell table:style-name="ce37" table:number-columns-spanned="2" table:number-rows-spanned="1"/>
          <table:covered-table-cell table:style-name="ce137"/>
          <table:table-cell table:number-columns-repeated="1011"/>
        </table:table-row>
        <table:table-row table:style-name="ro1">
          <table:table-cell office:value-type="string" calcext:value-type="string">
            <text:p>bond strai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IL</text:p>
          </table:table-cell>
          <table:table-cell table:style-name="ce6" office:value-type="string" calcext:value-type="string">
            <text:p>cl</text:p>
          </table:table-cell>
          <table:table-cell table:style-name="ce6" office:value-type="string" calcext:value-type="string">
            <text:p>il</text:p>
          </table:table-cell>
          <table:table-cell table:number-columns-repeated="1011"/>
        </table:table-row>
        <table:table-row table:style-name="ro1">
          <table:table-cell office:value-type="float" office:value="-0.3" calcext:value-type="float">
            <text:p>-0.3</text:p>
          </table:table-cell>
          <table:table-cell table:formula="of:=[$bonded.$E$2]*[$bonded.$F$2]*[.A3]" office:value-type="float" office:value="-45" calcext:value-type="float">
            <text:p>-45</text:p>
          </table:table-cell>
          <table:table-cell table:formula="of:=2*[$bonded.$F$10]*[$bonded.$E$10]*(EXP(-[$bonded.$F$10]*[$bonded.$G$10]*[.A3])-EXP(-2*[$bonded.$F$10]*[$bonded.$G$10]*[.A3]))" office:value-type="float" office:value="-8.37877366616909" calcext:value-type="float">
            <text:p>-8.37877366616909</text:p>
          </table:table-cell>
          <table:table-cell table:style-name="ce6" table:formula="of:=2*[$bonded.$F$11]*[$bonded.$E$11]*(EXP(-[$bonded.$F$11]*[$bonded.$G$11]*[.A3])-EXP(-2*[$bonded.$F$11]*[$bonded.$G$11]*[.A3]))" office:value-type="float" office:value="-2.96637753869053" calcext:value-type="float">
            <text:p>-2.96637753869053</text:p>
          </table:table-cell>
          <table:table-cell table:formula="of:=[$pair.$L$42]*([$pair.$F$42]/[$pair.$G$42])*([$pair.$I$42]*([$pair.$G$42]/([$pair.$K$42]*([.A3]+1)))^([$pair.$I$42]+1)-[$pair.$H$42]*([$pair.$G$42]/([$pair.$K$42]*([.A3]+1)))^([$pair.$H$42]+1))" office:value-type="float" office:value="-6.97760248721836" calcext:value-type="float">
            <text:p>-6.97760248721836</text:p>
          </table:table-cell>
          <table:table-cell table:formula="of:=[$pair.$L$43]*([$pair.$F$43]/[$pair.$G$43])*([$pair.$I$43]*([$pair.$G$43]/([$pair.$K$43]*([.A3]+1)))^([$pair.$I$43]+1)-[$pair.$H$43]*([$pair.$G$43]/([$pair.$K$43]*([.A3]+1)))^([$pair.$H$43]+1))" office:value-type="float" office:value="-1.39552049744368" calcext:value-type="float">
            <text:p>-1.39552049744368</text:p>
          </table:table-cell>
          <table:table-cell>
            <draw:frame table:end-cell-address="'force-strain'.P33" table:end-x="0.1898in" table:end-y="0.0374in" draw:z-index="0" draw:name="Chart 2" draw:style-name="gr9" draw:text-style-name="P3" svg:width="5.9311in" svg:height="5.7496in" svg:x="0.1902in" svg:y="0.0378in">
              <draw:object draw:notify-on-update-of-ranges="'force-strain'.A2:'force-strain'.A2 'force-strain'.A3:'force-strain'.A123 'force-strain'.B2:'force-strain'.B2 'force-strain'.B3:'force-strain'.B123 'force-strain'.C2:'force-strain'.C2 'force-strain'.C3:'force-strain'.C123 'force-strain'.D2:'force-strain'.D2 'force-strain'.D3:'force-strain'.D123 'force-strain'.E2:'force-strain'.E2 'force-strain'.E3:'force-strain'.E123 'force-strain'.F2:'force-strain'.F2 'force-strain'.F3:'force-strain'.F1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'force-strain'.Y33" table:end-x="0.6583in" table:end-y="0.0059in" draw:z-index="1" draw:name="Chart 3" draw:style-name="gr9" draw:text-style-name="P3" svg:width="5.9303in" svg:height="5.7559in" svg:x="0in" svg:y="0in">
              <draw:object draw:notify-on-update-of-ranges="'force-strain'.A2:'force-strain'.A2 'force-strain'.A3:'force-strain'.A123 'force-strain'.B2:'force-strain'.B2 'force-strain'.B3:'force-strain'.B123 'force-strain'.C2:'force-strain'.C2 'force-strain'.C3:'force-strain'.C123 'force-strain'.D2:'force-strain'.D2 'force-strain'.D3:'force-strain'.D123 'force-strain'.E2:'force-strain'.E2 'force-strain'.E3:'force-strain'.E123 'force-strain'.F2:'force-strain'.F2 'force-strain'.F3:'force-strain'.F1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0"/>
        </table:table-row>
        <table:table-row table:style-name="ro1">
          <table:table-cell table:formula="of:=[.A3]+0.01" office:value-type="float" office:value="-0.29" calcext:value-type="float">
            <text:p>-0.29</text:p>
          </table:table-cell>
          <table:table-cell table:style-name="ce6" table:formula="of:=[$bonded.$E$2]*[$bonded.$F$2]*[.A4]" office:value-type="float" office:value="-43.5" calcext:value-type="float">
            <text:p>-43.5</text:p>
          </table:table-cell>
          <table:table-cell table:style-name="ce6" table:formula="of:=2*[$bonded.$F$10]*[$bonded.$E$10]*(EXP(-[$bonded.$F$10]*[$bonded.$G$10]*[.A4])-EXP(-2*[$bonded.$F$10]*[$bonded.$G$10]*[.A4]))" office:value-type="float" office:value="-7.6248361238957" calcext:value-type="float">
            <text:p>-7.6248361238957</text:p>
          </table:table-cell>
          <table:table-cell table:style-name="ce6" table:formula="of:=2*[$bonded.$F$11]*[$bonded.$E$11]*(EXP(-[$bonded.$F$11]*[$bonded.$G$11]*[.A4])-EXP(-2*[$bonded.$F$11]*[$bonded.$G$11]*[.A4]))" office:value-type="float" office:value="-2.70491621558181" calcext:value-type="float">
            <text:p>-2.70491621558181</text:p>
          </table:table-cell>
          <table:table-cell table:style-name="ce6" table:formula="of:=[$pair.$L$42]*([$pair.$F$42]/[$pair.$G$42])*([$pair.$I$42]*([$pair.$G$42]/([$pair.$K$42]*([.A4]+1)))^([$pair.$I$42]+1)-[$pair.$H$42]*([$pair.$G$42]/([$pair.$K$42]*([.A4]+1)))^([$pair.$H$42]+1))" office:value-type="float" office:value="-5.91742820411221" calcext:value-type="float">
            <text:p>-5.91742820411221</text:p>
          </table:table-cell>
          <table:table-cell table:style-name="ce6" table:formula="of:=[$pair.$L$43]*([$pair.$F$43]/[$pair.$G$43])*([$pair.$I$43]*([$pair.$G$43]/([$pair.$K$43]*([.A4]+1)))^([$pair.$I$43]+1)-[$pair.$H$43]*([$pair.$G$43]/([$pair.$K$43]*([.A4]+1)))^([$pair.$H$43]+1))" office:value-type="float" office:value="-1.18348564082244" calcext:value-type="float">
            <text:p>-1.18348564082244</text:p>
          </table:table-cell>
          <table:table-cell table:number-columns-repeated="1011"/>
        </table:table-row>
        <table:table-row table:style-name="ro1">
          <table:table-cell table:style-name="ce6" table:formula="of:=[.A4]+0.01" office:value-type="float" office:value="-0.28" calcext:value-type="float">
            <text:p>-0.28</text:p>
          </table:table-cell>
          <table:table-cell table:style-name="ce6" table:formula="of:=[$bonded.$E$2]*[$bonded.$F$2]*[.A5]" office:value-type="float" office:value="-42" calcext:value-type="float">
            <text:p>-42</text:p>
          </table:table-cell>
          <table:table-cell table:style-name="ce6" table:formula="of:=2*[$bonded.$F$10]*[$bonded.$E$10]*(EXP(-[$bonded.$F$10]*[$bonded.$G$10]*[.A5])-EXP(-2*[$bonded.$F$10]*[$bonded.$G$10]*[.A5]))" office:value-type="float" office:value="-6.93127235188239" calcext:value-type="float">
            <text:p>-6.93127235188239</text:p>
          </table:table-cell>
          <table:table-cell table:style-name="ce6" table:formula="of:=2*[$bonded.$F$11]*[$bonded.$E$11]*(EXP(-[$bonded.$F$11]*[$bonded.$G$11]*[.A5])-EXP(-2*[$bonded.$F$11]*[$bonded.$G$11]*[.A5]))" office:value-type="float" office:value="-2.46382980992412" calcext:value-type="float">
            <text:p>-2.46382980992412</text:p>
          </table:table-cell>
          <table:table-cell table:style-name="ce6" table:formula="of:=[$pair.$L$42]*([$pair.$F$42]/[$pair.$G$42])*([$pair.$I$42]*([$pair.$G$42]/([$pair.$K$42]*([.A5]+1)))^([$pair.$I$42]+1)-[$pair.$H$42]*([$pair.$G$42]/([$pair.$K$42]*([.A5]+1)))^([$pair.$H$42]+1))" office:value-type="float" office:value="-5.02217704758002" calcext:value-type="float">
            <text:p>-5.02217704758002</text:p>
          </table:table-cell>
          <table:table-cell table:style-name="ce6" table:formula="of:=[$pair.$L$43]*([$pair.$F$43]/[$pair.$G$43])*([$pair.$I$43]*([$pair.$G$43]/([$pair.$K$43]*([.A5]+1)))^([$pair.$I$43]+1)-[$pair.$H$43]*([$pair.$G$43]/([$pair.$K$43]*([.A5]+1)))^([$pair.$H$43]+1))" office:value-type="float" office:value="-1.004435409516" calcext:value-type="float">
            <text:p>-1.004435409516</text:p>
          </table:table-cell>
          <table:table-cell table:number-columns-repeated="1011"/>
        </table:table-row>
        <table:table-row table:style-name="ro1">
          <table:table-cell table:style-name="ce6" table:formula="of:=[.A5]+0.01" office:value-type="float" office:value="-0.27" calcext:value-type="float">
            <text:p>-0.27</text:p>
          </table:table-cell>
          <table:table-cell table:style-name="ce6" table:formula="of:=[$bonded.$E$2]*[$bonded.$F$2]*[.A6]" office:value-type="float" office:value="-40.5" calcext:value-type="float">
            <text:p>-40.5</text:p>
          </table:table-cell>
          <table:table-cell table:style-name="ce6" table:formula="of:=2*[$bonded.$F$10]*[$bonded.$E$10]*(EXP(-[$bonded.$F$10]*[$bonded.$G$10]*[.A6])-EXP(-2*[$bonded.$F$10]*[$bonded.$G$10]*[.A6]))" office:value-type="float" office:value="-6.29347357645008" calcext:value-type="float">
            <text:p>-6.29347357645008</text:p>
          </table:table-cell>
          <table:table-cell table:style-name="ce6" table:formula="of:=2*[$bonded.$F$11]*[$bonded.$E$11]*(EXP(-[$bonded.$F$11]*[$bonded.$G$11]*[.A6])-EXP(-2*[$bonded.$F$11]*[$bonded.$G$11]*[.A6]))" office:value-type="float" office:value="-2.24160800930091" calcext:value-type="float">
            <text:p>-2.24160800930091</text:p>
          </table:table-cell>
          <table:table-cell table:style-name="ce6" table:formula="of:=[$pair.$L$42]*([$pair.$F$42]/[$pair.$G$42])*([$pair.$I$42]*([$pair.$G$42]/([$pair.$K$42]*([.A6]+1)))^([$pair.$I$42]+1)-[$pair.$H$42]*([$pair.$G$42]/([$pair.$K$42]*([.A6]+1)))^([$pair.$H$42]+1))" office:value-type="float" office:value="-4.26502695355975" calcext:value-type="float">
            <text:p>-4.26502695355975</text:p>
          </table:table-cell>
          <table:table-cell table:style-name="ce6" table:formula="of:=[$pair.$L$43]*([$pair.$F$43]/[$pair.$G$43])*([$pair.$I$43]*([$pair.$G$43]/([$pair.$K$43]*([.A6]+1)))^([$pair.$I$43]+1)-[$pair.$H$43]*([$pair.$G$43]/([$pair.$K$43]*([.A6]+1)))^([$pair.$H$43]+1))" office:value-type="float" office:value="-0.853005390711949" calcext:value-type="float">
            <text:p>-0.853005390711949</text:p>
          </table:table-cell>
          <table:table-cell table:number-columns-repeated="1011"/>
        </table:table-row>
        <table:table-row table:style-name="ro1">
          <table:table-cell table:style-name="ce6" table:formula="of:=[.A6]+0.01" office:value-type="float" office:value="-0.26" calcext:value-type="float">
            <text:p>-0.26</text:p>
          </table:table-cell>
          <table:table-cell table:style-name="ce6" table:formula="of:=[$bonded.$E$2]*[$bonded.$F$2]*[.A7]" office:value-type="float" office:value="-39" calcext:value-type="float">
            <text:p>-39</text:p>
          </table:table-cell>
          <table:table-cell table:style-name="ce6" table:formula="of:=2*[$bonded.$F$10]*[$bonded.$E$10]*(EXP(-[$bonded.$F$10]*[$bonded.$G$10]*[.A7])-EXP(-2*[$bonded.$F$10]*[$bonded.$G$10]*[.A7]))" office:value-type="float" office:value="-5.70717517049158" calcext:value-type="float">
            <text:p>-5.70717517049158</text:p>
          </table:table-cell>
          <table:table-cell table:style-name="ce6" table:formula="of:=2*[$bonded.$F$11]*[$bonded.$E$11]*(EXP(-[$bonded.$F$11]*[$bonded.$G$11]*[.A7])-EXP(-2*[$bonded.$F$11]*[$bonded.$G$11]*[.A7]))" office:value-type="float" office:value="-2.03684991466905" calcext:value-type="float">
            <text:p>-2.03684991466905</text:p>
          </table:table-cell>
          <table:table-cell table:style-name="ce6" table:formula="of:=[$pair.$L$42]*([$pair.$F$42]/[$pair.$G$42])*([$pair.$I$42]*([$pair.$G$42]/([$pair.$K$42]*([.A7]+1)))^([$pair.$I$42]+1)-[$pair.$H$42]*([$pair.$G$42]/([$pair.$K$42]*([.A7]+1)))^([$pair.$H$42]+1))" office:value-type="float" office:value="-3.62374386627193" calcext:value-type="float">
            <text:p>-3.62374386627193</text:p>
          </table:table-cell>
          <table:table-cell table:style-name="ce6" table:formula="of:=[$pair.$L$43]*([$pair.$F$43]/[$pair.$G$43])*([$pair.$I$43]*([$pair.$G$43]/([$pair.$K$43]*([.A7]+1)))^([$pair.$I$43]+1)-[$pair.$H$43]*([$pair.$G$43]/([$pair.$K$43]*([.A7]+1)))^([$pair.$H$43]+1))" office:value-type="float" office:value="-0.724748773254387" calcext:value-type="float">
            <text:p>-0.724748773254387</text:p>
          </table:table-cell>
          <table:table-cell table:number-columns-repeated="1011"/>
        </table:table-row>
        <table:table-row table:style-name="ro1">
          <table:table-cell table:style-name="ce6" table:formula="of:=[.A7]+0.01" office:value-type="float" office:value="-0.25" calcext:value-type="float">
            <text:p>-0.25</text:p>
          </table:table-cell>
          <table:table-cell table:style-name="ce6" table:formula="of:=[$bonded.$E$2]*[$bonded.$F$2]*[.A8]" office:value-type="float" office:value="-37.5" calcext:value-type="float">
            <text:p>-37.5</text:p>
          </table:table-cell>
          <table:table-cell table:style-name="ce6" table:formula="of:=2*[$bonded.$F$10]*[$bonded.$E$10]*(EXP(-[$bonded.$F$10]*[$bonded.$G$10]*[.A8])-EXP(-2*[$bonded.$F$10]*[$bonded.$G$10]*[.A8]))" office:value-type="float" office:value="-5.16843122895951" calcext:value-type="float">
            <text:p>-5.16843122895951</text:p>
          </table:table-cell>
          <table:table-cell table:style-name="ce6" table:formula="of:=2*[$bonded.$F$11]*[$bonded.$E$11]*(EXP(-[$bonded.$F$11]*[$bonded.$G$11]*[.A8])-EXP(-2*[$bonded.$F$11]*[$bonded.$G$11]*[.A8]))" office:value-type="float" office:value="-1.8482562015811" calcext:value-type="float">
            <text:p>-1.8482562015811</text:p>
          </table:table-cell>
          <table:table-cell table:style-name="ce6" table:formula="of:=[$pair.$L$42]*([$pair.$F$42]/[$pair.$G$42])*([$pair.$I$42]*([$pair.$G$42]/([$pair.$K$42]*([.A8]+1)))^([$pair.$I$42]+1)-[$pair.$H$42]*([$pair.$G$42]/([$pair.$K$42]*([.A8]+1)))^([$pair.$H$42]+1))" office:value-type="float" office:value="-3.07985571305192" calcext:value-type="float">
            <text:p>-3.07985571305192</text:p>
          </table:table-cell>
          <table:table-cell table:style-name="ce6" table:formula="of:=[$pair.$L$43]*([$pair.$F$43]/[$pair.$G$43])*([$pair.$I$43]*([$pair.$G$43]/([$pair.$K$43]*([.A8]+1)))^([$pair.$I$43]+1)-[$pair.$H$43]*([$pair.$G$43]/([$pair.$K$43]*([.A8]+1)))^([$pair.$H$43]+1))" office:value-type="float" office:value="-0.615971142610384" calcext:value-type="float">
            <text:p>-0.615971142610384</text:p>
          </table:table-cell>
          <table:table-cell table:number-columns-repeated="1011"/>
        </table:table-row>
        <table:table-row table:style-name="ro1">
          <table:table-cell table:style-name="ce6" table:formula="of:=[.A8]+0.01" office:value-type="float" office:value="-0.24" calcext:value-type="float">
            <text:p>-0.24</text:p>
          </table:table-cell>
          <table:table-cell table:style-name="ce6" table:formula="of:=[$bonded.$E$2]*[$bonded.$F$2]*[.A9]" office:value-type="float" office:value="-36" calcext:value-type="float">
            <text:p>-36</text:p>
          </table:table-cell>
          <table:table-cell table:style-name="ce6" table:formula="of:=2*[$bonded.$F$10]*[$bonded.$E$10]*(EXP(-[$bonded.$F$10]*[$bonded.$G$10]*[.A9])-EXP(-2*[$bonded.$F$10]*[$bonded.$G$10]*[.A9]))" office:value-type="float" office:value="-4.67359101266829" calcext:value-type="float">
            <text:p>-4.67359101266829</text:p>
          </table:table-cell>
          <table:table-cell table:style-name="ce6" table:formula="of:=2*[$bonded.$F$11]*[$bonded.$E$11]*(EXP(-[$bonded.$F$11]*[$bonded.$G$11]*[.A9])-EXP(-2*[$bonded.$F$11]*[$bonded.$G$11]*[.A9]))" office:value-type="float" office:value="-1.67462183991637" calcext:value-type="float">
            <text:p>-1.67462183991637</text:p>
          </table:table-cell>
          <table:table-cell table:style-name="ce6" table:formula="of:=[$pair.$L$42]*([$pair.$F$42]/[$pair.$G$42])*([$pair.$I$42]*([$pair.$G$42]/([$pair.$K$42]*([.A9]+1)))^([$pair.$I$42]+1)-[$pair.$H$42]*([$pair.$G$42]/([$pair.$K$42]*([.A9]+1)))^([$pair.$H$42]+1))" office:value-type="float" office:value="-2.6179826992087" calcext:value-type="float">
            <text:p>-2.6179826992087</text:p>
          </table:table-cell>
          <table:table-cell table:style-name="ce6" table:formula="of:=[$pair.$L$43]*([$pair.$F$43]/[$pair.$G$43])*([$pair.$I$43]*([$pair.$G$43]/([$pair.$K$43]*([.A9]+1)))^([$pair.$I$43]+1)-[$pair.$H$43]*([$pair.$G$43]/([$pair.$K$43]*([.A9]+1)))^([$pair.$H$43]+1))" office:value-type="float" office:value="-0.523596539841739" calcext:value-type="float">
            <text:p>-0.523596539841739</text:p>
          </table:table-cell>
          <table:table-cell table:number-columns-repeated="1011"/>
        </table:table-row>
        <table:table-row table:style-name="ro1">
          <table:table-cell table:style-name="ce6" table:formula="of:=[.A9]+0.01" office:value-type="float" office:value="-0.23" calcext:value-type="float">
            <text:p>-0.23</text:p>
          </table:table-cell>
          <table:table-cell table:style-name="ce6" table:formula="of:=[$bonded.$E$2]*[$bonded.$F$2]*[.A10]" office:value-type="float" office:value="-34.5" calcext:value-type="float">
            <text:p>-34.5</text:p>
          </table:table-cell>
          <table:table-cell table:style-name="ce6" table:formula="of:=2*[$bonded.$F$10]*[$bonded.$E$10]*(EXP(-[$bonded.$F$10]*[$bonded.$G$10]*[.A10])-EXP(-2*[$bonded.$F$10]*[$bonded.$G$10]*[.A10]))" office:value-type="float" office:value="-4.21927712348531" calcext:value-type="float">
            <text:p>-4.21927712348531</text:p>
          </table:table-cell>
          <table:table-cell table:style-name="ce6" table:formula="of:=2*[$bonded.$F$11]*[$bonded.$E$11]*(EXP(-[$bonded.$F$11]*[$bonded.$G$11]*[.A10])-EXP(-2*[$bonded.$F$11]*[$bonded.$G$11]*[.A10]))" office:value-type="float" office:value="-1.51482933243753" calcext:value-type="float">
            <text:p>-1.51482933243753</text:p>
          </table:table-cell>
          <table:table-cell table:style-name="ce6" table:formula="of:=[$pair.$L$42]*([$pair.$F$42]/[$pair.$G$42])*([$pair.$I$42]*([$pair.$G$42]/([$pair.$K$42]*([.A10]+1)))^([$pair.$I$42]+1)-[$pair.$H$42]*([$pair.$G$42]/([$pair.$K$42]*([.A10]+1)))^([$pair.$H$42]+1))" office:value-type="float" office:value="-2.22529289505718" calcext:value-type="float">
            <text:p>-2.22529289505718</text:p>
          </table:table-cell>
          <table:table-cell table:style-name="ce6" table:formula="of:=[$pair.$L$43]*([$pair.$F$43]/[$pair.$G$43])*([$pair.$I$43]*([$pair.$G$43]/([$pair.$K$43]*([.A10]+1)))^([$pair.$I$43]+1)-[$pair.$H$43]*([$pair.$G$43]/([$pair.$K$43]*([.A10]+1)))^([$pair.$H$43]+1))" office:value-type="float" office:value="-0.445058579011436" calcext:value-type="float">
            <text:p>-0.445058579011436</text:p>
          </table:table-cell>
          <table:table-cell table:number-columns-repeated="1011"/>
        </table:table-row>
        <table:table-row table:style-name="ro1">
          <table:table-cell table:style-name="ce6" table:formula="of:=[.A10]+0.01" office:value-type="float" office:value="-0.22" calcext:value-type="float">
            <text:p>-0.22</text:p>
          </table:table-cell>
          <table:table-cell table:style-name="ce6" table:formula="of:=[$bonded.$E$2]*[$bonded.$F$2]*[.A11]" office:value-type="float" office:value="-33" calcext:value-type="float">
            <text:p>-33</text:p>
          </table:table-cell>
          <table:table-cell table:style-name="ce6" table:formula="of:=2*[$bonded.$F$10]*[$bonded.$E$10]*(EXP(-[$bonded.$F$10]*[$bonded.$G$10]*[.A11])-EXP(-2*[$bonded.$F$10]*[$bonded.$G$10]*[.A11]))" office:value-type="float" office:value="-3.80236528400697" calcext:value-type="float">
            <text:p>-3.80236528400697</text:p>
          </table:table-cell>
          <table:table-cell table:style-name="ce6" table:formula="of:=2*[$bonded.$F$11]*[$bonded.$E$11]*(EXP(-[$bonded.$F$11]*[$bonded.$G$11]*[.A11])-EXP(-2*[$bonded.$F$11]*[$bonded.$G$11]*[.A11]))" office:value-type="float" office:value="-1.36784243530522" calcext:value-type="float">
            <text:p>-1.36784243530522</text:p>
          </table:table-cell>
          <table:table-cell table:style-name="ce6" table:formula="of:=[$pair.$L$42]*([$pair.$F$42]/[$pair.$G$42])*([$pair.$I$42]*([$pair.$G$42]/([$pair.$K$42]*([.A11]+1)))^([$pair.$I$42]+1)-[$pair.$H$42]*([$pair.$G$42]/([$pair.$K$42]*([.A11]+1)))^([$pair.$H$42]+1))" office:value-type="float" office:value="-1.89105853122042" calcext:value-type="float">
            <text:p>-1.89105853122042</text:p>
          </table:table-cell>
          <table:table-cell table:style-name="ce6" table:formula="of:=[$pair.$L$43]*([$pair.$F$43]/[$pair.$G$43])*([$pair.$I$43]*([$pair.$G$43]/([$pair.$K$43]*([.A11]+1)))^([$pair.$I$43]+1)-[$pair.$H$43]*([$pair.$G$43]/([$pair.$K$43]*([.A11]+1)))^([$pair.$H$43]+1))" office:value-type="float" office:value="-0.378211706244085" calcext:value-type="float">
            <text:p>-0.378211706244085</text:p>
          </table:table-cell>
          <table:table-cell table:number-columns-repeated="1011"/>
        </table:table-row>
        <table:table-row table:style-name="ro1">
          <table:table-cell table:style-name="ce6" table:formula="of:=[.A11]+0.01" office:value-type="float" office:value="-0.21" calcext:value-type="float">
            <text:p>-0.21</text:p>
          </table:table-cell>
          <table:table-cell table:style-name="ce6" table:formula="of:=[$bonded.$E$2]*[$bonded.$F$2]*[.A12]" office:value-type="float" office:value="-31.5" calcext:value-type="float">
            <text:p>-31.5</text:p>
          </table:table-cell>
          <table:table-cell table:style-name="ce6" table:formula="of:=2*[$bonded.$F$10]*[$bonded.$E$10]*(EXP(-[$bonded.$F$10]*[$bonded.$G$10]*[.A12])-EXP(-2*[$bonded.$F$10]*[$bonded.$G$10]*[.A12]))" office:value-type="float" office:value="-3.41996560410457" calcext:value-type="float">
            <text:p>-3.41996560410457</text:p>
          </table:table-cell>
          <table:table-cell table:style-name="ce6" table:formula="of:=2*[$bonded.$F$11]*[$bonded.$E$11]*(EXP(-[$bonded.$F$11]*[$bonded.$G$11]*[.A12])-EXP(-2*[$bonded.$F$11]*[$bonded.$G$11]*[.A12]))" office:value-type="float" office:value="-1.232700326299" calcext:value-type="float">
            <text:p>-1.232700326299</text:p>
          </table:table-cell>
          <table:table-cell table:style-name="ce6" table:formula="of:=[$pair.$L$42]*([$pair.$F$42]/[$pair.$G$42])*([$pair.$I$42]*([$pair.$G$42]/([$pair.$K$42]*([.A12]+1)))^([$pair.$I$42]+1)-[$pair.$H$42]*([$pair.$G$42]/([$pair.$K$42]*([.A12]+1)))^([$pair.$H$42]+1))" office:value-type="float" office:value="-1.60629346538665" calcext:value-type="float">
            <text:p>-1.60629346538665</text:p>
          </table:table-cell>
          <table:table-cell table:style-name="ce6" table:formula="of:=[$pair.$L$43]*([$pair.$F$43]/[$pair.$G$43])*([$pair.$I$43]*([$pair.$G$43]/([$pair.$K$43]*([.A12]+1)))^([$pair.$I$43]+1)-[$pair.$H$43]*([$pair.$G$43]/([$pair.$K$43]*([.A12]+1)))^([$pair.$H$43]+1))" office:value-type="float" office:value="-0.32125869307733" calcext:value-type="float">
            <text:p>-0.32125869307733</text:p>
          </table:table-cell>
          <table:table-cell table:number-columns-repeated="1011"/>
        </table:table-row>
        <table:table-row table:style-name="ro1">
          <table:table-cell table:style-name="ce6" table:formula="of:=[.A12]+0.01" office:value-type="float" office:value="-0.2" calcext:value-type="float">
            <text:p>-0.2</text:p>
          </table:table-cell>
          <table:table-cell table:style-name="ce6" table:formula="of:=[$bonded.$E$2]*[$bonded.$F$2]*[.A13]" office:value-type="float" office:value="-30" calcext:value-type="float">
            <text:p>-30</text:p>
          </table:table-cell>
          <table:table-cell table:style-name="ce6" table:formula="of:=2*[$bonded.$F$10]*[$bonded.$E$10]*(EXP(-[$bonded.$F$10]*[$bonded.$G$10]*[.A13])-EXP(-2*[$bonded.$F$10]*[$bonded.$G$10]*[.A13]))" office:value-type="float" office:value="-3.06940522533335" calcext:value-type="float">
            <text:p>-3.06940522533335</text:p>
          </table:table-cell>
          <table:table-cell table:style-name="ce6" table:formula="of:=2*[$bonded.$F$11]*[$bonded.$E$11]*(EXP(-[$bonded.$F$11]*[$bonded.$G$11]*[.A13])-EXP(-2*[$bonded.$F$11]*[$bonded.$G$11]*[.A13]))" office:value-type="float" office:value="-1.1085121889236" calcext:value-type="float">
            <text:p>-1.1085121889236</text:p>
          </table:table-cell>
          <table:table-cell table:style-name="ce6" table:formula="of:=[$pair.$L$42]*([$pair.$F$42]/[$pair.$G$42])*([$pair.$I$42]*([$pair.$G$42]/([$pair.$K$42]*([.A13]+1)))^([$pair.$I$42]+1)-[$pair.$H$42]*([$pair.$G$42]/([$pair.$K$42]*([.A13]+1)))^([$pair.$H$42]+1))" office:value-type="float" office:value="-1.36345624923708" calcext:value-type="float">
            <text:p>-1.36345624923708</text:p>
          </table:table-cell>
          <table:table-cell table:style-name="ce6" table:formula="of:=[$pair.$L$43]*([$pair.$F$43]/[$pair.$G$43])*([$pair.$I$43]*([$pair.$G$43]/([$pair.$K$43]*([.A13]+1)))^([$pair.$I$43]+1)-[$pair.$H$43]*([$pair.$G$43]/([$pair.$K$43]*([.A13]+1)))^([$pair.$H$43]+1))" office:value-type="float" office:value="-0.272691249847416" calcext:value-type="float">
            <text:p>-0.272691249847416</text:p>
          </table:table-cell>
          <table:table-cell table:number-columns-repeated="1011"/>
        </table:table-row>
        <table:table-row table:style-name="ro1">
          <table:table-cell table:style-name="ce6" table:formula="of:=[.A13]+0.01" office:value-type="float" office:value="-0.19" calcext:value-type="float">
            <text:p>-0.19</text:p>
          </table:table-cell>
          <table:table-cell table:style-name="ce6" table:formula="of:=[$bonded.$E$2]*[$bonded.$F$2]*[.A14]" office:value-type="float" office:value="-28.5" calcext:value-type="float">
            <text:p>-28.5</text:p>
          </table:table-cell>
          <table:table-cell table:style-name="ce6" table:formula="of:=2*[$bonded.$F$10]*[$bonded.$E$10]*(EXP(-[$bonded.$F$10]*[$bonded.$G$10]*[.A14])-EXP(-2*[$bonded.$F$10]*[$bonded.$G$10]*[.A14]))" office:value-type="float" office:value="-2.74821224217794" calcext:value-type="float">
            <text:p>-2.74821224217794</text:p>
          </table:table-cell>
          <table:table-cell table:style-name="ce6" table:formula="of:=2*[$bonded.$F$11]*[$bonded.$E$11]*(EXP(-[$bonded.$F$11]*[$bonded.$G$11]*[.A14])-EXP(-2*[$bonded.$F$11]*[$bonded.$G$11]*[.A14]))" office:value-type="float" office:value="-0.994452182837441" calcext:value-type="float">
            <text:p>-0.994452182837441</text:p>
          </table:table-cell>
          <table:table-cell table:style-name="ce6" table:formula="of:=[$pair.$L$42]*([$pair.$F$42]/[$pair.$G$42])*([$pair.$I$42]*([$pair.$G$42]/([$pair.$K$42]*([.A14]+1)))^([$pair.$I$42]+1)-[$pair.$H$42]*([$pair.$G$42]/([$pair.$K$42]*([.A14]+1)))^([$pair.$H$42]+1))" office:value-type="float" office:value="-1.15620634959391" calcext:value-type="float">
            <text:p>-1.15620634959391</text:p>
          </table:table-cell>
          <table:table-cell table:style-name="ce6" table:formula="of:=[$pair.$L$43]*([$pair.$F$43]/[$pair.$G$43])*([$pair.$I$43]*([$pair.$G$43]/([$pair.$K$43]*([.A14]+1)))^([$pair.$I$43]+1)-[$pair.$H$43]*([$pair.$G$43]/([$pair.$K$43]*([.A14]+1)))^([$pair.$H$43]+1))" office:value-type="float" office:value="-0.231241269918783" calcext:value-type="float">
            <text:p>-0.231241269918783</text:p>
          </table:table-cell>
          <table:table-cell table:number-columns-repeated="1011"/>
        </table:table-row>
        <table:table-row table:style-name="ro1">
          <table:table-cell table:style-name="ce6" table:formula="of:=[.A14]+0.01" office:value-type="float" office:value="-0.18" calcext:value-type="float">
            <text:p>-0.18</text:p>
          </table:table-cell>
          <table:table-cell table:style-name="ce6" table:formula="of:=[$bonded.$E$2]*[$bonded.$F$2]*[.A15]" office:value-type="float" office:value="-27" calcext:value-type="float">
            <text:p>-27</text:p>
          </table:table-cell>
          <table:table-cell table:style-name="ce6" table:formula="of:=2*[$bonded.$F$10]*[$bonded.$E$10]*(EXP(-[$bonded.$F$10]*[$bonded.$G$10]*[.A15])-EXP(-2*[$bonded.$F$10]*[$bonded.$G$10]*[.A15]))" office:value-type="float" office:value="-2.45410080650291" calcext:value-type="float">
            <text:p>-2.45410080650291</text:p>
          </table:table-cell>
          <table:table-cell table:style-name="ce6" table:formula="of:=2*[$bonded.$F$11]*[$bonded.$E$11]*(EXP(-[$bonded.$F$11]*[$bonded.$G$11]*[.A15])-EXP(-2*[$bonded.$F$11]*[$bonded.$G$11]*[.A15]))" office:value-type="float" office:value="-0.889754773138658" calcext:value-type="float">
            <text:p>-0.889754773138658</text:p>
          </table:table-cell>
          <table:table-cell table:style-name="ce6" table:formula="of:=[$pair.$L$42]*([$pair.$F$42]/[$pair.$G$42])*([$pair.$I$42]*([$pair.$G$42]/([$pair.$K$42]*([.A15]+1)))^([$pair.$I$42]+1)-[$pair.$H$42]*([$pair.$G$42]/([$pair.$K$42]*([.A15]+1)))^([$pair.$H$42]+1))" office:value-type="float" office:value="-0.979203548365331" calcext:value-type="float">
            <text:p>-0.979203548365331</text:p>
          </table:table-cell>
          <table:table-cell table:style-name="ce6" table:formula="of:=[$pair.$L$43]*([$pair.$F$43]/[$pair.$G$43])*([$pair.$I$43]*([$pair.$G$43]/([$pair.$K$43]*([.A15]+1)))^([$pair.$I$43]+1)-[$pair.$H$43]*([$pair.$G$43]/([$pair.$K$43]*([.A15]+1)))^([$pair.$H$43]+1))" office:value-type="float" office:value="-0.195840709673067" calcext:value-type="float">
            <text:p>-0.195840709673067</text:p>
          </table:table-cell>
          <table:table-cell table:number-columns-repeated="1011"/>
        </table:table-row>
        <table:table-row table:style-name="ro1">
          <table:table-cell table:style-name="ce6" table:formula="of:=[.A15]+0.01" office:value-type="float" office:value="-0.17" calcext:value-type="float">
            <text:p>-0.17</text:p>
          </table:table-cell>
          <table:table-cell table:style-name="ce6" table:formula="of:=[$bonded.$E$2]*[$bonded.$F$2]*[.A16]" office:value-type="float" office:value="-25.5" calcext:value-type="float">
            <text:p>-25.5</text:p>
          </table:table-cell>
          <table:table-cell table:style-name="ce6" table:formula="of:=2*[$bonded.$F$10]*[$bonded.$E$10]*(EXP(-[$bonded.$F$10]*[$bonded.$G$10]*[.A16])-EXP(-2*[$bonded.$F$10]*[$bonded.$G$10]*[.A16]))" office:value-type="float" office:value="-2.18495732843201" calcext:value-type="float">
            <text:p>-2.18495732843201</text:p>
          </table:table-cell>
          <table:table-cell table:style-name="ce6" table:formula="of:=2*[$bonded.$F$11]*[$bonded.$E$11]*(EXP(-[$bonded.$F$11]*[$bonded.$G$11]*[.A16])-EXP(-2*[$bonded.$F$11]*[$bonded.$G$11]*[.A16]))" office:value-type="float" office:value="-0.793710392992947" calcext:value-type="float">
            <text:p>-0.793710392992947</text:p>
          </table:table-cell>
          <table:table-cell table:style-name="ce6" table:formula="of:=[$pair.$L$42]*([$pair.$F$42]/[$pair.$G$42])*([$pair.$I$42]*([$pair.$G$42]/([$pair.$K$42]*([.A16]+1)))^([$pair.$I$42]+1)-[$pair.$H$42]*([$pair.$G$42]/([$pair.$K$42]*([.A16]+1)))^([$pair.$H$42]+1))" office:value-type="float" office:value="-0.827942504470344" calcext:value-type="float">
            <text:p>-0.827942504470344</text:p>
          </table:table-cell>
          <table:table-cell table:style-name="ce6" table:formula="of:=[$pair.$L$43]*([$pair.$F$43]/[$pair.$G$43])*([$pair.$I$43]*([$pair.$G$43]/([$pair.$K$43]*([.A16]+1)))^([$pair.$I$43]+1)-[$pair.$H$43]*([$pair.$G$43]/([$pair.$K$43]*([.A16]+1)))^([$pair.$H$43]+1))" office:value-type="float" office:value="-0.165588500894069" calcext:value-type="float">
            <text:p>-0.165588500894069</text:p>
          </table:table-cell>
          <table:table-cell table:number-columns-repeated="1011"/>
        </table:table-row>
        <table:table-row table:style-name="ro1">
          <table:table-cell table:style-name="ce6" table:formula="of:=[.A16]+0.01" office:value-type="float" office:value="-0.16" calcext:value-type="float">
            <text:p>-0.16</text:p>
          </table:table-cell>
          <table:table-cell table:style-name="ce6" table:formula="of:=[$bonded.$E$2]*[$bonded.$F$2]*[.A17]" office:value-type="float" office:value="-24" calcext:value-type="float">
            <text:p>-24</text:p>
          </table:table-cell>
          <table:table-cell table:style-name="ce6" table:formula="of:=2*[$bonded.$F$10]*[$bonded.$E$10]*(EXP(-[$bonded.$F$10]*[$bonded.$G$10]*[.A17])-EXP(-2*[$bonded.$F$10]*[$bonded.$G$10]*[.A17]))" office:value-type="float" office:value="-1.93882769323303" calcext:value-type="float">
            <text:p>-1.93882769323303</text:p>
          </table:table-cell>
          <table:table-cell table:style-name="ce6" table:formula="of:=2*[$bonded.$F$11]*[$bonded.$E$11]*(EXP(-[$bonded.$F$11]*[$bonded.$G$11]*[.A17])-EXP(-2*[$bonded.$F$11]*[$bonded.$G$11]*[.A17]))" office:value-type="float" office:value="-0.705661415898632" calcext:value-type="float">
            <text:p>-0.705661415898632</text:p>
          </table:table-cell>
          <table:table-cell table:style-name="ce6" table:formula="of:=[$pair.$L$42]*([$pair.$F$42]/[$pair.$G$42])*([$pair.$I$42]*([$pair.$G$42]/([$pair.$K$42]*([.A17]+1)))^([$pair.$I$42]+1)-[$pair.$H$42]*([$pair.$G$42]/([$pair.$K$42]*([.A17]+1)))^([$pair.$H$42]+1))" office:value-type="float" office:value="-0.698616018092655" calcext:value-type="float">
            <text:p>-0.698616018092655</text:p>
          </table:table-cell>
          <table:table-cell table:style-name="ce6" table:formula="of:=[$pair.$L$43]*([$pair.$F$43]/[$pair.$G$43])*([$pair.$I$43]*([$pair.$G$43]/([$pair.$K$43]*([.A17]+1)))^([$pair.$I$43]+1)-[$pair.$H$43]*([$pair.$G$43]/([$pair.$K$43]*([.A17]+1)))^([$pair.$H$43]+1))" office:value-type="float" office:value="-0.139723203618531" calcext:value-type="float">
            <text:p>-0.139723203618531</text:p>
          </table:table-cell>
          <table:table-cell table:number-columns-repeated="1011"/>
        </table:table-row>
        <table:table-row table:style-name="ro1">
          <table:table-cell table:style-name="ce6" table:formula="of:=[.A17]+0.01" office:value-type="float" office:value="-0.15" calcext:value-type="float">
            <text:p>-0.15</text:p>
          </table:table-cell>
          <table:table-cell table:style-name="ce6" table:formula="of:=[$bonded.$E$2]*[$bonded.$F$2]*[.A18]" office:value-type="float" office:value="-22.5" calcext:value-type="float">
            <text:p>-22.5</text:p>
          </table:table-cell>
          <table:table-cell table:style-name="ce6" table:formula="of:=2*[$bonded.$F$10]*[$bonded.$E$10]*(EXP(-[$bonded.$F$10]*[$bonded.$G$10]*[.A18])-EXP(-2*[$bonded.$F$10]*[$bonded.$G$10]*[.A18]))" office:value-type="float" office:value="-1.71390541967364" calcext:value-type="float">
            <text:p>-1.71390541967364</text:p>
          </table:table-cell>
          <table:table-cell table:style-name="ce6" table:formula="of:=2*[$bonded.$F$11]*[$bonded.$E$11]*(EXP(-[$bonded.$F$11]*[$bonded.$G$11]*[.A18])-EXP(-2*[$bonded.$F$11]*[$bonded.$G$11]*[.A18]))" office:value-type="float" office:value="-0.624998415567054" calcext:value-type="float">
            <text:p>-0.624998415567054</text:p>
          </table:table-cell>
          <table:table-cell table:style-name="ce6" table:formula="of:=[$pair.$L$42]*([$pair.$F$42]/[$pair.$G$42])*([$pair.$I$42]*([$pair.$G$42]/([$pair.$K$42]*([.A18]+1)))^([$pair.$I$42]+1)-[$pair.$H$42]*([$pair.$G$42]/([$pair.$K$42]*([.A18]+1)))^([$pair.$H$42]+1))" office:value-type="float" office:value="-0.5880017790411" calcext:value-type="float">
            <text:p>-0.5880017790411</text:p>
          </table:table-cell>
          <table:table-cell table:style-name="ce6" table:formula="of:=[$pair.$L$43]*([$pair.$F$43]/[$pair.$G$43])*([$pair.$I$43]*([$pair.$G$43]/([$pair.$K$43]*([.A18]+1)))^([$pair.$I$43]+1)-[$pair.$H$43]*([$pair.$G$43]/([$pair.$K$43]*([.A18]+1)))^([$pair.$H$43]+1))" office:value-type="float" office:value="-0.11760035580822" calcext:value-type="float">
            <text:p>-0.11760035580822</text:p>
          </table:table-cell>
          <table:table-cell table:number-columns-repeated="1011"/>
        </table:table-row>
        <table:table-row table:style-name="ro1">
          <table:table-cell table:style-name="ce6" table:formula="of:=[.A18]+0.01" office:value-type="float" office:value="-0.14" calcext:value-type="float">
            <text:p>-0.14</text:p>
          </table:table-cell>
          <table:table-cell table:style-name="ce6" table:formula="of:=[$bonded.$E$2]*[$bonded.$F$2]*[.A19]" office:value-type="float" office:value="-21" calcext:value-type="float">
            <text:p>-21</text:p>
          </table:table-cell>
          <table:table-cell table:style-name="ce6" table:formula="of:=2*[$bonded.$F$10]*[$bonded.$E$10]*(EXP(-[$bonded.$F$10]*[$bonded.$G$10]*[.A19])-EXP(-2*[$bonded.$F$10]*[$bonded.$G$10]*[.A19]))" office:value-type="float" office:value="-1.50852069077176" calcext:value-type="float">
            <text:p>-1.50852069077176</text:p>
          </table:table-cell>
          <table:table-cell table:style-name="ce6" table:formula="of:=2*[$bonded.$F$11]*[$bonded.$E$11]*(EXP(-[$bonded.$F$11]*[$bonded.$G$11]*[.A19])-EXP(-2*[$bonded.$F$11]*[$bonded.$G$11]*[.A19]))" office:value-type="float" office:value="-0.551156692959576" calcext:value-type="float">
            <text:p>-0.551156692959576</text:p>
          </table:table-cell>
          <table:table-cell table:style-name="ce6" table:formula="of:=[$pair.$L$42]*([$pair.$F$42]/[$pair.$G$42])*([$pair.$I$42]*([$pair.$G$42]/([$pair.$K$42]*([.A19]+1)))^([$pair.$I$42]+1)-[$pair.$H$42]*([$pair.$G$42]/([$pair.$K$42]*([.A19]+1)))^([$pair.$H$42]+1))" office:value-type="float" office:value="-0.493368373369103" calcext:value-type="float">
            <text:p>-0.493368373369103</text:p>
          </table:table-cell>
          <table:table-cell table:style-name="ce6" table:formula="of:=[$pair.$L$43]*([$pair.$F$43]/[$pair.$G$43])*([$pair.$I$43]*([$pair.$G$43]/([$pair.$K$43]*([.A19]+1)))^([$pair.$I$43]+1)-[$pair.$H$43]*([$pair.$G$43]/([$pair.$K$43]*([.A19]+1)))^([$pair.$H$43]+1))" office:value-type="float" office:value="-0.0986736746738205" calcext:value-type="float">
            <text:p>-0.0986736746738205</text:p>
          </table:table-cell>
          <table:table-cell table:number-columns-repeated="1011"/>
        </table:table-row>
        <table:table-row table:style-name="ro1">
          <table:table-cell table:style-name="ce6" table:formula="of:=[.A19]+0.01" office:value-type="float" office:value="-0.13" calcext:value-type="float">
            <text:p>-0.13</text:p>
          </table:table-cell>
          <table:table-cell table:style-name="ce6" table:formula="of:=[$bonded.$E$2]*[$bonded.$F$2]*[.A20]" office:value-type="float" office:value="-19.5" calcext:value-type="float">
            <text:p>-19.5</text:p>
          </table:table-cell>
          <table:table-cell table:style-name="ce6" table:formula="of:=2*[$bonded.$F$10]*[$bonded.$E$10]*(EXP(-[$bonded.$F$10]*[$bonded.$G$10]*[.A20])-EXP(-2*[$bonded.$F$10]*[$bonded.$G$10]*[.A20]))" office:value-type="float" office:value="-1.32113019292204" calcext:value-type="float">
            <text:p>-1.32113019292204</text:p>
          </table:table-cell>
          <table:table-cell table:style-name="ce6" table:formula="of:=2*[$bonded.$F$11]*[$bonded.$E$11]*(EXP(-[$bonded.$F$11]*[$bonded.$G$11]*[.A20])-EXP(-2*[$bonded.$F$11]*[$bonded.$G$11]*[.A20]))" office:value-type="float" office:value="-0.483613051474957" calcext:value-type="float">
            <text:p>-0.483613051474957</text:p>
          </table:table-cell>
          <table:table-cell table:style-name="ce6" table:formula="of:=[$pair.$L$42]*([$pair.$F$42]/[$pair.$G$42])*([$pair.$I$42]*([$pair.$G$42]/([$pair.$K$42]*([.A20]+1)))^([$pair.$I$42]+1)-[$pair.$H$42]*([$pair.$G$42]/([$pair.$K$42]*([.A20]+1)))^([$pair.$H$42]+1))" office:value-type="float" office:value="-0.412397117773505" calcext:value-type="float">
            <text:p>-0.412397117773505</text:p>
          </table:table-cell>
          <table:table-cell table:style-name="ce6" table:formula="of:=[$pair.$L$43]*([$pair.$F$43]/[$pair.$G$43])*([$pair.$I$43]*([$pair.$G$43]/([$pair.$K$43]*([.A20]+1)))^([$pair.$I$43]+1)-[$pair.$H$43]*([$pair.$G$43]/([$pair.$K$43]*([.A20]+1)))^([$pair.$H$43]+1))" office:value-type="float" office:value="-0.0824794235547012" calcext:value-type="float">
            <text:p>-0.0824794235547012</text:p>
          </table:table-cell>
          <table:table-cell table:number-columns-repeated="1011"/>
        </table:table-row>
        <table:table-row table:style-name="ro1">
          <table:table-cell table:style-name="ce6" table:formula="of:=[.A20]+0.01" office:value-type="float" office:value="-0.12" calcext:value-type="float">
            <text:p>-0.12</text:p>
          </table:table-cell>
          <table:table-cell table:style-name="ce6" table:formula="of:=[$bonded.$E$2]*[$bonded.$F$2]*[.A21]" office:value-type="float" office:value="-18" calcext:value-type="float">
            <text:p>-18</text:p>
          </table:table-cell>
          <table:table-cell table:style-name="ce6" table:formula="of:=2*[$bonded.$F$10]*[$bonded.$E$10]*(EXP(-[$bonded.$F$10]*[$bonded.$G$10]*[.A21])-EXP(-2*[$bonded.$F$10]*[$bonded.$G$10]*[.A21]))" office:value-type="float" office:value="-1.15030770406894" calcext:value-type="float">
            <text:p>-1.15030770406894</text:p>
          </table:table-cell>
          <table:table-cell table:style-name="ce6" table:formula="of:=2*[$bonded.$F$11]*[$bonded.$E$11]*(EXP(-[$bonded.$F$11]*[$bonded.$G$11]*[.A21])-EXP(-2*[$bonded.$F$11]*[$bonded.$G$11]*[.A21]))" office:value-type="float" office:value="-0.421882802630265" calcext:value-type="float">
            <text:p>-0.421882802630265</text:p>
          </table:table-cell>
          <table:table-cell table:style-name="ce6" table:formula="of:=[$pair.$L$42]*([$pair.$F$42]/[$pair.$G$42])*([$pair.$I$42]*([$pair.$G$42]/([$pair.$K$42]*([.A21]+1)))^([$pair.$I$42]+1)-[$pair.$H$42]*([$pair.$G$42]/([$pair.$K$42]*([.A21]+1)))^([$pair.$H$42]+1))" office:value-type="float" office:value="-0.343116930393722" calcext:value-type="float">
            <text:p>-0.343116930393722</text:p>
          </table:table-cell>
          <table:table-cell table:style-name="ce6" table:formula="of:=[$pair.$L$43]*([$pair.$F$43]/[$pair.$G$43])*([$pair.$I$43]*([$pair.$G$43]/([$pair.$K$43]*([.A21]+1)))^([$pair.$I$43]+1)-[$pair.$H$43]*([$pair.$G$43]/([$pair.$K$43]*([.A21]+1)))^([$pair.$H$43]+1))" office:value-type="float" office:value="-0.0686233860787445" calcext:value-type="float">
            <text:p>-0.0686233860787445</text:p>
          </table:table-cell>
          <table:table-cell table:number-columns-repeated="1011"/>
        </table:table-row>
        <table:table-row table:style-name="ro1">
          <table:table-cell table:style-name="ce6" table:formula="of:=[.A21]+0.01" office:value-type="float" office:value="-0.11" calcext:value-type="float">
            <text:p>-0.11</text:p>
          </table:table-cell>
          <table:table-cell table:style-name="ce6" table:formula="of:=[$bonded.$E$2]*[$bonded.$F$2]*[.A22]" office:value-type="float" office:value="-16.5" calcext:value-type="float">
            <text:p>-16.5</text:p>
          </table:table-cell>
          <table:table-cell table:style-name="ce6" table:formula="of:=2*[$bonded.$F$10]*[$bonded.$E$10]*(EXP(-[$bonded.$F$10]*[$bonded.$G$10]*[.A22])-EXP(-2*[$bonded.$F$10]*[$bonded.$G$10]*[.A22]))" office:value-type="float" office:value="-0.994735375942052" calcext:value-type="float">
            <text:p>-0.994735375942052</text:p>
          </table:table-cell>
          <table:table-cell table:style-name="ce6" table:formula="of:=2*[$bonded.$F$11]*[$bonded.$E$11]*(EXP(-[$bonded.$F$11]*[$bonded.$G$11]*[.A22])-EXP(-2*[$bonded.$F$11]*[$bonded.$G$11]*[.A22]))" office:value-type="float" office:value="-0.365516985832179" calcext:value-type="float">
            <text:p>-0.365516985832179</text:p>
          </table:table-cell>
          <table:table-cell table:style-name="ce6" table:formula="of:=[$pair.$L$42]*([$pair.$F$42]/[$pair.$G$42])*([$pair.$I$42]*([$pair.$G$42]/([$pair.$K$42]*([.A22]+1)))^([$pair.$I$42]+1)-[$pair.$H$42]*([$pair.$G$42]/([$pair.$K$42]*([.A22]+1)))^([$pair.$H$42]+1))" office:value-type="float" office:value="-0.283849961447902" calcext:value-type="float">
            <text:p>-0.283849961447902</text:p>
          </table:table-cell>
          <table:table-cell table:style-name="ce6" table:formula="of:=[$pair.$L$43]*([$pair.$F$43]/[$pair.$G$43])*([$pair.$I$43]*([$pair.$G$43]/([$pair.$K$43]*([.A22]+1)))^([$pair.$I$43]+1)-[$pair.$H$43]*([$pair.$G$43]/([$pair.$K$43]*([.A22]+1)))^([$pair.$H$43]+1))" office:value-type="float" office:value="-0.0567699922895804" calcext:value-type="float">
            <text:p>-0.0567699922895804</text:p>
          </table:table-cell>
          <table:table-cell table:number-columns-repeated="1011"/>
        </table:table-row>
        <table:table-row table:style-name="ro1">
          <table:table-cell table:style-name="ce6" table:formula="of:=[.A22]+0.01" office:value-type="float" office:value="-0.0999999999999999" calcext:value-type="float">
            <text:p>-0.0999999999999999</text:p>
          </table:table-cell>
          <table:table-cell table:style-name="ce6" table:formula="of:=[$bonded.$E$2]*[$bonded.$F$2]*[.A23]" office:value-type="float" office:value="-15" calcext:value-type="float">
            <text:p>-15</text:p>
          </table:table-cell>
          <table:table-cell table:style-name="ce6" table:formula="of:=2*[$bonded.$F$10]*[$bonded.$E$10]*(EXP(-[$bonded.$F$10]*[$bonded.$G$10]*[.A23])-EXP(-2*[$bonded.$F$10]*[$bonded.$G$10]*[.A23]))" office:value-type="float" office:value="-0.853195659396897" calcext:value-type="float">
            <text:p>-0.853195659396897</text:p>
          </table:table-cell>
          <table:table-cell table:style-name="ce6" table:formula="of:=2*[$bonded.$F$11]*[$bonded.$E$11]*(EXP(-[$bonded.$F$11]*[$bonded.$G$11]*[.A23])-EXP(-2*[$bonded.$F$11]*[$bonded.$G$11]*[.A23]))" office:value-type="float" office:value="-0.314099787000337" calcext:value-type="float">
            <text:p>-0.314099787000337</text:p>
          </table:table-cell>
          <table:table-cell table:style-name="ce6" table:formula="of:=[$pair.$L$42]*([$pair.$F$42]/[$pair.$G$42])*([$pair.$I$42]*([$pair.$G$42]/([$pair.$K$42]*([.A23]+1)))^([$pair.$I$42]+1)-[$pair.$H$42]*([$pair.$G$42]/([$pair.$K$42]*([.A23]+1)))^([$pair.$H$42]+1))" office:value-type="float" office:value="-0.23316612285143" calcext:value-type="float">
            <text:p>-0.23316612285143</text:p>
          </table:table-cell>
          <table:table-cell table:style-name="ce6" table:formula="of:=[$pair.$L$43]*([$pair.$F$43]/[$pair.$G$43])*([$pair.$I$43]*([$pair.$G$43]/([$pair.$K$43]*([.A23]+1)))^([$pair.$I$43]+1)-[$pair.$H$43]*([$pair.$G$43]/([$pair.$K$43]*([.A23]+1)))^([$pair.$H$43]+1))" office:value-type="float" office:value="-0.0466332245702861" calcext:value-type="float">
            <text:p>-0.0466332245702861</text:p>
          </table:table-cell>
          <table:table-cell table:number-columns-repeated="1011"/>
        </table:table-row>
        <table:table-row table:style-name="ro1">
          <table:table-cell table:style-name="ce6" table:formula="of:=[.A23]+0.01" office:value-type="float" office:value="-0.0899999999999999" calcext:value-type="float">
            <text:p>-0.0899999999999999</text:p>
          </table:table-cell>
          <table:table-cell table:style-name="ce6" table:formula="of:=[$bonded.$E$2]*[$bonded.$F$2]*[.A24]" office:value-type="float" office:value="-13.5" calcext:value-type="float">
            <text:p>-13.5</text:p>
          </table:table-cell>
          <table:table-cell table:style-name="ce6" table:formula="of:=2*[$bonded.$F$10]*[$bonded.$E$10]*(EXP(-[$bonded.$F$10]*[$bonded.$G$10]*[.A24])-EXP(-2*[$bonded.$F$10]*[$bonded.$G$10]*[.A24]))" office:value-type="float" office:value="-0.724563825637348" calcext:value-type="float">
            <text:p>-0.724563825637348</text:p>
          </table:table-cell>
          <table:table-cell table:style-name="ce6" table:formula="of:=2*[$bonded.$F$11]*[$bonded.$E$11]*(EXP(-[$bonded.$F$11]*[$bonded.$G$11]*[.A24])-EXP(-2*[$bonded.$F$11]*[$bonded.$G$11]*[.A24]))" office:value-type="float" office:value="-0.267246141886519" calcext:value-type="float">
            <text:p>-0.267246141886519</text:p>
          </table:table-cell>
          <table:table-cell table:style-name="ce6" table:formula="of:=[$pair.$L$42]*([$pair.$F$42]/[$pair.$G$42])*([$pair.$I$42]*([$pair.$G$42]/([$pair.$K$42]*([.A24]+1)))^([$pair.$I$42]+1)-[$pair.$H$42]*([$pair.$G$42]/([$pair.$K$42]*([.A24]+1)))^([$pair.$H$42]+1))" office:value-type="float" office:value="-0.189844992439628" calcext:value-type="float">
            <text:p>-0.189844992439628</text:p>
          </table:table-cell>
          <table:table-cell table:style-name="ce6" table:formula="of:=[$pair.$L$43]*([$pair.$F$43]/[$pair.$G$43])*([$pair.$I$43]*([$pair.$G$43]/([$pair.$K$43]*([.A24]+1)))^([$pair.$I$43]+1)-[$pair.$H$43]*([$pair.$G$43]/([$pair.$K$43]*([.A24]+1)))^([$pair.$H$43]+1))" office:value-type="float" office:value="-0.0379689984879256" calcext:value-type="float">
            <text:p>-0.0379689984879256</text:p>
          </table:table-cell>
          <table:table-cell table:number-columns-repeated="1011"/>
        </table:table-row>
        <table:table-row table:style-name="ro1">
          <table:table-cell table:style-name="ce6" table:formula="of:=[.A24]+0.01" office:value-type="float" office:value="-0.0799999999999999" calcext:value-type="float">
            <text:p>-0.0799999999999999</text:p>
          </table:table-cell>
          <table:table-cell table:style-name="ce6" table:formula="of:=[$bonded.$E$2]*[$bonded.$F$2]*[.A25]" office:value-type="float" office:value="-12" calcext:value-type="float">
            <text:p>-12</text:p>
          </table:table-cell>
          <table:table-cell table:style-name="ce6" table:formula="of:=2*[$bonded.$F$10]*[$bonded.$E$10]*(EXP(-[$bonded.$F$10]*[$bonded.$G$10]*[.A25])-EXP(-2*[$bonded.$F$10]*[$bonded.$G$10]*[.A25]))" office:value-type="float" office:value="-0.607801039555253" calcext:value-type="float">
            <text:p>-0.607801039555253</text:p>
          </table:table-cell>
          <table:table-cell table:style-name="ce6" table:formula="of:=2*[$bonded.$F$11]*[$bonded.$E$11]*(EXP(-[$bonded.$F$11]*[$bonded.$G$11]*[.A25])-EXP(-2*[$bonded.$F$11]*[$bonded.$G$11]*[.A25]))" office:value-type="float" office:value="-0.224599510938889" calcext:value-type="float">
            <text:p>-0.224599510938889</text:p>
          </table:table-cell>
          <table:table-cell table:style-name="ce6" table:formula="of:=[$pair.$L$42]*([$pair.$F$42]/[$pair.$G$42])*([$pair.$I$42]*([$pair.$G$42]/([$pair.$K$42]*([.A25]+1)))^([$pair.$I$42]+1)-[$pair.$H$42]*([$pair.$G$42]/([$pair.$K$42]*([.A25]+1)))^([$pair.$H$42]+1))" office:value-type="float" office:value="-0.152843841392296" calcext:value-type="float">
            <text:p>-0.152843841392296</text:p>
          </table:table-cell>
          <table:table-cell table:style-name="ce6" table:formula="of:=[$pair.$L$43]*([$pair.$F$43]/[$pair.$G$43])*([$pair.$I$43]*([$pair.$G$43]/([$pair.$K$43]*([.A25]+1)))^([$pair.$I$43]+1)-[$pair.$H$43]*([$pair.$G$43]/([$pair.$K$43]*([.A25]+1)))^([$pair.$H$43]+1))" office:value-type="float" office:value="-0.0305687682784591" calcext:value-type="float">
            <text:p>-0.0305687682784591</text:p>
          </table:table-cell>
          <table:table-cell table:number-columns-repeated="1011"/>
        </table:table-row>
        <table:table-row table:style-name="ro1">
          <table:table-cell table:style-name="ce6" table:formula="of:=[.A25]+0.01" office:value-type="float" office:value="-0.0699999999999999" calcext:value-type="float">
            <text:p>-0.0699999999999999</text:p>
          </table:table-cell>
          <table:table-cell table:style-name="ce6" table:formula="of:=[$bonded.$E$2]*[$bonded.$F$2]*[.A26]" office:value-type="float" office:value="-10.5" calcext:value-type="float">
            <text:p>-10.5</text:p>
          </table:table-cell>
          <table:table-cell table:style-name="ce6" table:formula="of:=2*[$bonded.$F$10]*[$bonded.$E$10]*(EXP(-[$bonded.$F$10]*[$bonded.$G$10]*[.A26])-EXP(-2*[$bonded.$F$10]*[$bonded.$G$10]*[.A26]))" office:value-type="float" office:value="-0.501947944629633" calcext:value-type="float">
            <text:p>-0.501947944629633</text:p>
          </table:table-cell>
          <table:table-cell table:style-name="ce6" table:formula="of:=2*[$bonded.$F$11]*[$bonded.$E$11]*(EXP(-[$bonded.$F$11]*[$bonded.$G$11]*[.A26])-EXP(-2*[$bonded.$F$11]*[$bonded.$G$11]*[.A26]))" office:value-type="float" office:value="-0.18582981349457" calcext:value-type="float">
            <text:p>-0.18582981349457</text:p>
          </table:table-cell>
          <table:table-cell table:style-name="ce6" table:formula="of:=[$pair.$L$42]*([$pair.$F$42]/[$pair.$G$42])*([$pair.$I$42]*([$pair.$G$42]/([$pair.$K$42]*([.A26]+1)))^([$pair.$I$42]+1)-[$pair.$H$42]*([$pair.$G$42]/([$pair.$K$42]*([.A26]+1)))^([$pair.$H$42]+1))" office:value-type="float" office:value="-0.121270755416806" calcext:value-type="float">
            <text:p>-0.121270755416806</text:p>
          </table:table-cell>
          <table:table-cell table:style-name="ce6" table:formula="of:=[$pair.$L$43]*([$pair.$F$43]/[$pair.$G$43])*([$pair.$I$43]*([$pair.$G$43]/([$pair.$K$43]*([.A26]+1)))^([$pair.$I$43]+1)-[$pair.$H$43]*([$pair.$G$43]/([$pair.$K$43]*([.A26]+1)))^([$pair.$H$43]+1))" office:value-type="float" office:value="-0.0242541510833611" calcext:value-type="float">
            <text:p>-0.0242541510833611</text:p>
          </table:table-cell>
          <table:table-cell table:number-columns-repeated="1011"/>
        </table:table-row>
        <table:table-row table:style-name="ro1">
          <table:table-cell table:style-name="ce6" table:formula="of:=[.A26]+0.01" office:value-type="float" office:value="-0.0599999999999999" calcext:value-type="float">
            <text:p>-0.0599999999999999</text:p>
          </table:table-cell>
          <table:table-cell table:style-name="ce6" table:formula="of:=[$bonded.$E$2]*[$bonded.$F$2]*[.A27]" office:value-type="float" office:value="-8.99999999999999" calcext:value-type="float">
            <text:p>-8.99999999999999</text:p>
          </table:table-cell>
          <table:table-cell table:style-name="ce6" table:formula="of:=2*[$bonded.$F$10]*[$bonded.$E$10]*(EXP(-[$bonded.$F$10]*[$bonded.$G$10]*[.A27])-EXP(-2*[$bonded.$F$10]*[$bonded.$G$10]*[.A27]))" office:value-type="float" office:value="-0.406118721799493" calcext:value-type="float">
            <text:p>-0.406118721799493</text:p>
          </table:table-cell>
          <table:table-cell table:style-name="ce6" table:formula="of:=2*[$bonded.$F$11]*[$bonded.$E$11]*(EXP(-[$bonded.$F$11]*[$bonded.$G$11]*[.A27])-EXP(-2*[$bonded.$F$11]*[$bonded.$G$11]*[.A27]))" office:value-type="float" office:value="-0.150631509951656" calcext:value-type="float">
            <text:p>-0.150631509951656</text:p>
          </table:table-cell>
          <table:table-cell table:style-name="ce6" table:formula="of:=[$pair.$L$42]*([$pair.$F$42]/[$pair.$G$42])*([$pair.$I$42]*([$pair.$G$42]/([$pair.$K$42]*([.A27]+1)))^([$pair.$I$42]+1)-[$pair.$H$42]*([$pair.$G$42]/([$pair.$K$42]*([.A27]+1)))^([$pair.$H$42]+1))" office:value-type="float" office:value="-0.0943620011209831" calcext:value-type="float">
            <text:p>-0.0943620011209831</text:p>
          </table:table-cell>
          <table:table-cell table:style-name="ce6" table:formula="of:=[$pair.$L$43]*([$pair.$F$43]/[$pair.$G$43])*([$pair.$I$43]*([$pair.$G$43]/([$pair.$K$43]*([.A27]+1)))^([$pair.$I$43]+1)-[$pair.$H$43]*([$pair.$G$43]/([$pair.$K$43]*([.A27]+1)))^([$pair.$H$43]+1))" office:value-type="float" office:value="-0.0188724002241966" calcext:value-type="float">
            <text:p>-0.0188724002241966</text:p>
          </table:table-cell>
          <table:table-cell table:number-columns-repeated="1011"/>
        </table:table-row>
        <table:table-row table:style-name="ro1">
          <table:table-cell table:style-name="ce6" table:formula="of:=[.A27]+0.01" office:value-type="float" office:value="-0.0499999999999999" calcext:value-type="float">
            <text:p>-0.0499999999999999</text:p>
          </table:table-cell>
          <table:table-cell table:style-name="ce6" table:formula="of:=[$bonded.$E$2]*[$bonded.$F$2]*[.A28]" office:value-type="float" office:value="-7.49999999999999" calcext:value-type="float">
            <text:p>-7.49999999999999</text:p>
          </table:table-cell>
          <table:table-cell table:style-name="ce6" table:formula="of:=2*[$bonded.$F$10]*[$bonded.$E$10]*(EXP(-[$bonded.$F$10]*[$bonded.$G$10]*[.A28])-EXP(-2*[$bonded.$F$10]*[$bonded.$G$10]*[.A28]))" office:value-type="float" office:value="-0.31949558747876" calcext:value-type="float">
            <text:p>-0.31949558747876</text:p>
          </table:table-cell>
          <table:table-cell table:style-name="ce6" table:formula="of:=2*[$bonded.$F$11]*[$bonded.$E$11]*(EXP(-[$bonded.$F$11]*[$bonded.$G$11]*[.A28])-EXP(-2*[$bonded.$F$11]*[$bonded.$G$11]*[.A28]))" office:value-type="float" office:value="-0.118721821378011" calcext:value-type="float">
            <text:p>-0.118721821378011</text:p>
          </table:table-cell>
          <table:table-cell table:style-name="ce6" table:formula="of:=[$pair.$L$42]*([$pair.$F$42]/[$pair.$G$42])*([$pair.$I$42]*([$pair.$G$42]/([$pair.$K$42]*([.A28]+1)))^([$pair.$I$42]+1)-[$pair.$H$42]*([$pair.$G$42]/([$pair.$K$42]*([.A28]+1)))^([$pair.$H$42]+1))" office:value-type="float" office:value="-0.0714629367188017" calcext:value-type="float">
            <text:p>-0.0714629367188017</text:p>
          </table:table-cell>
          <table:table-cell table:style-name="ce6" table:formula="of:=[$pair.$L$43]*([$pair.$F$43]/[$pair.$G$43])*([$pair.$I$43]*([$pair.$G$43]/([$pair.$K$43]*([.A28]+1)))^([$pair.$I$43]+1)-[$pair.$H$43]*([$pair.$G$43]/([$pair.$K$43]*([.A28]+1)))^([$pair.$H$43]+1))" office:value-type="float" office:value="-0.0142925873437604" calcext:value-type="float">
            <text:p>-0.0142925873437604</text:p>
          </table:table-cell>
          <table:table-cell table:number-columns-repeated="1011"/>
        </table:table-row>
        <table:table-row table:style-name="ro1">
          <table:table-cell table:style-name="ce6" table:formula="of:=[.A28]+0.01" office:value-type="float" office:value="-0.0399999999999999" calcext:value-type="float">
            <text:p>-0.0399999999999999</text:p>
          </table:table-cell>
          <table:table-cell table:style-name="ce6" table:formula="of:=[$bonded.$E$2]*[$bonded.$F$2]*[.A29]" office:value-type="float" office:value="-5.99999999999999" calcext:value-type="float">
            <text:p>-5.99999999999999</text:p>
          </table:table-cell>
          <table:table-cell table:style-name="ce6" table:formula="of:=2*[$bonded.$F$10]*[$bonded.$E$10]*(EXP(-[$bonded.$F$10]*[$bonded.$G$10]*[.A29])-EXP(-2*[$bonded.$F$10]*[$bonded.$G$10]*[.A29]))" office:value-type="float" office:value="-0.241323698434643" calcext:value-type="float">
            <text:p>-0.241323698434643</text:p>
          </table:table-cell>
          <table:table-cell table:style-name="ce6" table:formula="of:=2*[$bonded.$F$11]*[$bonded.$E$11]*(EXP(-[$bonded.$F$11]*[$bonded.$G$11]*[.A29])-EXP(-2*[$bonded.$F$11]*[$bonded.$G$11]*[.A29]))" office:value-type="float" office:value="-0.0898390767632534" calcext:value-type="float">
            <text:p>-0.0898390767632534</text:p>
          </table:table-cell>
          <table:table-cell table:style-name="ce6" table:formula="of:=[$pair.$L$42]*([$pair.$F$42]/[$pair.$G$42])*([$pair.$I$42]*([$pair.$G$42]/([$pair.$K$42]*([.A29]+1)))^([$pair.$I$42]+1)-[$pair.$H$42]*([$pair.$G$42]/([$pair.$K$42]*([.A29]+1)))^([$pair.$H$42]+1))" office:value-type="float" office:value="-0.0520118870946089" calcext:value-type="float">
            <text:p>-0.0520118870946089</text:p>
          </table:table-cell>
          <table:table-cell table:style-name="ce6" table:formula="of:=[$pair.$L$43]*([$pair.$F$43]/[$pair.$G$43])*([$pair.$I$43]*([$pair.$G$43]/([$pair.$K$43]*([.A29]+1)))^([$pair.$I$43]+1)-[$pair.$H$43]*([$pair.$G$43]/([$pair.$K$43]*([.A29]+1)))^([$pair.$H$43]+1))" office:value-type="float" office:value="-0.0104023774189218" calcext:value-type="float">
            <text:p>-0.0104023774189218</text:p>
          </table:table-cell>
          <table:table-cell table:number-columns-repeated="1011"/>
        </table:table-row>
        <table:table-row table:style-name="ro1">
          <table:table-cell table:style-name="ce6" table:formula="of:=[.A29]+0.01" office:value-type="float" office:value="-0.0299999999999999" calcext:value-type="float">
            <text:p>-0.0299999999999999</text:p>
          </table:table-cell>
          <table:table-cell table:style-name="ce6" table:formula="of:=[$bonded.$E$2]*[$bonded.$F$2]*[.A30]" office:value-type="float" office:value="-4.49999999999999" calcext:value-type="float">
            <text:p>-4.49999999999999</text:p>
          </table:table-cell>
          <table:table-cell table:style-name="ce6" table:formula="of:=2*[$bonded.$F$10]*[$bonded.$E$10]*(EXP(-[$bonded.$F$10]*[$bonded.$G$10]*[.A30])-EXP(-2*[$bonded.$F$10]*[$bonded.$G$10]*[.A30]))" office:value-type="float" office:value="-0.170906433616653" calcext:value-type="float">
            <text:p>-0.170906433616653</text:p>
          </table:table-cell>
          <table:table-cell table:style-name="ce6" table:formula="of:=2*[$bonded.$F$11]*[$bonded.$E$11]*(EXP(-[$bonded.$F$11]*[$bonded.$G$11]*[.A30])-EXP(-2*[$bonded.$F$11]*[$bonded.$G$11]*[.A30]))" office:value-type="float" office:value="-0.0637411788162304" calcext:value-type="float">
            <text:p>-0.0637411788162304</text:p>
          </table:table-cell>
          <table:table-cell table:style-name="ce6" table:formula="of:=[$pair.$L$42]*([$pair.$F$42]/[$pair.$G$42])*([$pair.$I$42]*([$pair.$G$42]/([$pair.$K$42]*([.A30]+1)))^([$pair.$I$42]+1)-[$pair.$H$42]*([$pair.$G$42]/([$pair.$K$42]*([.A30]+1)))^([$pair.$H$42]+1))" office:value-type="float" office:value="-0.0355265023810835" calcext:value-type="float">
            <text:p>-0.0355265023810835</text:p>
          </table:table-cell>
          <table:table-cell table:style-name="ce6" table:formula="of:=[$pair.$L$43]*([$pair.$F$43]/[$pair.$G$43])*([$pair.$I$43]*([$pair.$G$43]/([$pair.$K$43]*([.A30]+1)))^([$pair.$I$43]+1)-[$pair.$H$43]*([$pair.$G$43]/([$pair.$K$43]*([.A30]+1)))^([$pair.$H$43]+1))" office:value-type="float" office:value="-0.00710530047621675" calcext:value-type="float">
            <text:p>-0.00710530047621675</text:p>
          </table:table-cell>
          <table:table-cell table:number-columns-repeated="1011"/>
        </table:table-row>
        <table:table-row table:style-name="ro1">
          <table:table-cell table:style-name="ce6" table:formula="of:=[.A30]+0.01" office:value-type="float" office:value="-0.0199999999999999" calcext:value-type="float">
            <text:p>-0.0199999999999999</text:p>
          </table:table-cell>
          <table:table-cell table:style-name="ce6" table:formula="of:=[$bonded.$E$2]*[$bonded.$F$2]*[.A31]" office:value-type="float" office:value="-2.99999999999998" calcext:value-type="float">
            <text:p>-2.99999999999998</text:p>
          </table:table-cell>
          <table:table-cell table:style-name="ce6" table:formula="of:=2*[$bonded.$F$10]*[$bonded.$E$10]*(EXP(-[$bonded.$F$10]*[$bonded.$G$10]*[.A31])-EXP(-2*[$bonded.$F$10]*[$bonded.$G$10]*[.A31]))" office:value-type="float" office:value="-0.107601025216313" calcext:value-type="float">
            <text:p>-0.107601025216313</text:p>
          </table:table-cell>
          <table:table-cell table:style-name="ce6" table:formula="of:=2*[$bonded.$F$11]*[$bonded.$E$11]*(EXP(-[$bonded.$F$11]*[$bonded.$G$11]*[.A31])-EXP(-2*[$bonded.$F$11]*[$bonded.$G$11]*[.A31]))" office:value-type="float" office:value="-0.0402041798568044" calcext:value-type="float">
            <text:p>-0.0402041798568044</text:p>
          </table:table-cell>
          <table:table-cell table:style-name="ce6" table:formula="of:=[$pair.$L$42]*([$pair.$F$42]/[$pair.$G$42])*([$pair.$I$42]*([$pair.$G$42]/([$pair.$K$42]*([.A31]+1)))^([$pair.$I$42]+1)-[$pair.$H$42]*([$pair.$G$42]/([$pair.$K$42]*([.A31]+1)))^([$pair.$H$42]+1))" office:value-type="float" office:value="-0.0215922006598234" calcext:value-type="float">
            <text:p>-0.0215922006598234</text:p>
          </table:table-cell>
          <table:table-cell table:style-name="ce6" table:formula="of:=[$pair.$L$43]*([$pair.$F$43]/[$pair.$G$43])*([$pair.$I$43]*([$pair.$G$43]/([$pair.$K$43]*([.A31]+1)))^([$pair.$I$43]+1)-[$pair.$H$43]*([$pair.$G$43]/([$pair.$K$43]*([.A31]+1)))^([$pair.$H$43]+1))" office:value-type="float" office:value="-0.00431844013196471" calcext:value-type="float">
            <text:p>-0.00431844013196471</text:p>
          </table:table-cell>
          <table:table-cell table:number-columns-repeated="1011"/>
        </table:table-row>
        <table:table-row table:style-name="ro1">
          <table:table-cell table:style-name="ce6" table:formula="of:=[.A31]+0.01" office:value-type="float" office:value="-0.00999999999999986" calcext:value-type="float">
            <text:p>-0.00999999999999986</text:p>
          </table:table-cell>
          <table:table-cell table:style-name="ce6" table:formula="of:=[$bonded.$E$2]*[$bonded.$F$2]*[.A32]" office:value-type="float" office:value="-1.49999999999998" calcext:value-type="float">
            <text:p>-1.49999999999998</text:p>
          </table:table-cell>
          <table:table-cell table:style-name="ce6" table:formula="of:=2*[$bonded.$F$10]*[$bonded.$E$10]*(EXP(-[$bonded.$F$10]*[$bonded.$G$10]*[.A32])-EXP(-2*[$bonded.$F$10]*[$bonded.$G$10]*[.A32]))" office:value-type="float" office:value="-0.0508145132698981" calcext:value-type="float">
            <text:p>-0.0508145132698981</text:p>
          </table:table-cell>
          <table:table-cell table:style-name="ce6" table:formula="of:=2*[$bonded.$F$11]*[$bonded.$E$11]*(EXP(-[$bonded.$F$11]*[$bonded.$G$11]*[.A32])-EXP(-2*[$bonded.$F$11]*[$bonded.$G$11]*[.A32]))" office:value-type="float" office:value="-0.0190209599514269" calcext:value-type="float">
            <text:p>-0.0190209599514269</text:p>
          </table:table-cell>
          <table:table-cell table:style-name="ce6" table:formula="of:=[$pair.$L$42]*([$pair.$F$42]/[$pair.$G$42])*([$pair.$I$42]*([$pair.$G$42]/([$pair.$K$42]*([.A32]+1)))^([$pair.$I$42]+1)-[$pair.$H$42]*([$pair.$G$42]/([$pair.$K$42]*([.A32]+1)))^([$pair.$H$42]+1))" office:value-type="float" office:value="-0.00985236245412567" calcext:value-type="float">
            <text:p>-0.00985236245412567</text:p>
          </table:table-cell>
          <table:table-cell table:style-name="ce6" table:formula="of:=[$pair.$L$43]*([$pair.$F$43]/[$pair.$G$43])*([$pair.$I$43]*([$pair.$G$43]/([$pair.$K$43]*([.A32]+1)))^([$pair.$I$43]+1)-[$pair.$H$43]*([$pair.$G$43]/([$pair.$K$43]*([.A32]+1)))^([$pair.$H$43]+1))" office:value-type="float" office:value="-0.00197047249082516" calcext:value-type="float">
            <text:p>-0.00197047249082516</text:p>
          </table:table-cell>
          <table:table-cell table:number-columns-repeated="1011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table:formula="of:=[$bonded.$E$2]*[$bonded.$F$2]*[.A33]" office:value-type="float" office:value="0" calcext:value-type="float">
            <text:p>0</text:p>
          </table:table-cell>
          <table:table-cell table:style-name="ce6" table:formula="of:=2*[$bonded.$F$10]*[$bonded.$E$10]*(EXP(-[$bonded.$F$10]*[$bonded.$G$10]*[.A33])-EXP(-2*[$bonded.$F$10]*[$bonded.$G$10]*[.A33]))" office:value-type="float" office:value="0" calcext:value-type="float">
            <text:p>0</text:p>
          </table:table-cell>
          <table:table-cell table:style-name="ce6" table:formula="of:=2*[$bonded.$F$11]*[$bonded.$E$11]*(EXP(-[$bonded.$F$11]*[$bonded.$G$11]*[.A33])-EXP(-2*[$bonded.$F$11]*[$bonded.$G$11]*[.A33]))" office:value-type="float" office:value="0" calcext:value-type="float">
            <text:p>0</text:p>
          </table:table-cell>
          <table:table-cell table:style-name="ce6" table:formula="of:=[$pair.$L$42]*([$pair.$F$42]/[$pair.$G$42])*([$pair.$I$42]*([$pair.$G$42]/([$pair.$K$42]*([.A33]+1)))^([$pair.$I$42]+1)-[$pair.$H$42]*([$pair.$G$42]/([$pair.$K$42]*([.A33]+1)))^([$pair.$H$42]+1))" office:value-type="float" office:value="-1.08660933293769E-015" calcext:value-type="float">
            <text:p>-1.08660933293769E-15</text:p>
          </table:table-cell>
          <table:table-cell table:style-name="ce6" table:formula="of:=[$pair.$L$43]*([$pair.$F$43]/[$pair.$G$43])*([$pair.$I$43]*([$pair.$G$43]/([$pair.$K$43]*([.A33]+1)))^([$pair.$I$43]+1)-[$pair.$H$43]*([$pair.$G$43]/([$pair.$K$43]*([.A33]+1)))^([$pair.$H$43]+1))" office:value-type="float" office:value="-2.2875985956583E-016" calcext:value-type="float">
            <text:p>-2.2875985956583E-16</text:p>
          </table:table-cell>
          <table:table-cell table:number-columns-repeated="1011"/>
        </table:table-row>
        <table:table-row table:style-name="ro1">
          <table:table-cell table:style-name="ce6" table:formula="of:=[.A33]+0.01" office:value-type="float" office:value="0.01" calcext:value-type="float">
            <text:p>0.01</text:p>
          </table:table-cell>
          <table:table-cell table:style-name="ce6" table:formula="of:=[$bonded.$E$2]*[$bonded.$F$2]*[.A34]" office:value-type="float" office:value="1.5" calcext:value-type="float">
            <text:p>1.5</text:p>
          </table:table-cell>
          <table:table-cell table:style-name="ce6" table:formula="of:=2*[$bonded.$F$10]*[$bonded.$E$10]*(EXP(-[$bonded.$F$10]*[$bonded.$G$10]*[.A34])-EXP(-2*[$bonded.$F$10]*[$bonded.$G$10]*[.A34]))" office:value-type="float" office:value="0.0453468181626051" calcext:value-type="float">
            <text:p>0.0453468181626051</text:p>
          </table:table-cell>
          <table:table-cell table:style-name="ce6" table:formula="of:=2*[$bonded.$F$11]*[$bonded.$E$11]*(EXP(-[$bonded.$F$11]*[$bonded.$G$11]*[.A34])-EXP(-2*[$bonded.$F$11]*[$bonded.$G$11]*[.A34]))" office:value-type="float" office:value="0.0170357570000549" calcext:value-type="float">
            <text:p>0.0170357570000549</text:p>
          </table:table-cell>
          <table:table-cell table:style-name="ce6" table:formula="of:=[$pair.$L$42]*([$pair.$F$42]/[$pair.$G$42])*([$pair.$I$42]*([$pair.$G$42]/([$pair.$K$42]*([.A34]+1)))^([$pair.$I$42]+1)-[$pair.$H$42]*([$pair.$G$42]/([$pair.$K$42]*([.A34]+1)))^([$pair.$H$42]+1))" office:value-type="float" office:value="0.0082293300042446" calcext:value-type="float">
            <text:p>0.0082293300042446</text:p>
          </table:table-cell>
          <table:table-cell table:style-name="ce6" table:formula="of:=[$pair.$L$43]*([$pair.$F$43]/[$pair.$G$43])*([$pair.$I$43]*([$pair.$G$43]/([$pair.$K$43]*([.A34]+1)))^([$pair.$I$43]+1)-[$pair.$H$43]*([$pair.$G$43]/([$pair.$K$43]*([.A34]+1)))^([$pair.$H$43]+1))" office:value-type="float" office:value="0.00164586600084895" calcext:value-type="float">
            <text:p>0.00164586600084895</text:p>
          </table:table-cell>
          <table:table-cell table:number-columns-repeated="1011"/>
        </table:table-row>
        <table:table-row table:style-name="ro1">
          <table:table-cell table:style-name="ce6" table:formula="of:=[.A34]+0.01" office:value-type="float" office:value="0.02" calcext:value-type="float">
            <text:p>0.02</text:p>
          </table:table-cell>
          <table:table-cell table:style-name="ce6" table:formula="of:=[$bonded.$E$2]*[$bonded.$F$2]*[.A35]" office:value-type="float" office:value="3" calcext:value-type="float">
            <text:p>3</text:p>
          </table:table-cell>
          <table:table-cell table:style-name="ce6" table:formula="of:=2*[$bonded.$F$10]*[$bonded.$E$10]*(EXP(-[$bonded.$F$10]*[$bonded.$G$10]*[.A35])-EXP(-2*[$bonded.$F$10]*[$bonded.$G$10]*[.A35]))" office:value-type="float" office:value="0.0856908613175181" calcext:value-type="float">
            <text:p>0.0856908613175181</text:p>
          </table:table-cell>
          <table:table-cell table:style-name="ce6" table:formula="of:=2*[$bonded.$F$11]*[$bonded.$E$11]*(EXP(-[$bonded.$F$11]*[$bonded.$G$11]*[.A35])-EXP(-2*[$bonded.$F$11]*[$bonded.$G$11]*[.A35]))" office:value-type="float" office:value="0.0322499628049662" calcext:value-type="float">
            <text:p>0.0322499628049662</text:p>
          </table:table-cell>
          <table:table-cell table:style-name="ce6" table:formula="of:=[$pair.$L$42]*([$pair.$F$42]/[$pair.$G$42])*([$pair.$I$42]*([$pair.$G$42]/([$pair.$K$42]*([.A35]+1)))^([$pair.$I$42]+1)-[$pair.$H$42]*([$pair.$G$42]/([$pair.$K$42]*([.A35]+1)))^([$pair.$H$42]+1))" office:value-type="float" office:value="0.0150635636216268" calcext:value-type="float">
            <text:p>0.0150635636216268</text:p>
          </table:table-cell>
          <table:table-cell table:style-name="ce6" table:formula="of:=[$pair.$L$43]*([$pair.$F$43]/[$pair.$G$43])*([$pair.$I$43]*([$pair.$G$43]/([$pair.$K$43]*([.A35]+1)))^([$pair.$I$43]+1)-[$pair.$H$43]*([$pair.$G$43]/([$pair.$K$43]*([.A35]+1)))^([$pair.$H$43]+1))" office:value-type="float" office:value="0.00301271272432534" calcext:value-type="float">
            <text:p>0.00301271272432534</text:p>
          </table:table-cell>
          <table:table-cell table:number-columns-repeated="1011"/>
        </table:table-row>
        <table:table-row table:style-name="ro1">
          <table:table-cell table:style-name="ce6" table:formula="of:=[.A35]+0.01" office:value-type="float" office:value="0.03" calcext:value-type="float">
            <text:p>0.03</text:p>
          </table:table-cell>
          <table:table-cell table:style-name="ce6" table:formula="of:=[$bonded.$E$2]*[$bonded.$F$2]*[.A36]" office:value-type="float" office:value="4.5" calcext:value-type="float">
            <text:p>4.5</text:p>
          </table:table-cell>
          <table:table-cell table:style-name="ce6" table:formula="of:=2*[$bonded.$F$10]*[$bonded.$E$10]*(EXP(-[$bonded.$F$10]*[$bonded.$G$10]*[.A36])-EXP(-2*[$bonded.$F$10]*[$bonded.$G$10]*[.A36]))" office:value-type="float" office:value="0.121460638535054" calcext:value-type="float">
            <text:p>0.121460638535054</text:p>
          </table:table-cell>
          <table:table-cell table:style-name="ce6" table:formula="of:=2*[$bonded.$F$11]*[$bonded.$E$11]*(EXP(-[$bonded.$F$11]*[$bonded.$G$11]*[.A36])-EXP(-2*[$bonded.$F$11]*[$bonded.$G$11]*[.A36]))" office:value-type="float" office:value="0.0457938447360256" calcext:value-type="float">
            <text:p>0.0457938447360256</text:p>
          </table:table-cell>
          <table:table-cell table:style-name="ce6" table:formula="of:=[$pair.$L$42]*([$pair.$F$42]/[$pair.$G$42])*([$pair.$I$42]*([$pair.$G$42]/([$pair.$K$42]*([.A36]+1)))^([$pair.$I$42]+1)-[$pair.$H$42]*([$pair.$G$42]/([$pair.$K$42]*([.A36]+1)))^([$pair.$H$42]+1))" office:value-type="float" office:value="0.0206992789339879" calcext:value-type="float">
            <text:p>0.0206992789339879</text:p>
          </table:table-cell>
          <table:table-cell table:style-name="ce6" table:formula="of:=[$pair.$L$43]*([$pair.$F$43]/[$pair.$G$43])*([$pair.$I$43]*([$pair.$G$43]/([$pair.$K$43]*([.A36]+1)))^([$pair.$I$43]+1)-[$pair.$H$43]*([$pair.$G$43]/([$pair.$K$43]*([.A36]+1)))^([$pair.$H$43]+1))" office:value-type="float" office:value="0.00413985578679757" calcext:value-type="float">
            <text:p>0.00413985578679757</text:p>
          </table:table-cell>
          <table:table-cell table:number-columns-repeated="1011"/>
        </table:table-row>
        <table:table-row table:style-name="ro1">
          <table:table-cell table:style-name="ce6" table:formula="of:=[.A36]+0.01" office:value-type="float" office:value="0.04" calcext:value-type="float">
            <text:p>0.04</text:p>
          </table:table-cell>
          <table:table-cell table:style-name="ce6" table:formula="of:=[$bonded.$E$2]*[$bonded.$F$2]*[.A37]" office:value-type="float" office:value="6" calcext:value-type="float">
            <text:p>6</text:p>
          </table:table-cell>
          <table:table-cell table:style-name="ce6" table:formula="of:=2*[$bonded.$F$10]*[$bonded.$E$10]*(EXP(-[$bonded.$F$10]*[$bonded.$G$10]*[.A37])-EXP(-2*[$bonded.$F$10]*[$bonded.$G$10]*[.A37]))" office:value-type="float" office:value="0.153050999550104" calcext:value-type="float">
            <text:p>0.153050999550104</text:p>
          </table:table-cell>
          <table:table-cell table:style-name="ce6" table:formula="of:=2*[$bonded.$F$11]*[$bonded.$E$11]*(EXP(-[$bonded.$F$11]*[$bonded.$G$11]*[.A37])-EXP(-2*[$bonded.$F$11]*[$bonded.$G$11]*[.A37]))" office:value-type="float" office:value="0.057807115880561" calcext:value-type="float">
            <text:p>0.057807115880561</text:p>
          </table:table-cell>
          <table:table-cell table:style-name="ce6" table:formula="of:=[$pair.$L$42]*([$pair.$F$42]/[$pair.$G$42])*([$pair.$I$42]*([$pair.$G$42]/([$pair.$K$42]*([.A37]+1)))^([$pair.$I$42]+1)-[$pair.$H$42]*([$pair.$G$42]/([$pair.$K$42]*([.A37]+1)))^([$pair.$H$42]+1))" office:value-type="float" office:value="0.0253060933128788" calcext:value-type="float">
            <text:p>0.0253060933128788</text:p>
          </table:table-cell>
          <table:table-cell table:style-name="ce6" table:formula="of:=[$pair.$L$43]*([$pair.$F$43]/[$pair.$G$43])*([$pair.$I$43]*([$pair.$G$43]/([$pair.$K$43]*([.A37]+1)))^([$pair.$I$43]+1)-[$pair.$H$43]*([$pair.$G$43]/([$pair.$K$43]*([.A37]+1)))^([$pair.$H$43]+1))" office:value-type="float" office:value="0.00506121866257575" calcext:value-type="float">
            <text:p>0.00506121866257575</text:p>
          </table:table-cell>
          <table:table-cell table:number-columns-repeated="1011"/>
        </table:table-row>
        <table:table-row table:style-name="ro1">
          <table:table-cell table:style-name="ce6" table:formula="of:=[.A37]+0.01" office:value-type="float" office:value="0.05" calcext:value-type="float">
            <text:p>0.05</text:p>
          </table:table-cell>
          <table:table-cell table:style-name="ce6" table:formula="of:=[$bonded.$E$2]*[$bonded.$F$2]*[.A38]" office:value-type="float" office:value="7.5" calcext:value-type="float">
            <text:p>7.5</text:p>
          </table:table-cell>
          <table:table-cell table:style-name="ce6" table:formula="of:=2*[$bonded.$F$10]*[$bonded.$E$10]*(EXP(-[$bonded.$F$10]*[$bonded.$G$10]*[.A38])-EXP(-2*[$bonded.$F$10]*[$bonded.$G$10]*[.A38]))" office:value-type="float" office:value="0.180825681973454" calcext:value-type="float">
            <text:p>0.180825681973454</text:p>
          </table:table-cell>
          <table:table-cell table:style-name="ce6" table:formula="of:=2*[$bonded.$F$11]*[$bonded.$E$11]*(EXP(-[$bonded.$F$11]*[$bonded.$G$11]*[.A38])-EXP(-2*[$bonded.$F$11]*[$bonded.$G$11]*[.A38]))" office:value-type="float" office:value="0.0684188197256083" calcext:value-type="float">
            <text:p>0.0684188197256083</text:p>
          </table:table-cell>
          <table:table-cell table:style-name="ce6" table:formula="of:=[$pair.$L$42]*([$pair.$F$42]/[$pair.$G$42])*([$pair.$I$42]*([$pair.$G$42]/([$pair.$K$42]*([.A38]+1)))^([$pair.$I$42]+1)-[$pair.$H$42]*([$pair.$G$42]/([$pair.$K$42]*([.A38]+1)))^([$pair.$H$42]+1))" office:value-type="float" office:value="0.0290304229768082" calcext:value-type="float">
            <text:p>0.0290304229768082</text:p>
          </table:table-cell>
          <table:table-cell table:style-name="ce6" table:formula="of:=[$pair.$L$43]*([$pair.$F$43]/[$pair.$G$43])*([$pair.$I$43]*([$pair.$G$43]/([$pair.$K$43]*([.A38]+1)))^([$pair.$I$43]+1)-[$pair.$H$43]*([$pair.$G$43]/([$pair.$K$43]*([.A38]+1)))^([$pair.$H$43]+1))" office:value-type="float" office:value="0.00580608459536165" calcext:value-type="float">
            <text:p>0.00580608459536165</text:p>
          </table:table-cell>
          <table:table-cell table:number-columns-repeated="1011"/>
        </table:table-row>
        <table:table-row table:style-name="ro1">
          <table:table-cell table:style-name="ce6" table:formula="of:=[.A38]+0.01" office:value-type="float" office:value="0.06" calcext:value-type="float">
            <text:p>0.06</text:p>
          </table:table-cell>
          <table:table-cell table:style-name="ce6" table:formula="of:=[$bonded.$E$2]*[$bonded.$F$2]*[.A39]" office:value-type="float" office:value="9" calcext:value-type="float">
            <text:p>9</text:p>
          </table:table-cell>
          <table:table-cell table:style-name="ce6" table:formula="of:=2*[$bonded.$F$10]*[$bonded.$E$10]*(EXP(-[$bonded.$F$10]*[$bonded.$G$10]*[.A39])-EXP(-2*[$bonded.$F$10]*[$bonded.$G$10]*[.A39]))" office:value-type="float" office:value="0.205119669090947" calcext:value-type="float">
            <text:p>0.205119669090947</text:p>
          </table:table-cell>
          <table:table-cell table:style-name="ce6" table:formula="of:=2*[$bonded.$F$11]*[$bonded.$E$11]*(EXP(-[$bonded.$F$11]*[$bonded.$G$11]*[.A39])-EXP(-2*[$bonded.$F$11]*[$bonded.$G$11]*[.A39]))" office:value-type="float" office:value="0.0777481139086598" calcext:value-type="float">
            <text:p>0.0777481139086598</text:p>
          </table:table-cell>
          <table:table-cell table:style-name="ce6" table:formula="of:=[$pair.$L$42]*([$pair.$F$42]/[$pair.$G$42])*([$pair.$I$42]*([$pair.$G$42]/([$pair.$K$42]*([.A39]+1)))^([$pair.$I$42]+1)-[$pair.$H$42]*([$pair.$G$42]/([$pair.$K$42]*([.A39]+1)))^([$pair.$H$42]+1))" office:value-type="float" office:value="0.0319987010121651" calcext:value-type="float">
            <text:p>0.0319987010121651</text:p>
          </table:table-cell>
          <table:table-cell table:style-name="ce6" table:formula="of:=[$pair.$L$43]*([$pair.$F$43]/[$pair.$G$43])*([$pair.$I$43]*([$pair.$G$43]/([$pair.$K$43]*([.A39]+1)))^([$pair.$I$43]+1)-[$pair.$H$43]*([$pair.$G$43]/([$pair.$K$43]*([.A39]+1)))^([$pair.$H$43]+1))" office:value-type="float" office:value="0.00639974020243302" calcext:value-type="float">
            <text:p>0.00639974020243302</text:p>
          </table:table-cell>
          <table:table-cell table:number-columns-repeated="1011"/>
        </table:table-row>
        <table:table-row table:style-name="ro1">
          <table:table-cell table:style-name="ce6" table:formula="of:=[.A39]+0.01" office:value-type="float" office:value="0.07" calcext:value-type="float">
            <text:p>0.07</text:p>
          </table:table-cell>
          <table:table-cell table:style-name="ce6" table:formula="of:=[$bonded.$E$2]*[$bonded.$F$2]*[.A40]" office:value-type="float" office:value="10.5" calcext:value-type="float">
            <text:p>10.5</text:p>
          </table:table-cell>
          <table:table-cell table:style-name="ce6" table:formula="of:=2*[$bonded.$F$10]*[$bonded.$E$10]*(EXP(-[$bonded.$F$10]*[$bonded.$G$10]*[.A40])-EXP(-2*[$bonded.$F$10]*[$bonded.$G$10]*[.A40]))" office:value-type="float" office:value="0.22624137221478" calcext:value-type="float">
            <text:p>0.22624137221478</text:p>
          </table:table-cell>
          <table:table-cell table:style-name="ce6" table:formula="of:=2*[$bonded.$F$11]*[$bonded.$E$11]*(EXP(-[$bonded.$F$11]*[$bonded.$G$11]*[.A40])-EXP(-2*[$bonded.$F$11]*[$bonded.$G$11]*[.A40]))" office:value-type="float" office:value="0.0859049974365743" calcext:value-type="float">
            <text:p>0.0859049974365743</text:p>
          </table:table-cell>
          <table:table-cell table:style-name="ce6" table:formula="of:=[$pair.$L$42]*([$pair.$F$42]/[$pair.$G$42])*([$pair.$I$42]*([$pair.$G$42]/([$pair.$K$42]*([.A40]+1)))^([$pair.$I$42]+1)-[$pair.$H$42]*([$pair.$G$42]/([$pair.$K$42]*([.A40]+1)))^([$pair.$H$42]+1))" office:value-type="float" office:value="0.0343201349249617" calcext:value-type="float">
            <text:p>0.0343201349249617</text:p>
          </table:table-cell>
          <table:table-cell table:style-name="ce6" table:formula="of:=[$pair.$L$43]*([$pair.$F$43]/[$pair.$G$43])*([$pair.$I$43]*([$pair.$G$43]/([$pair.$K$43]*([.A40]+1)))^([$pair.$I$43]+1)-[$pair.$H$43]*([$pair.$G$43]/([$pair.$K$43]*([.A40]+1)))^([$pair.$H$43]+1))" office:value-type="float" office:value="0.00686402698499233" calcext:value-type="float">
            <text:p>0.00686402698499233</text:p>
          </table:table-cell>
          <table:table-cell table:number-columns-repeated="1011"/>
        </table:table-row>
        <table:table-row table:style-name="ro1">
          <table:table-cell table:style-name="ce6" table:formula="of:=[.A40]+0.01" office:value-type="float" office:value="0.08" calcext:value-type="float">
            <text:p>0.08</text:p>
          </table:table-cell>
          <table:table-cell table:style-name="ce6" table:formula="of:=[$bonded.$E$2]*[$bonded.$F$2]*[.A41]" office:value-type="float" office:value="12" calcext:value-type="float">
            <text:p>12</text:p>
          </table:table-cell>
          <table:table-cell table:style-name="ce6" table:formula="of:=2*[$bonded.$F$10]*[$bonded.$E$10]*(EXP(-[$bonded.$F$10]*[$bonded.$G$10]*[.A41])-EXP(-2*[$bonded.$F$10]*[$bonded.$G$10]*[.A41]))" office:value-type="float" office:value="0.244474650526132" calcext:value-type="float">
            <text:p>0.244474650526132</text:p>
          </table:table-cell>
          <table:table-cell table:style-name="ce6" table:formula="of:=2*[$bonded.$F$11]*[$bonded.$E$11]*(EXP(-[$bonded.$F$11]*[$bonded.$G$11]*[.A41])-EXP(-2*[$bonded.$F$11]*[$bonded.$G$11]*[.A41]))" office:value-type="float" office:value="0.0929909854141061" calcext:value-type="float">
            <text:p>0.0929909854141061</text:p>
          </table:table-cell>
          <table:table-cell table:style-name="ce6" table:formula="of:=[$pair.$L$42]*([$pair.$F$42]/[$pair.$G$42])*([$pair.$I$42]*([$pair.$G$42]/([$pair.$K$42]*([.A41]+1)))^([$pair.$I$42]+1)-[$pair.$H$42]*([$pair.$G$42]/([$pair.$K$42]*([.A41]+1)))^([$pair.$H$42]+1))" office:value-type="float" office:value="0.0360890721532346" calcext:value-type="float">
            <text:p>0.0360890721532346</text:p>
          </table:table-cell>
          <table:table-cell table:style-name="ce6" table:formula="of:=[$pair.$L$43]*([$pair.$F$43]/[$pair.$G$43])*([$pair.$I$43]*([$pair.$G$43]/([$pair.$K$43]*([.A41]+1)))^([$pair.$I$43]+1)-[$pair.$H$43]*([$pair.$G$43]/([$pair.$K$43]*([.A41]+1)))^([$pair.$H$43]+1))" office:value-type="float" office:value="0.00721781443064692" calcext:value-type="float">
            <text:p>0.00721781443064692</text:p>
          </table:table-cell>
          <table:table-cell table:number-columns-repeated="1011"/>
        </table:table-row>
        <table:table-row table:style-name="ro1">
          <table:table-cell table:style-name="ce6" table:formula="of:=[.A41]+0.01" office:value-type="float" office:value="0.09" calcext:value-type="float">
            <text:p>0.09</text:p>
          </table:table-cell>
          <table:table-cell table:style-name="ce6" table:formula="of:=[$bonded.$E$2]*[$bonded.$F$2]*[.A42]" office:value-type="float" office:value="13.5" calcext:value-type="float">
            <text:p>13.5</text:p>
          </table:table-cell>
          <table:table-cell table:style-name="ce6" table:formula="of:=2*[$bonded.$F$10]*[$bonded.$E$10]*(EXP(-[$bonded.$F$10]*[$bonded.$G$10]*[.A42])-EXP(-2*[$bonded.$F$10]*[$bonded.$G$10]*[.A42]))" office:value-type="float" office:value="0.260080680398285" calcext:value-type="float">
            <text:p>0.260080680398285</text:p>
          </table:table-cell>
          <table:table-cell table:style-name="ce6" table:formula="of:=2*[$bonded.$F$11]*[$bonded.$E$11]*(EXP(-[$bonded.$F$11]*[$bonded.$G$11]*[.A42])-EXP(-2*[$bonded.$F$11]*[$bonded.$G$11]*[.A42]))" office:value-type="float" office:value="0.0990997350358691" calcext:value-type="float">
            <text:p>0.0990997350358691</text:p>
          </table:table-cell>
          <table:table-cell table:style-name="ce6" table:formula="of:=[$pair.$L$42]*([$pair.$F$42]/[$pair.$G$42])*([$pair.$I$42]*([$pair.$G$42]/([$pair.$K$42]*([.A42]+1)))^([$pair.$I$42]+1)-[$pair.$H$42]*([$pair.$G$42]/([$pair.$K$42]*([.A42]+1)))^([$pair.$H$42]+1))" office:value-type="float" office:value="0.0373870313842883" calcext:value-type="float">
            <text:p>0.0373870313842883</text:p>
          </table:table-cell>
          <table:table-cell table:style-name="ce6" table:formula="of:=[$pair.$L$43]*([$pair.$F$43]/[$pair.$G$43])*([$pair.$I$43]*([$pair.$G$43]/([$pair.$K$43]*([.A42]+1)))^([$pair.$I$43]+1)-[$pair.$H$43]*([$pair.$G$43]/([$pair.$K$43]*([.A42]+1)))^([$pair.$H$43]+1))" office:value-type="float" office:value="0.00747740627685766" calcext:value-type="float">
            <text:p>0.00747740627685766</text:p>
          </table:table-cell>
          <table:table-cell table:number-columns-repeated="1011"/>
        </table:table-row>
        <table:table-row table:style-name="ro1">
          <table:table-cell table:style-name="ce6" table:formula="of:=[.A42]+0.01" office:value-type="float" office:value="0.1" calcext:value-type="float">
            <text:p>0.1</text:p>
          </table:table-cell>
          <table:table-cell table:style-name="ce6" table:formula="of:=[$bonded.$E$2]*[$bonded.$F$2]*[.A43]" office:value-type="float" office:value="15" calcext:value-type="float">
            <text:p>15</text:p>
          </table:table-cell>
          <table:table-cell table:style-name="ce6" table:formula="of:=2*[$bonded.$F$10]*[$bonded.$E$10]*(EXP(-[$bonded.$F$10]*[$bonded.$G$10]*[.A43])-EXP(-2*[$bonded.$F$10]*[$bonded.$G$10]*[.A43]))" office:value-type="float" office:value="0.273299685309017" calcext:value-type="float">
            <text:p>0.273299685309017</text:p>
          </table:table-cell>
          <table:table-cell table:style-name="ce6" table:formula="of:=2*[$bonded.$F$11]*[$bonded.$E$11]*(EXP(-[$bonded.$F$11]*[$bonded.$G$11]*[.A43])-EXP(-2*[$bonded.$F$11]*[$bonded.$G$11]*[.A43]))" office:value-type="float" office:value="0.104317626328337" calcext:value-type="float">
            <text:p>0.104317626328337</text:p>
          </table:table-cell>
          <table:table-cell table:style-name="ce6" table:formula="of:=[$pair.$L$42]*([$pair.$F$42]/[$pair.$G$42])*([$pair.$I$42]*([$pair.$G$42]/([$pair.$K$42]*([.A43]+1)))^([$pair.$I$42]+1)-[$pair.$H$42]*([$pair.$G$42]/([$pair.$K$42]*([.A43]+1)))^([$pair.$H$42]+1))" office:value-type="float" office:value="0.0382844486403524" calcext:value-type="float">
            <text:p>0.0382844486403524</text:p>
          </table:table-cell>
          <table:table-cell table:style-name="ce6" table:formula="of:=[$pair.$L$43]*([$pair.$F$43]/[$pair.$G$43])*([$pair.$I$43]*([$pair.$G$43]/([$pair.$K$43]*([.A43]+1)))^([$pair.$I$43]+1)-[$pair.$H$43]*([$pair.$G$43]/([$pair.$K$43]*([.A43]+1)))^([$pair.$H$43]+1))" office:value-type="float" office:value="0.00765688972807048" calcext:value-type="float">
            <text:p>0.00765688972807048</text:p>
          </table:table-cell>
          <table:table-cell table:number-columns-repeated="1011"/>
        </table:table-row>
        <table:table-row table:style-name="ro1">
          <table:table-cell table:style-name="ce6" table:formula="of:=[.A43]+0.01" office:value-type="float" office:value="0.11" calcext:value-type="float">
            <text:p>0.11</text:p>
          </table:table-cell>
          <table:table-cell table:style-name="ce6" table:formula="of:=[$bonded.$E$2]*[$bonded.$F$2]*[.A44]" office:value-type="float" office:value="16.5" calcext:value-type="float">
            <text:p>16.5</text:p>
          </table:table-cell>
          <table:table-cell table:style-name="ce6" table:formula="of:=2*[$bonded.$F$10]*[$bonded.$E$10]*(EXP(-[$bonded.$F$10]*[$bonded.$G$10]*[.A44])-EXP(-2*[$bonded.$F$10]*[$bonded.$G$10]*[.A44]))" office:value-type="float" office:value="0.284352536635116" calcext:value-type="float">
            <text:p>0.284352536635116</text:p>
          </table:table-cell>
          <table:table-cell table:style-name="ce6" table:formula="of:=2*[$bonded.$F$11]*[$bonded.$E$11]*(EXP(-[$bonded.$F$11]*[$bonded.$G$11]*[.A44])-EXP(-2*[$bonded.$F$11]*[$bonded.$G$11]*[.A44]))" office:value-type="float" office:value="0.108724300880241" calcext:value-type="float">
            <text:p>0.108724300880241</text:p>
          </table:table-cell>
          <table:table-cell table:style-name="ce6" table:formula="of:=[$pair.$L$42]*([$pair.$F$42]/[$pair.$G$42])*([$pair.$I$42]*([$pair.$G$42]/([$pair.$K$42]*([.A44]+1)))^([$pair.$I$42]+1)-[$pair.$H$42]*([$pair.$G$42]/([$pair.$K$42]*([.A44]+1)))^([$pair.$H$42]+1))" office:value-type="float" office:value="0.0388421796349008" calcext:value-type="float">
            <text:p>0.0388421796349008</text:p>
          </table:table-cell>
          <table:table-cell table:style-name="ce6" table:formula="of:=[$pair.$L$43]*([$pair.$F$43]/[$pair.$G$43])*([$pair.$I$43]*([$pair.$G$43]/([$pair.$K$43]*([.A44]+1)))^([$pair.$I$43]+1)-[$pair.$H$43]*([$pair.$G$43]/([$pair.$K$43]*([.A44]+1)))^([$pair.$H$43]+1))" office:value-type="float" office:value="0.00776843592698015" calcext:value-type="float">
            <text:p>0.00776843592698015</text:p>
          </table:table-cell>
          <table:table-cell table:number-columns-repeated="1011"/>
        </table:table-row>
        <table:table-row table:style-name="ro1">
          <table:table-cell table:style-name="ce6" table:formula="of:=[.A44]+0.01" office:value-type="float" office:value="0.12" calcext:value-type="float">
            <text:p>0.12</text:p>
          </table:table-cell>
          <table:table-cell table:style-name="ce6" table:formula="of:=[$bonded.$E$2]*[$bonded.$F$2]*[.A45]" office:value-type="float" office:value="18" calcext:value-type="float">
            <text:p>18</text:p>
          </table:table-cell>
          <table:table-cell table:style-name="ce6" table:formula="of:=2*[$bonded.$F$10]*[$bonded.$E$10]*(EXP(-[$bonded.$F$10]*[$bonded.$G$10]*[.A45])-EXP(-2*[$bonded.$F$10]*[$bonded.$G$10]*[.A45]))" office:value-type="float" office:value="0.293442234865721" calcext:value-type="float">
            <text:p>0.293442234865721</text:p>
          </table:table-cell>
          <table:table-cell table:style-name="ce6" table:formula="of:=2*[$bonded.$F$11]*[$bonded.$E$11]*(EXP(-[$bonded.$F$11]*[$bonded.$G$11]*[.A45])-EXP(-2*[$bonded.$F$11]*[$bonded.$G$11]*[.A45]))" office:value-type="float" office:value="0.112393161569128" calcext:value-type="float">
            <text:p>0.112393161569128</text:p>
          </table:table-cell>
          <table:table-cell table:style-name="ce6" table:formula="of:=[$pair.$L$42]*([$pair.$F$42]/[$pair.$G$42])*([$pair.$I$42]*([$pair.$G$42]/([$pair.$K$42]*([.A45]+1)))^([$pair.$I$42]+1)-[$pair.$H$42]*([$pair.$G$42]/([$pair.$K$42]*([.A45]+1)))^([$pair.$H$42]+1))" office:value-type="float" office:value="0.0391127936238592" calcext:value-type="float">
            <text:p>0.0391127936238592</text:p>
          </table:table-cell>
          <table:table-cell table:style-name="ce6" table:formula="of:=[$pair.$L$43]*([$pair.$F$43]/[$pair.$G$43])*([$pair.$I$43]*([$pair.$G$43]/([$pair.$K$43]*([.A45]+1)))^([$pair.$I$43]+1)-[$pair.$H$43]*([$pair.$G$43]/([$pair.$K$43]*([.A45]+1)))^([$pair.$H$43]+1))" office:value-type="float" office:value="0.00782255872477183" calcext:value-type="float">
            <text:p>0.00782255872477183</text:p>
          </table:table-cell>
          <table:table-cell table:number-columns-repeated="1011"/>
        </table:table-row>
        <table:table-row table:style-name="ro1">
          <table:table-cell table:style-name="ce6" table:formula="of:=[.A45]+0.01" office:value-type="float" office:value="0.13" calcext:value-type="float">
            <text:p>0.13</text:p>
          </table:table-cell>
          <table:table-cell table:style-name="ce6" table:formula="of:=[$bonded.$E$2]*[$bonded.$F$2]*[.A46]" office:value-type="float" office:value="19.5" calcext:value-type="float">
            <text:p>19.5</text:p>
          </table:table-cell>
          <table:table-cell table:style-name="ce6" table:formula="of:=2*[$bonded.$F$10]*[$bonded.$E$10]*(EXP(-[$bonded.$F$10]*[$bonded.$G$10]*[.A46])-EXP(-2*[$bonded.$F$10]*[$bonded.$G$10]*[.A46]))" office:value-type="float" office:value="0.300755280070501" calcext:value-type="float">
            <text:p>0.300755280070501</text:p>
          </table:table-cell>
          <table:table-cell table:style-name="ce6" table:formula="of:=2*[$bonded.$F$11]*[$bonded.$E$11]*(EXP(-[$bonded.$F$11]*[$bonded.$G$11]*[.A46])-EXP(-2*[$bonded.$F$11]*[$bonded.$G$11]*[.A46]))" office:value-type="float" office:value="0.115391836077596" calcext:value-type="float">
            <text:p>0.115391836077596</text:p>
          </table:table-cell>
          <table:table-cell table:style-name="ce6" table:formula="of:=[$pair.$L$42]*([$pair.$F$42]/[$pair.$G$42])*([$pair.$I$42]*([$pair.$G$42]/([$pair.$K$42]*([.A46]+1)))^([$pair.$I$42]+1)-[$pair.$H$42]*([$pair.$G$42]/([$pair.$K$42]*([.A46]+1)))^([$pair.$H$42]+1))" office:value-type="float" office:value="0.0391416886860049" calcext:value-type="float">
            <text:p>0.0391416886860049</text:p>
          </table:table-cell>
          <table:table-cell table:style-name="ce6" table:formula="of:=[$pair.$L$43]*([$pair.$F$43]/[$pair.$G$43])*([$pair.$I$43]*([$pair.$G$43]/([$pair.$K$43]*([.A46]+1)))^([$pair.$I$43]+1)-[$pair.$H$43]*([$pair.$G$43]/([$pair.$K$43]*([.A46]+1)))^([$pair.$H$43]+1))" office:value-type="float" office:value="0.00782833773720098" calcext:value-type="float">
            <text:p>0.00782833773720098</text:p>
          </table:table-cell>
          <table:table-cell table:number-columns-repeated="1011"/>
        </table:table-row>
        <table:table-row table:style-name="ro1">
          <table:table-cell table:style-name="ce6" table:formula="of:=[.A46]+0.01" office:value-type="float" office:value="0.14" calcext:value-type="float">
            <text:p>0.14</text:p>
          </table:table-cell>
          <table:table-cell table:style-name="ce6" table:formula="of:=[$bonded.$E$2]*[$bonded.$F$2]*[.A47]" office:value-type="float" office:value="21" calcext:value-type="float">
            <text:p>21</text:p>
          </table:table-cell>
          <table:table-cell table:style-name="ce6" table:formula="of:=2*[$bonded.$F$10]*[$bonded.$E$10]*(EXP(-[$bonded.$F$10]*[$bonded.$G$10]*[.A47])-EXP(-2*[$bonded.$F$10]*[$bonded.$G$10]*[.A47]))" office:value-type="float" office:value="0.306462939809276" calcext:value-type="float">
            <text:p>0.306462939809276</text:p>
          </table:table-cell>
          <table:table-cell table:style-name="ce6" table:formula="of:=2*[$bonded.$F$11]*[$bonded.$E$11]*(EXP(-[$bonded.$F$11]*[$bonded.$G$11]*[.A47])-EXP(-2*[$bonded.$F$11]*[$bonded.$G$11]*[.A47]))" office:value-type="float" office:value="0.11778260679375" calcext:value-type="float">
            <text:p>0.11778260679375</text:p>
          </table:table-cell>
          <table:table-cell table:style-name="ce6" table:formula="of:=[$pair.$L$42]*([$pair.$F$42]/[$pair.$G$42])*([$pair.$I$42]*([$pair.$G$42]/([$pair.$K$42]*([.A47]+1)))^([$pair.$I$42]+1)-[$pair.$H$42]*([$pair.$G$42]/([$pair.$K$42]*([.A47]+1)))^([$pair.$H$42]+1))" office:value-type="float" office:value="0.0389680539032906" calcext:value-type="float">
            <text:p>0.0389680539032906</text:p>
          </table:table-cell>
          <table:table-cell table:style-name="ce6" table:formula="of:=[$pair.$L$43]*([$pair.$F$43]/[$pair.$G$43])*([$pair.$I$43]*([$pair.$G$43]/([$pair.$K$43]*([.A47]+1)))^([$pair.$I$43]+1)-[$pair.$H$43]*([$pair.$G$43]/([$pair.$K$43]*([.A47]+1)))^([$pair.$H$43]+1))" office:value-type="float" office:value="0.00779361078065812" calcext:value-type="float">
            <text:p>0.00779361078065812</text:p>
          </table:table-cell>
          <table:table-cell table:number-columns-repeated="1011"/>
        </table:table-row>
        <table:table-row table:style-name="ro1">
          <table:table-cell table:style-name="ce6" table:formula="of:=[.A47]+0.01" office:value-type="float" office:value="0.15" calcext:value-type="float">
            <text:p>0.15</text:p>
          </table:table-cell>
          <table:table-cell table:style-name="ce6" table:formula="of:=[$bonded.$E$2]*[$bonded.$F$2]*[.A48]" office:value-type="float" office:value="22.5" calcext:value-type="float">
            <text:p>22.5</text:p>
          </table:table-cell>
          <table:table-cell table:style-name="ce6" table:formula="of:=2*[$bonded.$F$10]*[$bonded.$E$10]*(EXP(-[$bonded.$F$10]*[$bonded.$G$10]*[.A48])-EXP(-2*[$bonded.$F$10]*[$bonded.$G$10]*[.A48]))" office:value-type="float" office:value="0.310722422067932" calcext:value-type="float">
            <text:p>0.310722422067932</text:p>
          </table:table-cell>
          <table:table-cell table:style-name="ce6" table:formula="of:=2*[$bonded.$F$11]*[$bonded.$E$11]*(EXP(-[$bonded.$F$11]*[$bonded.$G$11]*[.A48])-EXP(-2*[$bonded.$F$11]*[$bonded.$G$11]*[.A48]))" office:value-type="float" office:value="0.119622809505518" calcext:value-type="float">
            <text:p>0.119622809505518</text:p>
          </table:table-cell>
          <table:table-cell table:style-name="ce6" table:formula="of:=[$pair.$L$42]*([$pair.$F$42]/[$pair.$G$42])*([$pair.$I$42]*([$pair.$G$42]/([$pair.$K$42]*([.A48]+1)))^([$pair.$I$42]+1)-[$pair.$H$42]*([$pair.$G$42]/([$pair.$K$42]*([.A48]+1)))^([$pair.$H$42]+1))" office:value-type="float" office:value="0.038625700140368" calcext:value-type="float">
            <text:p>0.038625700140368</text:p>
          </table:table-cell>
          <table:table-cell table:style-name="ce6" table:formula="of:=[$pair.$L$43]*([$pair.$F$43]/[$pair.$G$43])*([$pair.$I$43]*([$pair.$G$43]/([$pair.$K$43]*([.A48]+1)))^([$pair.$I$43]+1)-[$pair.$H$43]*([$pair.$G$43]/([$pair.$K$43]*([.A48]+1)))^([$pair.$H$43]+1))" office:value-type="float" office:value="0.00772514002807361" calcext:value-type="float">
            <text:p>0.00772514002807361</text:p>
          </table:table-cell>
          <table:table-cell table:number-columns-repeated="1011"/>
        </table:table-row>
        <table:table-row table:style-name="ro1">
          <table:table-cell table:style-name="ce6" table:formula="of:=[.A48]+0.01" office:value-type="float" office:value="0.16" calcext:value-type="float">
            <text:p>0.16</text:p>
          </table:table-cell>
          <table:table-cell table:style-name="ce6" table:formula="of:=[$bonded.$E$2]*[$bonded.$F$2]*[.A49]" office:value-type="float" office:value="24" calcext:value-type="float">
            <text:p>24</text:p>
          </table:table-cell>
          <table:table-cell table:style-name="ce6" table:formula="of:=2*[$bonded.$F$10]*[$bonded.$E$10]*(EXP(-[$bonded.$F$10]*[$bonded.$G$10]*[.A49])-EXP(-2*[$bonded.$F$10]*[$bonded.$G$10]*[.A49]))" office:value-type="float" office:value="0.313677960247792" calcext:value-type="float">
            <text:p>0.313677960247792</text:p>
          </table:table-cell>
          <table:table-cell table:style-name="ce6" table:formula="of:=2*[$bonded.$F$11]*[$bonded.$E$11]*(EXP(-[$bonded.$F$11]*[$bonded.$G$11]*[.A49])-EXP(-2*[$bonded.$F$11]*[$bonded.$G$11]*[.A49]))" office:value-type="float" office:value="0.12096520312675" calcext:value-type="float">
            <text:p>0.12096520312675</text:p>
          </table:table-cell>
          <table:table-cell table:style-name="ce6" table:formula="of:=[$pair.$L$42]*([$pair.$F$42]/[$pair.$G$42])*([$pair.$I$42]*([$pair.$G$42]/([$pair.$K$42]*([.A49]+1)))^([$pair.$I$42]+1)-[$pair.$H$42]*([$pair.$G$42]/([$pair.$K$42]*([.A49]+1)))^([$pair.$H$42]+1))" office:value-type="float" office:value="0.0381437779316697" calcext:value-type="float">
            <text:p>0.0381437779316697</text:p>
          </table:table-cell>
          <table:table-cell table:style-name="ce6" table:formula="of:=[$pair.$L$43]*([$pair.$F$43]/[$pair.$G$43])*([$pair.$I$43]*([$pair.$G$43]/([$pair.$K$43]*([.A49]+1)))^([$pair.$I$43]+1)-[$pair.$H$43]*([$pair.$G$43]/([$pair.$K$43]*([.A49]+1)))^([$pair.$H$43]+1))" office:value-type="float" office:value="0.00762875558633394" calcext:value-type="float">
            <text:p>0.00762875558633394</text:p>
          </table:table-cell>
          <table:table-cell table:number-columns-repeated="1011"/>
        </table:table-row>
        <table:table-row table:style-name="ro1">
          <table:table-cell table:style-name="ce6" table:formula="of:=[.A49]+0.01" office:value-type="float" office:value="0.17" calcext:value-type="float">
            <text:p>0.17</text:p>
          </table:table-cell>
          <table:table-cell table:style-name="ce6" table:formula="of:=[$bonded.$E$2]*[$bonded.$F$2]*[.A50]" office:value-type="float" office:value="25.5" calcext:value-type="float">
            <text:p>25.5</text:p>
          </table:table-cell>
          <table:table-cell table:style-name="ce6" table:formula="of:=2*[$bonded.$F$10]*[$bonded.$E$10]*(EXP(-[$bonded.$F$10]*[$bonded.$G$10]*[.A50])-EXP(-2*[$bonded.$F$10]*[$bonded.$G$10]*[.A50]))" office:value-type="float" office:value="0.315461816718829" calcext:value-type="float">
            <text:p>0.315461816718829</text:p>
          </table:table-cell>
          <table:table-cell table:style-name="ce6" table:formula="of:=2*[$bonded.$F$11]*[$bonded.$E$11]*(EXP(-[$bonded.$F$11]*[$bonded.$G$11]*[.A50])-EXP(-2*[$bonded.$F$11]*[$bonded.$G$11]*[.A50]))" office:value-type="float" office:value="0.121858312533507" calcext:value-type="float">
            <text:p>0.121858312533507</text:p>
          </table:table-cell>
          <table:table-cell table:style-name="ce6" table:formula="of:=[$pair.$L$42]*([$pair.$F$42]/[$pair.$G$42])*([$pair.$I$42]*([$pair.$G$42]/([$pair.$K$42]*([.A50]+1)))^([$pair.$I$42]+1)-[$pair.$H$42]*([$pair.$G$42]/([$pair.$K$42]*([.A50]+1)))^([$pair.$H$42]+1))" office:value-type="float" office:value="0.0375473982811266" calcext:value-type="float">
            <text:p>0.0375473982811266</text:p>
          </table:table-cell>
          <table:table-cell table:style-name="ce6" table:formula="of:=[$pair.$L$43]*([$pair.$F$43]/[$pair.$G$43])*([$pair.$I$43]*([$pair.$G$43]/([$pair.$K$43]*([.A50]+1)))^([$pair.$I$43]+1)-[$pair.$H$43]*([$pair.$G$43]/([$pair.$K$43]*([.A50]+1)))^([$pair.$H$43]+1))" office:value-type="float" office:value="0.00750947965622532" calcext:value-type="float">
            <text:p>0.00750947965622532</text:p>
          </table:table-cell>
          <table:table-cell table:number-columns-repeated="1011"/>
        </table:table-row>
        <table:table-row table:style-name="ro1">
          <table:table-cell table:style-name="ce6" table:formula="of:=[.A50]+0.01" office:value-type="float" office:value="0.18" calcext:value-type="float">
            <text:p>0.18</text:p>
          </table:table-cell>
          <table:table-cell table:style-name="ce6" table:formula="of:=[$bonded.$E$2]*[$bonded.$F$2]*[.A51]" office:value-type="float" office:value="27" calcext:value-type="float">
            <text:p>27</text:p>
          </table:table-cell>
          <table:table-cell table:style-name="ce6" table:formula="of:=2*[$bonded.$F$10]*[$bonded.$E$10]*(EXP(-[$bonded.$F$10]*[$bonded.$G$10]*[.A51])-EXP(-2*[$bonded.$F$10]*[$bonded.$G$10]*[.A51]))" office:value-type="float" office:value="0.31619521096821" calcext:value-type="float">
            <text:p>0.31619521096821</text:p>
          </table:table-cell>
          <table:table-cell table:style-name="ce6" table:formula="of:=2*[$bonded.$F$11]*[$bonded.$E$11]*(EXP(-[$bonded.$F$11]*[$bonded.$G$11]*[.A51])-EXP(-2*[$bonded.$F$11]*[$bonded.$G$11]*[.A51]))" office:value-type="float" office:value="0.122346746440719" calcext:value-type="float">
            <text:p>0.122346746440719</text:p>
          </table:table-cell>
          <table:table-cell table:style-name="ce6" table:formula="of:=[$pair.$L$42]*([$pair.$F$42]/[$pair.$G$42])*([$pair.$I$42]*([$pair.$G$42]/([$pair.$K$42]*([.A51]+1)))^([$pair.$I$42]+1)-[$pair.$H$42]*([$pair.$G$42]/([$pair.$K$42]*([.A51]+1)))^([$pair.$H$42]+1))" office:value-type="float" office:value="0.036858169886517" calcext:value-type="float">
            <text:p>0.036858169886517</text:p>
          </table:table-cell>
          <table:table-cell table:style-name="ce6" table:formula="of:=[$pair.$L$43]*([$pair.$F$43]/[$pair.$G$43])*([$pair.$I$43]*([$pair.$G$43]/([$pair.$K$43]*([.A51]+1)))^([$pair.$I$43]+1)-[$pair.$H$43]*([$pair.$G$43]/([$pair.$K$43]*([.A51]+1)))^([$pair.$H$43]+1))" office:value-type="float" office:value="0.0073716339773034" calcext:value-type="float">
            <text:p>0.0073716339773034</text:p>
          </table:table-cell>
          <table:table-cell table:number-columns-repeated="1011"/>
        </table:table-row>
        <table:table-row table:style-name="ro1">
          <table:table-cell table:style-name="ce6" table:formula="of:=[.A51]+0.01" office:value-type="float" office:value="0.19" calcext:value-type="float">
            <text:p>0.19</text:p>
          </table:table-cell>
          <table:table-cell table:style-name="ce6" table:formula="of:=[$bonded.$E$2]*[$bonded.$F$2]*[.A52]" office:value-type="float" office:value="28.5" calcext:value-type="float">
            <text:p>28.5</text:p>
          </table:table-cell>
          <table:table-cell table:style-name="ce6" table:formula="of:=2*[$bonded.$F$10]*[$bonded.$E$10]*(EXP(-[$bonded.$F$10]*[$bonded.$G$10]*[.A52])-EXP(-2*[$bonded.$F$10]*[$bonded.$G$10]*[.A52]))" office:value-type="float" office:value="0.315989177931862" calcext:value-type="float">
            <text:p>0.315989177931862</text:p>
          </table:table-cell>
          <table:table-cell table:style-name="ce6" table:formula="of:=2*[$bonded.$F$11]*[$bonded.$E$11]*(EXP(-[$bonded.$F$11]*[$bonded.$G$11]*[.A52])-EXP(-2*[$bonded.$F$11]*[$bonded.$G$11]*[.A52]))" office:value-type="float" office:value="0.122471492111782" calcext:value-type="float">
            <text:p>0.122471492111782</text:p>
          </table:table-cell>
          <table:table-cell table:style-name="ce6" table:formula="of:=[$pair.$L$42]*([$pair.$F$42]/[$pair.$G$42])*([$pair.$I$42]*([$pair.$G$42]/([$pair.$K$42]*([.A52]+1)))^([$pair.$I$42]+1)-[$pair.$H$42]*([$pair.$G$42]/([$pair.$K$42]*([.A52]+1)))^([$pair.$H$42]+1))" office:value-type="float" office:value="0.0360946643528625" calcext:value-type="float">
            <text:p>0.0360946643528625</text:p>
          </table:table-cell>
          <table:table-cell table:style-name="ce6" table:formula="of:=[$pair.$L$43]*([$pair.$F$43]/[$pair.$G$43])*([$pair.$I$43]*([$pair.$G$43]/([$pair.$K$43]*([.A52]+1)))^([$pair.$I$43]+1)-[$pair.$H$43]*([$pair.$G$43]/([$pair.$K$43]*([.A52]+1)))^([$pair.$H$43]+1))" office:value-type="float" office:value="0.00721893287057249" calcext:value-type="float">
            <text:p>0.00721893287057249</text:p>
          </table:table-cell>
          <table:table-cell table:number-columns-repeated="1011"/>
        </table:table-row>
        <table:table-row table:style-name="ro1">
          <table:table-cell table:style-name="ce6" table:formula="of:=[.A52]+0.01" office:value-type="float" office:value="0.2" calcext:value-type="float">
            <text:p>0.2</text:p>
          </table:table-cell>
          <table:table-cell table:style-name="ce6" table:formula="of:=[$bonded.$E$2]*[$bonded.$F$2]*[.A53]" office:value-type="float" office:value="30" calcext:value-type="float">
            <text:p>30</text:p>
          </table:table-cell>
          <table:table-cell table:style-name="ce6" table:formula="of:=2*[$bonded.$F$10]*[$bonded.$E$10]*(EXP(-[$bonded.$F$10]*[$bonded.$G$10]*[.A53])-EXP(-2*[$bonded.$F$10]*[$bonded.$G$10]*[.A53]))" office:value-type="float" office:value="0.31494536168553" calcext:value-type="float">
            <text:p>0.31494536168553</text:p>
          </table:table-cell>
          <table:table-cell table:style-name="ce6" table:formula="of:=2*[$bonded.$F$11]*[$bonded.$E$11]*(EXP(-[$bonded.$F$11]*[$bonded.$G$11]*[.A53])-EXP(-2*[$bonded.$F$11]*[$bonded.$G$11]*[.A53]))" office:value-type="float" office:value="0.122270188565734" calcext:value-type="float">
            <text:p>0.122270188565734</text:p>
          </table:table-cell>
          <table:table-cell table:style-name="ce6" table:formula="of:=[$pair.$L$42]*([$pair.$F$42]/[$pair.$G$42])*([$pair.$I$42]*([$pair.$G$42]/([$pair.$K$42]*([.A53]+1)))^([$pair.$I$42]+1)-[$pair.$H$42]*([$pair.$G$42]/([$pair.$K$42]*([.A53]+1)))^([$pair.$H$42]+1))" office:value-type="float" office:value="0.0352728193031424" calcext:value-type="float">
            <text:p>0.0352728193031424</text:p>
          </table:table-cell>
          <table:table-cell table:style-name="ce6" table:formula="of:=[$pair.$L$43]*([$pair.$F$43]/[$pair.$G$43])*([$pair.$I$43]*([$pair.$G$43]/([$pair.$K$43]*([.A53]+1)))^([$pair.$I$43]+1)-[$pair.$H$43]*([$pair.$G$43]/([$pair.$K$43]*([.A53]+1)))^([$pair.$H$43]+1))" office:value-type="float" office:value="0.00705456386062848" calcext:value-type="float">
            <text:p>0.00705456386062848</text:p>
          </table:table-cell>
          <table:table-cell table:number-columns-repeated="1011"/>
        </table:table-row>
        <table:table-row table:style-name="ro1">
          <table:table-cell table:style-name="ce6" table:formula="of:=[.A53]+0.01" office:value-type="float" office:value="0.21" calcext:value-type="float">
            <text:p>0.21</text:p>
          </table:table-cell>
          <table:table-cell table:style-name="ce6" table:formula="of:=[$bonded.$E$2]*[$bonded.$F$2]*[.A54]" office:value-type="float" office:value="31.5" calcext:value-type="float">
            <text:p>31.5</text:p>
          </table:table-cell>
          <table:table-cell table:style-name="ce6" table:formula="of:=2*[$bonded.$F$10]*[$bonded.$E$10]*(EXP(-[$bonded.$F$10]*[$bonded.$G$10]*[.A54])-EXP(-2*[$bonded.$F$10]*[$bonded.$G$10]*[.A54]))" office:value-type="float" office:value="0.313156749290715" calcext:value-type="float">
            <text:p>0.313156749290715</text:p>
          </table:table-cell>
          <table:table-cell table:style-name="ce6" table:formula="of:=2*[$bonded.$F$11]*[$bonded.$E$11]*(EXP(-[$bonded.$F$11]*[$bonded.$G$11]*[.A54])-EXP(-2*[$bonded.$F$11]*[$bonded.$G$11]*[.A54]))" office:value-type="float" office:value="0.121777379827926" calcext:value-type="float">
            <text:p>0.121777379827926</text:p>
          </table:table-cell>
          <table:table-cell table:style-name="ce6" table:formula="of:=[$pair.$L$42]*([$pair.$F$42]/[$pair.$G$42])*([$pair.$I$42]*([$pair.$G$42]/([$pair.$K$42]*([.A54]+1)))^([$pair.$I$42]+1)-[$pair.$H$42]*([$pair.$G$42]/([$pair.$K$42]*([.A54]+1)))^([$pair.$H$42]+1))" office:value-type="float" office:value="0.034406287884581" calcext:value-type="float">
            <text:p>0.034406287884581</text:p>
          </table:table-cell>
          <table:table-cell table:style-name="ce6" table:formula="of:=[$pair.$L$43]*([$pair.$F$43]/[$pair.$G$43])*([$pair.$I$43]*([$pair.$G$43]/([$pair.$K$43]*([.A54]+1)))^([$pair.$I$43]+1)-[$pair.$H$43]*([$pair.$G$43]/([$pair.$K$43]*([.A54]+1)))^([$pair.$H$43]+1))" office:value-type="float" office:value="0.0068812575769162" calcext:value-type="float">
            <text:p>0.0068812575769162</text:p>
          </table:table-cell>
          <table:table-cell table:number-columns-repeated="1011"/>
        </table:table-row>
        <table:table-row table:style-name="ro1">
          <table:table-cell table:style-name="ce6" table:formula="of:=[.A54]+0.01" office:value-type="float" office:value="0.22" calcext:value-type="float">
            <text:p>0.22</text:p>
          </table:table-cell>
          <table:table-cell table:style-name="ce6" table:formula="of:=[$bonded.$E$2]*[$bonded.$F$2]*[.A55]" office:value-type="float" office:value="33" calcext:value-type="float">
            <text:p>33</text:p>
          </table:table-cell>
          <table:table-cell table:style-name="ce6" table:formula="of:=2*[$bonded.$F$10]*[$bonded.$E$10]*(EXP(-[$bonded.$F$10]*[$bonded.$G$10]*[.A55])-EXP(-2*[$bonded.$F$10]*[$bonded.$G$10]*[.A55]))" office:value-type="float" office:value="0.310708349237749" calcext:value-type="float">
            <text:p>0.310708349237749</text:p>
          </table:table-cell>
          <table:table-cell table:style-name="ce6" table:formula="of:=2*[$bonded.$F$11]*[$bonded.$E$11]*(EXP(-[$bonded.$F$11]*[$bonded.$G$11]*[.A55])-EXP(-2*[$bonded.$F$11]*[$bonded.$G$11]*[.A55]))" office:value-type="float" office:value="0.121024749659725" calcext:value-type="float">
            <text:p>0.121024749659725</text:p>
          </table:table-cell>
          <table:table-cell table:style-name="ce6" table:formula="of:=[$pair.$L$42]*([$pair.$F$42]/[$pair.$G$42])*([$pair.$I$42]*([$pair.$G$42]/([$pair.$K$42]*([.A55]+1)))^([$pair.$I$42]+1)-[$pair.$H$42]*([$pair.$G$42]/([$pair.$K$42]*([.A55]+1)))^([$pair.$H$42]+1))" office:value-type="float" office:value="0.0335067419668926" calcext:value-type="float">
            <text:p>0.0335067419668926</text:p>
          </table:table-cell>
          <table:table-cell table:style-name="ce6" table:formula="of:=[$pair.$L$43]*([$pair.$F$43]/[$pair.$G$43])*([$pair.$I$43]*([$pair.$G$43]/([$pair.$K$43]*([.A55]+1)))^([$pair.$I$43]+1)-[$pair.$H$43]*([$pair.$G$43]/([$pair.$K$43]*([.A55]+1)))^([$pair.$H$43]+1))" office:value-type="float" office:value="0.00670134839337852" calcext:value-type="float">
            <text:p>0.00670134839337852</text:p>
          </table:table-cell>
          <table:table-cell table:number-columns-repeated="1011"/>
        </table:table-row>
        <table:table-row table:style-name="ro1">
          <table:table-cell table:style-name="ce6" table:formula="of:=[.A55]+0.01" office:value-type="float" office:value="0.23" calcext:value-type="float">
            <text:p>0.23</text:p>
          </table:table-cell>
          <table:table-cell table:style-name="ce6" table:formula="of:=[$bonded.$E$2]*[$bonded.$F$2]*[.A56]" office:value-type="float" office:value="34.5" calcext:value-type="float">
            <text:p>34.5</text:p>
          </table:table-cell>
          <table:table-cell table:style-name="ce6" table:formula="of:=2*[$bonded.$F$10]*[$bonded.$E$10]*(EXP(-[$bonded.$F$10]*[$bonded.$G$10]*[.A56])-EXP(-2*[$bonded.$F$10]*[$bonded.$G$10]*[.A56]))" office:value-type="float" office:value="0.307677818601066" calcext:value-type="float">
            <text:p>0.307677818601066</text:p>
          </table:table-cell>
          <table:table-cell table:style-name="ce6" table:formula="of:=2*[$bonded.$F$11]*[$bonded.$E$11]*(EXP(-[$bonded.$F$11]*[$bonded.$G$11]*[.A56])-EXP(-2*[$bonded.$F$11]*[$bonded.$G$11]*[.A56]))" office:value-type="float" office:value="0.120041339100317" calcext:value-type="float">
            <text:p>0.120041339100317</text:p>
          </table:table-cell>
          <table:table-cell table:style-name="ce6" table:formula="of:=[$pair.$L$42]*([$pair.$F$42]/[$pair.$G$42])*([$pair.$I$42]*([$pair.$G$42]/([$pair.$K$42]*([.A56]+1)))^([$pair.$I$42]+1)-[$pair.$H$42]*([$pair.$G$42]/([$pair.$K$42]*([.A56]+1)))^([$pair.$H$42]+1))" office:value-type="float" office:value="0.0325841353032475" calcext:value-type="float">
            <text:p>0.0325841353032475</text:p>
          </table:table-cell>
          <table:table-cell table:style-name="ce6" table:formula="of:=[$pair.$L$43]*([$pair.$F$43]/[$pair.$G$43])*([$pair.$I$43]*([$pair.$G$43]/([$pair.$K$43]*([.A56]+1)))^([$pair.$I$43]+1)-[$pair.$H$43]*([$pair.$G$43]/([$pair.$K$43]*([.A56]+1)))^([$pair.$H$43]+1))" office:value-type="float" office:value="0.00651682706064949" calcext:value-type="float">
            <text:p>0.00651682706064949</text:p>
          </table:table-cell>
          <table:table-cell table:number-columns-repeated="1011"/>
        </table:table-row>
        <table:table-row table:style-name="ro1">
          <table:table-cell table:style-name="ce6" table:formula="of:=[.A56]+0.01" office:value-type="float" office:value="0.24" calcext:value-type="float">
            <text:p>0.24</text:p>
          </table:table-cell>
          <table:table-cell table:style-name="ce6" table:formula="of:=[$bonded.$E$2]*[$bonded.$F$2]*[.A57]" office:value-type="float" office:value="36" calcext:value-type="float">
            <text:p>36</text:p>
          </table:table-cell>
          <table:table-cell table:style-name="ce6" table:formula="of:=2*[$bonded.$F$10]*[$bonded.$E$10]*(EXP(-[$bonded.$F$10]*[$bonded.$G$10]*[.A57])-EXP(-2*[$bonded.$F$10]*[$bonded.$G$10]*[.A57]))" office:value-type="float" office:value="0.304136042718497" calcext:value-type="float">
            <text:p>0.304136042718497</text:p>
          </table:table-cell>
          <table:table-cell table:style-name="ce6" table:formula="of:=2*[$bonded.$F$11]*[$bonded.$E$11]*(EXP(-[$bonded.$F$11]*[$bonded.$G$11]*[.A57])-EXP(-2*[$bonded.$F$11]*[$bonded.$G$11]*[.A57]))" office:value-type="float" office:value="0.118853748058475" calcext:value-type="float">
            <text:p>0.118853748058475</text:p>
          </table:table-cell>
          <table:table-cell table:style-name="ce6" table:formula="of:=[$pair.$L$42]*([$pair.$F$42]/[$pair.$G$42])*([$pair.$I$42]*([$pair.$G$42]/([$pair.$K$42]*([.A57]+1)))^([$pair.$I$42]+1)-[$pair.$H$42]*([$pair.$G$42]/([$pair.$K$42]*([.A57]+1)))^([$pair.$H$42]+1))" office:value-type="float" office:value="0.0316469320485186" calcext:value-type="float">
            <text:p>0.0316469320485186</text:p>
          </table:table-cell>
          <table:table-cell table:style-name="ce6" table:formula="of:=[$pair.$L$43]*([$pair.$F$43]/[$pair.$G$43])*([$pair.$I$43]*([$pair.$G$43]/([$pair.$K$43]*([.A57]+1)))^([$pair.$I$43]+1)-[$pair.$H$43]*([$pair.$G$43]/([$pair.$K$43]*([.A57]+1)))^([$pair.$H$43]+1))" office:value-type="float" office:value="0.00632938640970372" calcext:value-type="float">
            <text:p>0.00632938640970372</text:p>
          </table:table-cell>
          <table:table-cell table:number-columns-repeated="1011"/>
        </table:table-row>
        <table:table-row table:style-name="ro1">
          <table:table-cell table:style-name="ce6" table:formula="of:=[.A57]+0.01" office:value-type="float" office:value="0.25" calcext:value-type="float">
            <text:p>0.25</text:p>
          </table:table-cell>
          <table:table-cell table:style-name="ce6" table:formula="of:=[$bonded.$E$2]*[$bonded.$F$2]*[.A58]" office:value-type="float" office:value="37.5" calcext:value-type="float">
            <text:p>37.5</text:p>
          </table:table-cell>
          <table:table-cell table:style-name="ce6" table:formula="of:=2*[$bonded.$F$10]*[$bonded.$E$10]*(EXP(-[$bonded.$F$10]*[$bonded.$G$10]*[.A58])-EXP(-2*[$bonded.$F$10]*[$bonded.$G$10]*[.A58]))" office:value-type="float" office:value="0.300147670925498" calcext:value-type="float">
            <text:p>0.300147670925498</text:p>
          </table:table-cell>
          <table:table-cell table:style-name="ce6" table:formula="of:=2*[$bonded.$F$11]*[$bonded.$E$11]*(EXP(-[$bonded.$F$11]*[$bonded.$G$11]*[.A58])-EXP(-2*[$bonded.$F$11]*[$bonded.$G$11]*[.A58]))" office:value-type="float" office:value="0.117486322103733" calcext:value-type="float">
            <text:p>0.117486322103733</text:p>
          </table:table-cell>
          <table:table-cell table:style-name="ce6" table:formula="of:=[$pair.$L$42]*([$pair.$F$42]/[$pair.$G$42])*([$pair.$I$42]*([$pair.$G$42]/([$pair.$K$42]*([.A58]+1)))^([$pair.$I$42]+1)-[$pair.$H$42]*([$pair.$G$42]/([$pair.$K$42]*([.A58]+1)))^([$pair.$H$42]+1))" office:value-type="float" office:value="0.0307023052800001" calcext:value-type="float">
            <text:p>0.0307023052800001</text:p>
          </table:table-cell>
          <table:table-cell table:style-name="ce6" table:formula="of:=[$pair.$L$43]*([$pair.$F$43]/[$pair.$G$43])*([$pair.$I$43]*([$pair.$G$43]/([$pair.$K$43]*([.A58]+1)))^([$pair.$I$43]+1)-[$pair.$H$43]*([$pair.$G$43]/([$pair.$K$43]*([.A58]+1)))^([$pair.$H$43]+1))" office:value-type="float" office:value="0.00614046105600002" calcext:value-type="float">
            <text:p>0.00614046105600002</text:p>
          </table:table-cell>
          <table:table-cell table:number-columns-repeated="1011"/>
        </table:table-row>
        <table:table-row table:style-name="ro1">
          <table:table-cell table:style-name="ce6" table:formula="of:=[.A58]+0.01" office:value-type="float" office:value="0.26" calcext:value-type="float">
            <text:p>0.26</text:p>
          </table:table-cell>
          <table:table-cell table:style-name="ce6" table:formula="of:=[$bonded.$E$2]*[$bonded.$F$2]*[.A59]" office:value-type="float" office:value="39" calcext:value-type="float">
            <text:p>39</text:p>
          </table:table-cell>
          <table:table-cell table:style-name="ce6" table:formula="of:=2*[$bonded.$F$10]*[$bonded.$E$10]*(EXP(-[$bonded.$F$10]*[$bonded.$G$10]*[.A59])-EXP(-2*[$bonded.$F$10]*[$bonded.$G$10]*[.A59]))" office:value-type="float" office:value="0.295771611614847" calcext:value-type="float">
            <text:p>0.295771611614847</text:p>
          </table:table-cell>
          <table:table-cell table:style-name="ce6" table:formula="of:=2*[$bonded.$F$11]*[$bonded.$E$11]*(EXP(-[$bonded.$F$11]*[$bonded.$G$11]*[.A59])-EXP(-2*[$bonded.$F$11]*[$bonded.$G$11]*[.A59]))" office:value-type="float" office:value="0.115961325524252" calcext:value-type="float">
            <text:p>0.115961325524252</text:p>
          </table:table-cell>
          <table:table-cell table:style-name="ce6" table:formula="of:=[$pair.$L$42]*([$pair.$F$42]/[$pair.$G$42])*([$pair.$I$42]*([$pair.$G$42]/([$pair.$K$42]*([.A59]+1)))^([$pair.$I$42]+1)-[$pair.$H$42]*([$pair.$G$42]/([$pair.$K$42]*([.A59]+1)))^([$pair.$H$42]+1))" office:value-type="float" office:value="0.029756309524205" calcext:value-type="float">
            <text:p>0.029756309524205</text:p>
          </table:table-cell>
          <table:table-cell table:style-name="ce6" table:formula="of:=[$pair.$L$43]*([$pair.$F$43]/[$pair.$G$43])*([$pair.$I$43]*([$pair.$G$43]/([$pair.$K$43]*([.A59]+1)))^([$pair.$I$43]+1)-[$pair.$H$43]*([$pair.$G$43]/([$pair.$K$43]*([.A59]+1)))^([$pair.$H$43]+1))" office:value-type="float" office:value="0.00595126190484099" calcext:value-type="float">
            <text:p>0.00595126190484099</text:p>
          </table:table-cell>
          <table:table-cell table:number-columns-repeated="1011"/>
        </table:table-row>
        <table:table-row table:style-name="ro1">
          <table:table-cell table:style-name="ce6" table:formula="of:=[.A59]+0.01" office:value-type="float" office:value="0.27" calcext:value-type="float">
            <text:p>0.27</text:p>
          </table:table-cell>
          <table:table-cell table:style-name="ce6" table:formula="of:=[$bonded.$E$2]*[$bonded.$F$2]*[.A60]" office:value-type="float" office:value="40.5" calcext:value-type="float">
            <text:p>40.5</text:p>
          </table:table-cell>
          <table:table-cell table:style-name="ce6" table:formula="of:=2*[$bonded.$F$10]*[$bonded.$E$10]*(EXP(-[$bonded.$F$10]*[$bonded.$G$10]*[.A60])-EXP(-2*[$bonded.$F$10]*[$bonded.$G$10]*[.A60]))" office:value-type="float" office:value="0.291061489651161" calcext:value-type="float">
            <text:p>0.291061489651161</text:p>
          </table:table-cell>
          <table:table-cell table:style-name="ce6" table:formula="of:=2*[$bonded.$F$11]*[$bonded.$E$11]*(EXP(-[$bonded.$F$11]*[$bonded.$G$11]*[.A60])-EXP(-2*[$bonded.$F$11]*[$bonded.$G$11]*[.A60]))" office:value-type="float" office:value="0.114299101642407" calcext:value-type="float">
            <text:p>0.114299101642407</text:p>
          </table:table-cell>
          <table:table-cell table:style-name="ce6" table:formula="of:=[$pair.$L$42]*([$pair.$F$42]/[$pair.$G$42])*([$pair.$I$42]*([$pair.$G$42]/([$pair.$K$42]*([.A60]+1)))^([$pair.$I$42]+1)-[$pair.$H$42]*([$pair.$G$42]/([$pair.$K$42]*([.A60]+1)))^([$pair.$H$42]+1))" office:value-type="float" office:value="0.0288140307434747" calcext:value-type="float">
            <text:p>0.0288140307434747</text:p>
          </table:table-cell>
          <table:table-cell table:style-name="ce6" table:formula="of:=[$pair.$L$43]*([$pair.$F$43]/[$pair.$G$43])*([$pair.$I$43]*([$pair.$G$43]/([$pair.$K$43]*([.A60]+1)))^([$pair.$I$43]+1)-[$pair.$H$43]*([$pair.$G$43]/([$pair.$K$43]*([.A60]+1)))^([$pair.$H$43]+1))" office:value-type="float" office:value="0.00576280614869494" calcext:value-type="float">
            <text:p>0.00576280614869494</text:p>
          </table:table-cell>
          <table:table-cell table:number-columns-repeated="1011"/>
        </table:table-row>
        <table:table-row table:style-name="ro1">
          <table:table-cell table:style-name="ce6" table:formula="of:=[.A60]+0.01" office:value-type="float" office:value="0.28" calcext:value-type="float">
            <text:p>0.28</text:p>
          </table:table-cell>
          <table:table-cell table:style-name="ce6" table:formula="of:=[$bonded.$E$2]*[$bonded.$F$2]*[.A61]" office:value-type="float" office:value="42" calcext:value-type="float">
            <text:p>42</text:p>
          </table:table-cell>
          <table:table-cell table:style-name="ce6" table:formula="of:=2*[$bonded.$F$10]*[$bonded.$E$10]*(EXP(-[$bonded.$F$10]*[$bonded.$G$10]*[.A61])-EXP(-2*[$bonded.$F$10]*[$bonded.$G$10]*[.A61]))" office:value-type="float" office:value="0.286066068946043" calcext:value-type="float">
            <text:p>0.286066068946043</text:p>
          </table:table-cell>
          <table:table-cell table:style-name="ce6" table:formula="of:=2*[$bonded.$F$11]*[$bonded.$E$11]*(EXP(-[$bonded.$F$11]*[$bonded.$G$11]*[.A61])-EXP(-2*[$bonded.$F$11]*[$bonded.$G$11]*[.A61]))" office:value-type="float" office:value="0.112518221308226" calcext:value-type="float">
            <text:p>0.112518221308226</text:p>
          </table:table-cell>
          <table:table-cell table:style-name="ce6" table:formula="of:=[$pair.$L$42]*([$pair.$F$42]/[$pair.$G$42])*([$pair.$I$42]*([$pair.$G$42]/([$pair.$K$42]*([.A61]+1)))^([$pair.$I$42]+1)-[$pair.$H$42]*([$pair.$G$42]/([$pair.$K$42]*([.A61]+1)))^([$pair.$H$42]+1))" office:value-type="float" office:value="0.0278797167643786" calcext:value-type="float">
            <text:p>0.0278797167643786</text:p>
          </table:table-cell>
          <table:table-cell table:style-name="ce6" table:formula="of:=[$pair.$L$43]*([$pair.$F$43]/[$pair.$G$43])*([$pair.$I$43]*([$pair.$G$43]/([$pair.$K$43]*([.A61]+1)))^([$pair.$I$43]+1)-[$pair.$H$43]*([$pair.$G$43]/([$pair.$K$43]*([.A61]+1)))^([$pair.$H$43]+1))" office:value-type="float" office:value="0.00557594335287572" calcext:value-type="float">
            <text:p>0.00557594335287572</text:p>
          </table:table-cell>
          <table:table-cell table:number-columns-repeated="1011"/>
        </table:table-row>
        <table:table-row table:style-name="ro1">
          <table:table-cell table:style-name="ce6" table:formula="of:=[.A61]+0.01" office:value-type="float" office:value="0.29" calcext:value-type="float">
            <text:p>0.29</text:p>
          </table:table-cell>
          <table:table-cell table:style-name="ce6" table:formula="of:=[$bonded.$E$2]*[$bonded.$F$2]*[.A62]" office:value-type="float" office:value="43.5" calcext:value-type="float">
            <text:p>43.5</text:p>
          </table:table-cell>
          <table:table-cell table:style-name="ce6" table:formula="of:=2*[$bonded.$F$10]*[$bonded.$E$10]*(EXP(-[$bonded.$F$10]*[$bonded.$G$10]*[.A62])-EXP(-2*[$bonded.$F$10]*[$bonded.$G$10]*[.A62]))" office:value-type="float" office:value="0.280829642792612" calcext:value-type="float">
            <text:p>0.280829642792612</text:p>
          </table:table-cell>
          <table:table-cell table:style-name="ce6" table:formula="of:=2*[$bonded.$F$11]*[$bonded.$E$11]*(EXP(-[$bonded.$F$11]*[$bonded.$G$11]*[.A62])-EXP(-2*[$bonded.$F$11]*[$bonded.$G$11]*[.A62]))" office:value-type="float" office:value="0.110635620425011" calcext:value-type="float">
            <text:p>0.110635620425011</text:p>
          </table:table-cell>
          <table:table-cell table:style-name="ce6" table:formula="of:=[$pair.$L$42]*([$pair.$F$42]/[$pair.$G$42])*([$pair.$I$42]*([$pair.$G$42]/([$pair.$K$42]*([.A62]+1)))^([$pair.$I$42]+1)-[$pair.$H$42]*([$pair.$G$42]/([$pair.$K$42]*([.A62]+1)))^([$pair.$H$42]+1))" office:value-type="float" office:value="0.0269568907247391" calcext:value-type="float">
            <text:p>0.0269568907247391</text:p>
          </table:table-cell>
          <table:table-cell table:style-name="ce6" table:formula="of:=[$pair.$L$43]*([$pair.$F$43]/[$pair.$G$43])*([$pair.$I$43]*([$pair.$G$43]/([$pair.$K$43]*([.A62]+1)))^([$pair.$I$43]+1)-[$pair.$H$43]*([$pair.$G$43]/([$pair.$K$43]*([.A62]+1)))^([$pair.$H$43]+1))" office:value-type="float" office:value="0.00539137814494783" calcext:value-type="float">
            <text:p>0.00539137814494783</text:p>
          </table:table-cell>
          <table:table-cell table:number-columns-repeated="1011"/>
        </table:table-row>
        <table:table-row table:style-name="ro1">
          <table:table-cell table:style-name="ce6" table:formula="of:=[.A62]+0.01" office:value-type="float" office:value="0.3" calcext:value-type="float">
            <text:p>0.3</text:p>
          </table:table-cell>
          <table:table-cell table:style-name="ce6" table:formula="of:=[$bonded.$E$2]*[$bonded.$F$2]*[.A63]" office:value-type="float" office:value="45" calcext:value-type="float">
            <text:p>45</text:p>
          </table:table-cell>
          <table:table-cell table:style-name="ce6" table:formula="of:=2*[$bonded.$F$10]*[$bonded.$E$10]*(EXP(-[$bonded.$F$10]*[$bonded.$G$10]*[.A63])-EXP(-2*[$bonded.$F$10]*[$bonded.$G$10]*[.A63]))" office:value-type="float" office:value="0.275392394366227" calcext:value-type="float">
            <text:p>0.275392394366227</text:p>
          </table:table-cell>
          <table:table-cell table:style-name="ce6" table:formula="of:=2*[$bonded.$F$11]*[$bonded.$E$11]*(EXP(-[$bonded.$F$11]*[$bonded.$G$11]*[.A63])-EXP(-2*[$bonded.$F$11]*[$bonded.$G$11]*[.A63]))" office:value-type="float" office:value="0.108666727300342" calcext:value-type="float">
            <text:p>0.108666727300342</text:p>
          </table:table-cell>
          <table:table-cell table:style-name="ce6" table:formula="of:=[$pair.$L$42]*([$pair.$F$42]/[$pair.$G$42])*([$pair.$I$42]*([$pair.$G$42]/([$pair.$K$42]*([.A63]+1)))^([$pair.$I$42]+1)-[$pair.$H$42]*([$pair.$G$42]/([$pair.$K$42]*([.A63]+1)))^([$pair.$H$42]+1))" office:value-type="float" office:value="0.0260484497678484" calcext:value-type="float">
            <text:p>0.0260484497678484</text:p>
          </table:table-cell>
          <table:table-cell table:style-name="ce6" table:formula="of:=[$pair.$L$43]*([$pair.$F$43]/[$pair.$G$43])*([$pair.$I$43]*([$pair.$G$43]/([$pair.$K$43]*([.A63]+1)))^([$pair.$I$43]+1)-[$pair.$H$43]*([$pair.$G$43]/([$pair.$K$43]*([.A63]+1)))^([$pair.$H$43]+1))" office:value-type="float" office:value="0.00520968995356968" calcext:value-type="float">
            <text:p>0.00520968995356968</text:p>
          </table:table-cell>
          <table:table-cell table:number-columns-repeated="1011"/>
        </table:table-row>
        <table:table-row table:style-name="ro1">
          <table:table-cell table:style-name="ce6" table:formula="of:=[.A63]+0.01" office:value-type="float" office:value="0.31" calcext:value-type="float">
            <text:p>0.31</text:p>
          </table:table-cell>
          <table:table-cell table:style-name="ce6" table:formula="of:=[$bonded.$E$2]*[$bonded.$F$2]*[.A64]" office:value-type="float" office:value="46.5" calcext:value-type="float">
            <text:p>46.5</text:p>
          </table:table-cell>
          <table:table-cell table:style-name="ce6" table:formula="of:=2*[$bonded.$F$10]*[$bonded.$E$10]*(EXP(-[$bonded.$F$10]*[$bonded.$G$10]*[.A64])-EXP(-2*[$bonded.$F$10]*[$bonded.$G$10]*[.A64]))" office:value-type="float" office:value="0.269790729620503" calcext:value-type="float">
            <text:p>0.269790729620503</text:p>
          </table:table-cell>
          <table:table-cell table:style-name="ce6" table:formula="of:=2*[$bonded.$F$11]*[$bonded.$E$11]*(EXP(-[$bonded.$F$11]*[$bonded.$G$11]*[.A64])-EXP(-2*[$bonded.$F$11]*[$bonded.$G$11]*[.A64]))" office:value-type="float" office:value="0.106625580558877" calcext:value-type="float">
            <text:p>0.106625580558877</text:p>
          </table:table-cell>
          <table:table-cell table:style-name="ce6" table:formula="of:=[$pair.$L$42]*([$pair.$F$42]/[$pair.$G$42])*([$pair.$I$42]*([$pair.$G$42]/([$pair.$K$42]*([.A64]+1)))^([$pair.$I$42]+1)-[$pair.$H$42]*([$pair.$G$42]/([$pair.$K$42]*([.A64]+1)))^([$pair.$H$42]+1))" office:value-type="float" office:value="0.025156750912775" calcext:value-type="float">
            <text:p>0.025156750912775</text:p>
          </table:table-cell>
          <table:table-cell table:style-name="ce6" table:formula="of:=[$pair.$L$43]*([$pair.$F$43]/[$pair.$G$43])*([$pair.$I$43]*([$pair.$G$43]/([$pair.$K$43]*([.A64]+1)))^([$pair.$I$43]+1)-[$pair.$H$43]*([$pair.$G$43]/([$pair.$K$43]*([.A64]+1)))^([$pair.$H$43]+1))" office:value-type="float" office:value="0.005031350182555" calcext:value-type="float">
            <text:p>0.005031350182555</text:p>
          </table:table-cell>
          <table:table-cell table:number-columns-repeated="1011"/>
        </table:table-row>
        <table:table-row table:style-name="ro1">
          <table:table-cell table:style-name="ce6" table:formula="of:=[.A64]+0.01" office:value-type="float" office:value="0.32" calcext:value-type="float">
            <text:p>0.32</text:p>
          </table:table-cell>
          <table:table-cell table:style-name="ce6" table:formula="of:=[$bonded.$E$2]*[$bonded.$F$2]*[.A65]" office:value-type="float" office:value="48" calcext:value-type="float">
            <text:p>48</text:p>
          </table:table-cell>
          <table:table-cell table:style-name="ce6" table:formula="of:=2*[$bonded.$F$10]*[$bonded.$E$10]*(EXP(-[$bonded.$F$10]*[$bonded.$G$10]*[.A65])-EXP(-2*[$bonded.$F$10]*[$bonded.$G$10]*[.A65]))" office:value-type="float" office:value="0.264057584642915" calcext:value-type="float">
            <text:p>0.264057584642915</text:p>
          </table:table-cell>
          <table:table-cell table:style-name="ce6" table:formula="of:=2*[$bonded.$F$11]*[$bonded.$E$11]*(EXP(-[$bonded.$F$11]*[$bonded.$G$11]*[.A65])-EXP(-2*[$bonded.$F$11]*[$bonded.$G$11]*[.A65]))" office:value-type="float" office:value="0.10452493830063" calcext:value-type="float">
            <text:p>0.10452493830063</text:p>
          </table:table-cell>
          <table:table-cell table:style-name="ce6" table:formula="of:=[$pair.$L$42]*([$pair.$F$42]/[$pair.$G$42])*([$pair.$I$42]*([$pair.$G$42]/([$pair.$K$42]*([.A65]+1)))^([$pair.$I$42]+1)-[$pair.$H$42]*([$pair.$G$42]/([$pair.$K$42]*([.A65]+1)))^([$pair.$H$42]+1))" office:value-type="float" office:value="0.0242836857715689" calcext:value-type="float">
            <text:p>0.0242836857715689</text:p>
          </table:table-cell>
          <table:table-cell table:style-name="ce6" table:formula="of:=[$pair.$L$43]*([$pair.$F$43]/[$pair.$G$43])*([$pair.$I$43]*([$pair.$G$43]/([$pair.$K$43]*([.A65]+1)))^([$pair.$I$43]+1)-[$pair.$H$43]*([$pair.$G$43]/([$pair.$K$43]*([.A65]+1)))^([$pair.$H$43]+1))" office:value-type="float" office:value="0.00485673715431377" calcext:value-type="float">
            <text:p>0.00485673715431377</text:p>
          </table:table-cell>
          <table:table-cell table:number-columns-repeated="1011"/>
        </table:table-row>
        <table:table-row table:style-name="ro1">
          <table:table-cell table:style-name="ce6" table:formula="of:=[.A65]+0.01" office:value-type="float" office:value="0.33" calcext:value-type="float">
            <text:p>0.33</text:p>
          </table:table-cell>
          <table:table-cell table:style-name="ce6" table:formula="of:=[$bonded.$E$2]*[$bonded.$F$2]*[.A66]" office:value-type="float" office:value="49.5" calcext:value-type="float">
            <text:p>49.5</text:p>
          </table:table-cell>
          <table:table-cell table:style-name="ce6" table:formula="of:=2*[$bonded.$F$10]*[$bonded.$E$10]*(EXP(-[$bonded.$F$10]*[$bonded.$G$10]*[.A66])-EXP(-2*[$bonded.$F$10]*[$bonded.$G$10]*[.A66]))" office:value-type="float" office:value="0.258222709381734" calcext:value-type="float">
            <text:p>0.258222709381734</text:p>
          </table:table-cell>
          <table:table-cell table:style-name="ce6" table:formula="of:=2*[$bonded.$F$11]*[$bonded.$E$11]*(EXP(-[$bonded.$F$11]*[$bonded.$G$11]*[.A66])-EXP(-2*[$bonded.$F$11]*[$bonded.$G$11]*[.A66]))" office:value-type="float" office:value="0.102376379139415" calcext:value-type="float">
            <text:p>0.102376379139415</text:p>
          </table:table-cell>
          <table:table-cell table:style-name="ce6" table:formula="of:=[$pair.$L$42]*([$pair.$F$42]/[$pair.$G$42])*([$pair.$I$42]*([$pair.$G$42]/([$pair.$K$42]*([.A66]+1)))^([$pair.$I$42]+1)-[$pair.$H$42]*([$pair.$G$42]/([$pair.$K$42]*([.A66]+1)))^([$pair.$H$42]+1))" office:value-type="float" office:value="0.0234307455616943" calcext:value-type="float">
            <text:p>0.0234307455616943</text:p>
          </table:table-cell>
          <table:table-cell table:style-name="ce6" table:formula="of:=[$pair.$L$43]*([$pair.$F$43]/[$pair.$G$43])*([$pair.$I$43]*([$pair.$G$43]/([$pair.$K$43]*([.A66]+1)))^([$pair.$I$43]+1)-[$pair.$H$43]*([$pair.$G$43]/([$pair.$K$43]*([.A66]+1)))^([$pair.$H$43]+1))" office:value-type="float" office:value="0.00468614911233887" calcext:value-type="float">
            <text:p>0.00468614911233887</text:p>
          </table:table-cell>
          <table:table-cell table:number-columns-repeated="1011"/>
        </table:table-row>
        <table:table-row table:style-name="ro1">
          <table:table-cell table:style-name="ce6" table:formula="of:=[.A66]+0.01" office:value-type="float" office:value="0.34" calcext:value-type="float">
            <text:p>0.34</text:p>
          </table:table-cell>
          <table:table-cell table:style-name="ce6" table:formula="of:=[$bonded.$E$2]*[$bonded.$F$2]*[.A67]" office:value-type="float" office:value="51" calcext:value-type="float">
            <text:p>51</text:p>
          </table:table-cell>
          <table:table-cell table:style-name="ce6" table:formula="of:=2*[$bonded.$F$10]*[$bonded.$E$10]*(EXP(-[$bonded.$F$10]*[$bonded.$G$10]*[.A67])-EXP(-2*[$bonded.$F$10]*[$bonded.$G$10]*[.A67]))" office:value-type="float" office:value="0.252312929514604" calcext:value-type="float">
            <text:p>0.252312929514604</text:p>
          </table:table-cell>
          <table:table-cell table:style-name="ce6" table:formula="of:=2*[$bonded.$F$11]*[$bonded.$E$11]*(EXP(-[$bonded.$F$11]*[$bonded.$G$11]*[.A67])-EXP(-2*[$bonded.$F$11]*[$bonded.$G$11]*[.A67]))" office:value-type="float" office:value="0.100190395710696" calcext:value-type="float">
            <text:p>0.100190395710696</text:p>
          </table:table-cell>
          <table:table-cell table:style-name="ce6" table:formula="of:=[$pair.$L$42]*([$pair.$F$42]/[$pair.$G$42])*([$pair.$I$42]*([$pair.$G$42]/([$pair.$K$42]*([.A67]+1)))^([$pair.$I$42]+1)-[$pair.$H$42]*([$pair.$G$42]/([$pair.$K$42]*([.A67]+1)))^([$pair.$H$42]+1))" office:value-type="float" office:value="0.0225990776700673" calcext:value-type="float">
            <text:p>0.0225990776700673</text:p>
          </table:table-cell>
          <table:table-cell table:style-name="ce6" table:formula="of:=[$pair.$L$43]*([$pair.$F$43]/[$pair.$G$43])*([$pair.$I$43]*([$pair.$G$43]/([$pair.$K$43]*([.A67]+1)))^([$pair.$I$43]+1)-[$pair.$H$43]*([$pair.$G$43]/([$pair.$K$43]*([.A67]+1)))^([$pair.$H$43]+1))" office:value-type="float" office:value="0.00451981553401346" calcext:value-type="float">
            <text:p>0.00451981553401346</text:p>
          </table:table-cell>
          <table:table-cell table:number-columns-repeated="1011"/>
        </table:table-row>
        <table:table-row table:style-name="ro1">
          <table:table-cell table:style-name="ce6" table:formula="of:=[.A67]+0.01" office:value-type="float" office:value="0.35" calcext:value-type="float">
            <text:p>0.35</text:p>
          </table:table-cell>
          <table:table-cell table:style-name="ce6" table:formula="of:=[$bonded.$E$2]*[$bonded.$F$2]*[.A68]" office:value-type="float" office:value="52.5" calcext:value-type="float">
            <text:p>52.5</text:p>
          </table:table-cell>
          <table:table-cell table:style-name="ce6" table:formula="of:=2*[$bonded.$F$10]*[$bonded.$E$10]*(EXP(-[$bonded.$F$10]*[$bonded.$G$10]*[.A68])-EXP(-2*[$bonded.$F$10]*[$bonded.$G$10]*[.A68]))" office:value-type="float" office:value="0.246352388098068" calcext:value-type="float">
            <text:p>0.246352388098068</text:p>
          </table:table-cell>
          <table:table-cell table:style-name="ce6" table:formula="of:=2*[$bonded.$F$11]*[$bonded.$E$11]*(EXP(-[$bonded.$F$11]*[$bonded.$G$11]*[.A68])-EXP(-2*[$bonded.$F$11]*[$bonded.$G$11]*[.A68]))" office:value-type="float" office:value="0.0979764811957759" calcext:value-type="float">
            <text:p>0.0979764811957759</text:p>
          </table:table-cell>
          <table:table-cell table:style-name="ce6" table:formula="of:=[$pair.$L$42]*([$pair.$F$42]/[$pair.$G$42])*([$pair.$I$42]*([$pair.$G$42]/([$pair.$K$42]*([.A68]+1)))^([$pair.$I$42]+1)-[$pair.$H$42]*([$pair.$G$42]/([$pair.$K$42]*([.A68]+1)))^([$pair.$H$42]+1))" office:value-type="float" office:value="0.0217895348593142" calcext:value-type="float">
            <text:p>0.0217895348593142</text:p>
          </table:table-cell>
          <table:table-cell table:style-name="ce6" table:formula="of:=[$pair.$L$43]*([$pair.$F$43]/[$pair.$G$43])*([$pair.$I$43]*([$pair.$G$43]/([$pair.$K$43]*([.A68]+1)))^([$pair.$I$43]+1)-[$pair.$H$43]*([$pair.$G$43]/([$pair.$K$43]*([.A68]+1)))^([$pair.$H$43]+1))" office:value-type="float" office:value="0.00435790697186284" calcext:value-type="float">
            <text:p>0.00435790697186284</text:p>
          </table:table-cell>
          <table:table-cell table:number-columns-repeated="1011"/>
        </table:table-row>
        <table:table-row table:style-name="ro1">
          <table:table-cell table:style-name="ce6" table:formula="of:=[.A68]+0.01" office:value-type="float" office:value="0.36" calcext:value-type="float">
            <text:p>0.36</text:p>
          </table:table-cell>
          <table:table-cell table:style-name="ce6" table:formula="of:=[$bonded.$E$2]*[$bonded.$F$2]*[.A69]" office:value-type="float" office:value="54" calcext:value-type="float">
            <text:p>54</text:p>
          </table:table-cell>
          <table:table-cell table:style-name="ce6" table:formula="of:=2*[$bonded.$F$10]*[$bonded.$E$10]*(EXP(-[$bonded.$F$10]*[$bonded.$G$10]*[.A69])-EXP(-2*[$bonded.$F$10]*[$bonded.$G$10]*[.A69]))" office:value-type="float" office:value="0.24036276851601" calcext:value-type="float">
            <text:p>0.24036276851601</text:p>
          </table:table-cell>
          <table:table-cell table:style-name="ce6" table:formula="of:=2*[$bonded.$F$11]*[$bonded.$E$11]*(EXP(-[$bonded.$F$11]*[$bonded.$G$11]*[.A69])-EXP(-2*[$bonded.$F$11]*[$bonded.$G$11]*[.A69]))" office:value-type="float" office:value="0.0957432093700706" calcext:value-type="float">
            <text:p>0.0957432093700706</text:p>
          </table:table-cell>
          <table:table-cell table:style-name="ce6" table:formula="of:=[$pair.$L$42]*([$pair.$F$42]/[$pair.$G$42])*([$pair.$I$42]*([$pair.$G$42]/([$pair.$K$42]*([.A69]+1)))^([$pair.$I$42]+1)-[$pair.$H$42]*([$pair.$G$42]/([$pair.$K$42]*([.A69]+1)))^([$pair.$H$42]+1))" office:value-type="float" office:value="0.0210027180636133" calcext:value-type="float">
            <text:p>0.0210027180636133</text:p>
          </table:table-cell>
          <table:table-cell table:style-name="ce6" table:formula="of:=[$pair.$L$43]*([$pair.$F$43]/[$pair.$G$43])*([$pair.$I$43]*([$pair.$G$43]/([$pair.$K$43]*([.A69]+1)))^([$pair.$I$43]+1)-[$pair.$H$43]*([$pair.$G$43]/([$pair.$K$43]*([.A69]+1)))^([$pair.$H$43]+1))" office:value-type="float" office:value="0.00420054361272266" calcext:value-type="float">
            <text:p>0.00420054361272266</text:p>
          </table:table-cell>
          <table:table-cell table:number-columns-repeated="1011"/>
        </table:table-row>
        <table:table-row table:style-name="ro1">
          <table:table-cell table:style-name="ce6" table:formula="of:=[.A69]+0.01" office:value-type="float" office:value="0.37" calcext:value-type="float">
            <text:p>0.37</text:p>
          </table:table-cell>
          <table:table-cell table:style-name="ce6" table:formula="of:=[$bonded.$E$2]*[$bonded.$F$2]*[.A70]" office:value-type="float" office:value="55.5" calcext:value-type="float">
            <text:p>55.5</text:p>
          </table:table-cell>
          <table:table-cell table:style-name="ce6" table:formula="of:=2*[$bonded.$F$10]*[$bonded.$E$10]*(EXP(-[$bonded.$F$10]*[$bonded.$G$10]*[.A70])-EXP(-2*[$bonded.$F$10]*[$bonded.$G$10]*[.A70]))" office:value-type="float" office:value="0.234363500132516" calcext:value-type="float">
            <text:p>0.234363500132516</text:p>
          </table:table-cell>
          <table:table-cell table:style-name="ce6" table:formula="of:=2*[$bonded.$F$11]*[$bonded.$E$11]*(EXP(-[$bonded.$F$11]*[$bonded.$G$11]*[.A70])-EXP(-2*[$bonded.$F$11]*[$bonded.$G$11]*[.A70]))" office:value-type="float" office:value="0.0934983086467514" calcext:value-type="float">
            <text:p>0.0934983086467514</text:p>
          </table:table-cell>
          <table:table-cell table:style-name="ce6" table:formula="of:=[$pair.$L$42]*([$pair.$F$42]/[$pair.$G$42])*([$pair.$I$42]*([$pair.$G$42]/([$pair.$K$42]*([.A70]+1)))^([$pair.$I$42]+1)-[$pair.$H$42]*([$pair.$G$42]/([$pair.$K$42]*([.A70]+1)))^([$pair.$H$42]+1))" office:value-type="float" office:value="0.0202390135975638" calcext:value-type="float">
            <text:p>0.0202390135975638</text:p>
          </table:table-cell>
          <table:table-cell table:style-name="ce6" table:formula="of:=[$pair.$L$43]*([$pair.$F$43]/[$pair.$G$43])*([$pair.$I$43]*([$pair.$G$43]/([$pair.$K$43]*([.A70]+1)))^([$pair.$I$43]+1)-[$pair.$H$43]*([$pair.$G$43]/([$pair.$K$43]*([.A70]+1)))^([$pair.$H$43]+1))" office:value-type="float" office:value="0.00404780271951277" calcext:value-type="float">
            <text:p>0.00404780271951277</text:p>
          </table:table-cell>
          <table:table-cell table:number-columns-repeated="1011"/>
        </table:table-row>
        <table:table-row table:style-name="ro1">
          <table:table-cell table:style-name="ce6" table:formula="of:=[.A70]+0.01" office:value-type="float" office:value="0.38" calcext:value-type="float">
            <text:p>0.38</text:p>
          </table:table-cell>
          <table:table-cell table:style-name="ce6" table:formula="of:=[$bonded.$E$2]*[$bonded.$F$2]*[.A71]" office:value-type="float" office:value="57" calcext:value-type="float">
            <text:p>57</text:p>
          </table:table-cell>
          <table:table-cell table:style-name="ce6" table:formula="of:=2*[$bonded.$F$10]*[$bonded.$E$10]*(EXP(-[$bonded.$F$10]*[$bonded.$G$10]*[.A71])-EXP(-2*[$bonded.$F$10]*[$bonded.$G$10]*[.A71]))" office:value-type="float" office:value="0.228371947950494" calcext:value-type="float">
            <text:p>0.228371947950494</text:p>
          </table:table-cell>
          <table:table-cell table:style-name="ce6" table:formula="of:=2*[$bonded.$F$11]*[$bonded.$E$11]*(EXP(-[$bonded.$F$11]*[$bonded.$G$11]*[.A71])-EXP(-2*[$bonded.$F$11]*[$bonded.$G$11]*[.A71]))" office:value-type="float" office:value="0.0912487305532022" calcext:value-type="float">
            <text:p>0.0912487305532022</text:p>
          </table:table-cell>
          <table:table-cell table:style-name="ce6" table:formula="of:=[$pair.$L$42]*([$pair.$F$42]/[$pair.$G$42])*([$pair.$I$42]*([$pair.$G$42]/([$pair.$K$42]*([.A71]+1)))^([$pair.$I$42]+1)-[$pair.$H$42]*([$pair.$G$42]/([$pair.$K$42]*([.A71]+1)))^([$pair.$H$42]+1))" office:value-type="float" office:value="0.0194986254942641" calcext:value-type="float">
            <text:p>0.0194986254942641</text:p>
          </table:table-cell>
          <table:table-cell table:style-name="ce6" table:formula="of:=[$pair.$L$43]*([$pair.$F$43]/[$pair.$G$43])*([$pair.$I$43]*([$pair.$G$43]/([$pair.$K$43]*([.A71]+1)))^([$pair.$I$43]+1)-[$pair.$H$43]*([$pair.$G$43]/([$pair.$K$43]*([.A71]+1)))^([$pair.$H$43]+1))" office:value-type="float" office:value="0.00389972509885282" calcext:value-type="float">
            <text:p>0.00389972509885282</text:p>
          </table:table-cell>
          <table:table-cell table:number-columns-repeated="1011"/>
        </table:table-row>
        <table:table-row table:style-name="ro1">
          <table:table-cell table:style-name="ce6" table:formula="of:=[.A71]+0.01" office:value-type="float" office:value="0.39" calcext:value-type="float">
            <text:p>0.39</text:p>
          </table:table-cell>
          <table:table-cell table:style-name="ce6" table:formula="of:=[$bonded.$E$2]*[$bonded.$F$2]*[.A72]" office:value-type="float" office:value="58.5" calcext:value-type="float">
            <text:p>58.5</text:p>
          </table:table-cell>
          <table:table-cell table:style-name="ce6" table:formula="of:=2*[$bonded.$F$10]*[$bonded.$E$10]*(EXP(-[$bonded.$F$10]*[$bonded.$G$10]*[.A72])-EXP(-2*[$bonded.$F$10]*[$bonded.$G$10]*[.A72]))" office:value-type="float" office:value="0.222403587480913" calcext:value-type="float">
            <text:p>0.222403587480913</text:p>
          </table:table-cell>
          <table:table-cell table:style-name="ce6" table:formula="of:=2*[$bonded.$F$11]*[$bonded.$E$11]*(EXP(-[$bonded.$F$11]*[$bonded.$G$11]*[.A72])-EXP(-2*[$bonded.$F$11]*[$bonded.$G$11]*[.A72]))" office:value-type="float" office:value="0.089000713046315" calcext:value-type="float">
            <text:p>0.089000713046315</text:p>
          </table:table-cell>
          <table:table-cell table:style-name="ce6" table:formula="of:=[$pair.$L$42]*([$pair.$F$42]/[$pair.$G$42])*([$pair.$I$42]*([$pair.$G$42]/([$pair.$K$42]*([.A72]+1)))^([$pair.$I$42]+1)-[$pair.$H$42]*([$pair.$G$42]/([$pair.$K$42]*([.A72]+1)))^([$pair.$H$42]+1))" office:value-type="float" office:value="0.0187816035958503" calcext:value-type="float">
            <text:p>0.0187816035958503</text:p>
          </table:table-cell>
          <table:table-cell table:style-name="ce6" table:formula="of:=[$pair.$L$43]*([$pair.$F$43]/[$pair.$G$43])*([$pair.$I$43]*([$pair.$G$43]/([$pair.$K$43]*([.A72]+1)))^([$pair.$I$43]+1)-[$pair.$H$43]*([$pair.$G$43]/([$pair.$K$43]*([.A72]+1)))^([$pair.$H$43]+1))" office:value-type="float" office:value="0.00375632071917006" calcext:value-type="float">
            <text:p>0.00375632071917006</text:p>
          </table:table-cell>
          <table:table-cell table:number-columns-repeated="1011"/>
        </table:table-row>
        <table:table-row table:style-name="ro1">
          <table:table-cell table:style-name="ce6" table:formula="of:=[.A72]+0.01" office:value-type="float" office:value="0.4" calcext:value-type="float">
            <text:p>0.4</text:p>
          </table:table-cell>
          <table:table-cell table:style-name="ce6" table:formula="of:=[$bonded.$E$2]*[$bonded.$F$2]*[.A73]" office:value-type="float" office:value="60" calcext:value-type="float">
            <text:p>60</text:p>
          </table:table-cell>
          <table:table-cell table:style-name="ce6" table:formula="of:=2*[$bonded.$F$10]*[$bonded.$E$10]*(EXP(-[$bonded.$F$10]*[$bonded.$G$10]*[.A73])-EXP(-2*[$bonded.$F$10]*[$bonded.$G$10]*[.A73]))" office:value-type="float" office:value="0.21647216593811" calcext:value-type="float">
            <text:p>0.21647216593811</text:p>
          </table:table-cell>
          <table:table-cell table:style-name="ce6" table:formula="of:=2*[$bonded.$F$11]*[$bonded.$E$11]*(EXP(-[$bonded.$F$11]*[$bonded.$G$11]*[.A73])-EXP(-2*[$bonded.$F$11]*[$bonded.$G$11]*[.A73]))" office:value-type="float" office:value="0.0867598390434579" calcext:value-type="float">
            <text:p>0.0867598390434579</text:p>
          </table:table-cell>
          <table:table-cell table:style-name="ce6" table:formula="of:=[$pair.$L$42]*([$pair.$F$42]/[$pair.$G$42])*([$pair.$I$42]*([$pair.$G$42]/([$pair.$K$42]*([.A73]+1)))^([$pair.$I$42]+1)-[$pair.$H$42]*([$pair.$G$42]/([$pair.$K$42]*([.A73]+1)))^([$pair.$H$42]+1))" office:value-type="float" office:value="0.0180878679391837" calcext:value-type="float">
            <text:p>0.0180878679391837</text:p>
          </table:table-cell>
          <table:table-cell table:style-name="ce6" table:formula="of:=[$pair.$L$43]*([$pair.$F$43]/[$pair.$G$43])*([$pair.$I$43]*([$pair.$G$43]/([$pair.$K$43]*([.A73]+1)))^([$pair.$I$43]+1)-[$pair.$H$43]*([$pair.$G$43]/([$pair.$K$43]*([.A73]+1)))^([$pair.$H$43]+1))" office:value-type="float" office:value="0.00361757358783674" calcext:value-type="float">
            <text:p>0.00361757358783674</text:p>
          </table:table-cell>
          <table:table-cell table:number-columns-repeated="1011"/>
        </table:table-row>
        <table:table-row table:style-name="ro1">
          <table:table-cell table:style-name="ce6" table:formula="of:=[.A73]+0.01" office:value-type="float" office:value="0.41" calcext:value-type="float">
            <text:p>0.41</text:p>
          </table:table-cell>
          <table:table-cell table:style-name="ce6" table:formula="of:=[$bonded.$E$2]*[$bonded.$F$2]*[.A74]" office:value-type="float" office:value="61.5" calcext:value-type="float">
            <text:p>61.5</text:p>
          </table:table-cell>
          <table:table-cell table:style-name="ce6" table:formula="of:=2*[$bonded.$F$10]*[$bonded.$E$10]*(EXP(-[$bonded.$F$10]*[$bonded.$G$10]*[.A74])-EXP(-2*[$bonded.$F$10]*[$bonded.$G$10]*[.A74]))" office:value-type="float" office:value="0.210589850793797" calcext:value-type="float">
            <text:p>0.210589850793797</text:p>
          </table:table-cell>
          <table:table-cell table:style-name="ce6" table:formula="of:=2*[$bonded.$F$11]*[$bonded.$E$11]*(EXP(-[$bonded.$F$11]*[$bonded.$G$11]*[.A74])-EXP(-2*[$bonded.$F$11]*[$bonded.$G$11]*[.A74]))" office:value-type="float" office:value="0.0845310905188528" calcext:value-type="float">
            <text:p>0.0845310905188528</text:p>
          </table:table-cell>
          <table:table-cell table:style-name="ce6" table:formula="of:=[$pair.$L$42]*([$pair.$F$42]/[$pair.$G$42])*([$pair.$I$42]*([$pair.$G$42]/([$pair.$K$42]*([.A74]+1)))^([$pair.$I$42]+1)-[$pair.$H$42]*([$pair.$G$42]/([$pair.$K$42]*([.A74]+1)))^([$pair.$H$42]+1))" office:value-type="float" office:value="0.0174172299094719" calcext:value-type="float">
            <text:p>0.0174172299094719</text:p>
          </table:table-cell>
          <table:table-cell table:style-name="ce6" table:formula="of:=[$pair.$L$43]*([$pair.$F$43]/[$pair.$G$43])*([$pair.$I$43]*([$pair.$G$43]/([$pair.$K$43]*([.A74]+1)))^([$pair.$I$43]+1)-[$pair.$H$43]*([$pair.$G$43]/([$pair.$K$43]*([.A74]+1)))^([$pair.$H$43]+1))" office:value-type="float" office:value="0.00348344598189439" calcext:value-type="float">
            <text:p>0.00348344598189439</text:p>
          </table:table-cell>
          <table:table-cell table:number-columns-repeated="1011"/>
        </table:table-row>
        <table:table-row table:style-name="ro1">
          <table:table-cell table:style-name="ce6" table:formula="of:=[.A74]+0.01" office:value-type="float" office:value="0.42" calcext:value-type="float">
            <text:p>0.42</text:p>
          </table:table-cell>
          <table:table-cell table:style-name="ce6" table:formula="of:=[$bonded.$E$2]*[$bonded.$F$2]*[.A75]" office:value-type="float" office:value="63" calcext:value-type="float">
            <text:p>63</text:p>
          </table:table-cell>
          <table:table-cell table:style-name="ce6" table:formula="of:=2*[$bonded.$F$10]*[$bonded.$E$10]*(EXP(-[$bonded.$F$10]*[$bonded.$G$10]*[.A75])-EXP(-2*[$bonded.$F$10]*[$bonded.$G$10]*[.A75]))" office:value-type="float" office:value="0.204767366645724" calcext:value-type="float">
            <text:p>0.204767366645724</text:p>
          </table:table-cell>
          <table:table-cell table:style-name="ce6" table:formula="of:=2*[$bonded.$F$11]*[$bonded.$E$11]*(EXP(-[$bonded.$F$11]*[$bonded.$G$11]*[.A75])-EXP(-2*[$bonded.$F$11]*[$bonded.$G$11]*[.A75]))" office:value-type="float" office:value="0.0823188984899289" calcext:value-type="float">
            <text:p>0.0823188984899289</text:p>
          </table:table-cell>
          <table:table-cell table:style-name="ce6" table:formula="of:=[$pair.$L$42]*([$pair.$F$42]/[$pair.$G$42])*([$pair.$I$42]*([$pair.$G$42]/([$pair.$K$42]*([.A75]+1)))^([$pair.$I$42]+1)-[$pair.$H$42]*([$pair.$G$42]/([$pair.$K$42]*([.A75]+1)))^([$pair.$H$42]+1))" office:value-type="float" office:value="0.0167694105739232" calcext:value-type="float">
            <text:p>0.0167694105739232</text:p>
          </table:table-cell>
          <table:table-cell table:style-name="ce6" table:formula="of:=[$pair.$L$43]*([$pair.$F$43]/[$pair.$G$43])*([$pair.$I$43]*([$pair.$G$43]/([$pair.$K$43]*([.A75]+1)))^([$pair.$I$43]+1)-[$pair.$H$43]*([$pair.$G$43]/([$pair.$K$43]*([.A75]+1)))^([$pair.$H$43]+1))" office:value-type="float" office:value="0.00335388211478464" calcext:value-type="float">
            <text:p>0.00335388211478464</text:p>
          </table:table-cell>
          <table:table-cell table:number-columns-repeated="1011"/>
        </table:table-row>
        <table:table-row table:style-name="ro1">
          <table:table-cell table:style-name="ce6" table:formula="of:=[.A75]+0.01" office:value-type="float" office:value="0.43" calcext:value-type="float">
            <text:p>0.43</text:p>
          </table:table-cell>
          <table:table-cell table:style-name="ce6" table:formula="of:=[$bonded.$E$2]*[$bonded.$F$2]*[.A76]" office:value-type="float" office:value="64.5" calcext:value-type="float">
            <text:p>64.5</text:p>
          </table:table-cell>
          <table:table-cell table:style-name="ce6" table:formula="of:=2*[$bonded.$F$10]*[$bonded.$E$10]*(EXP(-[$bonded.$F$10]*[$bonded.$G$10]*[.A76])-EXP(-2*[$bonded.$F$10]*[$bonded.$G$10]*[.A76]))" office:value-type="float" office:value="0.199014121285842" calcext:value-type="float">
            <text:p>0.199014121285842</text:p>
          </table:table-cell>
          <table:table-cell table:style-name="ce6" table:formula="of:=2*[$bonded.$F$11]*[$bonded.$E$11]*(EXP(-[$bonded.$F$11]*[$bonded.$G$11]*[.A76])-EXP(-2*[$bonded.$F$11]*[$bonded.$G$11]*[.A76]))" office:value-type="float" office:value="0.0801271891948512" calcext:value-type="float">
            <text:p>0.0801271891948512</text:p>
          </table:table-cell>
          <table:table-cell table:style-name="ce6" table:formula="of:=[$pair.$L$42]*([$pair.$F$42]/[$pair.$G$42])*([$pair.$I$42]*([$pair.$G$42]/([$pair.$K$42]*([.A76]+1)))^([$pair.$I$42]+1)-[$pair.$H$42]*([$pair.$G$42]/([$pair.$K$42]*([.A76]+1)))^([$pair.$H$42]+1))" office:value-type="float" office:value="0.0161440565548023" calcext:value-type="float">
            <text:p>0.0161440565548023</text:p>
          </table:table-cell>
          <table:table-cell table:style-name="ce6" table:formula="of:=[$pair.$L$43]*([$pair.$F$43]/[$pair.$G$43])*([$pair.$I$43]*([$pair.$G$43]/([$pair.$K$43]*([.A76]+1)))^([$pair.$I$43]+1)-[$pair.$H$43]*([$pair.$G$43]/([$pair.$K$43]*([.A76]+1)))^([$pair.$H$43]+1))" office:value-type="float" office:value="0.00322881131096046" calcext:value-type="float">
            <text:p>0.00322881131096046</text:p>
          </table:table-cell>
          <table:table-cell table:number-columns-repeated="1011"/>
        </table:table-row>
        <table:table-row table:style-name="ro1">
          <table:table-cell table:style-name="ce6" table:formula="of:=[.A76]+0.01" office:value-type="float" office:value="0.44" calcext:value-type="float">
            <text:p>0.44</text:p>
          </table:table-cell>
          <table:table-cell table:style-name="ce6" table:formula="of:=[$bonded.$E$2]*[$bonded.$F$2]*[.A77]" office:value-type="float" office:value="66" calcext:value-type="float">
            <text:p>66</text:p>
          </table:table-cell>
          <table:table-cell table:style-name="ce6" table:formula="of:=2*[$bonded.$F$10]*[$bonded.$E$10]*(EXP(-[$bonded.$F$10]*[$bonded.$G$10]*[.A77])-EXP(-2*[$bonded.$F$10]*[$bonded.$G$10]*[.A77]))" office:value-type="float" office:value="0.193338321787051" calcext:value-type="float">
            <text:p>0.193338321787051</text:p>
          </table:table-cell>
          <table:table-cell table:style-name="ce6" table:formula="of:=2*[$bonded.$F$11]*[$bonded.$E$11]*(EXP(-[$bonded.$F$11]*[$bonded.$G$11]*[.A77])-EXP(-2*[$bonded.$F$11]*[$bonded.$G$11]*[.A77]))" office:value-type="float" office:value="0.0779594267407199" calcext:value-type="float">
            <text:p>0.0779594267407199</text:p>
          </table:table-cell>
          <table:table-cell table:style-name="ce6" table:formula="of:=[$pair.$L$42]*([$pair.$F$42]/[$pair.$G$42])*([$pair.$I$42]*([$pair.$G$42]/([$pair.$K$42]*([.A77]+1)))^([$pair.$I$42]+1)-[$pair.$H$42]*([$pair.$G$42]/([$pair.$K$42]*([.A77]+1)))^([$pair.$H$42]+1))" office:value-type="float" office:value="0.0155407537554182" calcext:value-type="float">
            <text:p>0.0155407537554182</text:p>
          </table:table-cell>
          <table:table-cell table:style-name="ce6" table:formula="of:=[$pair.$L$43]*([$pair.$F$43]/[$pair.$G$43])*([$pair.$I$43]*([$pair.$G$43]/([$pair.$K$43]*([.A77]+1)))^([$pair.$I$43]+1)-[$pair.$H$43]*([$pair.$G$43]/([$pair.$K$43]*([.A77]+1)))^([$pair.$H$43]+1))" office:value-type="float" office:value="0.00310815075108365" calcext:value-type="float">
            <text:p>0.00310815075108365</text:p>
          </table:table-cell>
          <table:table-cell table:number-columns-repeated="1011"/>
        </table:table-row>
        <table:table-row table:style-name="ro1">
          <table:table-cell table:style-name="ce6" table:formula="of:=[.A77]+0.01" office:value-type="float" office:value="0.45" calcext:value-type="float">
            <text:p>0.45</text:p>
          </table:table-cell>
          <table:table-cell table:style-name="ce6" table:formula="of:=[$bonded.$E$2]*[$bonded.$F$2]*[.A78]" office:value-type="float" office:value="67.5" calcext:value-type="float">
            <text:p>67.5</text:p>
          </table:table-cell>
          <table:table-cell table:style-name="ce6" table:formula="of:=2*[$bonded.$F$10]*[$bonded.$E$10]*(EXP(-[$bonded.$F$10]*[$bonded.$G$10]*[.A78])-EXP(-2*[$bonded.$F$10]*[$bonded.$G$10]*[.A78]))" office:value-type="float" office:value="0.187747081366587" calcext:value-type="float">
            <text:p>0.187747081366587</text:p>
          </table:table-cell>
          <table:table-cell table:style-name="ce6" table:formula="of:=2*[$bonded.$F$11]*[$bonded.$E$11]*(EXP(-[$bonded.$F$11]*[$bonded.$G$11]*[.A78])-EXP(-2*[$bonded.$F$11]*[$bonded.$G$11]*[.A78]))" office:value-type="float" office:value="0.0758186524817896" calcext:value-type="float">
            <text:p>0.0758186524817896</text:p>
          </table:table-cell>
          <table:table-cell table:style-name="ce6" table:formula="of:=[$pair.$L$42]*([$pair.$F$42]/[$pair.$G$42])*([$pair.$I$42]*([$pair.$G$42]/([$pair.$K$42]*([.A78]+1)))^([$pair.$I$42]+1)-[$pair.$H$42]*([$pair.$G$42]/([$pair.$K$42]*([.A78]+1)))^([$pair.$H$42]+1))" office:value-type="float" office:value="0.01495903921269" calcext:value-type="float">
            <text:p>0.01495903921269</text:p>
          </table:table-cell>
          <table:table-cell table:style-name="ce6" table:formula="of:=[$pair.$L$43]*([$pair.$F$43]/[$pair.$G$43])*([$pair.$I$43]*([$pair.$G$43]/([$pair.$K$43]*([.A78]+1)))^([$pair.$I$43]+1)-[$pair.$H$43]*([$pair.$G$43]/([$pair.$K$43]*([.A78]+1)))^([$pair.$H$43]+1))" office:value-type="float" office:value="0.002991807842538" calcext:value-type="float">
            <text:p>0.002991807842538</text:p>
          </table:table-cell>
          <table:table-cell table:number-columns-repeated="1011"/>
        </table:table-row>
        <table:table-row table:style-name="ro1">
          <table:table-cell table:style-name="ce6" table:formula="of:=[.A78]+0.01" office:value-type="float" office:value="0.46" calcext:value-type="float">
            <text:p>0.46</text:p>
          </table:table-cell>
          <table:table-cell table:style-name="ce6" table:formula="of:=[$bonded.$E$2]*[$bonded.$F$2]*[.A79]" office:value-type="float" office:value="69" calcext:value-type="float">
            <text:p>69</text:p>
          </table:table-cell>
          <table:table-cell table:style-name="ce6" table:formula="of:=2*[$bonded.$F$10]*[$bonded.$E$10]*(EXP(-[$bonded.$F$10]*[$bonded.$G$10]*[.A79])-EXP(-2*[$bonded.$F$10]*[$bonded.$G$10]*[.A79]))" office:value-type="float" office:value="0.182246517727698" calcext:value-type="float">
            <text:p>0.182246517727698</text:p>
          </table:table-cell>
          <table:table-cell table:style-name="ce6" table:formula="of:=2*[$bonded.$F$11]*[$bonded.$E$11]*(EXP(-[$bonded.$F$11]*[$bonded.$G$11]*[.A79])-EXP(-2*[$bonded.$F$11]*[$bonded.$G$11]*[.A79]))" office:value-type="float" office:value="0.0737075213683433" calcext:value-type="float">
            <text:p>0.0737075213683433</text:p>
          </table:table-cell>
          <table:table-cell table:style-name="ce6" table:formula="of:=[$pair.$L$42]*([$pair.$F$42]/[$pair.$G$42])*([$pair.$I$42]*([$pair.$G$42]/([$pair.$K$42]*([.A79]+1)))^([$pair.$I$42]+1)-[$pair.$H$42]*([$pair.$G$42]/([$pair.$K$42]*([.A79]+1)))^([$pair.$H$42]+1))" office:value-type="float" office:value="0.0143984113152235" calcext:value-type="float">
            <text:p>0.0143984113152235</text:p>
          </table:table-cell>
          <table:table-cell table:style-name="ce6" table:formula="of:=[$pair.$L$43]*([$pair.$F$43]/[$pair.$G$43])*([$pair.$I$43]*([$pair.$G$43]/([$pair.$K$43]*([.A79]+1)))^([$pair.$I$43]+1)-[$pair.$H$43]*([$pair.$G$43]/([$pair.$K$43]*([.A79]+1)))^([$pair.$H$43]+1))" office:value-type="float" office:value="0.00287968226304469" calcext:value-type="float">
            <text:p>0.00287968226304469</text:p>
          </table:table-cell>
          <table:table-cell table:number-columns-repeated="1011"/>
        </table:table-row>
        <table:table-row table:style-name="ro1">
          <table:table-cell table:style-name="ce6" table:formula="of:=[.A79]+0.01" office:value-type="float" office:value="0.47" calcext:value-type="float">
            <text:p>0.47</text:p>
          </table:table-cell>
          <table:table-cell table:style-name="ce6" table:formula="of:=[$bonded.$E$2]*[$bonded.$F$2]*[.A80]" office:value-type="float" office:value="70.5" calcext:value-type="float">
            <text:p>70.5</text:p>
          </table:table-cell>
          <table:table-cell table:style-name="ce6" table:formula="of:=2*[$bonded.$F$10]*[$bonded.$E$10]*(EXP(-[$bonded.$F$10]*[$bonded.$G$10]*[.A80])-EXP(-2*[$bonded.$F$10]*[$bonded.$G$10]*[.A80]))" office:value-type="float" office:value="0.176841843528898" calcext:value-type="float">
            <text:p>0.176841843528898</text:p>
          </table:table-cell>
          <table:table-cell table:style-name="ce6" table:formula="of:=2*[$bonded.$F$11]*[$bonded.$E$11]*(EXP(-[$bonded.$F$11]*[$bonded.$G$11]*[.A80])-EXP(-2*[$bonded.$F$11]*[$bonded.$G$11]*[.A80]))" office:value-type="float" office:value="0.0716283354894883" calcext:value-type="float">
            <text:p>0.0716283354894883</text:p>
          </table:table-cell>
          <table:table-cell table:style-name="ce6" table:formula="of:=[$pair.$L$42]*([$pair.$F$42]/[$pair.$G$42])*([$pair.$I$42]*([$pair.$G$42]/([$pair.$K$42]*([.A80]+1)))^([$pair.$I$42]+1)-[$pair.$H$42]*([$pair.$G$42]/([$pair.$K$42]*([.A80]+1)))^([$pair.$H$42]+1))" office:value-type="float" office:value="0.0138583385955932" calcext:value-type="float">
            <text:p>0.0138583385955932</text:p>
          </table:table-cell>
          <table:table-cell table:style-name="ce6" table:formula="of:=[$pair.$L$43]*([$pair.$F$43]/[$pair.$G$43])*([$pair.$I$43]*([$pair.$G$43]/([$pair.$K$43]*([.A80]+1)))^([$pair.$I$43]+1)-[$pair.$H$43]*([$pair.$G$43]/([$pair.$K$43]*([.A80]+1)))^([$pair.$H$43]+1))" office:value-type="float" office:value="0.00277166771911865" calcext:value-type="float">
            <text:p>0.00277166771911865</text:p>
          </table:table-cell>
          <table:table-cell table:number-columns-repeated="1011"/>
        </table:table-row>
        <table:table-row table:style-name="ro1">
          <table:table-cell table:style-name="ce6" table:formula="of:=[.A80]+0.01" office:value-type="float" office:value="0.48" calcext:value-type="float">
            <text:p>0.48</text:p>
          </table:table-cell>
          <table:table-cell table:style-name="ce6" table:formula="of:=[$bonded.$E$2]*[$bonded.$F$2]*[.A81]" office:value-type="float" office:value="72" calcext:value-type="float">
            <text:p>72</text:p>
          </table:table-cell>
          <table:table-cell table:style-name="ce6" table:formula="of:=2*[$bonded.$F$10]*[$bonded.$E$10]*(EXP(-[$bonded.$F$10]*[$bonded.$G$10]*[.A81])-EXP(-2*[$bonded.$F$10]*[$bonded.$G$10]*[.A81]))" office:value-type="float" office:value="0.171537449581675" calcext:value-type="float">
            <text:p>0.171537449581675</text:p>
          </table:table-cell>
          <table:table-cell table:style-name="ce6" table:formula="of:=2*[$bonded.$F$11]*[$bonded.$E$11]*(EXP(-[$bonded.$F$11]*[$bonded.$G$11]*[.A81])-EXP(-2*[$bonded.$F$11]*[$bonded.$G$11]*[.A81]))" office:value-type="float" office:value="0.0695830750170071" calcext:value-type="float">
            <text:p>0.0695830750170071</text:p>
          </table:table-cell>
          <table:table-cell table:style-name="ce6" table:formula="of:=[$pair.$L$42]*([$pair.$F$42]/[$pair.$G$42])*([$pair.$I$42]*([$pair.$G$42]/([$pair.$K$42]*([.A81]+1)))^([$pair.$I$42]+1)-[$pair.$H$42]*([$pair.$G$42]/([$pair.$K$42]*([.A81]+1)))^([$pair.$H$42]+1))" office:value-type="float" office:value="0.0133382672791702" calcext:value-type="float">
            <text:p>0.0133382672791702</text:p>
          </table:table-cell>
          <table:table-cell table:style-name="ce6" table:formula="of:=[$pair.$L$43]*([$pair.$F$43]/[$pair.$G$43])*([$pair.$I$43]*([$pair.$G$43]/([$pair.$K$43]*([.A81]+1)))^([$pair.$I$43]+1)-[$pair.$H$43]*([$pair.$G$43]/([$pair.$K$43]*([.A81]+1)))^([$pair.$H$43]+1))" office:value-type="float" office:value="0.00266765345583405" calcext:value-type="float">
            <text:p>0.00266765345583405</text:p>
          </table:table-cell>
          <table:table-cell table:number-columns-repeated="1011"/>
        </table:table-row>
        <table:table-row table:style-name="ro1">
          <table:table-cell table:style-name="ce6" table:formula="of:=[.A81]+0.01" office:value-type="float" office:value="0.49" calcext:value-type="float">
            <text:p>0.49</text:p>
          </table:table-cell>
          <table:table-cell table:style-name="ce6" table:formula="of:=[$bonded.$E$2]*[$bonded.$F$2]*[.A82]" office:value-type="float" office:value="73.5" calcext:value-type="float">
            <text:p>73.5</text:p>
          </table:table-cell>
          <table:table-cell table:style-name="ce6" table:formula="of:=2*[$bonded.$F$10]*[$bonded.$E$10]*(EXP(-[$bonded.$F$10]*[$bonded.$G$10]*[.A82])-EXP(-2*[$bonded.$F$10]*[$bonded.$G$10]*[.A82]))" office:value-type="float" office:value="0.166336981332676" calcext:value-type="float">
            <text:p>0.166336981332676</text:p>
          </table:table-cell>
          <table:table-cell table:style-name="ce6" table:formula="of:=2*[$bonded.$F$11]*[$bonded.$E$11]*(EXP(-[$bonded.$F$11]*[$bonded.$G$11]*[.A82])-EXP(-2*[$bonded.$F$11]*[$bonded.$G$11]*[.A82]))" office:value-type="float" office:value="0.0675734267424233" calcext:value-type="float">
            <text:p>0.0675734267424233</text:p>
          </table:table-cell>
          <table:table-cell table:style-name="ce6" table:formula="of:=[$pair.$L$42]*([$pair.$F$42]/[$pair.$G$42])*([$pair.$I$42]*([$pair.$G$42]/([$pair.$K$42]*([.A82]+1)))^([$pair.$I$42]+1)-[$pair.$H$42]*([$pair.$G$42]/([$pair.$K$42]*([.A82]+1)))^([$pair.$H$42]+1))" office:value-type="float" office:value="0.0128376277488554" calcext:value-type="float">
            <text:p>0.0128376277488554</text:p>
          </table:table-cell>
          <table:table-cell table:style-name="ce6" table:formula="of:=[$pair.$L$43]*([$pair.$F$43]/[$pair.$G$43])*([$pair.$I$43]*([$pair.$G$43]/([$pair.$K$43]*([.A82]+1)))^([$pair.$I$43]+1)-[$pair.$H$43]*([$pair.$G$43]/([$pair.$K$43]*([.A82]+1)))^([$pair.$H$43]+1))" office:value-type="float" office:value="0.00256752554977109" calcext:value-type="float">
            <text:p>0.00256752554977109</text:p>
          </table:table-cell>
          <table:table-cell table:number-columns-repeated="1011"/>
        </table:table-row>
        <table:table-row table:style-name="ro1">
          <table:table-cell table:style-name="ce6" table:formula="of:=[.A82]+0.01" office:value-type="float" office:value="0.5" calcext:value-type="float">
            <text:p>0.5</text:p>
          </table:table-cell>
          <table:table-cell table:style-name="ce6" table:formula="of:=[$bonded.$E$2]*[$bonded.$F$2]*[.A83]" office:value-type="float" office:value="75" calcext:value-type="float">
            <text:p>75</text:p>
          </table:table-cell>
          <table:table-cell table:style-name="ce6" table:formula="of:=2*[$bonded.$F$10]*[$bonded.$E$10]*(EXP(-[$bonded.$F$10]*[$bonded.$G$10]*[.A83])-EXP(-2*[$bonded.$F$10]*[$bonded.$G$10]*[.A83]))" office:value-type="float" office:value="0.1612434091448" calcext:value-type="float">
            <text:p>0.1612434091448</text:p>
          </table:table-cell>
          <table:table-cell table:style-name="ce6" table:formula="of:=2*[$bonded.$F$11]*[$bonded.$E$11]*(EXP(-[$bonded.$F$11]*[$bonded.$G$11]*[.A83])-EXP(-2*[$bonded.$F$11]*[$bonded.$G$11]*[.A83]))" office:value-type="float" office:value="0.065600810385538" calcext:value-type="float">
            <text:p>0.065600810385538</text:p>
          </table:table-cell>
          <table:table-cell table:style-name="ce6" table:formula="of:=[$pair.$L$42]*([$pair.$F$42]/[$pair.$G$42])*([$pair.$I$42]*([$pair.$G$42]/([$pair.$K$42]*([.A83]+1)))^([$pair.$I$42]+1)-[$pair.$H$42]*([$pair.$G$42]/([$pair.$K$42]*([.A83]+1)))^([$pair.$H$42]+1))" office:value-type="float" office:value="0.0123558400650308" calcext:value-type="float">
            <text:p>0.0123558400650308</text:p>
          </table:table-cell>
          <table:table-cell table:style-name="ce6" table:formula="of:=[$pair.$L$43]*([$pair.$F$43]/[$pair.$G$43])*([$pair.$I$43]*([$pair.$G$43]/([$pair.$K$43]*([.A83]+1)))^([$pair.$I$43]+1)-[$pair.$H$43]*([$pair.$G$43]/([$pair.$K$43]*([.A83]+1)))^([$pair.$H$43]+1))" office:value-type="float" office:value="0.00247116801300616" calcext:value-type="float">
            <text:p>0.00247116801300616</text:p>
          </table:table-cell>
          <table:table-cell table:number-columns-repeated="1011"/>
        </table:table-row>
        <table:table-row table:style-name="ro1">
          <table:table-cell table:style-name="ce6" table:formula="of:=[.A83]+0.01" office:value-type="float" office:value="0.51" calcext:value-type="float">
            <text:p>0.51</text:p>
          </table:table-cell>
          <table:table-cell table:style-name="ce6" table:formula="of:=[$bonded.$E$2]*[$bonded.$F$2]*[.A84]" office:value-type="float" office:value="76.5" calcext:value-type="float">
            <text:p>76.5</text:p>
          </table:table-cell>
          <table:table-cell table:style-name="ce6" table:formula="of:=2*[$bonded.$F$10]*[$bonded.$E$10]*(EXP(-[$bonded.$F$10]*[$bonded.$G$10]*[.A84])-EXP(-2*[$bonded.$F$10]*[$bonded.$G$10]*[.A84]))" office:value-type="float" office:value="0.156259092853187" calcext:value-type="float">
            <text:p>0.156259092853187</text:p>
          </table:table-cell>
          <table:table-cell table:style-name="ce6" table:formula="of:=2*[$bonded.$F$11]*[$bonded.$E$11]*(EXP(-[$bonded.$F$11]*[$bonded.$G$11]*[.A84])-EXP(-2*[$bonded.$F$11]*[$bonded.$G$11]*[.A84]))" office:value-type="float" office:value="0.0636664028397835" calcext:value-type="float">
            <text:p>0.0636664028397835</text:p>
          </table:table-cell>
          <table:table-cell table:style-name="ce6" table:formula="of:=[$pair.$L$42]*([$pair.$F$42]/[$pair.$G$42])*([$pair.$I$42]*([$pair.$G$42]/([$pair.$K$42]*([.A84]+1)))^([$pair.$I$42]+1)-[$pair.$H$42]*([$pair.$G$42]/([$pair.$K$42]*([.A84]+1)))^([$pair.$H$42]+1))" office:value-type="float" office:value="0.0118923186625379" calcext:value-type="float">
            <text:p>0.0118923186625379</text:p>
          </table:table-cell>
          <table:table-cell table:style-name="ce6" table:formula="of:=[$pair.$L$43]*([$pair.$F$43]/[$pair.$G$43])*([$pair.$I$43]*([$pair.$G$43]/([$pair.$K$43]*([.A84]+1)))^([$pair.$I$43]+1)-[$pair.$H$43]*([$pair.$G$43]/([$pair.$K$43]*([.A84]+1)))^([$pair.$H$43]+1))" office:value-type="float" office:value="0.00237846373250759" calcext:value-type="float">
            <text:p>0.00237846373250759</text:p>
          </table:table-cell>
          <table:table-cell table:number-columns-repeated="1011"/>
        </table:table-row>
        <table:table-row table:style-name="ro1">
          <table:table-cell table:style-name="ce6" table:formula="of:=[.A84]+0.01" office:value-type="float" office:value="0.52" calcext:value-type="float">
            <text:p>0.52</text:p>
          </table:table-cell>
          <table:table-cell table:style-name="ce6" table:formula="of:=[$bonded.$E$2]*[$bonded.$F$2]*[.A85]" office:value-type="float" office:value="78" calcext:value-type="float">
            <text:p>78</text:p>
          </table:table-cell>
          <table:table-cell table:style-name="ce6" table:formula="of:=2*[$bonded.$F$10]*[$bonded.$E$10]*(EXP(-[$bonded.$F$10]*[$bonded.$G$10]*[.A85])-EXP(-2*[$bonded.$F$10]*[$bonded.$G$10]*[.A85]))" office:value-type="float" office:value="0.15138584103645" calcext:value-type="float">
            <text:p>0.15138584103645</text:p>
          </table:table-cell>
          <table:table-cell table:style-name="ce6" table:formula="of:=2*[$bonded.$F$11]*[$bonded.$E$11]*(EXP(-[$bonded.$F$11]*[$bonded.$G$11]*[.A85])-EXP(-2*[$bonded.$F$11]*[$bonded.$G$11]*[.A85]))" office:value-type="float" office:value="0.0617711605077573" calcext:value-type="float">
            <text:p>0.0617711605077573</text:p>
          </table:table-cell>
          <table:table-cell table:style-name="ce6" table:formula="of:=[$pair.$L$42]*([$pair.$F$42]/[$pair.$G$42])*([$pair.$I$42]*([$pair.$G$42]/([$pair.$K$42]*([.A85]+1)))^([$pair.$I$42]+1)-[$pair.$H$42]*([$pair.$G$42]/([$pair.$K$42]*([.A85]+1)))^([$pair.$H$42]+1))" office:value-type="float" office:value="0.011446476331209" calcext:value-type="float">
            <text:p>0.011446476331209</text:p>
          </table:table-cell>
          <table:table-cell table:style-name="ce6" table:formula="of:=[$pair.$L$43]*([$pair.$F$43]/[$pair.$G$43])*([$pair.$I$43]*([$pair.$G$43]/([$pair.$K$43]*([.A85]+1)))^([$pair.$I$43]+1)-[$pair.$H$43]*([$pair.$G$43]/([$pair.$K$43]*([.A85]+1)))^([$pair.$H$43]+1))" office:value-type="float" office:value="0.00228929526624179" calcext:value-type="float">
            <text:p>0.00228929526624179</text:p>
          </table:table-cell>
          <table:table-cell table:number-columns-repeated="1011"/>
        </table:table-row>
        <table:table-row table:style-name="ro1">
          <table:table-cell table:style-name="ce6" table:formula="of:=[.A85]+0.01" office:value-type="float" office:value="0.53" calcext:value-type="float">
            <text:p>0.53</text:p>
          </table:table-cell>
          <table:table-cell table:style-name="ce6" table:formula="of:=[$bonded.$E$2]*[$bonded.$F$2]*[.A86]" office:value-type="float" office:value="79.5" calcext:value-type="float">
            <text:p>79.5</text:p>
          </table:table-cell>
          <table:table-cell table:style-name="ce6" table:formula="of:=2*[$bonded.$F$10]*[$bonded.$E$10]*(EXP(-[$bonded.$F$10]*[$bonded.$G$10]*[.A86])-EXP(-2*[$bonded.$F$10]*[$bonded.$G$10]*[.A86]))" office:value-type="float" office:value="0.146624965410477" calcext:value-type="float">
            <text:p>0.146624965410477</text:p>
          </table:table-cell>
          <table:table-cell table:style-name="ce6" table:formula="of:=2*[$bonded.$F$11]*[$bonded.$E$11]*(EXP(-[$bonded.$F$11]*[$bonded.$G$11]*[.A86])-EXP(-2*[$bonded.$F$11]*[$bonded.$G$11]*[.A86]))" office:value-type="float" office:value="0.059915839869174" calcext:value-type="float">
            <text:p>0.059915839869174</text:p>
          </table:table-cell>
          <table:table-cell table:style-name="ce6" table:formula="of:=[$pair.$L$42]*([$pair.$F$42]/[$pair.$G$42])*([$pair.$I$42]*([$pair.$G$42]/([$pair.$K$42]*([.A86]+1)))^([$pair.$I$42]+1)-[$pair.$H$42]*([$pair.$G$42]/([$pair.$K$42]*([.A86]+1)))^([$pair.$H$42]+1))" office:value-type="float" office:value="0.0110177275731217" calcext:value-type="float">
            <text:p>0.0110177275731217</text:p>
          </table:table-cell>
          <table:table-cell table:style-name="ce6" table:formula="of:=[$pair.$L$43]*([$pair.$F$43]/[$pair.$G$43])*([$pair.$I$43]*([$pair.$G$43]/([$pair.$K$43]*([.A86]+1)))^([$pair.$I$43]+1)-[$pair.$H$43]*([$pair.$G$43]/([$pair.$K$43]*([.A86]+1)))^([$pair.$H$43]+1))" office:value-type="float" office:value="0.00220354551462434" calcext:value-type="float">
            <text:p>0.00220354551462434</text:p>
          </table:table-cell>
          <table:table-cell table:number-columns-repeated="1011"/>
        </table:table-row>
        <table:table-row table:style-name="ro1">
          <table:table-cell table:style-name="ce6" table:formula="of:=[.A86]+0.01" office:value-type="float" office:value="0.54" calcext:value-type="float">
            <text:p>0.54</text:p>
          </table:table-cell>
          <table:table-cell table:style-name="ce6" table:formula="of:=[$bonded.$E$2]*[$bonded.$F$2]*[.A87]" office:value-type="float" office:value="81" calcext:value-type="float">
            <text:p>81</text:p>
          </table:table-cell>
          <table:table-cell table:style-name="ce6" table:formula="of:=2*[$bonded.$F$10]*[$bonded.$E$10]*(EXP(-[$bonded.$F$10]*[$bonded.$G$10]*[.A87])-EXP(-2*[$bonded.$F$10]*[$bonded.$G$10]*[.A87]))" office:value-type="float" office:value="0.141977330721599" calcext:value-type="float">
            <text:p>0.141977330721599</text:p>
          </table:table-cell>
          <table:table-cell table:style-name="ce6" table:formula="of:=2*[$bonded.$F$11]*[$bonded.$E$11]*(EXP(-[$bonded.$F$11]*[$bonded.$G$11]*[.A87])-EXP(-2*[$bonded.$F$11]*[$bonded.$G$11]*[.A87]))" office:value-type="float" office:value="0.0581010164131481" calcext:value-type="float">
            <text:p>0.0581010164131481</text:p>
          </table:table-cell>
          <table:table-cell table:style-name="ce6" table:formula="of:=[$pair.$L$42]*([$pair.$F$42]/[$pair.$G$42])*([$pair.$I$42]*([$pair.$G$42]/([$pair.$K$42]*([.A87]+1)))^([$pair.$I$42]+1)-[$pair.$H$42]*([$pair.$G$42]/([$pair.$K$42]*([.A87]+1)))^([$pair.$H$42]+1))" office:value-type="float" office:value="0.0106054914180763" calcext:value-type="float">
            <text:p>0.0106054914180763</text:p>
          </table:table-cell>
          <table:table-cell table:style-name="ce6" table:formula="of:=[$pair.$L$43]*([$pair.$F$43]/[$pair.$G$43])*([$pair.$I$43]*([$pair.$G$43]/([$pair.$K$43]*([.A87]+1)))^([$pair.$I$43]+1)-[$pair.$H$43]*([$pair.$G$43]/([$pair.$K$43]*([.A87]+1)))^([$pair.$H$43]+1))" office:value-type="float" office:value="0.00212109828361527" calcext:value-type="float">
            <text:p>0.00212109828361527</text:p>
          </table:table-cell>
          <table:table-cell table:number-columns-repeated="1011"/>
        </table:table-row>
        <table:table-row table:style-name="ro1">
          <table:table-cell table:style-name="ce6" table:formula="of:=[.A87]+0.01" office:value-type="float" office:value="0.55" calcext:value-type="float">
            <text:p>0.55</text:p>
          </table:table-cell>
          <table:table-cell table:style-name="ce6" table:formula="of:=[$bonded.$E$2]*[$bonded.$F$2]*[.A88]" office:value-type="float" office:value="82.5" calcext:value-type="float">
            <text:p>82.5</text:p>
          </table:table-cell>
          <table:table-cell table:style-name="ce6" table:formula="of:=2*[$bonded.$F$10]*[$bonded.$E$10]*(EXP(-[$bonded.$F$10]*[$bonded.$G$10]*[.A88])-EXP(-2*[$bonded.$F$10]*[$bonded.$G$10]*[.A88]))" office:value-type="float" office:value="0.137443400487609" calcext:value-type="float">
            <text:p>0.137443400487609</text:p>
          </table:table-cell>
          <table:table-cell table:style-name="ce6" table:formula="of:=2*[$bonded.$F$11]*[$bonded.$E$11]*(EXP(-[$bonded.$F$11]*[$bonded.$G$11]*[.A88])-EXP(-2*[$bonded.$F$11]*[$bonded.$G$11]*[.A88]))" office:value-type="float" office:value="0.0563271020571279" calcext:value-type="float">
            <text:p>0.0563271020571279</text:p>
          </table:table-cell>
          <table:table-cell table:style-name="ce6" table:formula="of:=[$pair.$L$42]*([$pair.$F$42]/[$pair.$G$42])*([$pair.$I$42]*([$pair.$G$42]/([$pair.$K$42]*([.A88]+1)))^([$pair.$I$42]+1)-[$pair.$H$42]*([$pair.$G$42]/([$pair.$K$42]*([.A88]+1)))^([$pair.$H$42]+1))" office:value-type="float" office:value="0.0102091937685846" calcext:value-type="float">
            <text:p>0.0102091937685846</text:p>
          </table:table-cell>
          <table:table-cell table:style-name="ce6" table:formula="of:=[$pair.$L$43]*([$pair.$F$43]/[$pair.$G$43])*([$pair.$I$43]*([$pair.$G$43]/([$pair.$K$43]*([.A88]+1)))^([$pair.$I$43]+1)-[$pair.$H$43]*([$pair.$G$43]/([$pair.$K$43]*([.A88]+1)))^([$pair.$H$43]+1))" office:value-type="float" office:value="0.00204183875371692" calcext:value-type="float">
            <text:p>0.00204183875371692</text:p>
          </table:table-cell>
          <table:table-cell table:number-columns-repeated="1011"/>
        </table:table-row>
        <table:table-row table:style-name="ro1">
          <table:table-cell table:style-name="ce6" table:formula="of:=[.A88]+0.01" office:value-type="float" office:value="0.56" calcext:value-type="float">
            <text:p>0.56</text:p>
          </table:table-cell>
          <table:table-cell table:style-name="ce6" table:formula="of:=[$bonded.$E$2]*[$bonded.$F$2]*[.A89]" office:value-type="float" office:value="84" calcext:value-type="float">
            <text:p>84</text:p>
          </table:table-cell>
          <table:table-cell table:style-name="ce6" table:formula="of:=2*[$bonded.$F$10]*[$bonded.$E$10]*(EXP(-[$bonded.$F$10]*[$bonded.$G$10]*[.A89])-EXP(-2*[$bonded.$F$10]*[$bonded.$G$10]*[.A89]))" office:value-type="float" office:value="0.133023278908929" calcext:value-type="float">
            <text:p>0.133023278908929</text:p>
          </table:table-cell>
          <table:table-cell table:style-name="ce6" table:formula="of:=2*[$bonded.$F$11]*[$bonded.$E$11]*(EXP(-[$bonded.$F$11]*[$bonded.$G$11]*[.A89])-EXP(-2*[$bonded.$F$11]*[$bonded.$G$11]*[.A89]))" office:value-type="float" office:value="0.054594361165909" calcext:value-type="float">
            <text:p>0.054594361165909</text:p>
          </table:table-cell>
          <table:table-cell table:style-name="ce6" table:formula="of:=[$pair.$L$42]*([$pair.$F$42]/[$pair.$G$42])*([$pair.$I$42]*([$pair.$G$42]/([$pair.$K$42]*([.A89]+1)))^([$pair.$I$42]+1)-[$pair.$H$42]*([$pair.$G$42]/([$pair.$K$42]*([.A89]+1)))^([$pair.$H$42]+1))" office:value-type="float" office:value="0.0098282693367308" calcext:value-type="float">
            <text:p>0.0098282693367308</text:p>
          </table:table-cell>
          <table:table-cell table:style-name="ce6" table:formula="of:=[$pair.$L$43]*([$pair.$F$43]/[$pair.$G$43])*([$pair.$I$43]*([$pair.$G$43]/([$pair.$K$43]*([.A89]+1)))^([$pair.$I$43]+1)-[$pair.$H$43]*([$pair.$G$43]/([$pair.$K$43]*([.A89]+1)))^([$pair.$H$43]+1))" office:value-type="float" office:value="0.00196565386734616" calcext:value-type="float">
            <text:p>0.00196565386734616</text:p>
          </table:table-cell>
          <table:table-cell table:number-columns-repeated="1011"/>
        </table:table-row>
        <table:table-row table:style-name="ro1">
          <table:table-cell table:style-name="ce6" table:formula="of:=[.A89]+0.01" office:value-type="float" office:value="0.57" calcext:value-type="float">
            <text:p>0.57</text:p>
          </table:table-cell>
          <table:table-cell table:style-name="ce6" table:formula="of:=[$bonded.$E$2]*[$bonded.$F$2]*[.A90]" office:value-type="float" office:value="85.5" calcext:value-type="float">
            <text:p>85.5</text:p>
          </table:table-cell>
          <table:table-cell table:style-name="ce6" table:formula="of:=2*[$bonded.$F$10]*[$bonded.$E$10]*(EXP(-[$bonded.$F$10]*[$bonded.$G$10]*[.A90])-EXP(-2*[$bonded.$F$10]*[$bonded.$G$10]*[.A90]))" office:value-type="float" office:value="0.128716749247961" calcext:value-type="float">
            <text:p>0.128716749247961</text:p>
          </table:table-cell>
          <table:table-cell table:style-name="ce6" table:formula="of:=2*[$bonded.$F$11]*[$bonded.$E$11]*(EXP(-[$bonded.$F$11]*[$bonded.$G$11]*[.A90])-EXP(-2*[$bonded.$F$11]*[$bonded.$G$11]*[.A90]))" office:value-type="float" office:value="0.0529029252758912" calcext:value-type="float">
            <text:p>0.0529029252758912</text:p>
          </table:table-cell>
          <table:table-cell table:style-name="ce6" table:formula="of:=[$pair.$L$42]*([$pair.$F$42]/[$pair.$G$42])*([$pair.$I$42]*([$pair.$G$42]/([$pair.$K$42]*([.A90]+1)))^([$pair.$I$42]+1)-[$pair.$H$42]*([$pair.$G$42]/([$pair.$K$42]*([.A90]+1)))^([$pair.$H$42]+1))" office:value-type="float" office:value="0.00946216322745228" calcext:value-type="float">
            <text:p>0.00946216322745228</text:p>
          </table:table-cell>
          <table:table-cell table:style-name="ce6" table:formula="of:=[$pair.$L$43]*([$pair.$F$43]/[$pair.$G$43])*([$pair.$I$43]*([$pair.$G$43]/([$pair.$K$43]*([.A90]+1)))^([$pair.$I$43]+1)-[$pair.$H$43]*([$pair.$G$43]/([$pair.$K$43]*([.A90]+1)))^([$pair.$H$43]+1))" office:value-type="float" office:value="0.00189243264549046" calcext:value-type="float">
            <text:p>0.00189243264549046</text:p>
          </table:table-cell>
          <table:table-cell table:number-columns-repeated="1011"/>
        </table:table-row>
        <table:table-row table:style-name="ro1">
          <table:table-cell table:style-name="ce6" table:formula="of:=[.A90]+0.01" office:value-type="float" office:value="0.58" calcext:value-type="float">
            <text:p>0.58</text:p>
          </table:table-cell>
          <table:table-cell table:style-name="ce6" table:formula="of:=[$bonded.$E$2]*[$bonded.$F$2]*[.A91]" office:value-type="float" office:value="87" calcext:value-type="float">
            <text:p>87</text:p>
          </table:table-cell>
          <table:table-cell table:style-name="ce6" table:formula="of:=2*[$bonded.$F$10]*[$bonded.$E$10]*(EXP(-[$bonded.$F$10]*[$bonded.$G$10]*[.A91])-EXP(-2*[$bonded.$F$10]*[$bonded.$G$10]*[.A91]))" office:value-type="float" office:value="0.124523308952199" calcext:value-type="float">
            <text:p>0.124523308952199</text:p>
          </table:table-cell>
          <table:table-cell table:style-name="ce6" table:formula="of:=2*[$bonded.$F$11]*[$bonded.$E$11]*(EXP(-[$bonded.$F$11]*[$bonded.$G$11]*[.A91])-EXP(-2*[$bonded.$F$11]*[$bonded.$G$11]*[.A91]))" office:value-type="float" office:value="0.0512528066220767" calcext:value-type="float">
            <text:p>0.0512528066220767</text:p>
          </table:table-cell>
          <table:table-cell table:style-name="ce6" table:formula="of:=[$pair.$L$42]*([$pair.$F$42]/[$pair.$G$42])*([$pair.$I$42]*([$pair.$G$42]/([$pair.$K$42]*([.A91]+1)))^([$pair.$I$42]+1)-[$pair.$H$42]*([$pair.$G$42]/([$pair.$K$42]*([.A91]+1)))^([$pair.$H$42]+1))" office:value-type="float" office:value="0.00911033221594327" calcext:value-type="float">
            <text:p>0.00911033221594327</text:p>
          </table:table-cell>
          <table:table-cell table:style-name="ce6" table:formula="of:=[$pair.$L$43]*([$pair.$F$43]/[$pair.$G$43])*([$pair.$I$43]*([$pair.$G$43]/([$pair.$K$43]*([.A91]+1)))^([$pair.$I$43]+1)-[$pair.$H$43]*([$pair.$G$43]/([$pair.$K$43]*([.A91]+1)))^([$pair.$H$43]+1))" office:value-type="float" office:value="0.00182206644318865" calcext:value-type="float">
            <text:p>0.00182206644318865</text:p>
          </table:table-cell>
          <table:table-cell table:number-columns-repeated="1011"/>
        </table:table-row>
        <table:table-row table:style-name="ro1">
          <table:table-cell table:style-name="ce6" table:formula="of:=[.A91]+0.01" office:value-type="float" office:value="0.59" calcext:value-type="float">
            <text:p>0.59</text:p>
          </table:table-cell>
          <table:table-cell table:style-name="ce6" table:formula="of:=[$bonded.$E$2]*[$bonded.$F$2]*[.A92]" office:value-type="float" office:value="88.5" calcext:value-type="float">
            <text:p>88.5</text:p>
          </table:table-cell>
          <table:table-cell table:style-name="ce6" table:formula="of:=2*[$bonded.$F$10]*[$bonded.$E$10]*(EXP(-[$bonded.$F$10]*[$bonded.$G$10]*[.A92])-EXP(-2*[$bonded.$F$10]*[$bonded.$G$10]*[.A92]))" office:value-type="float" office:value="0.120442201775889" calcext:value-type="float">
            <text:p>0.120442201775889</text:p>
          </table:table-cell>
          <table:table-cell table:style-name="ce6" table:formula="of:=2*[$bonded.$F$11]*[$bonded.$E$11]*(EXP(-[$bonded.$F$11]*[$bonded.$G$11]*[.A92])-EXP(-2*[$bonded.$F$11]*[$bonded.$G$11]*[.A92]))" office:value-type="float" office:value="0.0496439105581933" calcext:value-type="float">
            <text:p>0.0496439105581933</text:p>
          </table:table-cell>
          <table:table-cell table:style-name="ce6" table:formula="of:=[$pair.$L$42]*([$pair.$F$42]/[$pair.$G$42])*([$pair.$I$42]*([$pair.$G$42]/([$pair.$K$42]*([.A92]+1)))^([$pair.$I$42]+1)-[$pair.$H$42]*([$pair.$G$42]/([$pair.$K$42]*([.A92]+1)))^([$pair.$H$42]+1))" office:value-type="float" office:value="0.00877224576089887" calcext:value-type="float">
            <text:p>0.00877224576089887</text:p>
          </table:table-cell>
          <table:table-cell table:style-name="ce6" table:formula="of:=[$pair.$L$43]*([$pair.$F$43]/[$pair.$G$43])*([$pair.$I$43]*([$pair.$G$43]/([$pair.$K$43]*([.A92]+1)))^([$pair.$I$43]+1)-[$pair.$H$43]*([$pair.$G$43]/([$pair.$K$43]*([.A92]+1)))^([$pair.$H$43]+1))" office:value-type="float" office:value="0.00175444915217977" calcext:value-type="float">
            <text:p>0.00175444915217977</text:p>
          </table:table-cell>
          <table:table-cell table:number-columns-repeated="1011"/>
        </table:table-row>
        <table:table-row table:style-name="ro1">
          <table:table-cell table:style-name="ce6" table:formula="of:=[.A92]+0.01" office:value-type="float" office:value="0.6" calcext:value-type="float">
            <text:p>0.6</text:p>
          </table:table-cell>
          <table:table-cell table:style-name="ce6" table:formula="of:=[$bonded.$E$2]*[$bonded.$F$2]*[.A93]" office:value-type="float" office:value="90" calcext:value-type="float">
            <text:p>90</text:p>
          </table:table-cell>
          <table:table-cell table:style-name="ce6" table:formula="of:=2*[$bonded.$F$10]*[$bonded.$E$10]*(EXP(-[$bonded.$F$10]*[$bonded.$G$10]*[.A93])-EXP(-2*[$bonded.$F$10]*[$bonded.$G$10]*[.A93]))" office:value-type="float" office:value="0.116472447135787" calcext:value-type="float">
            <text:p>0.116472447135787</text:p>
          </table:table-cell>
          <table:table-cell table:style-name="ce6" table:formula="of:=2*[$bonded.$F$11]*[$bonded.$E$11]*(EXP(-[$bonded.$F$11]*[$bonded.$G$11]*[.A93])-EXP(-2*[$bonded.$F$11]*[$bonded.$G$11]*[.A93]))" office:value-type="float" office:value="0.0480760469537208" calcext:value-type="float">
            <text:p>0.0480760469537208</text:p>
          </table:table-cell>
          <table:table-cell table:style-name="ce6" table:formula="of:=[$pair.$L$42]*([$pair.$F$42]/[$pair.$G$42])*([$pair.$I$42]*([$pair.$G$42]/([$pair.$K$42]*([.A93]+1)))^([$pair.$I$42]+1)-[$pair.$H$42]*([$pair.$G$42]/([$pair.$K$42]*([.A93]+1)))^([$pair.$H$42]+1))" office:value-type="float" office:value="0.00844738679006701" calcext:value-type="float">
            <text:p>0.00844738679006701</text:p>
          </table:table-cell>
          <table:table-cell table:style-name="ce6" table:formula="of:=[$pair.$L$43]*([$pair.$F$43]/[$pair.$G$43])*([$pair.$I$43]*([$pair.$G$43]/([$pair.$K$43]*([.A93]+1)))^([$pair.$I$43]+1)-[$pair.$H$43]*([$pair.$G$43]/([$pair.$K$43]*([.A93]+1)))^([$pair.$H$43]+1))" office:value-type="float" office:value="0.0016894773580134" calcext:value-type="float">
            <text:p>0.0016894773580134</text:p>
          </table:table-cell>
          <table:table-cell table:number-columns-repeated="1011"/>
        </table:table-row>
        <table:table-row table:style-name="ro1">
          <table:table-cell table:style-name="ce6" table:formula="of:=[.A93]+0.01" office:value-type="float" office:value="0.61" calcext:value-type="float">
            <text:p>0.61</text:p>
          </table:table-cell>
          <table:table-cell table:style-name="ce6" table:formula="of:=[$bonded.$E$2]*[$bonded.$F$2]*[.A94]" office:value-type="float" office:value="91.5" calcext:value-type="float">
            <text:p>91.5</text:p>
          </table:table-cell>
          <table:table-cell table:style-name="ce6" table:formula="of:=2*[$bonded.$F$10]*[$bonded.$E$10]*(EXP(-[$bonded.$F$10]*[$bonded.$G$10]*[.A94])-EXP(-2*[$bonded.$F$10]*[$bonded.$G$10]*[.A94]))" office:value-type="float" office:value="0.112612866918726" calcext:value-type="float">
            <text:p>0.112612866918726</text:p>
          </table:table-cell>
          <table:table-cell table:style-name="ce6" table:formula="of:=2*[$bonded.$F$11]*[$bonded.$E$11]*(EXP(-[$bonded.$F$11]*[$bonded.$G$11]*[.A94])-EXP(-2*[$bonded.$F$11]*[$bonded.$G$11]*[.A94]))" office:value-type="float" office:value="0.0465489406454707" calcext:value-type="float">
            <text:p>0.0465489406454707</text:p>
          </table:table-cell>
          <table:table-cell table:style-name="ce6" table:formula="of:=[$pair.$L$42]*([$pair.$F$42]/[$pair.$G$42])*([$pair.$I$42]*([$pair.$G$42]/([$pair.$K$42]*([.A94]+1)))^([$pair.$I$42]+1)-[$pair.$H$42]*([$pair.$G$42]/([$pair.$K$42]*([.A94]+1)))^([$pair.$H$42]+1))" office:value-type="float" office:value="0.00813525228998151" calcext:value-type="float">
            <text:p>0.00813525228998151</text:p>
          </table:table-cell>
          <table:table-cell table:style-name="ce6" table:formula="of:=[$pair.$L$43]*([$pair.$F$43]/[$pair.$G$43])*([$pair.$I$43]*([$pair.$G$43]/([$pair.$K$43]*([.A94]+1)))^([$pair.$I$43]+1)-[$pair.$H$43]*([$pair.$G$43]/([$pair.$K$43]*([.A94]+1)))^([$pair.$H$43]+1))" office:value-type="float" office:value="0.0016270504579963" calcext:value-type="float">
            <text:p>0.0016270504579963</text:p>
          </table:table-cell>
          <table:table-cell table:number-columns-repeated="1011"/>
        </table:table-row>
        <table:table-row table:style-name="ro1">
          <table:table-cell table:style-name="ce6" table:formula="of:=[.A94]+0.01" office:value-type="float" office:value="0.62" calcext:value-type="float">
            <text:p>0.62</text:p>
          </table:table-cell>
          <table:table-cell table:style-name="ce6" table:formula="of:=[$bonded.$E$2]*[$bonded.$F$2]*[.A95]" office:value-type="float" office:value="93" calcext:value-type="float">
            <text:p>93</text:p>
          </table:table-cell>
          <table:table-cell table:style-name="ce6" table:formula="of:=2*[$bonded.$F$10]*[$bonded.$E$10]*(EXP(-[$bonded.$F$10]*[$bonded.$G$10]*[.A95])-EXP(-2*[$bonded.$F$10]*[$bonded.$G$10]*[.A95]))" office:value-type="float" office:value="0.108862109942237" calcext:value-type="float">
            <text:p>0.108862109942237</text:p>
          </table:table-cell>
          <table:table-cell table:style-name="ce6" table:formula="of:=2*[$bonded.$F$11]*[$bonded.$E$11]*(EXP(-[$bonded.$F$11]*[$bonded.$G$11]*[.A95])-EXP(-2*[$bonded.$F$11]*[$bonded.$G$11]*[.A95]))" office:value-type="float" office:value="0.0450622410156798" calcext:value-type="float">
            <text:p>0.0450622410156798</text:p>
          </table:table-cell>
          <table:table-cell table:style-name="ce6" table:formula="of:=[$pair.$L$42]*([$pair.$F$42]/[$pair.$G$42])*([$pair.$I$42]*([$pair.$G$42]/([$pair.$K$42]*([.A95]+1)))^([$pair.$I$42]+1)-[$pair.$H$42]*([$pair.$G$42]/([$pair.$K$42]*([.A95]+1)))^([$pair.$H$42]+1))" office:value-type="float" office:value="0.00783535372772051" calcext:value-type="float">
            <text:p>0.00783535372772051</text:p>
          </table:table-cell>
          <table:table-cell table:style-name="ce6" table:formula="of:=[$pair.$L$43]*([$pair.$F$43]/[$pair.$G$43])*([$pair.$I$43]*([$pair.$G$43]/([$pair.$K$43]*([.A95]+1)))^([$pair.$I$43]+1)-[$pair.$H$43]*([$pair.$G$43]/([$pair.$K$43]*([.A95]+1)))^([$pair.$H$43]+1))" office:value-type="float" office:value="0.0015670707455441" calcext:value-type="float">
            <text:p>0.0015670707455441</text:p>
          </table:table-cell>
          <table:table-cell table:number-columns-repeated="1011"/>
        </table:table-row>
        <table:table-row table:style-name="ro1">
          <table:table-cell table:style-name="ce6" table:formula="of:=[.A95]+0.01" office:value-type="float" office:value="0.63" calcext:value-type="float">
            <text:p>0.63</text:p>
          </table:table-cell>
          <table:table-cell table:style-name="ce6" table:formula="of:=[$bonded.$E$2]*[$bonded.$F$2]*[.A96]" office:value-type="float" office:value="94.5" calcext:value-type="float">
            <text:p>94.5</text:p>
          </table:table-cell>
          <table:table-cell table:style-name="ce6" table:formula="of:=2*[$bonded.$F$10]*[$bonded.$E$10]*(EXP(-[$bonded.$F$10]*[$bonded.$G$10]*[.A96])-EXP(-2*[$bonded.$F$10]*[$bonded.$G$10]*[.A96]))" office:value-type="float" office:value="0.105218674254178" calcext:value-type="float">
            <text:p>0.105218674254178</text:p>
          </table:table-cell>
          <table:table-cell table:style-name="ce6" table:formula="of:=2*[$bonded.$F$11]*[$bonded.$E$11]*(EXP(-[$bonded.$F$11]*[$bonded.$G$11]*[.A96])-EXP(-2*[$bonded.$F$11]*[$bonded.$G$11]*[.A96]))" office:value-type="float" office:value="0.0436155307633046" calcext:value-type="float">
            <text:p>0.0436155307633046</text:p>
          </table:table-cell>
          <table:table-cell table:style-name="ce6" table:formula="of:=[$pair.$L$42]*([$pair.$F$42]/[$pair.$G$42])*([$pair.$I$42]*([$pair.$G$42]/([$pair.$K$42]*([.A96]+1)))^([$pair.$I$42]+1)-[$pair.$H$42]*([$pair.$G$42]/([$pair.$K$42]*([.A96]+1)))^([$pair.$H$42]+1))" office:value-type="float" office:value="0.00754721732900526" calcext:value-type="float">
            <text:p>0.00754721732900526</text:p>
          </table:table-cell>
          <table:table-cell table:style-name="ce6" table:formula="of:=[$pair.$L$43]*([$pair.$F$43]/[$pair.$G$43])*([$pair.$I$43]*([$pair.$G$43]/([$pair.$K$43]*([.A96]+1)))^([$pair.$I$43]+1)-[$pair.$H$43]*([$pair.$G$43]/([$pair.$K$43]*([.A96]+1)))^([$pair.$H$43]+1))" office:value-type="float" office:value="0.00150944346580105" calcext:value-type="float">
            <text:p>0.00150944346580105</text:p>
          </table:table-cell>
          <table:table-cell table:number-columns-repeated="1011"/>
        </table:table-row>
        <table:table-row table:style-name="ro1">
          <table:table-cell table:style-name="ce6" table:formula="of:=[.A96]+0.01" office:value-type="float" office:value="0.64" calcext:value-type="float">
            <text:p>0.64</text:p>
          </table:table-cell>
          <table:table-cell table:style-name="ce6" table:formula="of:=[$bonded.$E$2]*[$bonded.$F$2]*[.A97]" office:value-type="float" office:value="96" calcext:value-type="float">
            <text:p>96</text:p>
          </table:table-cell>
          <table:table-cell table:style-name="ce6" table:formula="of:=2*[$bonded.$F$10]*[$bonded.$E$10]*(EXP(-[$bonded.$F$10]*[$bonded.$G$10]*[.A97])-EXP(-2*[$bonded.$F$10]*[$bonded.$G$10]*[.A97]))" office:value-type="float" office:value="0.101680927443216" calcext:value-type="float">
            <text:p>0.101680927443216</text:p>
          </table:table-cell>
          <table:table-cell table:style-name="ce6" table:formula="of:=2*[$bonded.$F$11]*[$bonded.$E$11]*(EXP(-[$bonded.$F$11]*[$bonded.$G$11]*[.A97])-EXP(-2*[$bonded.$F$11]*[$bonded.$G$11]*[.A97]))" office:value-type="float" office:value="0.0422083339302987" calcext:value-type="float">
            <text:p>0.0422083339302987</text:p>
          </table:table-cell>
          <table:table-cell table:style-name="ce6" table:formula="of:=[$pair.$L$42]*([$pair.$F$42]/[$pair.$G$42])*([$pair.$I$42]*([$pair.$G$42]/([$pair.$K$42]*([.A97]+1)))^([$pair.$I$42]+1)-[$pair.$H$42]*([$pair.$G$42]/([$pair.$K$42]*([.A97]+1)))^([$pair.$H$42]+1))" office:value-type="float" office:value="0.00727038423385958" calcext:value-type="float">
            <text:p>0.00727038423385958</text:p>
          </table:table-cell>
          <table:table-cell table:style-name="ce6" table:formula="of:=[$pair.$L$43]*([$pair.$F$43]/[$pair.$G$43])*([$pair.$I$43]*([$pair.$G$43]/([$pair.$K$43]*([.A97]+1)))^([$pair.$I$43]+1)-[$pair.$H$43]*([$pair.$G$43]/([$pair.$K$43]*([.A97]+1)))^([$pair.$H$43]+1))" office:value-type="float" office:value="0.00145407684677192" calcext:value-type="float">
            <text:p>0.00145407684677192</text:p>
          </table:table-cell>
          <table:table-cell table:number-columns-repeated="1011"/>
        </table:table-row>
        <table:table-row table:style-name="ro1">
          <table:table-cell table:style-name="ce6" table:formula="of:=[.A97]+0.01" office:value-type="float" office:value="0.65" calcext:value-type="float">
            <text:p>0.65</text:p>
          </table:table-cell>
          <table:table-cell table:style-name="ce6" table:formula="of:=[$bonded.$E$2]*[$bonded.$F$2]*[.A98]" office:value-type="float" office:value="97.5" calcext:value-type="float">
            <text:p>97.5</text:p>
          </table:table-cell>
          <table:table-cell table:style-name="ce6" table:formula="of:=2*[$bonded.$F$10]*[$bonded.$E$10]*(EXP(-[$bonded.$F$10]*[$bonded.$G$10]*[.A98])-EXP(-2*[$bonded.$F$10]*[$bonded.$G$10]*[.A98]))" office:value-type="float" office:value="0.0982471251189182" calcext:value-type="float">
            <text:p>0.0982471251189182</text:p>
          </table:table-cell>
          <table:table-cell table:style-name="ce6" table:formula="of:=2*[$bonded.$F$11]*[$bonded.$E$11]*(EXP(-[$bonded.$F$11]*[$bonded.$G$11]*[.A98])-EXP(-2*[$bonded.$F$11]*[$bonded.$G$11]*[.A98]))" office:value-type="float" office:value="0.0408401232401194" calcext:value-type="float">
            <text:p>0.0408401232401194</text:p>
          </table:table-cell>
          <table:table-cell table:style-name="ce6" table:formula="of:=[$pair.$L$42]*([$pair.$F$42]/[$pair.$G$42])*([$pair.$I$42]*([$pair.$G$42]/([$pair.$K$42]*([.A98]+1)))^([$pair.$I$42]+1)-[$pair.$H$42]*([$pair.$G$42]/([$pair.$K$42]*([.A98]+1)))^([$pair.$H$42]+1))" office:value-type="float" office:value="0.00700441054833863" calcext:value-type="float">
            <text:p>0.00700441054833863</text:p>
          </table:table-cell>
          <table:table-cell table:style-name="ce6" table:formula="of:=[$pair.$L$43]*([$pair.$F$43]/[$pair.$G$43])*([$pair.$I$43]*([$pair.$G$43]/([$pair.$K$43]*([.A98]+1)))^([$pair.$I$43]+1)-[$pair.$H$43]*([$pair.$G$43]/([$pair.$K$43]*([.A98]+1)))^([$pair.$H$43]+1))" office:value-type="float" office:value="0.00140088210966773" calcext:value-type="float">
            <text:p>0.00140088210966773</text:p>
          </table:table-cell>
          <table:table-cell table:number-columns-repeated="1011"/>
        </table:table-row>
        <table:table-row table:style-name="ro1">
          <table:table-cell table:style-name="ce6" table:formula="of:=[.A98]+0.01" office:value-type="float" office:value="0.66" calcext:value-type="float">
            <text:p>0.66</text:p>
          </table:table-cell>
          <table:table-cell table:style-name="ce6" table:formula="of:=[$bonded.$E$2]*[$bonded.$F$2]*[.A99]" office:value-type="float" office:value="99" calcext:value-type="float">
            <text:p>99</text:p>
          </table:table-cell>
          <table:table-cell table:style-name="ce6" table:formula="of:=2*[$bonded.$F$10]*[$bonded.$E$10]*(EXP(-[$bonded.$F$10]*[$bonded.$G$10]*[.A99])-EXP(-2*[$bonded.$F$10]*[$bonded.$G$10]*[.A99]))" office:value-type="float" office:value="0.0949154277081147" calcext:value-type="float">
            <text:p>0.0949154277081147</text:p>
          </table:table-cell>
          <table:table-cell table:style-name="ce6" table:formula="of:=2*[$bonded.$F$11]*[$bonded.$E$11]*(EXP(-[$bonded.$F$11]*[$bonded.$G$11]*[.A99])-EXP(-2*[$bonded.$F$11]*[$bonded.$G$11]*[.A99]))" office:value-type="float" office:value="0.0395103268014856" calcext:value-type="float">
            <text:p>0.0395103268014856</text:p>
          </table:table-cell>
          <table:table-cell table:style-name="ce6" table:formula="of:=[$pair.$L$42]*([$pair.$F$42]/[$pair.$G$42])*([$pair.$I$42]*([$pair.$G$42]/([$pair.$K$42]*([.A99]+1)))^([$pair.$I$42]+1)-[$pair.$H$42]*([$pair.$G$42]/([$pair.$K$42]*([.A99]+1)))^([$pair.$H$42]+1))" office:value-type="float" office:value="0.00674886730845666" calcext:value-type="float">
            <text:p>0.00674886730845666</text:p>
          </table:table-cell>
          <table:table-cell table:style-name="ce6" table:formula="of:=[$pair.$L$43]*([$pair.$F$43]/[$pair.$G$43])*([$pair.$I$43]*([$pair.$G$43]/([$pair.$K$43]*([.A99]+1)))^([$pair.$I$43]+1)-[$pair.$H$43]*([$pair.$G$43]/([$pair.$K$43]*([.A99]+1)))^([$pair.$H$43]+1))" office:value-type="float" office:value="0.00134977346169133" calcext:value-type="float">
            <text:p>0.00134977346169133</text:p>
          </table:table-cell>
          <table:table-cell table:number-columns-repeated="1011"/>
        </table:table-row>
        <table:table-row table:style-name="ro1">
          <table:table-cell table:style-name="ce6" table:formula="of:=[.A99]+0.01" office:value-type="float" office:value="0.67" calcext:value-type="float">
            <text:p>0.67</text:p>
          </table:table-cell>
          <table:table-cell table:style-name="ce6" table:formula="of:=[$bonded.$E$2]*[$bonded.$F$2]*[.A100]" office:value-type="float" office:value="100.5" calcext:value-type="float">
            <text:p>100.5</text:p>
          </table:table-cell>
          <table:table-cell table:style-name="ce6" table:formula="of:=2*[$bonded.$F$10]*[$bonded.$E$10]*(EXP(-[$bonded.$F$10]*[$bonded.$G$10]*[.A100])-EXP(-2*[$bonded.$F$10]*[$bonded.$G$10]*[.A100]))" office:value-type="float" office:value="0.0916839157029891" calcext:value-type="float">
            <text:p>0.0916839157029891</text:p>
          </table:table-cell>
          <table:table-cell table:style-name="ce6" table:formula="of:=2*[$bonded.$F$11]*[$bonded.$E$11]*(EXP(-[$bonded.$F$11]*[$bonded.$G$11]*[.A100])-EXP(-2*[$bonded.$F$11]*[$bonded.$G$11]*[.A100]))" office:value-type="float" office:value="0.0382183342265029" calcext:value-type="float">
            <text:p>0.0382183342265029</text:p>
          </table:table-cell>
          <table:table-cell table:style-name="ce6" table:formula="of:=[$pair.$L$42]*([$pair.$F$42]/[$pair.$G$42])*([$pair.$I$42]*([$pair.$G$42]/([$pair.$K$42]*([.A100]+1)))^([$pair.$I$42]+1)-[$pair.$H$42]*([$pair.$G$42]/([$pair.$K$42]*([.A100]+1)))^([$pair.$H$42]+1))" office:value-type="float" office:value="0.0065033403703603" calcext:value-type="float">
            <text:p>0.0065033403703603</text:p>
          </table:table-cell>
          <table:table-cell table:style-name="ce6" table:formula="of:=[$pair.$L$43]*([$pair.$F$43]/[$pair.$G$43])*([$pair.$I$43]*([$pair.$G$43]/([$pair.$K$43]*([.A100]+1)))^([$pair.$I$43]+1)-[$pair.$H$43]*([$pair.$G$43]/([$pair.$K$43]*([.A100]+1)))^([$pair.$H$43]+1))" office:value-type="float" office:value="0.00130066807407206" calcext:value-type="float">
            <text:p>0.00130066807407206</text:p>
          </table:table-cell>
          <table:table-cell table:number-columns-repeated="1011"/>
        </table:table-row>
        <table:table-row table:style-name="ro1">
          <table:table-cell table:style-name="ce6" table:formula="of:=[.A100]+0.01" office:value-type="float" office:value="0.68" calcext:value-type="float">
            <text:p>0.68</text:p>
          </table:table-cell>
          <table:table-cell table:style-name="ce6" table:formula="of:=[$bonded.$E$2]*[$bonded.$F$2]*[.A101]" office:value-type="float" office:value="102" calcext:value-type="float">
            <text:p>102</text:p>
          </table:table-cell>
          <table:table-cell table:style-name="ce6" table:formula="of:=2*[$bonded.$F$10]*[$bonded.$E$10]*(EXP(-[$bonded.$F$10]*[$bonded.$G$10]*[.A101])-EXP(-2*[$bonded.$F$10]*[$bonded.$G$10]*[.A101]))" office:value-type="float" office:value="0.0885506034859985" calcext:value-type="float">
            <text:p>0.0885506034859985</text:p>
          </table:table-cell>
          <table:table-cell table:style-name="ce6" table:formula="of:=2*[$bonded.$F$11]*[$bonded.$E$11]*(EXP(-[$bonded.$F$11]*[$bonded.$G$11]*[.A101])-EXP(-2*[$bonded.$F$11]*[$bonded.$G$11]*[.A101]))" office:value-type="float" office:value="0.0369635022086393" calcext:value-type="float">
            <text:p>0.0369635022086393</text:p>
          </table:table-cell>
          <table:table-cell table:style-name="ce6" table:formula="of:=[$pair.$L$42]*([$pair.$F$42]/[$pair.$G$42])*([$pair.$I$42]*([$pair.$G$42]/([$pair.$K$42]*([.A101]+1)))^([$pair.$I$42]+1)-[$pair.$H$42]*([$pair.$G$42]/([$pair.$K$42]*([.A101]+1)))^([$pair.$H$42]+1))" office:value-type="float" office:value="0.00626743023896479" calcext:value-type="float">
            <text:p>0.00626743023896479</text:p>
          </table:table-cell>
          <table:table-cell table:style-name="ce6" table:formula="of:=[$pair.$L$43]*([$pair.$F$43]/[$pair.$G$43])*([$pair.$I$43]*([$pair.$G$43]/([$pair.$K$43]*([.A101]+1)))^([$pair.$I$43]+1)-[$pair.$H$43]*([$pair.$G$43]/([$pair.$K$43]*([.A101]+1)))^([$pair.$H$43]+1))" office:value-type="float" office:value="0.00125348604779296" calcext:value-type="float">
            <text:p>0.00125348604779296</text:p>
          </table:table-cell>
          <table:table-cell table:number-columns-repeated="1011"/>
        </table:table-row>
        <table:table-row table:style-name="ro1">
          <table:table-cell table:style-name="ce6" table:formula="of:=[.A101]+0.01" office:value-type="float" office:value="0.69" calcext:value-type="float">
            <text:p>0.69</text:p>
          </table:table-cell>
          <table:table-cell table:style-name="ce6" table:formula="of:=[$bonded.$E$2]*[$bonded.$F$2]*[.A102]" office:value-type="float" office:value="103.5" calcext:value-type="float">
            <text:p>103.5</text:p>
          </table:table-cell>
          <table:table-cell table:style-name="ce6" table:formula="of:=2*[$bonded.$F$10]*[$bonded.$E$10]*(EXP(-[$bonded.$F$10]*[$bonded.$G$10]*[.A102])-EXP(-2*[$bonded.$F$10]*[$bonded.$G$10]*[.A102]))" office:value-type="float" office:value="0.0855134518471329" calcext:value-type="float">
            <text:p>0.0855134518471329</text:p>
          </table:table-cell>
          <table:table-cell table:style-name="ce6" table:formula="of:=2*[$bonded.$F$11]*[$bonded.$E$11]*(EXP(-[$bonded.$F$11]*[$bonded.$G$11]*[.A102])-EXP(-2*[$bonded.$F$11]*[$bonded.$G$11]*[.A102]))" office:value-type="float" office:value="0.0357451596026704" calcext:value-type="float">
            <text:p>0.0357451596026704</text:p>
          </table:table-cell>
          <table:table-cell table:style-name="ce6" table:formula="of:=[$pair.$L$42]*([$pair.$F$42]/[$pair.$G$42])*([$pair.$I$42]*([$pair.$G$42]/([$pair.$K$42]*([.A102]+1)))^([$pair.$I$42]+1)-[$pair.$H$42]*([$pair.$G$42]/([$pair.$K$42]*([.A102]+1)))^([$pair.$H$42]+1))" office:value-type="float" office:value="0.0060407518456699" calcext:value-type="float">
            <text:p>0.0060407518456699</text:p>
          </table:table-cell>
          <table:table-cell table:style-name="ce6" table:formula="of:=[$pair.$L$43]*([$pair.$F$43]/[$pair.$G$43])*([$pair.$I$43]*([$pair.$G$43]/([$pair.$K$43]*([.A102]+1)))^([$pair.$I$43]+1)-[$pair.$H$43]*([$pair.$G$43]/([$pair.$K$43]*([.A102]+1)))^([$pair.$H$43]+1))" office:value-type="float" office:value="0.00120815036913398" calcext:value-type="float">
            <text:p>0.00120815036913398</text:p>
          </table:table-cell>
          <table:table-cell table:number-columns-repeated="1011"/>
        </table:table-row>
        <table:table-row table:style-name="ro1">
          <table:table-cell table:style-name="ce6" table:formula="of:=[.A102]+0.01" office:value-type="float" office:value="0.7" calcext:value-type="float">
            <text:p>0.7</text:p>
          </table:table-cell>
          <table:table-cell table:style-name="ce6" table:formula="of:=[$bonded.$E$2]*[$bonded.$F$2]*[.A103]" office:value-type="float" office:value="105" calcext:value-type="float">
            <text:p>105</text:p>
          </table:table-cell>
          <table:table-cell table:style-name="ce6" table:formula="of:=2*[$bonded.$F$10]*[$bonded.$E$10]*(EXP(-[$bonded.$F$10]*[$bonded.$G$10]*[.A103])-EXP(-2*[$bonded.$F$10]*[$bonded.$G$10]*[.A103]))" office:value-type="float" office:value="0.0825703793001533" calcext:value-type="float">
            <text:p>0.0825703793001533</text:p>
          </table:table-cell>
          <table:table-cell table:style-name="ce6" table:formula="of:=2*[$bonded.$F$11]*[$bonded.$E$11]*(EXP(-[$bonded.$F$11]*[$bonded.$G$11]*[.A103])-EXP(-2*[$bonded.$F$11]*[$bonded.$G$11]*[.A103]))" office:value-type="float" office:value="0.0345626120455877" calcext:value-type="float">
            <text:p>0.0345626120455877</text:p>
          </table:table-cell>
          <table:table-cell table:style-name="ce6" table:formula="of:=[$pair.$L$42]*([$pair.$F$42]/[$pair.$G$42])*([$pair.$I$42]*([$pair.$G$42]/([$pair.$K$42]*([.A103]+1)))^([$pair.$I$42]+1)-[$pair.$H$42]*([$pair.$G$42]/([$pair.$K$42]*([.A103]+1)))^([$pair.$H$42]+1))" office:value-type="float" office:value="0.00582293428436741" calcext:value-type="float">
            <text:p>0.00582293428436741</text:p>
          </table:table-cell>
          <table:table-cell table:style-name="ce6" table:formula="of:=[$pair.$L$43]*([$pair.$F$43]/[$pair.$G$43])*([$pair.$I$43]*([$pair.$G$43]/([$pair.$K$43]*([.A103]+1)))^([$pair.$I$43]+1)-[$pair.$H$43]*([$pair.$G$43]/([$pair.$K$43]*([.A103]+1)))^([$pair.$H$43]+1))" office:value-type="float" office:value="0.00116458685687348" calcext:value-type="float">
            <text:p>0.00116458685687348</text:p>
          </table:table-cell>
          <table:table-cell table:number-columns-repeated="1011"/>
        </table:table-row>
        <table:table-row table:style-name="ro1">
          <table:table-cell table:style-name="ce6" table:formula="of:=[.A103]+0.01" office:value-type="float" office:value="0.71" calcext:value-type="float">
            <text:p>0.71</text:p>
          </table:table-cell>
          <table:table-cell table:style-name="ce6" table:formula="of:=[$bonded.$E$2]*[$bonded.$F$2]*[.A104]" office:value-type="float" office:value="106.5" calcext:value-type="float">
            <text:p>106.5</text:p>
          </table:table-cell>
          <table:table-cell table:style-name="ce6" table:formula="of:=2*[$bonded.$F$10]*[$bonded.$E$10]*(EXP(-[$bonded.$F$10]*[$bonded.$G$10]*[.A104])-EXP(-2*[$bonded.$F$10]*[$bonded.$G$10]*[.A104]))" office:value-type="float" office:value="0.0797192722962452" calcext:value-type="float">
            <text:p>0.0797192722962452</text:p>
          </table:table-cell>
          <table:table-cell table:style-name="ce6" table:formula="of:=2*[$bonded.$F$11]*[$bonded.$E$11]*(EXP(-[$bonded.$F$11]*[$bonded.$G$11]*[.A104])-EXP(-2*[$bonded.$F$11]*[$bonded.$G$11]*[.A104]))" office:value-type="float" office:value="0.0334151461545704" calcext:value-type="float">
            <text:p>0.0334151461545704</text:p>
          </table:table-cell>
          <table:table-cell table:style-name="ce6" table:formula="of:=[$pair.$L$42]*([$pair.$F$42]/[$pair.$G$42])*([$pair.$I$42]*([$pair.$G$42]/([$pair.$K$42]*([.A104]+1)))^([$pair.$I$42]+1)-[$pair.$H$42]*([$pair.$G$42]/([$pair.$K$42]*([.A104]+1)))^([$pair.$H$42]+1))" office:value-type="float" office:value="0.00561362051372187" calcext:value-type="float">
            <text:p>0.00561362051372187</text:p>
          </table:table-cell>
          <table:table-cell table:style-name="ce6" table:formula="of:=[$pair.$L$43]*([$pair.$F$43]/[$pair.$G$43])*([$pair.$I$43]*([$pair.$G$43]/([$pair.$K$43]*([.A104]+1)))^([$pair.$I$43]+1)-[$pair.$H$43]*([$pair.$G$43]/([$pair.$K$43]*([.A104]+1)))^([$pair.$H$43]+1))" office:value-type="float" office:value="0.00112272410274438" calcext:value-type="float">
            <text:p>0.00112272410274438</text:p>
          </table:table-cell>
          <table:table-cell table:number-columns-repeated="1011"/>
        </table:table-row>
        <table:table-row table:style-name="ro1">
          <table:table-cell table:style-name="ce6" table:formula="of:=[.A104]+0.01" office:value-type="float" office:value="0.72" calcext:value-type="float">
            <text:p>0.72</text:p>
          </table:table-cell>
          <table:table-cell table:style-name="ce6" table:formula="of:=[$bonded.$E$2]*[$bonded.$F$2]*[.A105]" office:value-type="float" office:value="108" calcext:value-type="float">
            <text:p>108</text:p>
          </table:table-cell>
          <table:table-cell table:style-name="ce6" table:formula="of:=2*[$bonded.$F$10]*[$bonded.$E$10]*(EXP(-[$bonded.$F$10]*[$bonded.$G$10]*[.A105])-EXP(-2*[$bonded.$F$10]*[$bonded.$G$10]*[.A105]))" office:value-type="float" office:value="0.0769579944259277" calcext:value-type="float">
            <text:p>0.0769579944259277</text:p>
          </table:table-cell>
          <table:table-cell table:style-name="ce6" table:formula="of:=2*[$bonded.$F$11]*[$bonded.$E$11]*(EXP(-[$bonded.$F$11]*[$bonded.$G$11]*[.A105])-EXP(-2*[$bonded.$F$11]*[$bonded.$G$11]*[.A105]))" office:value-type="float" office:value="0.0323020333354312" calcext:value-type="float">
            <text:p>0.0323020333354312</text:p>
          </table:table-cell>
          <table:table-cell table:style-name="ce6" table:formula="of:=[$pair.$L$42]*([$pair.$F$42]/[$pair.$G$42])*([$pair.$I$42]*([$pair.$G$42]/([$pair.$K$42]*([.A105]+1)))^([$pair.$I$42]+1)-[$pair.$H$42]*([$pair.$G$42]/([$pair.$K$42]*([.A105]+1)))^([$pair.$H$42]+1))" office:value-type="float" office:value="0.00541246703262808" calcext:value-type="float">
            <text:p>0.00541246703262808</text:p>
          </table:table-cell>
          <table:table-cell table:style-name="ce6" table:formula="of:=[$pair.$L$43]*([$pair.$F$43]/[$pair.$G$43])*([$pair.$I$43]*([$pair.$G$43]/([$pair.$K$43]*([.A105]+1)))^([$pair.$I$43]+1)-[$pair.$H$43]*([$pair.$G$43]/([$pair.$K$43]*([.A105]+1)))^([$pair.$H$43]+1))" office:value-type="float" office:value="0.00108249340652561" calcext:value-type="float">
            <text:p>0.00108249340652561</text:p>
          </table:table-cell>
          <table:table-cell table:number-columns-repeated="1011"/>
        </table:table-row>
        <table:table-row table:style-name="ro1">
          <table:table-cell table:style-name="ce6" table:formula="of:=[.A105]+0.01" office:value-type="float" office:value="0.73" calcext:value-type="float">
            <text:p>0.73</text:p>
          </table:table-cell>
          <table:table-cell table:style-name="ce6" table:formula="of:=[$bonded.$E$2]*[$bonded.$F$2]*[.A106]" office:value-type="float" office:value="109.5" calcext:value-type="float">
            <text:p>109.5</text:p>
          </table:table-cell>
          <table:table-cell table:style-name="ce6" table:formula="of:=2*[$bonded.$F$10]*[$bonded.$E$10]*(EXP(-[$bonded.$F$10]*[$bonded.$G$10]*[.A106])-EXP(-2*[$bonded.$F$10]*[$bonded.$G$10]*[.A106]))" office:value-type="float" office:value="0.0742843946930436" calcext:value-type="float">
            <text:p>0.0742843946930436</text:p>
          </table:table-cell>
          <table:table-cell table:style-name="ce6" table:formula="of:=2*[$bonded.$F$11]*[$bonded.$E$11]*(EXP(-[$bonded.$F$11]*[$bonded.$G$11]*[.A106])-EXP(-2*[$bonded.$F$11]*[$bonded.$G$11]*[.A106]))" office:value-type="float" office:value="0.0312225332324568" calcext:value-type="float">
            <text:p>0.0312225332324568</text:p>
          </table:table-cell>
          <table:table-cell table:style-name="ce6" table:formula="of:=[$pair.$L$42]*([$pair.$F$42]/[$pair.$G$42])*([$pair.$I$42]*([$pair.$G$42]/([$pair.$K$42]*([.A106]+1)))^([$pair.$I$42]+1)-[$pair.$H$42]*([$pair.$G$42]/([$pair.$K$42]*([.A106]+1)))^([$pair.$H$42]+1))" office:value-type="float" office:value="0.00521914353480487" calcext:value-type="float">
            <text:p>0.00521914353480487</text:p>
          </table:table-cell>
          <table:table-cell table:style-name="ce6" table:formula="of:=[$pair.$L$43]*([$pair.$F$43]/[$pair.$G$43])*([$pair.$I$43]*([$pair.$G$43]/([$pair.$K$43]*([.A106]+1)))^([$pair.$I$43]+1)-[$pair.$H$43]*([$pair.$G$43]/([$pair.$K$43]*([.A106]+1)))^([$pair.$H$43]+1))" office:value-type="float" office:value="0.00104382870696098" calcext:value-type="float">
            <text:p>0.00104382870696098</text:p>
          </table:table-cell>
          <table:table-cell table:number-columns-repeated="1011"/>
        </table:table-row>
        <table:table-row table:style-name="ro1">
          <table:table-cell table:style-name="ce6" table:formula="of:=[.A106]+0.01" office:value-type="float" office:value="0.74" calcext:value-type="float">
            <text:p>0.74</text:p>
          </table:table-cell>
          <table:table-cell table:style-name="ce6" table:formula="of:=[$bonded.$E$2]*[$bonded.$F$2]*[.A107]" office:value-type="float" office:value="111" calcext:value-type="float">
            <text:p>111</text:p>
          </table:table-cell>
          <table:table-cell table:style-name="ce6" table:formula="of:=2*[$bonded.$F$10]*[$bonded.$E$10]*(EXP(-[$bonded.$F$10]*[$bonded.$G$10]*[.A107])-EXP(-2*[$bonded.$F$10]*[$bonded.$G$10]*[.A107]))" office:value-type="float" office:value="0.071696314938155" calcext:value-type="float">
            <text:p>0.071696314938155</text:p>
          </table:table-cell>
          <table:table-cell table:style-name="ce6" table:formula="of:=2*[$bonded.$F$11]*[$bonded.$E$11]*(EXP(-[$bonded.$F$11]*[$bonded.$G$11]*[.A107])-EXP(-2*[$bonded.$F$11]*[$bonded.$G$11]*[.A107]))" office:value-type="float" office:value="0.0301758968482529" calcext:value-type="float">
            <text:p>0.0301758968482529</text:p>
          </table:table-cell>
          <table:table-cell table:style-name="ce6" table:formula="of:=[$pair.$L$42]*([$pair.$F$42]/[$pair.$G$42])*([$pair.$I$42]*([$pair.$G$42]/([$pair.$K$42]*([.A107]+1)))^([$pair.$I$42]+1)-[$pair.$H$42]*([$pair.$G$42]/([$pair.$K$42]*([.A107]+1)))^([$pair.$H$42]+1))" office:value-type="float" office:value="0.00503333254765772" calcext:value-type="float">
            <text:p>0.00503333254765772</text:p>
          </table:table-cell>
          <table:table-cell table:style-name="ce6" table:formula="of:=[$pair.$L$43]*([$pair.$F$43]/[$pair.$G$43])*([$pair.$I$43]*([$pair.$G$43]/([$pair.$K$43]*([.A107]+1)))^([$pair.$I$43]+1)-[$pair.$H$43]*([$pair.$G$43]/([$pair.$K$43]*([.A107]+1)))^([$pair.$H$43]+1))" office:value-type="float" office:value="0.00100666650953155" calcext:value-type="float">
            <text:p>0.00100666650953155</text:p>
          </table:table-cell>
          <table:table-cell table:number-columns-repeated="1011"/>
        </table:table-row>
        <table:table-row table:style-name="ro1">
          <table:table-cell table:style-name="ce6" table:formula="of:=[.A107]+0.01" office:value-type="float" office:value="0.75" calcext:value-type="float">
            <text:p>0.75</text:p>
          </table:table-cell>
          <table:table-cell table:style-name="ce6" table:formula="of:=[$bonded.$E$2]*[$bonded.$F$2]*[.A108]" office:value-type="float" office:value="112.5" calcext:value-type="float">
            <text:p>112.5</text:p>
          </table:table-cell>
          <table:table-cell table:style-name="ce6" table:formula="of:=2*[$bonded.$F$10]*[$bonded.$E$10]*(EXP(-[$bonded.$F$10]*[$bonded.$G$10]*[.A108])-EXP(-2*[$bonded.$F$10]*[$bonded.$G$10]*[.A108]))" office:value-type="float" office:value="0.0691915964826693" calcext:value-type="float">
            <text:p>0.0691915964826693</text:p>
          </table:table-cell>
          <table:table-cell table:style-name="ce6" table:formula="of:=2*[$bonded.$F$11]*[$bonded.$E$11]*(EXP(-[$bonded.$F$11]*[$bonded.$G$11]*[.A108])-EXP(-2*[$bonded.$F$11]*[$bonded.$G$11]*[.A108]))" office:value-type="float" office:value="0.0291613693600615" calcext:value-type="float">
            <text:p>0.0291613693600615</text:p>
          </table:table-cell>
          <table:table-cell table:style-name="ce6" table:formula="of:=[$pair.$L$42]*([$pair.$F$42]/[$pair.$G$42])*([$pair.$I$42]*([$pair.$G$42]/([$pair.$K$42]*([.A108]+1)))^([$pair.$I$42]+1)-[$pair.$H$42]*([$pair.$G$42]/([$pair.$K$42]*([.A108]+1)))^([$pair.$H$42]+1))" office:value-type="float" office:value="0.00485472905981936" calcext:value-type="float">
            <text:p>0.00485472905981936</text:p>
          </table:table-cell>
          <table:table-cell table:style-name="ce6" table:formula="of:=[$pair.$L$43]*([$pair.$F$43]/[$pair.$G$43])*([$pair.$I$43]*([$pair.$G$43]/([$pair.$K$43]*([.A108]+1)))^([$pair.$I$43]+1)-[$pair.$H$43]*([$pair.$G$43]/([$pair.$K$43]*([.A108]+1)))^([$pair.$H$43]+1))" office:value-type="float" office:value="0.000970945811963872" calcext:value-type="float">
            <text:p>0.000970945811963872</text:p>
          </table:table-cell>
          <table:table-cell table:number-columns-repeated="1011"/>
        </table:table-row>
        <table:table-row table:style-name="ro1">
          <table:table-cell table:style-name="ce6" table:formula="of:=[.A108]+0.01" office:value-type="float" office:value="0.76" calcext:value-type="float">
            <text:p>0.76</text:p>
          </table:table-cell>
          <table:table-cell table:style-name="ce6" table:formula="of:=[$bonded.$E$2]*[$bonded.$F$2]*[.A109]" office:value-type="float" office:value="114" calcext:value-type="float">
            <text:p>114</text:p>
          </table:table-cell>
          <table:table-cell table:style-name="ce6" table:formula="of:=2*[$bonded.$F$10]*[$bonded.$E$10]*(EXP(-[$bonded.$F$10]*[$bonded.$G$10]*[.A109])-EXP(-2*[$bonded.$F$10]*[$bonded.$G$10]*[.A109]))" office:value-type="float" office:value="0.0667680860594631" calcext:value-type="float">
            <text:p>0.0667680860594631</text:p>
          </table:table-cell>
          <table:table-cell table:style-name="ce6" table:formula="of:=2*[$bonded.$F$11]*[$bonded.$E$11]*(EXP(-[$bonded.$F$11]*[$bonded.$G$11]*[.A109])-EXP(-2*[$bonded.$F$11]*[$bonded.$G$11]*[.A109]))" office:value-type="float" office:value="0.0281781926570298" calcext:value-type="float">
            <text:p>0.0281781926570298</text:p>
          </table:table-cell>
          <table:table-cell table:style-name="ce6" table:formula="of:=[$pair.$L$42]*([$pair.$F$42]/[$pair.$G$42])*([$pair.$I$42]*([$pair.$G$42]/([$pair.$K$42]*([.A109]+1)))^([$pair.$I$42]+1)-[$pair.$H$42]*([$pair.$G$42]/([$pair.$K$42]*([.A109]+1)))^([$pair.$H$42]+1))" office:value-type="float" office:value="0.0046830401411447" calcext:value-type="float">
            <text:p>0.0046830401411447</text:p>
          </table:table-cell>
          <table:table-cell table:style-name="ce6" table:formula="of:=[$pair.$L$43]*([$pair.$F$43]/[$pair.$G$43])*([$pair.$I$43]*([$pair.$G$43]/([$pair.$K$43]*([.A109]+1)))^([$pair.$I$43]+1)-[$pair.$H$43]*([$pair.$G$43]/([$pair.$K$43]*([.A109]+1)))^([$pair.$H$43]+1))" office:value-type="float" office:value="0.000936608028228941" calcext:value-type="float">
            <text:p>0.000936608028228941</text:p>
          </table:table-cell>
          <table:table-cell table:number-columns-repeated="1011"/>
        </table:table-row>
        <table:table-row table:style-name="ro1">
          <table:table-cell table:style-name="ce6" table:formula="of:=[.A109]+0.01" office:value-type="float" office:value="0.77" calcext:value-type="float">
            <text:p>0.77</text:p>
          </table:table-cell>
          <table:table-cell table:style-name="ce6" table:formula="of:=[$bonded.$E$2]*[$bonded.$F$2]*[.A110]" office:value-type="float" office:value="115.5" calcext:value-type="float">
            <text:p>115.5</text:p>
          </table:table-cell>
          <table:table-cell table:style-name="ce6" table:formula="of:=2*[$bonded.$F$10]*[$bonded.$E$10]*(EXP(-[$bonded.$F$10]*[$bonded.$G$10]*[.A110])-EXP(-2*[$bonded.$F$10]*[$bonded.$G$10]*[.A110]))" office:value-type="float" office:value="0.0644236410906367" calcext:value-type="float">
            <text:p>0.0644236410906367</text:p>
          </table:table-cell>
          <table:table-cell table:style-name="ce6" table:formula="of:=2*[$bonded.$F$11]*[$bonded.$E$11]*(EXP(-[$bonded.$F$11]*[$bonded.$G$11]*[.A110])-EXP(-2*[$bonded.$F$11]*[$bonded.$G$11]*[.A110]))" office:value-type="float" office:value="0.027225607621071" calcext:value-type="float">
            <text:p>0.027225607621071</text:p>
          </table:table-cell>
          <table:table-cell table:style-name="ce6" table:formula="of:=[$pair.$L$42]*([$pair.$F$42]/[$pair.$G$42])*([$pair.$I$42]*([$pair.$G$42]/([$pair.$K$42]*([.A110]+1)))^([$pair.$I$42]+1)-[$pair.$H$42]*([$pair.$G$42]/([$pair.$K$42]*([.A110]+1)))^([$pair.$H$42]+1))" office:value-type="float" office:value="0.00451798455838322" calcext:value-type="float">
            <text:p>0.00451798455838322</text:p>
          </table:table-cell>
          <table:table-cell table:style-name="ce6" table:formula="of:=[$pair.$L$43]*([$pair.$F$43]/[$pair.$G$43])*([$pair.$I$43]*([$pair.$G$43]/([$pair.$K$43]*([.A110]+1)))^([$pair.$I$43]+1)-[$pair.$H$43]*([$pair.$G$43]/([$pair.$K$43]*([.A110]+1)))^([$pair.$H$43]+1))" office:value-type="float" office:value="0.000903596911676645" calcext:value-type="float">
            <text:p>0.000903596911676645</text:p>
          </table:table-cell>
          <table:table-cell table:number-columns-repeated="1011"/>
        </table:table-row>
        <table:table-row table:style-name="ro1">
          <table:table-cell table:style-name="ce6" table:formula="of:=[.A110]+0.01" office:value-type="float" office:value="0.78" calcext:value-type="float">
            <text:p>0.78</text:p>
          </table:table-cell>
          <table:table-cell table:style-name="ce6" table:formula="of:=[$bonded.$E$2]*[$bonded.$F$2]*[.A111]" office:value-type="float" office:value="117" calcext:value-type="float">
            <text:p>117</text:p>
          </table:table-cell>
          <table:table-cell table:style-name="ce6" table:formula="of:=2*[$bonded.$F$10]*[$bonded.$E$10]*(EXP(-[$bonded.$F$10]*[$bonded.$G$10]*[.A111])-EXP(-2*[$bonded.$F$10]*[$bonded.$G$10]*[.A111]))" office:value-type="float" office:value="0.0621561343682878" calcext:value-type="float">
            <text:p>0.0621561343682878</text:p>
          </table:table-cell>
          <table:table-cell table:style-name="ce6" table:formula="of:=2*[$bonded.$F$11]*[$bonded.$E$11]*(EXP(-[$bonded.$F$11]*[$bonded.$G$11]*[.A111])-EXP(-2*[$bonded.$F$11]*[$bonded.$G$11]*[.A111]))" office:value-type="float" office:value="0.0263028561722478" calcext:value-type="float">
            <text:p>0.0263028561722478</text:p>
          </table:table-cell>
          <table:table-cell table:style-name="ce6" table:formula="of:=[$pair.$L$42]*([$pair.$F$42]/[$pair.$G$42])*([$pair.$I$42]*([$pair.$G$42]/([$pair.$K$42]*([.A111]+1)))^([$pair.$I$42]+1)-[$pair.$H$42]*([$pair.$G$42]/([$pair.$K$42]*([.A111]+1)))^([$pair.$H$42]+1))" office:value-type="float" office:value="0.00435929238926842" calcext:value-type="float">
            <text:p>0.00435929238926842</text:p>
          </table:table-cell>
          <table:table-cell table:style-name="ce6" table:formula="of:=[$pair.$L$43]*([$pair.$F$43]/[$pair.$G$43])*([$pair.$I$43]*([$pair.$G$43]/([$pair.$K$43]*([.A111]+1)))^([$pair.$I$43]+1)-[$pair.$H$43]*([$pair.$G$43]/([$pair.$K$43]*([.A111]+1)))^([$pair.$H$43]+1))" office:value-type="float" office:value="0.000871858477853684" calcext:value-type="float">
            <text:p>0.000871858477853684</text:p>
          </table:table-cell>
          <table:table-cell table:number-columns-repeated="1011"/>
        </table:table-row>
        <table:table-row table:style-name="ro1">
          <table:table-cell table:style-name="ce6" table:formula="of:=[.A111]+0.01" office:value-type="float" office:value="0.790000000000001" calcext:value-type="float">
            <text:p>0.790000000000001</text:p>
          </table:table-cell>
          <table:table-cell table:style-name="ce6" table:formula="of:=[$bonded.$E$2]*[$bonded.$F$2]*[.A112]" office:value-type="float" office:value="118.5" calcext:value-type="float">
            <text:p>118.5</text:p>
          </table:table-cell>
          <table:table-cell table:style-name="ce6" table:formula="of:=2*[$bonded.$F$10]*[$bonded.$E$10]*(EXP(-[$bonded.$F$10]*[$bonded.$G$10]*[.A112])-EXP(-2*[$bonded.$F$10]*[$bonded.$G$10]*[.A112]))" office:value-type="float" office:value="0.0599634581897984" calcext:value-type="float">
            <text:p>0.0599634581897984</text:p>
          </table:table-cell>
          <table:table-cell table:style-name="ce6" table:formula="of:=2*[$bonded.$F$11]*[$bonded.$E$11]*(EXP(-[$bonded.$F$11]*[$bonded.$G$11]*[.A112])-EXP(-2*[$bonded.$F$11]*[$bonded.$G$11]*[.A112]))" office:value-type="float" office:value="0.0254091830980272" calcext:value-type="float">
            <text:p>0.0254091830980272</text:p>
          </table:table-cell>
          <table:table-cell table:style-name="ce6" table:formula="of:=[$pair.$L$42]*([$pair.$F$42]/[$pair.$G$42])*([$pair.$I$42]*([$pair.$G$42]/([$pair.$K$42]*([.A112]+1)))^([$pair.$I$42]+1)-[$pair.$H$42]*([$pair.$G$42]/([$pair.$K$42]*([.A112]+1)))^([$pair.$H$42]+1))" office:value-type="float" office:value="0.00420670463734239" calcext:value-type="float">
            <text:p>0.00420670463734239</text:p>
          </table:table-cell>
          <table:table-cell table:style-name="ce6" table:formula="of:=[$pair.$L$43]*([$pair.$F$43]/[$pair.$G$43])*([$pair.$I$43]*([$pair.$G$43]/([$pair.$K$43]*([.A112]+1)))^([$pair.$I$43]+1)-[$pair.$H$43]*([$pair.$G$43]/([$pair.$K$43]*([.A112]+1)))^([$pair.$H$43]+1))" office:value-type="float" office:value="0.000841340927468477" calcext:value-type="float">
            <text:p>0.000841340927468477</text:p>
          </table:table-cell>
          <table:table-cell table:number-columns-repeated="1011"/>
        </table:table-row>
        <table:table-row table:style-name="ro1">
          <table:table-cell table:style-name="ce6" table:formula="of:=[.A112]+0.01" office:value-type="float" office:value="0.8" calcext:value-type="float">
            <text:p>0.8</text:p>
          </table:table-cell>
          <table:table-cell table:style-name="ce6" table:formula="of:=[$bonded.$E$2]*[$bonded.$F$2]*[.A113]" office:value-type="float" office:value="120" calcext:value-type="float">
            <text:p>120</text:p>
          </table:table-cell>
          <table:table-cell table:style-name="ce6" table:formula="of:=2*[$bonded.$F$10]*[$bonded.$E$10]*(EXP(-[$bonded.$F$10]*[$bonded.$G$10]*[.A113])-EXP(-2*[$bonded.$F$10]*[$bonded.$G$10]*[.A113]))" office:value-type="float" office:value="0.0578435279950801" calcext:value-type="float">
            <text:p>0.0578435279950801</text:p>
          </table:table-cell>
          <table:table-cell table:style-name="ce6" table:formula="of:=2*[$bonded.$F$11]*[$bonded.$E$11]*(EXP(-[$bonded.$F$11]*[$bonded.$G$11]*[.A113])-EXP(-2*[$bonded.$F$11]*[$bonded.$G$11]*[.A113]))" office:value-type="float" office:value="0.0245438376842887" calcext:value-type="float">
            <text:p>0.0245438376842887</text:p>
          </table:table-cell>
          <table:table-cell table:style-name="ce6" table:formula="of:=[$pair.$L$42]*([$pair.$F$42]/[$pair.$G$42])*([$pair.$I$42]*([$pair.$G$42]/([$pair.$K$42]*([.A113]+1)))^([$pair.$I$42]+1)-[$pair.$H$42]*([$pair.$G$42]/([$pair.$K$42]*([.A113]+1)))^([$pair.$H$42]+1))" office:value-type="float" office:value="0.00405997284946557" calcext:value-type="float">
            <text:p>0.00405997284946557</text:p>
          </table:table-cell>
          <table:table-cell table:style-name="ce6" table:formula="of:=[$pair.$L$43]*([$pair.$F$43]/[$pair.$G$43])*([$pair.$I$43]*([$pair.$G$43]/([$pair.$K$43]*([.A113]+1)))^([$pair.$I$43]+1)-[$pair.$H$43]*([$pair.$G$43]/([$pair.$K$43]*([.A113]+1)))^([$pair.$H$43]+1))" office:value-type="float" office:value="0.000811994569893115" calcext:value-type="float">
            <text:p>0.000811994569893115</text:p>
          </table:table-cell>
          <table:table-cell table:number-columns-repeated="1011"/>
        </table:table-row>
        <table:table-row table:style-name="ro1">
          <table:table-cell table:style-name="ce6" table:formula="of:=[.A113]+0.01" office:value-type="float" office:value="0.810000000000001" calcext:value-type="float">
            <text:p>0.810000000000001</text:p>
          </table:table-cell>
          <table:table-cell table:style-name="ce6" table:formula="of:=[$bonded.$E$2]*[$bonded.$F$2]*[.A114]" office:value-type="float" office:value="121.5" calcext:value-type="float">
            <text:p>121.5</text:p>
          </table:table-cell>
          <table:table-cell table:style-name="ce6" table:formula="of:=2*[$bonded.$F$10]*[$bonded.$E$10]*(EXP(-[$bonded.$F$10]*[$bonded.$G$10]*[.A114])-EXP(-2*[$bonded.$F$10]*[$bonded.$G$10]*[.A114]))" office:value-type="float" office:value="0.0557942855494624" calcext:value-type="float">
            <text:p>0.0557942855494624</text:p>
          </table:table-cell>
          <table:table-cell table:style-name="ce6" table:formula="of:=2*[$bonded.$F$11]*[$bonded.$E$11]*(EXP(-[$bonded.$F$11]*[$bonded.$G$11]*[.A114])-EXP(-2*[$bonded.$F$11]*[$bonded.$G$11]*[.A114]))" office:value-type="float" office:value="0.0237060751646072" calcext:value-type="float">
            <text:p>0.0237060751646072</text:p>
          </table:table-cell>
          <table:table-cell table:style-name="ce6" table:formula="of:=[$pair.$L$42]*([$pair.$F$42]/[$pair.$G$42])*([$pair.$I$42]*([$pair.$G$42]/([$pair.$K$42]*([.A114]+1)))^([$pair.$I$42]+1)-[$pair.$H$42]*([$pair.$G$42]/([$pair.$K$42]*([.A114]+1)))^([$pair.$H$42]+1))" office:value-type="float" office:value="0.00391885873764092" calcext:value-type="float">
            <text:p>0.00391885873764092</text:p>
          </table:table-cell>
          <table:table-cell table:style-name="ce6" table:formula="of:=[$pair.$L$43]*([$pair.$F$43]/[$pair.$G$43])*([$pair.$I$43]*([$pair.$G$43]/([$pair.$K$43]*([.A114]+1)))^([$pair.$I$43]+1)-[$pair.$H$43]*([$pair.$G$43]/([$pair.$K$43]*([.A114]+1)))^([$pair.$H$43]+1))" office:value-type="float" office:value="0.000783771747528184" calcext:value-type="float">
            <text:p>0.000783771747528184</text:p>
          </table:table-cell>
          <table:table-cell table:number-columns-repeated="1011"/>
        </table:table-row>
        <table:table-row table:style-name="ro1">
          <table:table-cell table:style-name="ce6" table:formula="of:=[.A114]+0.01" office:value-type="float" office:value="0.82" calcext:value-type="float">
            <text:p>0.82</text:p>
          </table:table-cell>
          <table:table-cell table:style-name="ce6" table:formula="of:=[$bonded.$E$2]*[$bonded.$F$2]*[.A115]" office:value-type="float" office:value="123" calcext:value-type="float">
            <text:p>123</text:p>
          </table:table-cell>
          <table:table-cell table:style-name="ce6" table:formula="of:=2*[$bonded.$F$10]*[$bonded.$E$10]*(EXP(-[$bonded.$F$10]*[$bonded.$G$10]*[.A115])-EXP(-2*[$bonded.$F$10]*[$bonded.$G$10]*[.A115]))" office:value-type="float" office:value="0.0538137017124608" calcext:value-type="float">
            <text:p>0.0538137017124608</text:p>
          </table:table-cell>
          <table:table-cell table:style-name="ce6" table:formula="of:=2*[$bonded.$F$11]*[$bonded.$E$11]*(EXP(-[$bonded.$F$11]*[$bonded.$G$11]*[.A115])-EXP(-2*[$bonded.$F$11]*[$bonded.$G$11]*[.A115]))" office:value-type="float" office:value="0.0228951580030743" calcext:value-type="float">
            <text:p>0.0228951580030743</text:p>
          </table:table-cell>
          <table:table-cell table:style-name="ce6" table:formula="of:=[$pair.$L$42]*([$pair.$F$42]/[$pair.$G$42])*([$pair.$I$42]*([$pair.$G$42]/([$pair.$K$42]*([.A115]+1)))^([$pair.$I$42]+1)-[$pair.$H$42]*([$pair.$G$42]/([$pair.$K$42]*([.A115]+1)))^([$pair.$H$42]+1))" office:value-type="float" office:value="0.0037831338065036" calcext:value-type="float">
            <text:p>0.0037831338065036</text:p>
          </table:table-cell>
          <table:table-cell table:style-name="ce6" table:formula="of:=[$pair.$L$43]*([$pair.$F$43]/[$pair.$G$43])*([$pair.$I$43]*([$pair.$G$43]/([$pair.$K$43]*([.A115]+1)))^([$pair.$I$43]+1)-[$pair.$H$43]*([$pair.$G$43]/([$pair.$K$43]*([.A115]+1)))^([$pair.$H$43]+1))" office:value-type="float" office:value="0.00075662676130072" calcext:value-type="float">
            <text:p>0.00075662676130072</text:p>
          </table:table-cell>
          <table:table-cell table:number-columns-repeated="1011"/>
        </table:table-row>
        <table:table-row table:style-name="ro1">
          <table:table-cell table:style-name="ce6" table:formula="of:=[.A115]+0.01" office:value-type="float" office:value="0.83" calcext:value-type="float">
            <text:p>0.83</text:p>
          </table:table-cell>
          <table:table-cell table:style-name="ce6" table:formula="of:=[$bonded.$E$2]*[$bonded.$F$2]*[.A116]" office:value-type="float" office:value="124.5" calcext:value-type="float">
            <text:p>124.5</text:p>
          </table:table-cell>
          <table:table-cell table:style-name="ce6" table:formula="of:=2*[$bonded.$F$10]*[$bonded.$E$10]*(EXP(-[$bonded.$F$10]*[$bonded.$G$10]*[.A116])-EXP(-2*[$bonded.$F$10]*[$bonded.$G$10]*[.A116]))" office:value-type="float" office:value="0.051899778829438" calcext:value-type="float">
            <text:p>0.051899778829438</text:p>
          </table:table-cell>
          <table:table-cell table:style-name="ce6" table:formula="of:=2*[$bonded.$F$11]*[$bonded.$E$11]*(EXP(-[$bonded.$F$11]*[$bonded.$G$11]*[.A116])-EXP(-2*[$bonded.$F$11]*[$bonded.$G$11]*[.A116]))" office:value-type="float" office:value="0.0221103570247509" calcext:value-type="float">
            <text:p>0.0221103570247509</text:p>
          </table:table-cell>
          <table:table-cell table:style-name="ce6" table:formula="of:=[$pair.$L$42]*([$pair.$F$42]/[$pair.$G$42])*([$pair.$I$42]*([$pair.$G$42]/([$pair.$K$42]*([.A116]+1)))^([$pair.$I$42]+1)-[$pair.$H$42]*([$pair.$G$42]/([$pair.$K$42]*([.A116]+1)))^([$pair.$H$42]+1))" office:value-type="float" office:value="0.00365257898758397" calcext:value-type="float">
            <text:p>0.00365257898758397</text:p>
          </table:table-cell>
          <table:table-cell table:style-name="ce6" table:formula="of:=[$pair.$L$43]*([$pair.$F$43]/[$pair.$G$43])*([$pair.$I$43]*([$pair.$G$43]/([$pair.$K$43]*([.A116]+1)))^([$pair.$I$43]+1)-[$pair.$H$43]*([$pair.$G$43]/([$pair.$K$43]*([.A116]+1)))^([$pair.$H$43]+1))" office:value-type="float" office:value="0.000730515797516794" calcext:value-type="float">
            <text:p>0.000730515797516794</text:p>
          </table:table-cell>
          <table:table-cell table:number-columns-repeated="1011"/>
        </table:table-row>
        <table:table-row table:style-name="ro1">
          <table:table-cell table:style-name="ce6" table:formula="of:=[.A116]+0.01" office:value-type="float" office:value="0.84" calcext:value-type="float">
            <text:p>0.84</text:p>
          </table:table-cell>
          <table:table-cell table:style-name="ce6" table:formula="of:=[$bonded.$E$2]*[$bonded.$F$2]*[.A117]" office:value-type="float" office:value="126" calcext:value-type="float">
            <text:p>126</text:p>
          </table:table-cell>
          <table:table-cell table:style-name="ce6" table:formula="of:=2*[$bonded.$F$10]*[$bonded.$E$10]*(EXP(-[$bonded.$F$10]*[$bonded.$G$10]*[.A117])-EXP(-2*[$bonded.$F$10]*[$bonded.$G$10]*[.A117]))" office:value-type="float" office:value="0.0500505527802366" calcext:value-type="float">
            <text:p>0.0500505527802366</text:p>
          </table:table-cell>
          <table:table-cell table:style-name="ce6" table:formula="of:=2*[$bonded.$F$11]*[$bonded.$E$11]*(EXP(-[$bonded.$F$11]*[$bonded.$G$11]*[.A117])-EXP(-2*[$bonded.$F$11]*[$bonded.$G$11]*[.A117]))" office:value-type="float" office:value="0.0213509524067661" calcext:value-type="float">
            <text:p>0.0213509524067661</text:p>
          </table:table-cell>
          <table:table-cell table:style-name="ce6" table:formula="of:=[$pair.$L$42]*([$pair.$F$42]/[$pair.$G$42])*([$pair.$I$42]*([$pair.$G$42]/([$pair.$K$42]*([.A117]+1)))^([$pair.$I$42]+1)-[$pair.$H$42]*([$pair.$G$42]/([$pair.$K$42]*([.A117]+1)))^([$pair.$H$42]+1))" office:value-type="float" office:value="0.00352698428124258" calcext:value-type="float">
            <text:p>0.00352698428124258</text:p>
          </table:table-cell>
          <table:table-cell table:style-name="ce6" table:formula="of:=[$pair.$L$43]*([$pair.$F$43]/[$pair.$G$43])*([$pair.$I$43]*([$pair.$G$43]/([$pair.$K$43]*([.A117]+1)))^([$pair.$I$43]+1)-[$pair.$H$43]*([$pair.$G$43]/([$pair.$K$43]*([.A117]+1)))^([$pair.$H$43]+1))" office:value-type="float" office:value="0.000705396856248516" calcext:value-type="float">
            <text:p>0.000705396856248516</text:p>
          </table:table-cell>
          <table:table-cell table:number-columns-repeated="1011"/>
        </table:table-row>
        <table:table-row table:style-name="ro1">
          <table:table-cell table:style-name="ce6" table:formula="of:=[.A117]+0.01" office:value-type="float" office:value="0.850000000000001" calcext:value-type="float">
            <text:p>0.850000000000001</text:p>
          </table:table-cell>
          <table:table-cell table:style-name="ce6" table:formula="of:=[$bonded.$E$2]*[$bonded.$F$2]*[.A118]" office:value-type="float" office:value="127.5" calcext:value-type="float">
            <text:p>127.5</text:p>
          </table:table-cell>
          <table:table-cell table:style-name="ce6" table:formula="of:=2*[$bonded.$F$10]*[$bonded.$E$10]*(EXP(-[$bonded.$F$10]*[$bonded.$G$10]*[.A118])-EXP(-2*[$bonded.$F$10]*[$bonded.$G$10]*[.A118]))" office:value-type="float" office:value="0.0482640947161121" calcext:value-type="float">
            <text:p>0.0482640947161121</text:p>
          </table:table-cell>
          <table:table-cell table:style-name="ce6" table:formula="of:=2*[$bonded.$F$11]*[$bonded.$E$11]*(EXP(-[$bonded.$F$11]*[$bonded.$G$11]*[.A118])-EXP(-2*[$bonded.$F$11]*[$bonded.$G$11]*[.A118]))" office:value-type="float" office:value="0.0206162345420713" calcext:value-type="float">
            <text:p>0.0206162345420713</text:p>
          </table:table-cell>
          <table:table-cell table:style-name="ce6" table:formula="of:=[$pair.$L$42]*([$pair.$F$42]/[$pair.$G$42])*([$pair.$I$42]*([$pair.$G$42]/([$pair.$K$42]*([.A118]+1)))^([$pair.$I$42]+1)-[$pair.$H$42]*([$pair.$G$42]/([$pair.$K$42]*([.A118]+1)))^([$pair.$H$42]+1))" office:value-type="float" office:value="0.00340614840699249" calcext:value-type="float">
            <text:p>0.00340614840699249</text:p>
          </table:table-cell>
          <table:table-cell table:style-name="ce6" table:formula="of:=[$pair.$L$43]*([$pair.$F$43]/[$pair.$G$43])*([$pair.$I$43]*([$pair.$G$43]/([$pair.$K$43]*([.A118]+1)))^([$pair.$I$43]+1)-[$pair.$H$43]*([$pair.$G$43]/([$pair.$K$43]*([.A118]+1)))^([$pair.$H$43]+1))" office:value-type="float" office:value="0.000681229681398499" calcext:value-type="float">
            <text:p>0.000681229681398499</text:p>
          </table:table-cell>
          <table:table-cell table:number-columns-repeated="1011"/>
        </table:table-row>
        <table:table-row table:style-name="ro1">
          <table:table-cell table:style-name="ce6" table:formula="of:=[.A118]+0.01" office:value-type="float" office:value="0.860000000000001" calcext:value-type="float">
            <text:p>0.860000000000001</text:p>
          </table:table-cell>
          <table:table-cell table:style-name="ce6" table:formula="of:=[$bonded.$E$2]*[$bonded.$F$2]*[.A119]" office:value-type="float" office:value="129" calcext:value-type="float">
            <text:p>129</text:p>
          </table:table-cell>
          <table:table-cell table:style-name="ce6" table:formula="of:=2*[$bonded.$F$10]*[$bonded.$E$10]*(EXP(-[$bonded.$F$10]*[$bonded.$G$10]*[.A119])-EXP(-2*[$bonded.$F$10]*[$bonded.$G$10]*[.A119]))" office:value-type="float" office:value="0.0465385125137806" calcext:value-type="float">
            <text:p>0.0465385125137806</text:p>
          </table:table-cell>
          <table:table-cell table:style-name="ce6" table:formula="of:=2*[$bonded.$F$11]*[$bonded.$E$11]*(EXP(-[$bonded.$F$11]*[$bonded.$G$11]*[.A119])-EXP(-2*[$bonded.$F$11]*[$bonded.$G$11]*[.A119]))" office:value-type="float" office:value="0.0199055047869355" calcext:value-type="float">
            <text:p>0.0199055047869355</text:p>
          </table:table-cell>
          <table:table-cell table:style-name="ce6" table:formula="of:=[$pair.$L$42]*([$pair.$F$42]/[$pair.$G$42])*([$pair.$I$42]*([$pair.$G$42]/([$pair.$K$42]*([.A119]+1)))^([$pair.$I$42]+1)-[$pair.$H$42]*([$pair.$G$42]/([$pair.$K$42]*([.A119]+1)))^([$pair.$H$42]+1))" office:value-type="float" office:value="0.00328987846276817" calcext:value-type="float">
            <text:p>0.00328987846276817</text:p>
          </table:table-cell>
          <table:table-cell table:style-name="ce6" table:formula="of:=[$pair.$L$43]*([$pair.$F$43]/[$pair.$G$43])*([$pair.$I$43]*([$pair.$G$43]/([$pair.$K$43]*([.A119]+1)))^([$pair.$I$43]+1)-[$pair.$H$43]*([$pair.$G$43]/([$pair.$K$43]*([.A119]+1)))^([$pair.$H$43]+1))" office:value-type="float" office:value="0.000657975692553634" calcext:value-type="float">
            <text:p>0.000657975692553634</text:p>
          </table:table-cell>
          <table:table-cell table:number-columns-repeated="1011"/>
        </table:table-row>
        <table:table-row table:style-name="ro1">
          <table:table-cell table:style-name="ce6" table:formula="of:=[.A119]+0.01" office:value-type="float" office:value="0.87" calcext:value-type="float">
            <text:p>0.87</text:p>
          </table:table-cell>
          <table:table-cell table:style-name="ce6" table:formula="of:=[$bonded.$E$2]*[$bonded.$F$2]*[.A120]" office:value-type="float" office:value="130.5" calcext:value-type="float">
            <text:p>130.5</text:p>
          </table:table-cell>
          <table:table-cell table:style-name="ce6" table:formula="of:=2*[$bonded.$F$10]*[$bonded.$E$10]*(EXP(-[$bonded.$F$10]*[$bonded.$G$10]*[.A120])-EXP(-2*[$bonded.$F$10]*[$bonded.$G$10]*[.A120]))" office:value-type="float" office:value="0.0448719519730624" calcext:value-type="float">
            <text:p>0.0448719519730624</text:p>
          </table:table-cell>
          <table:table-cell table:style-name="ce6" table:formula="of:=2*[$bonded.$F$11]*[$bonded.$E$11]*(EXP(-[$bonded.$F$11]*[$bonded.$G$11]*[.A120])-EXP(-2*[$bonded.$F$11]*[$bonded.$G$11]*[.A120]))" office:value-type="float" office:value="0.0192180761024021" calcext:value-type="float">
            <text:p>0.0192180761024021</text:p>
          </table:table-cell>
          <table:table-cell table:style-name="ce6" table:formula="of:=[$pair.$L$42]*([$pair.$F$42]/[$pair.$G$42])*([$pair.$I$42]*([$pair.$G$42]/([$pair.$K$42]*([.A120]+1)))^([$pair.$I$42]+1)-[$pair.$H$42]*([$pair.$G$42]/([$pair.$K$42]*([.A120]+1)))^([$pair.$H$42]+1))" office:value-type="float" office:value="0.00317798959356321" calcext:value-type="float">
            <text:p>0.00317798959356321</text:p>
          </table:table-cell>
          <table:table-cell table:style-name="ce6" table:formula="of:=[$pair.$L$43]*([$pair.$F$43]/[$pair.$G$43])*([$pair.$I$43]*([$pair.$G$43]/([$pair.$K$43]*([.A120]+1)))^([$pair.$I$43]+1)-[$pair.$H$43]*([$pair.$G$43]/([$pair.$K$43]*([.A120]+1)))^([$pair.$H$43]+1))" office:value-type="float" office:value="0.000635597918712642" calcext:value-type="float">
            <text:p>0.000635597918712642</text:p>
          </table:table-cell>
          <table:table-cell table:number-columns-repeated="1011"/>
        </table:table-row>
        <table:table-row table:style-name="ro1">
          <table:table-cell table:style-name="ce6" table:formula="of:=[.A120]+0.01" office:value-type="float" office:value="0.88" calcext:value-type="float">
            <text:p>0.88</text:p>
          </table:table-cell>
          <table:table-cell table:style-name="ce6" table:formula="of:=[$bonded.$E$2]*[$bonded.$F$2]*[.A121]" office:value-type="float" office:value="132" calcext:value-type="float">
            <text:p>132</text:p>
          </table:table-cell>
          <table:table-cell table:style-name="ce6" table:formula="of:=2*[$bonded.$F$10]*[$bonded.$E$10]*(EXP(-[$bonded.$F$10]*[$bonded.$G$10]*[.A121])-EXP(-2*[$bonded.$F$10]*[$bonded.$G$10]*[.A121]))" office:value-type="float" office:value="0.0432625977824509" calcext:value-type="float">
            <text:p>0.0432625977824509</text:p>
          </table:table-cell>
          <table:table-cell table:style-name="ce6" table:formula="of:=2*[$bonded.$F$11]*[$bonded.$E$11]*(EXP(-[$bonded.$F$11]*[$bonded.$G$11]*[.A121])-EXP(-2*[$bonded.$F$11]*[$bonded.$G$11]*[.A121]))" office:value-type="float" office:value="0.0185532735991375" calcext:value-type="float">
            <text:p>0.0185532735991375</text:p>
          </table:table-cell>
          <table:table-cell table:style-name="ce6" table:formula="of:=[$pair.$L$42]*([$pair.$F$42]/[$pair.$G$42])*([$pair.$I$42]*([$pair.$G$42]/([$pair.$K$42]*([.A121]+1)))^([$pair.$I$42]+1)-[$pair.$H$42]*([$pair.$G$42]/([$pair.$K$42]*([.A121]+1)))^([$pair.$H$42]+1))" office:value-type="float" office:value="0.00307030466974352" calcext:value-type="float">
            <text:p>0.00307030466974352</text:p>
          </table:table-cell>
          <table:table-cell table:style-name="ce6" table:formula="of:=[$pair.$L$43]*([$pair.$F$43]/[$pair.$G$43])*([$pair.$I$43]*([$pair.$G$43]/([$pair.$K$43]*([.A121]+1)))^([$pair.$I$43]+1)-[$pair.$H$43]*([$pair.$G$43]/([$pair.$K$43]*([.A121]+1)))^([$pair.$H$43]+1))" office:value-type="float" office:value="0.000614060933948705" calcext:value-type="float">
            <text:p>0.000614060933948705</text:p>
          </table:table-cell>
          <table:table-cell table:number-columns-repeated="1011"/>
        </table:table-row>
        <table:table-row table:style-name="ro1">
          <table:table-cell table:style-name="ce6" table:formula="of:=[.A121]+0.01" office:value-type="float" office:value="0.890000000000001" calcext:value-type="float">
            <text:p>0.890000000000001</text:p>
          </table:table-cell>
          <table:table-cell table:style-name="ce6" table:formula="of:=[$bonded.$E$2]*[$bonded.$F$2]*[.A122]" office:value-type="float" office:value="133.5" calcext:value-type="float">
            <text:p>133.5</text:p>
          </table:table-cell>
          <table:table-cell table:style-name="ce6" table:formula="of:=2*[$bonded.$F$10]*[$bonded.$E$10]*(EXP(-[$bonded.$F$10]*[$bonded.$G$10]*[.A122])-EXP(-2*[$bonded.$F$10]*[$bonded.$G$10]*[.A122]))" office:value-type="float" office:value="0.0417086742749533" calcext:value-type="float">
            <text:p>0.0417086742749533</text:p>
          </table:table-cell>
          <table:table-cell table:style-name="ce6" table:formula="of:=2*[$bonded.$F$11]*[$bonded.$E$11]*(EXP(-[$bonded.$F$11]*[$bonded.$G$11]*[.A122])-EXP(-2*[$bonded.$F$11]*[$bonded.$G$11]*[.A122]))" office:value-type="float" office:value="0.0179104349943592" calcext:value-type="float">
            <text:p>0.0179104349943592</text:p>
          </table:table-cell>
          <table:table-cell table:style-name="ce6" table:formula="of:=[$pair.$L$42]*([$pair.$F$42]/[$pair.$G$42])*([$pair.$I$42]*([$pair.$G$42]/([$pair.$K$42]*([.A122]+1)))^([$pair.$I$42]+1)-[$pair.$H$42]*([$pair.$G$42]/([$pair.$K$42]*([.A122]+1)))^([$pair.$H$42]+1))" office:value-type="float" office:value="0.00296665397524172" calcext:value-type="float">
            <text:p>0.00296665397524172</text:p>
          </table:table-cell>
          <table:table-cell table:style-name="ce6" table:formula="of:=[$pair.$L$43]*([$pair.$F$43]/[$pair.$G$43])*([$pair.$I$43]*([$pair.$G$43]/([$pair.$K$43]*([.A122]+1)))^([$pair.$I$43]+1)-[$pair.$H$43]*([$pair.$G$43]/([$pair.$K$43]*([.A122]+1)))^([$pair.$H$43]+1))" office:value-type="float" office:value="0.000593330795048344" calcext:value-type="float">
            <text:p>0.000593330795048344</text:p>
          </table:table-cell>
          <table:table-cell table:number-columns-repeated="1011"/>
        </table:table-row>
        <table:table-row table:style-name="ro1">
          <table:table-cell table:style-name="ce6" table:formula="of:=[.A122]+0.01" office:value-type="float" office:value="0.900000000000001" calcext:value-type="float">
            <text:p>0.900000000000001</text:p>
          </table:table-cell>
          <table:table-cell table:style-name="ce6" table:formula="of:=[$bonded.$E$2]*[$bonded.$F$2]*[.A123]" office:value-type="float" office:value="135" calcext:value-type="float">
            <text:p>135</text:p>
          </table:table-cell>
          <table:table-cell table:style-name="ce6" table:formula="of:=2*[$bonded.$F$10]*[$bonded.$E$10]*(EXP(-[$bonded.$F$10]*[$bonded.$G$10]*[.A123])-EXP(-2*[$bonded.$F$10]*[$bonded.$G$10]*[.A123]))" office:value-type="float" office:value="0.0402084459947092" calcext:value-type="float">
            <text:p>0.0402084459947092</text:p>
          </table:table-cell>
          <table:table-cell table:style-name="ce6" table:formula="of:=2*[$bonded.$F$11]*[$bonded.$E$11]*(EXP(-[$bonded.$F$11]*[$bonded.$G$11]*[.A123])-EXP(-2*[$bonded.$F$11]*[$bonded.$G$11]*[.A123]))" office:value-type="float" office:value="0.0172889109888544" calcext:value-type="float">
            <text:p>0.0172889109888544</text:p>
          </table:table-cell>
          <table:table-cell table:style-name="ce6" table:formula="of:=[$pair.$L$42]*([$pair.$F$42]/[$pair.$G$42])*([$pair.$I$42]*([$pair.$G$42]/([$pair.$K$42]*([.A123]+1)))^([$pair.$I$42]+1)-[$pair.$H$42]*([$pair.$G$42]/([$pair.$K$42]*([.A123]+1)))^([$pair.$H$42]+1))" office:value-type="float" office:value="0.00286687490575323" calcext:value-type="float">
            <text:p>0.00286687490575323</text:p>
          </table:table-cell>
          <table:table-cell table:style-name="ce6" table:formula="of:=[$pair.$L$43]*([$pair.$F$43]/[$pair.$G$43])*([$pair.$I$43]*([$pair.$G$43]/([$pair.$K$43]*([.A123]+1)))^([$pair.$I$43]+1)-[$pair.$H$43]*([$pair.$G$43]/([$pair.$K$43]*([.A123]+1)))^([$pair.$H$43]+1))" office:value-type="float" office:value="0.000573374981150646" calcext:value-type="float">
            <text:p>0.000573374981150646</text:p>
          </table:table-cell>
          <table:table-cell table:number-columns-repeated="1011"/>
        </table:table-row>
        <table:table-row table:style-name="ro1" table:number-rows-repeated="99">
          <table:table-cell table:style-name="ce6"/>
          <table:table-cell table:number-columns-repeated="1016"/>
        </table:table-row>
        <table:table-row table:style-name="ro1" table:number-rows-repeated="104835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langevin" table:style-name="ta8">
        <office:forms form:automatic-focus="false" form:apply-design-mode="false"/>
        <table:table-column table:style-name="co12" table:default-cell-style-name="Default"/>
        <table:table-column table:style-name="co29" table:default-cell-style-name="Default"/>
        <table:table-column table:style-name="co36" table:number-columns-repeated="2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m (in kg)</text:p>
          </table:table-cell>
          <table:table-cell office:value-type="string" calcext:value-type="string">
            <text:p>d (in m)</text:p>
          </table:table-cell>
          <table:table-cell office:value-type="string" calcext:value-type="string">
            <text:p>eta (in Pa-s)</text:p>
          </table:table-cell>
          <table:table-cell office:value-type="string" calcext:value-type="string">
            <text:p>tau_t (in s)</text:p>
          </table:table-cell>
          <table:table-cell office:value-type="string" calcext:value-type="string">
            <text:p>tau_t (reduced)</text:p>
          </table:table-cell>
          <table:table-cell table:style-name="ce6" office:value-type="string" calcext:value-type="string">
            <text:p>tau_t (used with 1/10x viscosity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olayer</text:p>
          </table:table-cell>
          <table:table-cell office:value-type="string" calcext:value-type="string">
            <text:p>1 2</text:p>
          </table:table-cell>
          <table:table-cell table:style-name="ce41" table:formula="of:=[$masses.H19]*[$units.B9]" office:value-type="float" office:value="4.10608249340578E-021" calcext:value-type="float">
            <text:p>4.11E-21</text:p>
          </table:table-cell>
          <table:table-cell table:style-name="ce41" table:formula="of:=[$masses.J19]*(10^-9)" office:value-type="float" office:value="0.00000003" calcext:value-type="float">
            <text:p>3.00E-08</text:p>
          </table:table-cell>
          <table:table-cell table:style-name="ce41" table:formula="of:=10^-4" office:value-type="float" office:value="0.0001" calcext:value-type="float">
            <office:annotation draw:style-name="gr10" draw:text-style-name="P5" svg:width="1.2709in" svg:height="0.8366in" svg:x="3.3736in" svg:y="0.0602in" draw:caption-point-x="-0.1039in" draw:caption-point-y="0.1354in">
              <dc:creator>PS</dc:creator>
              <dc:date>2022-07-09T00:00:00</dc:date>
              <text:p text:style-name="P4"><text:span text:style-name="T1">Pranjal Singh:</text:span></text:p>
              <text:p text:style-name="P4"><text:span text:style-name="T3">monolayer has its own viscosity, hence very small external viscosity on it</text:span></text:p>
            </office:annotation>
            <text:p>1.00E-04</text:p>
          </table:table-cell>
          <table:table-cell table:style-name="ce41" table:formula="of:=[.C2]/(3*PI()*[.D2]*[.E2])" office:value-type="float" office:value="0.00000000014522296124" calcext:value-type="float">
            <text:p>1.45E-10</text:p>
          </table:table-cell>
          <table:table-cell table:style-name="ce48" table:formula="of:=[.F2]/([$units.$B$10]*(10^-9))" office:value-type="float" office:value="0.0540334933568883" calcext:value-type="float">
            <text:p>0.054033</text:p>
          </table:table-cell>
          <table:table-cell table:style-name="ce66" table:formula="of:=[.G2]*10" office:value-type="float" office:value="0.540334933568883" calcext:value-type="float">
            <text:p>0.5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shwork</text:p>
          </table:table-cell>
          <table:table-cell office:value-type="string" calcext:value-type="string">
            <text:p>3 4</text:p>
          </table:table-cell>
          <table:table-cell table:style-name="ce41" table:formula="of:=(([$masses.H21]+[$masses.H22])/2)*[$units.B9]" office:value-type="float" office:value="2.287646E-022" calcext:value-type="float">
            <text:p>2.29E-22</text:p>
          </table:table-cell>
          <table:table-cell table:style-name="ce41" table:formula="of:=[$masses.J21]*(10^-9)" office:value-type="float" office:value="0.000000012" calcext:value-type="float">
            <text:p>1.20E-08</text:p>
          </table:table-cell>
          <table:table-cell table:style-name="ce41" table:formula="of:=10^-3" office:value-type="float" office:value="0.001" calcext:value-type="float">
            <text:p>1.00E-03</text:p>
          </table:table-cell>
          <table:table-cell table:style-name="ce41" table:formula="of:=[.C3]/(3*PI()*[.D3]*[.E3])" office:value-type="float" office:value="0.00000000000202272316" calcext:value-type="float">
            <text:p>2.02E-12</text:p>
          </table:table-cell>
          <table:table-cell table:style-name="ce48" table:formula="of:=[.F3]/([$units.$B$10]*(10^-9))" office:value-type="float" office:value="0.000752599985158752" calcext:value-type="float">
            <text:p>0.000753</text:p>
          </table:table-cell>
          <table:table-cell table:style-name="ce66" table:formula="of:=[.G3]*10" office:value-type="float" office:value="0.00752599985158752" calcext:value-type="float">
            <text:p>0.0075</text:p>
          </table:table-cell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41" table:number-columns-repeated="4"/>
          <table:table-cell table:style-name="ce48"/>
          <table:table-cell table:style-name="ce66"/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6" number:min-decimal-places="6" number:min-integer-digits="1"/>
    </number:number-style>
    <number:number-style style:name="N162">
      <number:number number:decimal-places="1" number:min-decimal-places="1" number:min-integer-digits="1"/>
    </number:number-style>
    <number:number-style style:name="N163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air" style:display-name="PageStyle_pai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versible" style:display-name="PageStyle_reversi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s" style:display-name="PageStyle_uni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ce-strain" style:display-name="PageStyle_force-strai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sses" style:display-name="PageStyle_mass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gevin" style:display-name="PageStyle_langevi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nded" style:display-name="PageStyle_bonde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eader" style:display-name="PageStyle_heade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Pranjal Singh</dc:creator>
    <meta:creation-date>2021-07-14T22:48:55</meta:creation-date>
    <dc:date>2022-07-09T19:40:36.227000000</dc:date>
    <meta:generator>LibreOffice/7.3.4.2$Windows_X86_64 LibreOffice_project/728fec16bd5f605073805c3c9e7c4212a0120dc5</meta:generator>
    <meta:editing-duration>PT18M36S</meta:editing-duration>
    <meta:editing-cycles>11</meta:editing-cycles>
    <meta:document-statistic meta:table-count="8" meta:cell-count="1414" meta:object-count="2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axis-label-position="outside-start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-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800080" svg:stroke-linecap="round" draw:fill-color="#800080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svg:stroke-linecap="round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svg:stroke-linecap="round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808080" svg:stroke-linecap="round" draw:fill-color="#80808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f0" svg:stroke-linecap="round" draw:fill-color="#00b0f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stroke="solid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066cm" svg:height="14.605cm" xlink:href=".." xlink:type="simple" chart:class="chart:line" chart:style-name="ch1">
        <chart:legend chart:legend-position="bottom" svg:x="4.173cm" svg:y="14.085cm" style:legend-expansion="wide" chart:style-name="ch2"/>
        <chart:plot-area chart:style-name="ch3" table:cell-range-address="'force-strain'.A2:'force-strain'.F123" chart:data-source-has-labels="both" svg:x="1.324cm" svg:y="0.292cm" svg:width="13.441cm" svg:height="12.324cm">
          <chart:coordinate-region svg:x="2.039cm" svg:y="0.452cm" svg:width="12.726cm" svg:height="11.596cm"/>
          <chart:axis chart:dimension="x" chart:name="primary-x" chart:style-name="ch4" chartooo:axis-type="auto">
            <chartooo:date-scale/>
            <chart:title svg:x="7.133cm" svg:y="12.908cm" chart:style-name="ch5">
              <text:p>Bond strain</text:p>
            </chart:title>
            <chart:categories table:cell-range-address="'force-strain'.A3:'force-strain'.A123"/>
          </chart:axis>
          <chart:axis chart:dimension="y" chart:name="primary-y" chart:style-name="ch6">
            <chart:title svg:x="0.451cm" svg:y="6.92cm" chart:style-name="ch7">
              <text:p>Force</text:p>
            </chart:title>
          </chart:axis>
          <chart:series chart:style-name="ch8" chart:values-cell-range-address="'force-strain'.B3:'force-strain'.B123" chart:label-cell-address="'force-strain'.B2:'force-strain'.B2" chart:class="chart:line">
            <chart:data-point chart:repeated="121"/>
          </chart:series>
          <chart:series chart:style-name="ch9" chart:values-cell-range-address="'force-strain'.C3:'force-strain'.C123" chart:label-cell-address="'force-strain'.C2:'force-strain'.C2" chart:class="chart:line">
            <chart:data-point chart:repeated="121"/>
          </chart:series>
          <chart:series chart:style-name="ch10" chart:values-cell-range-address="'force-strain'.D3:'force-strain'.D123" chart:label-cell-address="'force-strain'.D2:'force-strain'.D2" chart:class="chart:line">
            <chart:data-point chart:repeated="121"/>
          </chart:series>
          <chart:series chart:style-name="ch11" chart:values-cell-range-address="'force-strain'.E3:'force-strain'.E123" chart:label-cell-address="'force-strain'.E2:'force-strain'.E2" chart:class="chart:line">
            <chart:data-point chart:repeated="121"/>
          </chart:series>
          <chart:series chart:style-name="ch12" chart:values-cell-range-address="'force-strain'.F3:'force-strain'.F123" chart:label-cell-address="'force-strain'.F2:'force-strain'.F2" chart:class="chart:line">
            <chart:data-point chart:repeated="1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L</text:p>
                <draw:g>
                  <svg:desc>'force-strain'.B2:'force-strain'.B2</svg:desc>
                </draw:g>
              </table:table-cell>
              <table:table-cell office:value-type="string">
                <text:p>CL</text:p>
                <draw:g>
                  <svg:desc>'force-strain'.C2:'force-strain'.C2</svg:desc>
                </draw:g>
              </table:table-cell>
              <table:table-cell office:value-type="string">
                <text:p>IL</text:p>
                <draw:g>
                  <svg:desc>'force-strain'.D2:'force-strain'.D2</svg:desc>
                </draw:g>
              </table:table-cell>
              <table:table-cell office:value-type="string">
                <text:p>cl</text:p>
                <draw:g>
                  <svg:desc>'force-strain'.E2:'force-strain'.E2</svg:desc>
                </draw:g>
              </table:table-cell>
              <table:table-cell office:value-type="string">
                <text:p>il</text:p>
                <draw:g>
                  <svg:desc>'force-strain'.F2:'force-strain'.F2</svg:desc>
                </draw:g>
              </table:table-cell>
            </table:table-row>
          </table:table-header-rows>
          <table:table-rows>
            <table:table-row>
              <table:table-cell office:value-type="float" office:value="-0.3">
                <text:p>-0.3</text:p>
                <draw:g>
                  <svg:desc>'force-strain'.A3:'force-strain'.A123</svg:desc>
                </draw:g>
              </table:table-cell>
              <table:table-cell office:value-type="float" office:value="-45">
                <text:p>-45</text:p>
                <draw:g>
                  <svg:desc>'force-strain'.B3:'force-strain'.B123</svg:desc>
                </draw:g>
              </table:table-cell>
              <table:table-cell office:value-type="float" office:value="-8.37877366616909">
                <text:p>-8.37877366616909</text:p>
                <draw:g>
                  <svg:desc>'force-strain'.C3:'force-strain'.C123</svg:desc>
                </draw:g>
              </table:table-cell>
              <table:table-cell office:value-type="float" office:value="-2.96637753869053">
                <text:p>-2.96637753869053</text:p>
                <draw:g>
                  <svg:desc>'force-strain'.D3:'force-strain'.D123</svg:desc>
                </draw:g>
              </table:table-cell>
              <table:table-cell office:value-type="float" office:value="-6.97760248721836">
                <text:p>-6.97760248721836</text:p>
                <draw:g>
                  <svg:desc>'force-strain'.E3:'force-strain'.E123</svg:desc>
                </draw:g>
              </table:table-cell>
              <table:table-cell office:value-type="float" office:value="-1.39552049744368">
                <text:p>-1.39552049744368</text:p>
                <draw:g>
                  <svg:desc>'force-strain'.F3:'force-strain'.F123</svg:desc>
                </draw:g>
              </table:table-cell>
            </table:table-row>
            <table:table-row>
              <table:table-cell office:value-type="float" office:value="-0.29">
                <text:p>-0.29</text:p>
              </table:table-cell>
              <table:table-cell office:value-type="float" office:value="-43.5">
                <text:p>-43.5</text:p>
              </table:table-cell>
              <table:table-cell office:value-type="float" office:value="-7.6248361238957">
                <text:p>-7.6248361238957</text:p>
              </table:table-cell>
              <table:table-cell office:value-type="float" office:value="-2.70491621558181">
                <text:p>-2.70491621558181</text:p>
              </table:table-cell>
              <table:table-cell office:value-type="float" office:value="-5.91742820411221">
                <text:p>-5.91742820411221</text:p>
              </table:table-cell>
              <table:table-cell office:value-type="float" office:value="-1.18348564082244">
                <text:p>-1.18348564082244</text:p>
              </table:table-cell>
            </table:table-row>
            <table:table-row>
              <table:table-cell office:value-type="float" office:value="-0.28">
                <text:p>-0.28</text:p>
              </table:table-cell>
              <table:table-cell office:value-type="float" office:value="-42">
                <text:p>-42</text:p>
              </table:table-cell>
              <table:table-cell office:value-type="float" office:value="-6.93127235188239">
                <text:p>-6.93127235188239</text:p>
              </table:table-cell>
              <table:table-cell office:value-type="float" office:value="-2.46382980992412">
                <text:p>-2.46382980992412</text:p>
              </table:table-cell>
              <table:table-cell office:value-type="float" office:value="-5.02217704758002">
                <text:p>-5.02217704758002</text:p>
              </table:table-cell>
              <table:table-cell office:value-type="float" office:value="-1.004435409516">
                <text:p>-1.004435409516</text:p>
              </table:table-cell>
            </table:table-row>
            <table:table-row>
              <table:table-cell office:value-type="float" office:value="-0.27">
                <text:p>-0.27</text:p>
              </table:table-cell>
              <table:table-cell office:value-type="float" office:value="-40.5">
                <text:p>-40.5</text:p>
              </table:table-cell>
              <table:table-cell office:value-type="float" office:value="-6.29347357645008">
                <text:p>-6.29347357645008</text:p>
              </table:table-cell>
              <table:table-cell office:value-type="float" office:value="-2.24160800930091">
                <text:p>-2.24160800930091</text:p>
              </table:table-cell>
              <table:table-cell office:value-type="float" office:value="-4.26502695355975">
                <text:p>-4.26502695355975</text:p>
              </table:table-cell>
              <table:table-cell office:value-type="float" office:value="-0.853005390711949">
                <text:p>-0.853005390711949</text:p>
              </table:table-cell>
            </table:table-row>
            <table:table-row>
              <table:table-cell office:value-type="float" office:value="-0.26">
                <text:p>-0.26</text:p>
              </table:table-cell>
              <table:table-cell office:value-type="float" office:value="-39">
                <text:p>-39</text:p>
              </table:table-cell>
              <table:table-cell office:value-type="float" office:value="-5.70717517049158">
                <text:p>-5.70717517049158</text:p>
              </table:table-cell>
              <table:table-cell office:value-type="float" office:value="-2.03684991466905">
                <text:p>-2.03684991466905</text:p>
              </table:table-cell>
              <table:table-cell office:value-type="float" office:value="-3.62374386627193">
                <text:p>-3.62374386627193</text:p>
              </table:table-cell>
              <table:table-cell office:value-type="float" office:value="-0.724748773254387">
                <text:p>-0.724748773254387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-37.5">
                <text:p>-37.5</text:p>
              </table:table-cell>
              <table:table-cell office:value-type="float" office:value="-5.16843122895951">
                <text:p>-5.16843122895951</text:p>
              </table:table-cell>
              <table:table-cell office:value-type="float" office:value="-1.8482562015811">
                <text:p>-1.8482562015811</text:p>
              </table:table-cell>
              <table:table-cell office:value-type="float" office:value="-3.07985571305192">
                <text:p>-3.07985571305192</text:p>
              </table:table-cell>
              <table:table-cell office:value-type="float" office:value="-0.615971142610384">
                <text:p>-0.615971142610384</text:p>
              </table:table-cell>
            </table:table-row>
            <table:table-row>
              <table:table-cell office:value-type="float" office:value="-0.24">
                <text:p>-0.24</text:p>
              </table:table-cell>
              <table:table-cell office:value-type="float" office:value="-36">
                <text:p>-36</text:p>
              </table:table-cell>
              <table:table-cell office:value-type="float" office:value="-4.67359101266829">
                <text:p>-4.67359101266829</text:p>
              </table:table-cell>
              <table:table-cell office:value-type="float" office:value="-1.67462183991637">
                <text:p>-1.67462183991637</text:p>
              </table:table-cell>
              <table:table-cell office:value-type="float" office:value="-2.6179826992087">
                <text:p>-2.6179826992087</text:p>
              </table:table-cell>
              <table:table-cell office:value-type="float" office:value="-0.523596539841739">
                <text:p>-0.523596539841739</text:p>
              </table:table-cell>
            </table:table-row>
            <table:table-row>
              <table:table-cell office:value-type="float" office:value="-0.23">
                <text:p>-0.23</text:p>
              </table:table-cell>
              <table:table-cell office:value-type="float" office:value="-34.5">
                <text:p>-34.5</text:p>
              </table:table-cell>
              <table:table-cell office:value-type="float" office:value="-4.21927712348531">
                <text:p>-4.21927712348531</text:p>
              </table:table-cell>
              <table:table-cell office:value-type="float" office:value="-1.51482933243753">
                <text:p>-1.51482933243753</text:p>
              </table:table-cell>
              <table:table-cell office:value-type="float" office:value="-2.22529289505718">
                <text:p>-2.22529289505718</text:p>
              </table:table-cell>
              <table:table-cell office:value-type="float" office:value="-0.445058579011436">
                <text:p>-0.445058579011436</text:p>
              </table:table-cell>
            </table:table-row>
            <table:table-row>
              <table:table-cell office:value-type="float" office:value="-0.22">
                <text:p>-0.22</text:p>
              </table:table-cell>
              <table:table-cell office:value-type="float" office:value="-33">
                <text:p>-33</text:p>
              </table:table-cell>
              <table:table-cell office:value-type="float" office:value="-3.80236528400697">
                <text:p>-3.80236528400697</text:p>
              </table:table-cell>
              <table:table-cell office:value-type="float" office:value="-1.36784243530522">
                <text:p>-1.36784243530522</text:p>
              </table:table-cell>
              <table:table-cell office:value-type="float" office:value="-1.89105853122042">
                <text:p>-1.89105853122042</text:p>
              </table:table-cell>
              <table:table-cell office:value-type="float" office:value="-0.378211706244085">
                <text:p>-0.378211706244085</text:p>
              </table:table-cell>
            </table:table-row>
            <table:table-row>
              <table:table-cell office:value-type="float" office:value="-0.21">
                <text:p>-0.21</text:p>
              </table:table-cell>
              <table:table-cell office:value-type="float" office:value="-31.5">
                <text:p>-31.5</text:p>
              </table:table-cell>
              <table:table-cell office:value-type="float" office:value="-3.41996560410457">
                <text:p>-3.41996560410457</text:p>
              </table:table-cell>
              <table:table-cell office:value-type="float" office:value="-1.232700326299">
                <text:p>-1.232700326299</text:p>
              </table:table-cell>
              <table:table-cell office:value-type="float" office:value="-1.60629346538665">
                <text:p>-1.60629346538665</text:p>
              </table:table-cell>
              <table:table-cell office:value-type="float" office:value="-0.32125869307733">
                <text:p>-0.32125869307733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-30">
                <text:p>-30</text:p>
              </table:table-cell>
              <table:table-cell office:value-type="float" office:value="-3.06940522533335">
                <text:p>-3.06940522533335</text:p>
              </table:table-cell>
              <table:table-cell office:value-type="float" office:value="-1.1085121889236">
                <text:p>-1.1085121889236</text:p>
              </table:table-cell>
              <table:table-cell office:value-type="float" office:value="-1.36345624923708">
                <text:p>-1.36345624923708</text:p>
              </table:table-cell>
              <table:table-cell office:value-type="float" office:value="-0.272691249847416">
                <text:p>-0.272691249847416</text:p>
              </table:table-cell>
            </table:table-row>
            <table:table-row>
              <table:table-cell office:value-type="float" office:value="-0.19">
                <text:p>-0.19</text:p>
              </table:table-cell>
              <table:table-cell office:value-type="float" office:value="-28.5">
                <text:p>-28.5</text:p>
              </table:table-cell>
              <table:table-cell office:value-type="float" office:value="-2.74821224217794">
                <text:p>-2.74821224217794</text:p>
              </table:table-cell>
              <table:table-cell office:value-type="float" office:value="-0.994452182837441">
                <text:p>-0.994452182837441</text:p>
              </table:table-cell>
              <table:table-cell office:value-type="float" office:value="-1.15620634959391">
                <text:p>-1.15620634959391</text:p>
              </table:table-cell>
              <table:table-cell office:value-type="float" office:value="-0.231241269918783">
                <text:p>-0.231241269918783</text:p>
              </table:table-cell>
            </table:table-row>
            <table:table-row>
              <table:table-cell office:value-type="float" office:value="-0.18">
                <text:p>-0.18</text:p>
              </table:table-cell>
              <table:table-cell office:value-type="float" office:value="-27">
                <text:p>-27</text:p>
              </table:table-cell>
              <table:table-cell office:value-type="float" office:value="-2.45410080650291">
                <text:p>-2.45410080650291</text:p>
              </table:table-cell>
              <table:table-cell office:value-type="float" office:value="-0.889754773138658">
                <text:p>-0.889754773138658</text:p>
              </table:table-cell>
              <table:table-cell office:value-type="float" office:value="-0.979203548365331">
                <text:p>-0.979203548365331</text:p>
              </table:table-cell>
              <table:table-cell office:value-type="float" office:value="-0.195840709673067">
                <text:p>-0.195840709673067</text:p>
              </table:table-cell>
            </table:table-row>
            <table:table-row>
              <table:table-cell office:value-type="float" office:value="-0.17">
                <text:p>-0.17</text:p>
              </table:table-cell>
              <table:table-cell office:value-type="float" office:value="-25.5">
                <text:p>-25.5</text:p>
              </table:table-cell>
              <table:table-cell office:value-type="float" office:value="-2.18495732843201">
                <text:p>-2.18495732843201</text:p>
              </table:table-cell>
              <table:table-cell office:value-type="float" office:value="-0.793710392992947">
                <text:p>-0.793710392992947</text:p>
              </table:table-cell>
              <table:table-cell office:value-type="float" office:value="-0.827942504470344">
                <text:p>-0.827942504470344</text:p>
              </table:table-cell>
              <table:table-cell office:value-type="float" office:value="-0.165588500894069">
                <text:p>-0.165588500894069</text:p>
              </table:table-cell>
            </table:table-row>
            <table:table-row>
              <table:table-cell office:value-type="float" office:value="-0.16">
                <text:p>-0.16</text:p>
              </table:table-cell>
              <table:table-cell office:value-type="float" office:value="-24">
                <text:p>-24</text:p>
              </table:table-cell>
              <table:table-cell office:value-type="float" office:value="-1.93882769323303">
                <text:p>-1.93882769323303</text:p>
              </table:table-cell>
              <table:table-cell office:value-type="float" office:value="-0.705661415898632">
                <text:p>-0.705661415898632</text:p>
              </table:table-cell>
              <table:table-cell office:value-type="float" office:value="-0.698616018092655">
                <text:p>-0.698616018092655</text:p>
              </table:table-cell>
              <table:table-cell office:value-type="float" office:value="-0.139723203618531">
                <text:p>-0.139723203618531</text:p>
              </table:table-cell>
            </table:table-row>
            <table:table-row>
              <table:table-cell office:value-type="float" office:value="-0.15">
                <text:p>-0.15</text:p>
              </table:table-cell>
              <table:table-cell office:value-type="float" office:value="-22.5">
                <text:p>-22.5</text:p>
              </table:table-cell>
              <table:table-cell office:value-type="float" office:value="-1.71390541967364">
                <text:p>-1.71390541967364</text:p>
              </table:table-cell>
              <table:table-cell office:value-type="float" office:value="-0.624998415567054">
                <text:p>-0.624998415567054</text:p>
              </table:table-cell>
              <table:table-cell office:value-type="float" office:value="-0.5880017790411">
                <text:p>-0.5880017790411</text:p>
              </table:table-cell>
              <table:table-cell office:value-type="float" office:value="-0.11760035580822">
                <text:p>-0.11760035580822</text:p>
              </table:table-cell>
            </table:table-row>
            <table:table-row>
              <table:table-cell office:value-type="float" office:value="-0.14">
                <text:p>-0.14</text:p>
              </table:table-cell>
              <table:table-cell office:value-type="float" office:value="-21">
                <text:p>-21</text:p>
              </table:table-cell>
              <table:table-cell office:value-type="float" office:value="-1.50852069077176">
                <text:p>-1.50852069077176</text:p>
              </table:table-cell>
              <table:table-cell office:value-type="float" office:value="-0.551156692959576">
                <text:p>-0.551156692959576</text:p>
              </table:table-cell>
              <table:table-cell office:value-type="float" office:value="-0.493368373369103">
                <text:p>-0.493368373369103</text:p>
              </table:table-cell>
              <table:table-cell office:value-type="float" office:value="-0.0986736746738205">
                <text:p>-0.0986736746738205</text:p>
              </table:table-cell>
            </table:table-row>
            <table:table-row>
              <table:table-cell office:value-type="float" office:value="-0.13">
                <text:p>-0.13</text:p>
              </table:table-cell>
              <table:table-cell office:value-type="float" office:value="-19.5">
                <text:p>-19.5</text:p>
              </table:table-cell>
              <table:table-cell office:value-type="float" office:value="-1.32113019292204">
                <text:p>-1.32113019292204</text:p>
              </table:table-cell>
              <table:table-cell office:value-type="float" office:value="-0.483613051474957">
                <text:p>-0.483613051474957</text:p>
              </table:table-cell>
              <table:table-cell office:value-type="float" office:value="-0.412397117773505">
                <text:p>-0.412397117773505</text:p>
              </table:table-cell>
              <table:table-cell office:value-type="float" office:value="-0.0824794235547012">
                <text:p>-0.0824794235547012</text:p>
              </table:table-cell>
            </table:table-row>
            <table:table-row>
              <table:table-cell office:value-type="float" office:value="-0.12">
                <text:p>-0.12</text:p>
              </table:table-cell>
              <table:table-cell office:value-type="float" office:value="-18">
                <text:p>-18</text:p>
              </table:table-cell>
              <table:table-cell office:value-type="float" office:value="-1.15030770406894">
                <text:p>-1.15030770406894</text:p>
              </table:table-cell>
              <table:table-cell office:value-type="float" office:value="-0.421882802630265">
                <text:p>-0.421882802630265</text:p>
              </table:table-cell>
              <table:table-cell office:value-type="float" office:value="-0.343116930393722">
                <text:p>-0.343116930393722</text:p>
              </table:table-cell>
              <table:table-cell office:value-type="float" office:value="-0.0686233860787445">
                <text:p>-0.0686233860787445</text:p>
              </table:table-cell>
            </table:table-row>
            <table:table-row>
              <table:table-cell office:value-type="float" office:value="-0.11">
                <text:p>-0.11</text:p>
              </table:table-cell>
              <table:table-cell office:value-type="float" office:value="-16.5">
                <text:p>-16.5</text:p>
              </table:table-cell>
              <table:table-cell office:value-type="float" office:value="-0.994735375942052">
                <text:p>-0.994735375942052</text:p>
              </table:table-cell>
              <table:table-cell office:value-type="float" office:value="-0.365516985832179">
                <text:p>-0.365516985832179</text:p>
              </table:table-cell>
              <table:table-cell office:value-type="float" office:value="-0.283849961447902">
                <text:p>-0.283849961447902</text:p>
              </table:table-cell>
              <table:table-cell office:value-type="float" office:value="-0.0567699922895804">
                <text:p>-0.0567699922895804</text:p>
              </table:table-cell>
            </table:table-row>
            <table:table-row>
              <table:table-cell office:value-type="float" office:value="-0.0999999999999999">
                <text:p>-0.0999999999999999</text:p>
              </table:table-cell>
              <table:table-cell office:value-type="float" office:value="-15">
                <text:p>-15</text:p>
              </table:table-cell>
              <table:table-cell office:value-type="float" office:value="-0.853195659396897">
                <text:p>-0.853195659396897</text:p>
              </table:table-cell>
              <table:table-cell office:value-type="float" office:value="-0.314099787000337">
                <text:p>-0.314099787000337</text:p>
              </table:table-cell>
              <table:table-cell office:value-type="float" office:value="-0.23316612285143">
                <text:p>-0.23316612285143</text:p>
              </table:table-cell>
              <table:table-cell office:value-type="float" office:value="-0.0466332245702861">
                <text:p>-0.0466332245702861</text:p>
              </table:table-cell>
            </table:table-row>
            <table:table-row>
              <table:table-cell office:value-type="float" office:value="-0.0899999999999999">
                <text:p>-0.0899999999999999</text:p>
              </table:table-cell>
              <table:table-cell office:value-type="float" office:value="-13.5">
                <text:p>-13.5</text:p>
              </table:table-cell>
              <table:table-cell office:value-type="float" office:value="-0.724563825637348">
                <text:p>-0.724563825637348</text:p>
              </table:table-cell>
              <table:table-cell office:value-type="float" office:value="-0.267246141886519">
                <text:p>-0.267246141886519</text:p>
              </table:table-cell>
              <table:table-cell office:value-type="float" office:value="-0.189844992439628">
                <text:p>-0.189844992439628</text:p>
              </table:table-cell>
              <table:table-cell office:value-type="float" office:value="-0.0379689984879256">
                <text:p>-0.0379689984879256</text:p>
              </table:table-cell>
            </table:table-row>
            <table:table-row>
              <table:table-cell office:value-type="float" office:value="-0.0799999999999999">
                <text:p>-0.0799999999999999</text:p>
              </table:table-cell>
              <table:table-cell office:value-type="float" office:value="-12">
                <text:p>-12</text:p>
              </table:table-cell>
              <table:table-cell office:value-type="float" office:value="-0.607801039555253">
                <text:p>-0.607801039555253</text:p>
              </table:table-cell>
              <table:table-cell office:value-type="float" office:value="-0.224599510938889">
                <text:p>-0.224599510938889</text:p>
              </table:table-cell>
              <table:table-cell office:value-type="float" office:value="-0.152843841392296">
                <text:p>-0.152843841392296</text:p>
              </table:table-cell>
              <table:table-cell office:value-type="float" office:value="-0.0305687682784591">
                <text:p>-0.0305687682784591</text:p>
              </table:table-cell>
            </table:table-row>
            <table:table-row>
              <table:table-cell office:value-type="float" office:value="-0.0699999999999999">
                <text:p>-0.0699999999999999</text:p>
              </table:table-cell>
              <table:table-cell office:value-type="float" office:value="-10.5">
                <text:p>-10.5</text:p>
              </table:table-cell>
              <table:table-cell office:value-type="float" office:value="-0.501947944629633">
                <text:p>-0.501947944629633</text:p>
              </table:table-cell>
              <table:table-cell office:value-type="float" office:value="-0.18582981349457">
                <text:p>-0.18582981349457</text:p>
              </table:table-cell>
              <table:table-cell office:value-type="float" office:value="-0.121270755416806">
                <text:p>-0.121270755416806</text:p>
              </table:table-cell>
              <table:table-cell office:value-type="float" office:value="-0.0242541510833611">
                <text:p>-0.0242541510833611</text:p>
              </table:table-cell>
            </table:table-row>
            <table:table-row>
              <table:table-cell office:value-type="float" office:value="-0.0599999999999999">
                <text:p>-0.0599999999999999</text:p>
              </table:table-cell>
              <table:table-cell office:value-type="float" office:value="-8.99999999999999">
                <text:p>-8.99999999999999</text:p>
              </table:table-cell>
              <table:table-cell office:value-type="float" office:value="-0.406118721799493">
                <text:p>-0.406118721799493</text:p>
              </table:table-cell>
              <table:table-cell office:value-type="float" office:value="-0.150631509951656">
                <text:p>-0.150631509951656</text:p>
              </table:table-cell>
              <table:table-cell office:value-type="float" office:value="-0.0943620011209831">
                <text:p>-0.0943620011209831</text:p>
              </table:table-cell>
              <table:table-cell office:value-type="float" office:value="-0.0188724002241966">
                <text:p>-0.0188724002241966</text:p>
              </table:table-cell>
            </table:table-row>
            <table:table-row>
              <table:table-cell office:value-type="float" office:value="-0.0499999999999999">
                <text:p>-0.0499999999999999</text:p>
              </table:table-cell>
              <table:table-cell office:value-type="float" office:value="-7.49999999999999">
                <text:p>-7.49999999999999</text:p>
              </table:table-cell>
              <table:table-cell office:value-type="float" office:value="-0.31949558747876">
                <text:p>-0.31949558747876</text:p>
              </table:table-cell>
              <table:table-cell office:value-type="float" office:value="-0.118721821378011">
                <text:p>-0.118721821378011</text:p>
              </table:table-cell>
              <table:table-cell office:value-type="float" office:value="-0.0714629367188017">
                <text:p>-0.0714629367188017</text:p>
              </table:table-cell>
              <table:table-cell office:value-type="float" office:value="-0.0142925873437604">
                <text:p>-0.0142925873437604</text:p>
              </table:table-cell>
            </table:table-row>
            <table:table-row>
              <table:table-cell office:value-type="float" office:value="-0.0399999999999999">
                <text:p>-0.0399999999999999</text:p>
              </table:table-cell>
              <table:table-cell office:value-type="float" office:value="-5.99999999999999">
                <text:p>-5.99999999999999</text:p>
              </table:table-cell>
              <table:table-cell office:value-type="float" office:value="-0.241323698434643">
                <text:p>-0.241323698434643</text:p>
              </table:table-cell>
              <table:table-cell office:value-type="float" office:value="-0.0898390767632534">
                <text:p>-0.0898390767632534</text:p>
              </table:table-cell>
              <table:table-cell office:value-type="float" office:value="-0.0520118870946089">
                <text:p>-0.0520118870946089</text:p>
              </table:table-cell>
              <table:table-cell office:value-type="float" office:value="-0.0104023774189218">
                <text:p>-0.0104023774189218</text:p>
              </table:table-cell>
            </table:table-row>
            <table:table-row>
              <table:table-cell office:value-type="float" office:value="-0.0299999999999999">
                <text:p>-0.0299999999999999</text:p>
              </table:table-cell>
              <table:table-cell office:value-type="float" office:value="-4.49999999999999">
                <text:p>-4.49999999999999</text:p>
              </table:table-cell>
              <table:table-cell office:value-type="float" office:value="-0.170906433616653">
                <text:p>-0.170906433616653</text:p>
              </table:table-cell>
              <table:table-cell office:value-type="float" office:value="-0.0637411788162304">
                <text:p>-0.0637411788162304</text:p>
              </table:table-cell>
              <table:table-cell office:value-type="float" office:value="-0.0355265023810835">
                <text:p>-0.0355265023810835</text:p>
              </table:table-cell>
              <table:table-cell office:value-type="float" office:value="-0.00710530047621675">
                <text:p>-0.00710530047621675</text:p>
              </table:table-cell>
            </table:table-row>
            <table:table-row>
              <table:table-cell office:value-type="float" office:value="-0.0199999999999999">
                <text:p>-0.0199999999999999</text:p>
              </table:table-cell>
              <table:table-cell office:value-type="float" office:value="-2.99999999999998">
                <text:p>-2.99999999999998</text:p>
              </table:table-cell>
              <table:table-cell office:value-type="float" office:value="-0.107601025216313">
                <text:p>-0.107601025216313</text:p>
              </table:table-cell>
              <table:table-cell office:value-type="float" office:value="-0.0402041798568044">
                <text:p>-0.0402041798568044</text:p>
              </table:table-cell>
              <table:table-cell office:value-type="float" office:value="-0.0215922006598234">
                <text:p>-0.0215922006598234</text:p>
              </table:table-cell>
              <table:table-cell office:value-type="float" office:value="-0.00431844013196471">
                <text:p>-0.00431844013196471</text:p>
              </table:table-cell>
            </table:table-row>
            <table:table-row>
              <table:table-cell office:value-type="float" office:value="-0.00999999999999986">
                <text:p>-0.00999999999999986</text:p>
              </table:table-cell>
              <table:table-cell office:value-type="float" office:value="-1.49999999999998">
                <text:p>-1.49999999999998</text:p>
              </table:table-cell>
              <table:table-cell office:value-type="float" office:value="-0.0508145132698981">
                <text:p>-0.0508145132698981</text:p>
              </table:table-cell>
              <table:table-cell office:value-type="float" office:value="-0.0190209599514269">
                <text:p>-0.0190209599514269</text:p>
              </table:table-cell>
              <table:table-cell office:value-type="float" office:value="-0.00985236245412567">
                <text:p>-0.00985236245412567</text:p>
              </table:table-cell>
              <table:table-cell office:value-type="float" office:value="-0.00197047249082516">
                <text:p>-0.001970472490825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8660933293769E-015">
                <text:p>-1.08660933293769E-015</text:p>
              </table:table-cell>
              <table:table-cell office:value-type="float" office:value="-2.2875985956583E-016">
                <text:p>-2.2875985956583E-01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5">
                <text:p>1.5</text:p>
              </table:table-cell>
              <table:table-cell office:value-type="float" office:value="0.0453468181626051">
                <text:p>0.0453468181626051</text:p>
              </table:table-cell>
              <table:table-cell office:value-type="float" office:value="0.0170357570000549">
                <text:p>0.0170357570000549</text:p>
              </table:table-cell>
              <table:table-cell office:value-type="float" office:value="0.0082293300042446">
                <text:p>0.0082293300042446</text:p>
              </table:table-cell>
              <table:table-cell office:value-type="float" office:value="0.00164586600084895">
                <text:p>0.0016458660008489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0.0856908613175181">
                <text:p>0.0856908613175181</text:p>
              </table:table-cell>
              <table:table-cell office:value-type="float" office:value="0.0322499628049662">
                <text:p>0.0322499628049662</text:p>
              </table:table-cell>
              <table:table-cell office:value-type="float" office:value="0.0150635636216268">
                <text:p>0.0150635636216268</text:p>
              </table:table-cell>
              <table:table-cell office:value-type="float" office:value="0.00301271272432534">
                <text:p>0.0030127127243253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4.5">
                <text:p>4.5</text:p>
              </table:table-cell>
              <table:table-cell office:value-type="float" office:value="0.121460638535054">
                <text:p>0.121460638535054</text:p>
              </table:table-cell>
              <table:table-cell office:value-type="float" office:value="0.0457938447360256">
                <text:p>0.0457938447360256</text:p>
              </table:table-cell>
              <table:table-cell office:value-type="float" office:value="0.0206992789339879">
                <text:p>0.0206992789339879</text:p>
              </table:table-cell>
              <table:table-cell office:value-type="float" office:value="0.00413985578679757">
                <text:p>0.0041398557867975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6">
                <text:p>6</text:p>
              </table:table-cell>
              <table:table-cell office:value-type="float" office:value="0.153050999550104">
                <text:p>0.153050999550104</text:p>
              </table:table-cell>
              <table:table-cell office:value-type="float" office:value="0.057807115880561">
                <text:p>0.057807115880561</text:p>
              </table:table-cell>
              <table:table-cell office:value-type="float" office:value="0.0253060933128788">
                <text:p>0.0253060933128788</text:p>
              </table:table-cell>
              <table:table-cell office:value-type="float" office:value="0.00506121866257575">
                <text:p>0.0050612186625757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7.5">
                <text:p>7.5</text:p>
              </table:table-cell>
              <table:table-cell office:value-type="float" office:value="0.180825681973454">
                <text:p>0.180825681973454</text:p>
              </table:table-cell>
              <table:table-cell office:value-type="float" office:value="0.0684188197256083">
                <text:p>0.0684188197256083</text:p>
              </table:table-cell>
              <table:table-cell office:value-type="float" office:value="0.0290304229768082">
                <text:p>0.0290304229768082</text:p>
              </table:table-cell>
              <table:table-cell office:value-type="float" office:value="0.00580608459536165">
                <text:p>0.0058060845953616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9">
                <text:p>9</text:p>
              </table:table-cell>
              <table:table-cell office:value-type="float" office:value="0.205119669090947">
                <text:p>0.205119669090947</text:p>
              </table:table-cell>
              <table:table-cell office:value-type="float" office:value="0.0777481139086598">
                <text:p>0.0777481139086598</text:p>
              </table:table-cell>
              <table:table-cell office:value-type="float" office:value="0.0319987010121651">
                <text:p>0.0319987010121651</text:p>
              </table:table-cell>
              <table:table-cell office:value-type="float" office:value="0.00639974020243302">
                <text:p>0.0063997402024330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0.5">
                <text:p>10.5</text:p>
              </table:table-cell>
              <table:table-cell office:value-type="float" office:value="0.22624137221478">
                <text:p>0.22624137221478</text:p>
              </table:table-cell>
              <table:table-cell office:value-type="float" office:value="0.0859049974365743">
                <text:p>0.0859049974365743</text:p>
              </table:table-cell>
              <table:table-cell office:value-type="float" office:value="0.0343201349249617">
                <text:p>0.0343201349249617</text:p>
              </table:table-cell>
              <table:table-cell office:value-type="float" office:value="0.00686402698499233">
                <text:p>0.00686402698499233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2">
                <text:p>12</text:p>
              </table:table-cell>
              <table:table-cell office:value-type="float" office:value="0.244474650526132">
                <text:p>0.244474650526132</text:p>
              </table:table-cell>
              <table:table-cell office:value-type="float" office:value="0.0929909854141061">
                <text:p>0.0929909854141061</text:p>
              </table:table-cell>
              <table:table-cell office:value-type="float" office:value="0.0360890721532346">
                <text:p>0.0360890721532346</text:p>
              </table:table-cell>
              <table:table-cell office:value-type="float" office:value="0.00721781443064692">
                <text:p>0.00721781443064692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3.5">
                <text:p>13.5</text:p>
              </table:table-cell>
              <table:table-cell office:value-type="float" office:value="0.260080680398285">
                <text:p>0.260080680398285</text:p>
              </table:table-cell>
              <table:table-cell office:value-type="float" office:value="0.0990997350358691">
                <text:p>0.0990997350358691</text:p>
              </table:table-cell>
              <table:table-cell office:value-type="float" office:value="0.0373870313842883">
                <text:p>0.0373870313842883</text:p>
              </table:table-cell>
              <table:table-cell office:value-type="float" office:value="0.00747740627685766">
                <text:p>0.00747740627685766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5">
                <text:p>15</text:p>
              </table:table-cell>
              <table:table-cell office:value-type="float" office:value="0.273299685309017">
                <text:p>0.273299685309017</text:p>
              </table:table-cell>
              <table:table-cell office:value-type="float" office:value="0.104317626328337">
                <text:p>0.104317626328337</text:p>
              </table:table-cell>
              <table:table-cell office:value-type="float" office:value="0.0382844486403524">
                <text:p>0.0382844486403524</text:p>
              </table:table-cell>
              <table:table-cell office:value-type="float" office:value="0.00765688972807048">
                <text:p>0.0076568897280704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6.5">
                <text:p>16.5</text:p>
              </table:table-cell>
              <table:table-cell office:value-type="float" office:value="0.284352536635116">
                <text:p>0.284352536635116</text:p>
              </table:table-cell>
              <table:table-cell office:value-type="float" office:value="0.108724300880241">
                <text:p>0.108724300880241</text:p>
              </table:table-cell>
              <table:table-cell office:value-type="float" office:value="0.0388421796349008">
                <text:p>0.0388421796349008</text:p>
              </table:table-cell>
              <table:table-cell office:value-type="float" office:value="0.00776843592698015">
                <text:p>0.0077684359269801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8">
                <text:p>18</text:p>
              </table:table-cell>
              <table:table-cell office:value-type="float" office:value="0.293442234865721">
                <text:p>0.293442234865721</text:p>
              </table:table-cell>
              <table:table-cell office:value-type="float" office:value="0.112393161569128">
                <text:p>0.112393161569128</text:p>
              </table:table-cell>
              <table:table-cell office:value-type="float" office:value="0.0391127936238592">
                <text:p>0.0391127936238592</text:p>
              </table:table-cell>
              <table:table-cell office:value-type="float" office:value="0.00782255872477183">
                <text:p>0.00782255872477183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9.5">
                <text:p>19.5</text:p>
              </table:table-cell>
              <table:table-cell office:value-type="float" office:value="0.300755280070501">
                <text:p>0.300755280070501</text:p>
              </table:table-cell>
              <table:table-cell office:value-type="float" office:value="0.115391836077596">
                <text:p>0.115391836077596</text:p>
              </table:table-cell>
              <table:table-cell office:value-type="float" office:value="0.0391416886860049">
                <text:p>0.0391416886860049</text:p>
              </table:table-cell>
              <table:table-cell office:value-type="float" office:value="0.00782833773720098">
                <text:p>0.00782833773720098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1">
                <text:p>21</text:p>
              </table:table-cell>
              <table:table-cell office:value-type="float" office:value="0.306462939809276">
                <text:p>0.306462939809276</text:p>
              </table:table-cell>
              <table:table-cell office:value-type="float" office:value="0.11778260679375">
                <text:p>0.11778260679375</text:p>
              </table:table-cell>
              <table:table-cell office:value-type="float" office:value="0.0389680539032906">
                <text:p>0.0389680539032906</text:p>
              </table:table-cell>
              <table:table-cell office:value-type="float" office:value="0.00779361078065812">
                <text:p>0.0077936107806581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2.5">
                <text:p>22.5</text:p>
              </table:table-cell>
              <table:table-cell office:value-type="float" office:value="0.310722422067932">
                <text:p>0.310722422067932</text:p>
              </table:table-cell>
              <table:table-cell office:value-type="float" office:value="0.119622809505518">
                <text:p>0.119622809505518</text:p>
              </table:table-cell>
              <table:table-cell office:value-type="float" office:value="0.038625700140368">
                <text:p>0.038625700140368</text:p>
              </table:table-cell>
              <table:table-cell office:value-type="float" office:value="0.00772514002807361">
                <text:p>0.0077251400280736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4">
                <text:p>24</text:p>
              </table:table-cell>
              <table:table-cell office:value-type="float" office:value="0.313677960247792">
                <text:p>0.313677960247792</text:p>
              </table:table-cell>
              <table:table-cell office:value-type="float" office:value="0.12096520312675">
                <text:p>0.12096520312675</text:p>
              </table:table-cell>
              <table:table-cell office:value-type="float" office:value="0.0381437779316697">
                <text:p>0.0381437779316697</text:p>
              </table:table-cell>
              <table:table-cell office:value-type="float" office:value="0.00762875558633394">
                <text:p>0.0076287555863339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25.5">
                <text:p>25.5</text:p>
              </table:table-cell>
              <table:table-cell office:value-type="float" office:value="0.315461816718829">
                <text:p>0.315461816718829</text:p>
              </table:table-cell>
              <table:table-cell office:value-type="float" office:value="0.121858312533507">
                <text:p>0.121858312533507</text:p>
              </table:table-cell>
              <table:table-cell office:value-type="float" office:value="0.0375473982811266">
                <text:p>0.0375473982811266</text:p>
              </table:table-cell>
              <table:table-cell office:value-type="float" office:value="0.00750947965622532">
                <text:p>0.0075094796562253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27">
                <text:p>27</text:p>
              </table:table-cell>
              <table:table-cell office:value-type="float" office:value="0.31619521096821">
                <text:p>0.31619521096821</text:p>
              </table:table-cell>
              <table:table-cell office:value-type="float" office:value="0.122346746440719">
                <text:p>0.122346746440719</text:p>
              </table:table-cell>
              <table:table-cell office:value-type="float" office:value="0.036858169886517">
                <text:p>0.036858169886517</text:p>
              </table:table-cell>
              <table:table-cell office:value-type="float" office:value="0.0073716339773034">
                <text:p>0.0073716339773034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28.5">
                <text:p>28.5</text:p>
              </table:table-cell>
              <table:table-cell office:value-type="float" office:value="0.315989177931862">
                <text:p>0.315989177931862</text:p>
              </table:table-cell>
              <table:table-cell office:value-type="float" office:value="0.122471492111782">
                <text:p>0.122471492111782</text:p>
              </table:table-cell>
              <table:table-cell office:value-type="float" office:value="0.0360946643528625">
                <text:p>0.0360946643528625</text:p>
              </table:table-cell>
              <table:table-cell office:value-type="float" office:value="0.00721893287057249">
                <text:p>0.0072189328705724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  <table:table-cell office:value-type="float" office:value="0.31494536168553">
                <text:p>0.31494536168553</text:p>
              </table:table-cell>
              <table:table-cell office:value-type="float" office:value="0.122270188565734">
                <text:p>0.122270188565734</text:p>
              </table:table-cell>
              <table:table-cell office:value-type="float" office:value="0.0352728193031424">
                <text:p>0.0352728193031424</text:p>
              </table:table-cell>
              <table:table-cell office:value-type="float" office:value="0.00705456386062848">
                <text:p>0.00705456386062848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31.5">
                <text:p>31.5</text:p>
              </table:table-cell>
              <table:table-cell office:value-type="float" office:value="0.313156749290715">
                <text:p>0.313156749290715</text:p>
              </table:table-cell>
              <table:table-cell office:value-type="float" office:value="0.121777379827926">
                <text:p>0.121777379827926</text:p>
              </table:table-cell>
              <table:table-cell office:value-type="float" office:value="0.034406287884581">
                <text:p>0.034406287884581</text:p>
              </table:table-cell>
              <table:table-cell office:value-type="float" office:value="0.0068812575769162">
                <text:p>0.0068812575769162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33">
                <text:p>33</text:p>
              </table:table-cell>
              <table:table-cell office:value-type="float" office:value="0.310708349237749">
                <text:p>0.310708349237749</text:p>
              </table:table-cell>
              <table:table-cell office:value-type="float" office:value="0.121024749659725">
                <text:p>0.121024749659725</text:p>
              </table:table-cell>
              <table:table-cell office:value-type="float" office:value="0.0335067419668926">
                <text:p>0.0335067419668926</text:p>
              </table:table-cell>
              <table:table-cell office:value-type="float" office:value="0.00670134839337852">
                <text:p>0.00670134839337852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34.5">
                <text:p>34.5</text:p>
              </table:table-cell>
              <table:table-cell office:value-type="float" office:value="0.307677818601066">
                <text:p>0.307677818601066</text:p>
              </table:table-cell>
              <table:table-cell office:value-type="float" office:value="0.120041339100317">
                <text:p>0.120041339100317</text:p>
              </table:table-cell>
              <table:table-cell office:value-type="float" office:value="0.0325841353032475">
                <text:p>0.0325841353032475</text:p>
              </table:table-cell>
              <table:table-cell office:value-type="float" office:value="0.00651682706064949">
                <text:p>0.0065168270606494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36">
                <text:p>36</text:p>
              </table:table-cell>
              <table:table-cell office:value-type="float" office:value="0.304136042718497">
                <text:p>0.304136042718497</text:p>
              </table:table-cell>
              <table:table-cell office:value-type="float" office:value="0.118853748058475">
                <text:p>0.118853748058475</text:p>
              </table:table-cell>
              <table:table-cell office:value-type="float" office:value="0.0316469320485186">
                <text:p>0.0316469320485186</text:p>
              </table:table-cell>
              <table:table-cell office:value-type="float" office:value="0.00632938640970372">
                <text:p>0.0063293864097037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7.5">
                <text:p>37.5</text:p>
              </table:table-cell>
              <table:table-cell office:value-type="float" office:value="0.300147670925498">
                <text:p>0.300147670925498</text:p>
              </table:table-cell>
              <table:table-cell office:value-type="float" office:value="0.117486322103733">
                <text:p>0.117486322103733</text:p>
              </table:table-cell>
              <table:table-cell office:value-type="float" office:value="0.0307023052800001">
                <text:p>0.0307023052800001</text:p>
              </table:table-cell>
              <table:table-cell office:value-type="float" office:value="0.00614046105600002">
                <text:p>0.00614046105600002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39">
                <text:p>39</text:p>
              </table:table-cell>
              <table:table-cell office:value-type="float" office:value="0.295771611614847">
                <text:p>0.295771611614847</text:p>
              </table:table-cell>
              <table:table-cell office:value-type="float" office:value="0.115961325524252">
                <text:p>0.115961325524252</text:p>
              </table:table-cell>
              <table:table-cell office:value-type="float" office:value="0.029756309524205">
                <text:p>0.029756309524205</text:p>
              </table:table-cell>
              <table:table-cell office:value-type="float" office:value="0.00595126190484099">
                <text:p>0.00595126190484099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40.5">
                <text:p>40.5</text:p>
              </table:table-cell>
              <table:table-cell office:value-type="float" office:value="0.291061489651161">
                <text:p>0.291061489651161</text:p>
              </table:table-cell>
              <table:table-cell office:value-type="float" office:value="0.114299101642407">
                <text:p>0.114299101642407</text:p>
              </table:table-cell>
              <table:table-cell office:value-type="float" office:value="0.0288140307434747">
                <text:p>0.0288140307434747</text:p>
              </table:table-cell>
              <table:table-cell office:value-type="float" office:value="0.00576280614869494">
                <text:p>0.00576280614869494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42">
                <text:p>42</text:p>
              </table:table-cell>
              <table:table-cell office:value-type="float" office:value="0.286066068946043">
                <text:p>0.286066068946043</text:p>
              </table:table-cell>
              <table:table-cell office:value-type="float" office:value="0.112518221308226">
                <text:p>0.112518221308226</text:p>
              </table:table-cell>
              <table:table-cell office:value-type="float" office:value="0.0278797167643786">
                <text:p>0.0278797167643786</text:p>
              </table:table-cell>
              <table:table-cell office:value-type="float" office:value="0.00557594335287572">
                <text:p>0.0055759433528757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43.5">
                <text:p>43.5</text:p>
              </table:table-cell>
              <table:table-cell office:value-type="float" office:value="0.280829642792612">
                <text:p>0.280829642792612</text:p>
              </table:table-cell>
              <table:table-cell office:value-type="float" office:value="0.110635620425011">
                <text:p>0.110635620425011</text:p>
              </table:table-cell>
              <table:table-cell office:value-type="float" office:value="0.0269568907247391">
                <text:p>0.0269568907247391</text:p>
              </table:table-cell>
              <table:table-cell office:value-type="float" office:value="0.00539137814494783">
                <text:p>0.0053913781449478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5">
                <text:p>45</text:p>
              </table:table-cell>
              <table:table-cell office:value-type="float" office:value="0.275392394366227">
                <text:p>0.275392394366227</text:p>
              </table:table-cell>
              <table:table-cell office:value-type="float" office:value="0.108666727300342">
                <text:p>0.108666727300342</text:p>
              </table:table-cell>
              <table:table-cell office:value-type="float" office:value="0.0260484497678484">
                <text:p>0.0260484497678484</text:p>
              </table:table-cell>
              <table:table-cell office:value-type="float" office:value="0.00520968995356968">
                <text:p>0.00520968995356968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46.5">
                <text:p>46.5</text:p>
              </table:table-cell>
              <table:table-cell office:value-type="float" office:value="0.269790729620503">
                <text:p>0.269790729620503</text:p>
              </table:table-cell>
              <table:table-cell office:value-type="float" office:value="0.106625580558877">
                <text:p>0.106625580558877</text:p>
              </table:table-cell>
              <table:table-cell office:value-type="float" office:value="0.025156750912775">
                <text:p>0.025156750912775</text:p>
              </table:table-cell>
              <table:table-cell office:value-type="float" office:value="0.005031350182555">
                <text:p>0.00503135018255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48">
                <text:p>48</text:p>
              </table:table-cell>
              <table:table-cell office:value-type="float" office:value="0.264057584642915">
                <text:p>0.264057584642915</text:p>
              </table:table-cell>
              <table:table-cell office:value-type="float" office:value="0.10452493830063">
                <text:p>0.10452493830063</text:p>
              </table:table-cell>
              <table:table-cell office:value-type="float" office:value="0.0242836857715689">
                <text:p>0.0242836857715689</text:p>
              </table:table-cell>
              <table:table-cell office:value-type="float" office:value="0.00485673715431377">
                <text:p>0.0048567371543137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49.5">
                <text:p>49.5</text:p>
              </table:table-cell>
              <table:table-cell office:value-type="float" office:value="0.258222709381734">
                <text:p>0.258222709381734</text:p>
              </table:table-cell>
              <table:table-cell office:value-type="float" office:value="0.102376379139415">
                <text:p>0.102376379139415</text:p>
              </table:table-cell>
              <table:table-cell office:value-type="float" office:value="0.0234307455616943">
                <text:p>0.0234307455616943</text:p>
              </table:table-cell>
              <table:table-cell office:value-type="float" office:value="0.00468614911233887">
                <text:p>0.0046861491123388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51">
                <text:p>51</text:p>
              </table:table-cell>
              <table:table-cell office:value-type="float" office:value="0.252312929514604">
                <text:p>0.252312929514604</text:p>
              </table:table-cell>
              <table:table-cell office:value-type="float" office:value="0.100190395710696">
                <text:p>0.100190395710696</text:p>
              </table:table-cell>
              <table:table-cell office:value-type="float" office:value="0.0225990776700673">
                <text:p>0.0225990776700673</text:p>
              </table:table-cell>
              <table:table-cell office:value-type="float" office:value="0.00451981553401346">
                <text:p>0.0045198155340134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52.5">
                <text:p>52.5</text:p>
              </table:table-cell>
              <table:table-cell office:value-type="float" office:value="0.246352388098068">
                <text:p>0.246352388098068</text:p>
              </table:table-cell>
              <table:table-cell office:value-type="float" office:value="0.0979764811957759">
                <text:p>0.0979764811957759</text:p>
              </table:table-cell>
              <table:table-cell office:value-type="float" office:value="0.0217895348593142">
                <text:p>0.0217895348593142</text:p>
              </table:table-cell>
              <table:table-cell office:value-type="float" office:value="0.00435790697186284">
                <text:p>0.0043579069718628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54">
                <text:p>54</text:p>
              </table:table-cell>
              <table:table-cell office:value-type="float" office:value="0.24036276851601">
                <text:p>0.24036276851601</text:p>
              </table:table-cell>
              <table:table-cell office:value-type="float" office:value="0.0957432093700706">
                <text:p>0.0957432093700706</text:p>
              </table:table-cell>
              <table:table-cell office:value-type="float" office:value="0.0210027180636133">
                <text:p>0.0210027180636133</text:p>
              </table:table-cell>
              <table:table-cell office:value-type="float" office:value="0.00420054361272266">
                <text:p>0.00420054361272266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55.5">
                <text:p>55.5</text:p>
              </table:table-cell>
              <table:table-cell office:value-type="float" office:value="0.234363500132516">
                <text:p>0.234363500132516</text:p>
              </table:table-cell>
              <table:table-cell office:value-type="float" office:value="0.0934983086467514">
                <text:p>0.0934983086467514</text:p>
              </table:table-cell>
              <table:table-cell office:value-type="float" office:value="0.0202390135975638">
                <text:p>0.0202390135975638</text:p>
              </table:table-cell>
              <table:table-cell office:value-type="float" office:value="0.00404780271951277">
                <text:p>0.00404780271951277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57">
                <text:p>57</text:p>
              </table:table-cell>
              <table:table-cell office:value-type="float" office:value="0.228371947950494">
                <text:p>0.228371947950494</text:p>
              </table:table-cell>
              <table:table-cell office:value-type="float" office:value="0.0912487305532022">
                <text:p>0.0912487305532022</text:p>
              </table:table-cell>
              <table:table-cell office:value-type="float" office:value="0.0194986254942641">
                <text:p>0.0194986254942641</text:p>
              </table:table-cell>
              <table:table-cell office:value-type="float" office:value="0.00389972509885282">
                <text:p>0.0038997250988528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58.5">
                <text:p>58.5</text:p>
              </table:table-cell>
              <table:table-cell office:value-type="float" office:value="0.222403587480913">
                <text:p>0.222403587480913</text:p>
              </table:table-cell>
              <table:table-cell office:value-type="float" office:value="0.089000713046315">
                <text:p>0.089000713046315</text:p>
              </table:table-cell>
              <table:table-cell office:value-type="float" office:value="0.0187816035958503">
                <text:p>0.0187816035958503</text:p>
              </table:table-cell>
              <table:table-cell office:value-type="float" office:value="0.00375632071917006">
                <text:p>0.0037563207191700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0">
                <text:p>60</text:p>
              </table:table-cell>
              <table:table-cell office:value-type="float" office:value="0.21647216593811">
                <text:p>0.21647216593811</text:p>
              </table:table-cell>
              <table:table-cell office:value-type="float" office:value="0.0867598390434579">
                <text:p>0.0867598390434579</text:p>
              </table:table-cell>
              <table:table-cell office:value-type="float" office:value="0.0180878679391837">
                <text:p>0.0180878679391837</text:p>
              </table:table-cell>
              <table:table-cell office:value-type="float" office:value="0.00361757358783674">
                <text:p>0.00361757358783674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61.5">
                <text:p>61.5</text:p>
              </table:table-cell>
              <table:table-cell office:value-type="float" office:value="0.210589850793797">
                <text:p>0.210589850793797</text:p>
              </table:table-cell>
              <table:table-cell office:value-type="float" office:value="0.0845310905188528">
                <text:p>0.0845310905188528</text:p>
              </table:table-cell>
              <table:table-cell office:value-type="float" office:value="0.0174172299094719">
                <text:p>0.0174172299094719</text:p>
              </table:table-cell>
              <table:table-cell office:value-type="float" office:value="0.00348344598189439">
                <text:p>0.0034834459818943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63">
                <text:p>63</text:p>
              </table:table-cell>
              <table:table-cell office:value-type="float" office:value="0.204767366645724">
                <text:p>0.204767366645724</text:p>
              </table:table-cell>
              <table:table-cell office:value-type="float" office:value="0.0823188984899289">
                <text:p>0.0823188984899289</text:p>
              </table:table-cell>
              <table:table-cell office:value-type="float" office:value="0.0167694105739232">
                <text:p>0.0167694105739232</text:p>
              </table:table-cell>
              <table:table-cell office:value-type="float" office:value="0.00335388211478464">
                <text:p>0.00335388211478464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64.5">
                <text:p>64.5</text:p>
              </table:table-cell>
              <table:table-cell office:value-type="float" office:value="0.199014121285842">
                <text:p>0.199014121285842</text:p>
              </table:table-cell>
              <table:table-cell office:value-type="float" office:value="0.0801271891948512">
                <text:p>0.0801271891948512</text:p>
              </table:table-cell>
              <table:table-cell office:value-type="float" office:value="0.0161440565548023">
                <text:p>0.0161440565548023</text:p>
              </table:table-cell>
              <table:table-cell office:value-type="float" office:value="0.00322881131096046">
                <text:p>0.0032288113109604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66">
                <text:p>66</text:p>
              </table:table-cell>
              <table:table-cell office:value-type="float" office:value="0.193338321787051">
                <text:p>0.193338321787051</text:p>
              </table:table-cell>
              <table:table-cell office:value-type="float" office:value="0.0779594267407199">
                <text:p>0.0779594267407199</text:p>
              </table:table-cell>
              <table:table-cell office:value-type="float" office:value="0.0155407537554182">
                <text:p>0.0155407537554182</text:p>
              </table:table-cell>
              <table:table-cell office:value-type="float" office:value="0.00310815075108365">
                <text:p>0.0031081507510836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7.5">
                <text:p>67.5</text:p>
              </table:table-cell>
              <table:table-cell office:value-type="float" office:value="0.187747081366587">
                <text:p>0.187747081366587</text:p>
              </table:table-cell>
              <table:table-cell office:value-type="float" office:value="0.0758186524817896">
                <text:p>0.0758186524817896</text:p>
              </table:table-cell>
              <table:table-cell office:value-type="float" office:value="0.01495903921269">
                <text:p>0.01495903921269</text:p>
              </table:table-cell>
              <table:table-cell office:value-type="float" office:value="0.002991807842538">
                <text:p>0.002991807842538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69">
                <text:p>69</text:p>
              </table:table-cell>
              <table:table-cell office:value-type="float" office:value="0.182246517727698">
                <text:p>0.182246517727698</text:p>
              </table:table-cell>
              <table:table-cell office:value-type="float" office:value="0.0737075213683433">
                <text:p>0.0737075213683433</text:p>
              </table:table-cell>
              <table:table-cell office:value-type="float" office:value="0.0143984113152235">
                <text:p>0.0143984113152235</text:p>
              </table:table-cell>
              <table:table-cell office:value-type="float" office:value="0.00287968226304469">
                <text:p>0.00287968226304469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70.5">
                <text:p>70.5</text:p>
              </table:table-cell>
              <table:table-cell office:value-type="float" office:value="0.176841843528898">
                <text:p>0.176841843528898</text:p>
              </table:table-cell>
              <table:table-cell office:value-type="float" office:value="0.0716283354894883">
                <text:p>0.0716283354894883</text:p>
              </table:table-cell>
              <table:table-cell office:value-type="float" office:value="0.0138583385955932">
                <text:p>0.0138583385955932</text:p>
              </table:table-cell>
              <table:table-cell office:value-type="float" office:value="0.00277166771911865">
                <text:p>0.0027716677191186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72">
                <text:p>72</text:p>
              </table:table-cell>
              <table:table-cell office:value-type="float" office:value="0.171537449581675">
                <text:p>0.171537449581675</text:p>
              </table:table-cell>
              <table:table-cell office:value-type="float" office:value="0.0695830750170071">
                <text:p>0.0695830750170071</text:p>
              </table:table-cell>
              <table:table-cell office:value-type="float" office:value="0.0133382672791702">
                <text:p>0.0133382672791702</text:p>
              </table:table-cell>
              <table:table-cell office:value-type="float" office:value="0.00266765345583405">
                <text:p>0.00266765345583405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73.5">
                <text:p>73.5</text:p>
              </table:table-cell>
              <table:table-cell office:value-type="float" office:value="0.166336981332676">
                <text:p>0.166336981332676</text:p>
              </table:table-cell>
              <table:table-cell office:value-type="float" office:value="0.0675734267424233">
                <text:p>0.0675734267424233</text:p>
              </table:table-cell>
              <table:table-cell office:value-type="float" office:value="0.0128376277488554">
                <text:p>0.0128376277488554</text:p>
              </table:table-cell>
              <table:table-cell office:value-type="float" office:value="0.00256752554977109">
                <text:p>0.0025675255497710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5">
                <text:p>75</text:p>
              </table:table-cell>
              <table:table-cell office:value-type="float" office:value="0.1612434091448">
                <text:p>0.1612434091448</text:p>
              </table:table-cell>
              <table:table-cell office:value-type="float" office:value="0.065600810385538">
                <text:p>0.065600810385538</text:p>
              </table:table-cell>
              <table:table-cell office:value-type="float" office:value="0.0123558400650308">
                <text:p>0.0123558400650308</text:p>
              </table:table-cell>
              <table:table-cell office:value-type="float" office:value="0.00247116801300616">
                <text:p>0.0024711680130061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76.5">
                <text:p>76.5</text:p>
              </table:table-cell>
              <table:table-cell office:value-type="float" office:value="0.156259092853187">
                <text:p>0.156259092853187</text:p>
              </table:table-cell>
              <table:table-cell office:value-type="float" office:value="0.0636664028397835">
                <text:p>0.0636664028397835</text:p>
              </table:table-cell>
              <table:table-cell office:value-type="float" office:value="0.0118923186625379">
                <text:p>0.0118923186625379</text:p>
              </table:table-cell>
              <table:table-cell office:value-type="float" office:value="0.00237846373250759">
                <text:p>0.0023784637325075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78">
                <text:p>78</text:p>
              </table:table-cell>
              <table:table-cell office:value-type="float" office:value="0.15138584103645">
                <text:p>0.15138584103645</text:p>
              </table:table-cell>
              <table:table-cell office:value-type="float" office:value="0.0617711605077573">
                <text:p>0.0617711605077573</text:p>
              </table:table-cell>
              <table:table-cell office:value-type="float" office:value="0.011446476331209">
                <text:p>0.011446476331209</text:p>
              </table:table-cell>
              <table:table-cell office:value-type="float" office:value="0.00228929526624179">
                <text:p>0.00228929526624179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79.5">
                <text:p>79.5</text:p>
              </table:table-cell>
              <table:table-cell office:value-type="float" office:value="0.146624965410477">
                <text:p>0.146624965410477</text:p>
              </table:table-cell>
              <table:table-cell office:value-type="float" office:value="0.059915839869174">
                <text:p>0.059915839869174</text:p>
              </table:table-cell>
              <table:table-cell office:value-type="float" office:value="0.0110177275731217">
                <text:p>0.0110177275731217</text:p>
              </table:table-cell>
              <table:table-cell office:value-type="float" office:value="0.00220354551462434">
                <text:p>0.0022035455146243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81">
                <text:p>81</text:p>
              </table:table-cell>
              <table:table-cell office:value-type="float" office:value="0.141977330721599">
                <text:p>0.141977330721599</text:p>
              </table:table-cell>
              <table:table-cell office:value-type="float" office:value="0.0581010164131481">
                <text:p>0.0581010164131481</text:p>
              </table:table-cell>
              <table:table-cell office:value-type="float" office:value="0.0106054914180763">
                <text:p>0.0106054914180763</text:p>
              </table:table-cell>
              <table:table-cell office:value-type="float" office:value="0.00212109828361527">
                <text:p>0.0021210982836152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82.5">
                <text:p>82.5</text:p>
              </table:table-cell>
              <table:table-cell office:value-type="float" office:value="0.137443400487609">
                <text:p>0.137443400487609</text:p>
              </table:table-cell>
              <table:table-cell office:value-type="float" office:value="0.0563271020571279">
                <text:p>0.0563271020571279</text:p>
              </table:table-cell>
              <table:table-cell office:value-type="float" office:value="0.0102091937685846">
                <text:p>0.0102091937685846</text:p>
              </table:table-cell>
              <table:table-cell office:value-type="float" office:value="0.00204183875371692">
                <text:p>0.00204183875371692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84">
                <text:p>84</text:p>
              </table:table-cell>
              <table:table-cell office:value-type="float" office:value="0.133023278908929">
                <text:p>0.133023278908929</text:p>
              </table:table-cell>
              <table:table-cell office:value-type="float" office:value="0.054594361165909">
                <text:p>0.054594361165909</text:p>
              </table:table-cell>
              <table:table-cell office:value-type="float" office:value="0.0098282693367308">
                <text:p>0.0098282693367308</text:p>
              </table:table-cell>
              <table:table-cell office:value-type="float" office:value="0.00196565386734616">
                <text:p>0.00196565386734616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85.5">
                <text:p>85.5</text:p>
              </table:table-cell>
              <table:table-cell office:value-type="float" office:value="0.128716749247961">
                <text:p>0.128716749247961</text:p>
              </table:table-cell>
              <table:table-cell office:value-type="float" office:value="0.0529029252758912">
                <text:p>0.0529029252758912</text:p>
              </table:table-cell>
              <table:table-cell office:value-type="float" office:value="0.00946216322745228">
                <text:p>0.00946216322745228</text:p>
              </table:table-cell>
              <table:table-cell office:value-type="float" office:value="0.00189243264549046">
                <text:p>0.0018924326454904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87">
                <text:p>87</text:p>
              </table:table-cell>
              <table:table-cell office:value-type="float" office:value="0.124523308952199">
                <text:p>0.124523308952199</text:p>
              </table:table-cell>
              <table:table-cell office:value-type="float" office:value="0.0512528066220767">
                <text:p>0.0512528066220767</text:p>
              </table:table-cell>
              <table:table-cell office:value-type="float" office:value="0.00911033221594327">
                <text:p>0.00911033221594327</text:p>
              </table:table-cell>
              <table:table-cell office:value-type="float" office:value="0.00182206644318865">
                <text:p>0.00182206644318865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88.5">
                <text:p>88.5</text:p>
              </table:table-cell>
              <table:table-cell office:value-type="float" office:value="0.120442201775889">
                <text:p>0.120442201775889</text:p>
              </table:table-cell>
              <table:table-cell office:value-type="float" office:value="0.0496439105581933">
                <text:p>0.0496439105581933</text:p>
              </table:table-cell>
              <table:table-cell office:value-type="float" office:value="0.00877224576089887">
                <text:p>0.00877224576089887</text:p>
              </table:table-cell>
              <table:table-cell office:value-type="float" office:value="0.00175444915217977">
                <text:p>0.0017544491521797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0">
                <text:p>90</text:p>
              </table:table-cell>
              <table:table-cell office:value-type="float" office:value="0.116472447135787">
                <text:p>0.116472447135787</text:p>
              </table:table-cell>
              <table:table-cell office:value-type="float" office:value="0.0480760469537208">
                <text:p>0.0480760469537208</text:p>
              </table:table-cell>
              <table:table-cell office:value-type="float" office:value="0.00844738679006701">
                <text:p>0.00844738679006701</text:p>
              </table:table-cell>
              <table:table-cell office:value-type="float" office:value="0.0016894773580134">
                <text:p>0.0016894773580134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91.5">
                <text:p>91.5</text:p>
              </table:table-cell>
              <table:table-cell office:value-type="float" office:value="0.112612866918726">
                <text:p>0.112612866918726</text:p>
              </table:table-cell>
              <table:table-cell office:value-type="float" office:value="0.0465489406454707">
                <text:p>0.0465489406454707</text:p>
              </table:table-cell>
              <table:table-cell office:value-type="float" office:value="0.00813525228998151">
                <text:p>0.00813525228998151</text:p>
              </table:table-cell>
              <table:table-cell office:value-type="float" office:value="0.0016270504579963">
                <text:p>0.0016270504579963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93">
                <text:p>93</text:p>
              </table:table-cell>
              <table:table-cell office:value-type="float" office:value="0.108862109942237">
                <text:p>0.108862109942237</text:p>
              </table:table-cell>
              <table:table-cell office:value-type="float" office:value="0.0450622410156798">
                <text:p>0.0450622410156798</text:p>
              </table:table-cell>
              <table:table-cell office:value-type="float" office:value="0.00783535372772051">
                <text:p>0.00783535372772051</text:p>
              </table:table-cell>
              <table:table-cell office:value-type="float" office:value="0.0015670707455441">
                <text:p>0.001567070745544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94.5">
                <text:p>94.5</text:p>
              </table:table-cell>
              <table:table-cell office:value-type="float" office:value="0.105218674254178">
                <text:p>0.105218674254178</text:p>
              </table:table-cell>
              <table:table-cell office:value-type="float" office:value="0.0436155307633046">
                <text:p>0.0436155307633046</text:p>
              </table:table-cell>
              <table:table-cell office:value-type="float" office:value="0.00754721732900526">
                <text:p>0.00754721732900526</text:p>
              </table:table-cell>
              <table:table-cell office:value-type="float" office:value="0.00150944346580105">
                <text:p>0.0015094434658010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96">
                <text:p>96</text:p>
              </table:table-cell>
              <table:table-cell office:value-type="float" office:value="0.101680927443216">
                <text:p>0.101680927443216</text:p>
              </table:table-cell>
              <table:table-cell office:value-type="float" office:value="0.0422083339302987">
                <text:p>0.0422083339302987</text:p>
              </table:table-cell>
              <table:table-cell office:value-type="float" office:value="0.00727038423385958">
                <text:p>0.00727038423385958</text:p>
              </table:table-cell>
              <table:table-cell office:value-type="float" office:value="0.00145407684677192">
                <text:p>0.0014540768467719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97.5">
                <text:p>97.5</text:p>
              </table:table-cell>
              <table:table-cell office:value-type="float" office:value="0.0982471251189182">
                <text:p>0.0982471251189182</text:p>
              </table:table-cell>
              <table:table-cell office:value-type="float" office:value="0.0408401232401194">
                <text:p>0.0408401232401194</text:p>
              </table:table-cell>
              <table:table-cell office:value-type="float" office:value="0.00700441054833863">
                <text:p>0.00700441054833863</text:p>
              </table:table-cell>
              <table:table-cell office:value-type="float" office:value="0.00140088210966773">
                <text:p>0.0014008821096677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99">
                <text:p>99</text:p>
              </table:table-cell>
              <table:table-cell office:value-type="float" office:value="0.0949154277081147">
                <text:p>0.0949154277081147</text:p>
              </table:table-cell>
              <table:table-cell office:value-type="float" office:value="0.0395103268014856">
                <text:p>0.0395103268014856</text:p>
              </table:table-cell>
              <table:table-cell office:value-type="float" office:value="0.00674886730845666">
                <text:p>0.00674886730845666</text:p>
              </table:table-cell>
              <table:table-cell office:value-type="float" office:value="0.00134977346169133">
                <text:p>0.00134977346169133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00.5">
                <text:p>100.5</text:p>
              </table:table-cell>
              <table:table-cell office:value-type="float" office:value="0.0916839157029891">
                <text:p>0.0916839157029891</text:p>
              </table:table-cell>
              <table:table-cell office:value-type="float" office:value="0.0382183342265029">
                <text:p>0.0382183342265029</text:p>
              </table:table-cell>
              <table:table-cell office:value-type="float" office:value="0.0065033403703603">
                <text:p>0.0065033403703603</text:p>
              </table:table-cell>
              <table:table-cell office:value-type="float" office:value="0.00130066807407206">
                <text:p>0.0013006680740720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2">
                <text:p>102</text:p>
              </table:table-cell>
              <table:table-cell office:value-type="float" office:value="0.0885506034859985">
                <text:p>0.0885506034859985</text:p>
              </table:table-cell>
              <table:table-cell office:value-type="float" office:value="0.0369635022086393">
                <text:p>0.0369635022086393</text:p>
              </table:table-cell>
              <table:table-cell office:value-type="float" office:value="0.00626743023896479">
                <text:p>0.00626743023896479</text:p>
              </table:table-cell>
              <table:table-cell office:value-type="float" office:value="0.00125348604779296">
                <text:p>0.00125348604779296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03.5">
                <text:p>103.5</text:p>
              </table:table-cell>
              <table:table-cell office:value-type="float" office:value="0.0855134518471329">
                <text:p>0.0855134518471329</text:p>
              </table:table-cell>
              <table:table-cell office:value-type="float" office:value="0.0357451596026704">
                <text:p>0.0357451596026704</text:p>
              </table:table-cell>
              <table:table-cell office:value-type="float" office:value="0.0060407518456699">
                <text:p>0.0060407518456699</text:p>
              </table:table-cell>
              <table:table-cell office:value-type="float" office:value="0.00120815036913398">
                <text:p>0.0012081503691339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5">
                <text:p>105</text:p>
              </table:table-cell>
              <table:table-cell office:value-type="float" office:value="0.0825703793001533">
                <text:p>0.0825703793001533</text:p>
              </table:table-cell>
              <table:table-cell office:value-type="float" office:value="0.0345626120455877">
                <text:p>0.0345626120455877</text:p>
              </table:table-cell>
              <table:table-cell office:value-type="float" office:value="0.00582293428436741">
                <text:p>0.00582293428436741</text:p>
              </table:table-cell>
              <table:table-cell office:value-type="float" office:value="0.00116458685687348">
                <text:p>0.0011645868568734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06.5">
                <text:p>106.5</text:p>
              </table:table-cell>
              <table:table-cell office:value-type="float" office:value="0.0797192722962452">
                <text:p>0.0797192722962452</text:p>
              </table:table-cell>
              <table:table-cell office:value-type="float" office:value="0.0334151461545704">
                <text:p>0.0334151461545704</text:p>
              </table:table-cell>
              <table:table-cell office:value-type="float" office:value="0.00561362051372187">
                <text:p>0.00561362051372187</text:p>
              </table:table-cell>
              <table:table-cell office:value-type="float" office:value="0.00112272410274438">
                <text:p>0.001122724102744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08">
                <text:p>108</text:p>
              </table:table-cell>
              <table:table-cell office:value-type="float" office:value="0.0769579944259277">
                <text:p>0.0769579944259277</text:p>
              </table:table-cell>
              <table:table-cell office:value-type="float" office:value="0.0323020333354312">
                <text:p>0.0323020333354312</text:p>
              </table:table-cell>
              <table:table-cell office:value-type="float" office:value="0.00541246703262808">
                <text:p>0.00541246703262808</text:p>
              </table:table-cell>
              <table:table-cell office:value-type="float" office:value="0.00108249340652561">
                <text:p>0.0010824934065256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09.5">
                <text:p>109.5</text:p>
              </table:table-cell>
              <table:table-cell office:value-type="float" office:value="0.0742843946930436">
                <text:p>0.0742843946930436</text:p>
              </table:table-cell>
              <table:table-cell office:value-type="float" office:value="0.0312225332324568">
                <text:p>0.0312225332324568</text:p>
              </table:table-cell>
              <table:table-cell office:value-type="float" office:value="0.00521914353480487">
                <text:p>0.00521914353480487</text:p>
              </table:table-cell>
              <table:table-cell office:value-type="float" office:value="0.00104382870696098">
                <text:p>0.0010438287069609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11">
                <text:p>111</text:p>
              </table:table-cell>
              <table:table-cell office:value-type="float" office:value="0.071696314938155">
                <text:p>0.071696314938155</text:p>
              </table:table-cell>
              <table:table-cell office:value-type="float" office:value="0.0301758968482529">
                <text:p>0.0301758968482529</text:p>
              </table:table-cell>
              <table:table-cell office:value-type="float" office:value="0.00503333254765772">
                <text:p>0.00503333254765772</text:p>
              </table:table-cell>
              <table:table-cell office:value-type="float" office:value="0.00100666650953155">
                <text:p>0.0010066665095315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2.5">
                <text:p>112.5</text:p>
              </table:table-cell>
              <table:table-cell office:value-type="float" office:value="0.0691915964826693">
                <text:p>0.0691915964826693</text:p>
              </table:table-cell>
              <table:table-cell office:value-type="float" office:value="0.0291613693600615">
                <text:p>0.0291613693600615</text:p>
              </table:table-cell>
              <table:table-cell office:value-type="float" office:value="0.00485472905981936">
                <text:p>0.00485472905981936</text:p>
              </table:table-cell>
              <table:table-cell office:value-type="float" office:value="0.000970945811963872">
                <text:p>0.000970945811963872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114">
                <text:p>114</text:p>
              </table:table-cell>
              <table:table-cell office:value-type="float" office:value="0.0667680860594631">
                <text:p>0.0667680860594631</text:p>
              </table:table-cell>
              <table:table-cell office:value-type="float" office:value="0.0281781926570298">
                <text:p>0.0281781926570298</text:p>
              </table:table-cell>
              <table:table-cell office:value-type="float" office:value="0.0046830401411447">
                <text:p>0.0046830401411447</text:p>
              </table:table-cell>
              <table:table-cell office:value-type="float" office:value="0.000936608028228941">
                <text:p>0.00093660802822894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115.5">
                <text:p>115.5</text:p>
              </table:table-cell>
              <table:table-cell office:value-type="float" office:value="0.0644236410906367">
                <text:p>0.0644236410906367</text:p>
              </table:table-cell>
              <table:table-cell office:value-type="float" office:value="0.027225607621071">
                <text:p>0.027225607621071</text:p>
              </table:table-cell>
              <table:table-cell office:value-type="float" office:value="0.00451798455838322">
                <text:p>0.00451798455838322</text:p>
              </table:table-cell>
              <table:table-cell office:value-type="float" office:value="0.000903596911676645">
                <text:p>0.00090359691167664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17">
                <text:p>117</text:p>
              </table:table-cell>
              <table:table-cell office:value-type="float" office:value="0.0621561343682878">
                <text:p>0.0621561343682878</text:p>
              </table:table-cell>
              <table:table-cell office:value-type="float" office:value="0.0263028561722478">
                <text:p>0.0263028561722478</text:p>
              </table:table-cell>
              <table:table-cell office:value-type="float" office:value="0.00435929238926842">
                <text:p>0.00435929238926842</text:p>
              </table:table-cell>
              <table:table-cell office:value-type="float" office:value="0.000871858477853684">
                <text:p>0.000871858477853684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118.5">
                <text:p>118.5</text:p>
              </table:table-cell>
              <table:table-cell office:value-type="float" office:value="0.0599634581897984">
                <text:p>0.0599634581897984</text:p>
              </table:table-cell>
              <table:table-cell office:value-type="float" office:value="0.0254091830980272">
                <text:p>0.0254091830980272</text:p>
              </table:table-cell>
              <table:table-cell office:value-type="float" office:value="0.00420670463734239">
                <text:p>0.00420670463734239</text:p>
              </table:table-cell>
              <table:table-cell office:value-type="float" office:value="0.000841340927468477">
                <text:p>0.00084134092746847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20">
                <text:p>120</text:p>
              </table:table-cell>
              <table:table-cell office:value-type="float" office:value="0.0578435279950801">
                <text:p>0.0578435279950801</text:p>
              </table:table-cell>
              <table:table-cell office:value-type="float" office:value="0.0245438376842887">
                <text:p>0.0245438376842887</text:p>
              </table:table-cell>
              <table:table-cell office:value-type="float" office:value="0.00405997284946557">
                <text:p>0.00405997284946557</text:p>
              </table:table-cell>
              <table:table-cell office:value-type="float" office:value="0.000811994569893115">
                <text:p>0.000811994569893115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121.5">
                <text:p>121.5</text:p>
              </table:table-cell>
              <table:table-cell office:value-type="float" office:value="0.0557942855494624">
                <text:p>0.0557942855494624</text:p>
              </table:table-cell>
              <table:table-cell office:value-type="float" office:value="0.0237060751646072">
                <text:p>0.0237060751646072</text:p>
              </table:table-cell>
              <table:table-cell office:value-type="float" office:value="0.00391885873764092">
                <text:p>0.00391885873764092</text:p>
              </table:table-cell>
              <table:table-cell office:value-type="float" office:value="0.000783771747528184">
                <text:p>0.00078377174752818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23">
                <text:p>123</text:p>
              </table:table-cell>
              <table:table-cell office:value-type="float" office:value="0.0538137017124608">
                <text:p>0.0538137017124608</text:p>
              </table:table-cell>
              <table:table-cell office:value-type="float" office:value="0.0228951580030743">
                <text:p>0.0228951580030743</text:p>
              </table:table-cell>
              <table:table-cell office:value-type="float" office:value="0.0037831338065036">
                <text:p>0.0037831338065036</text:p>
              </table:table-cell>
              <table:table-cell office:value-type="float" office:value="0.00075662676130072">
                <text:p>0.00075662676130072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124.5">
                <text:p>124.5</text:p>
              </table:table-cell>
              <table:table-cell office:value-type="float" office:value="0.051899778829438">
                <text:p>0.051899778829438</text:p>
              </table:table-cell>
              <table:table-cell office:value-type="float" office:value="0.0221103570247509">
                <text:p>0.0221103570247509</text:p>
              </table:table-cell>
              <table:table-cell office:value-type="float" office:value="0.00365257898758397">
                <text:p>0.00365257898758397</text:p>
              </table:table-cell>
              <table:table-cell office:value-type="float" office:value="0.000730515797516794">
                <text:p>0.00073051579751679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26">
                <text:p>126</text:p>
              </table:table-cell>
              <table:table-cell office:value-type="float" office:value="0.0500505527802366">
                <text:p>0.0500505527802366</text:p>
              </table:table-cell>
              <table:table-cell office:value-type="float" office:value="0.0213509524067661">
                <text:p>0.0213509524067661</text:p>
              </table:table-cell>
              <table:table-cell office:value-type="float" office:value="0.00352698428124258">
                <text:p>0.00352698428124258</text:p>
              </table:table-cell>
              <table:table-cell office:value-type="float" office:value="0.000705396856248516">
                <text:p>0.000705396856248516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127.5">
                <text:p>127.5</text:p>
              </table:table-cell>
              <table:table-cell office:value-type="float" office:value="0.0482640947161121">
                <text:p>0.0482640947161121</text:p>
              </table:table-cell>
              <table:table-cell office:value-type="float" office:value="0.0206162345420713">
                <text:p>0.0206162345420713</text:p>
              </table:table-cell>
              <table:table-cell office:value-type="float" office:value="0.00340614840699249">
                <text:p>0.00340614840699249</text:p>
              </table:table-cell>
              <table:table-cell office:value-type="float" office:value="0.000681229681398499">
                <text:p>0.000681229681398499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129">
                <text:p>129</text:p>
              </table:table-cell>
              <table:table-cell office:value-type="float" office:value="0.0465385125137806">
                <text:p>0.0465385125137806</text:p>
              </table:table-cell>
              <table:table-cell office:value-type="float" office:value="0.0199055047869355">
                <text:p>0.0199055047869355</text:p>
              </table:table-cell>
              <table:table-cell office:value-type="float" office:value="0.00328987846276817">
                <text:p>0.00328987846276817</text:p>
              </table:table-cell>
              <table:table-cell office:value-type="float" office:value="0.000657975692553634">
                <text:p>0.00065797569255363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130.5">
                <text:p>130.5</text:p>
              </table:table-cell>
              <table:table-cell office:value-type="float" office:value="0.0448719519730624">
                <text:p>0.0448719519730624</text:p>
              </table:table-cell>
              <table:table-cell office:value-type="float" office:value="0.0192180761024021">
                <text:p>0.0192180761024021</text:p>
              </table:table-cell>
              <table:table-cell office:value-type="float" office:value="0.00317798959356321">
                <text:p>0.00317798959356321</text:p>
              </table:table-cell>
              <table:table-cell office:value-type="float" office:value="0.000635597918712642">
                <text:p>0.00063559791871264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32">
                <text:p>132</text:p>
              </table:table-cell>
              <table:table-cell office:value-type="float" office:value="0.0432625977824509">
                <text:p>0.0432625977824509</text:p>
              </table:table-cell>
              <table:table-cell office:value-type="float" office:value="0.0185532735991375">
                <text:p>0.0185532735991375</text:p>
              </table:table-cell>
              <table:table-cell office:value-type="float" office:value="0.00307030466974352">
                <text:p>0.00307030466974352</text:p>
              </table:table-cell>
              <table:table-cell office:value-type="float" office:value="0.000614060933948705">
                <text:p>0.000614060933948705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133.5">
                <text:p>133.5</text:p>
              </table:table-cell>
              <table:table-cell office:value-type="float" office:value="0.0417086742749533">
                <text:p>0.0417086742749533</text:p>
              </table:table-cell>
              <table:table-cell office:value-type="float" office:value="0.0179104349943592">
                <text:p>0.0179104349943592</text:p>
              </table:table-cell>
              <table:table-cell office:value-type="float" office:value="0.00296665397524172">
                <text:p>0.00296665397524172</text:p>
              </table:table-cell>
              <table:table-cell office:value-type="float" office:value="0.000593330795048344">
                <text:p>0.00059333079504834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135">
                <text:p>135</text:p>
              </table:table-cell>
              <table:table-cell office:value-type="float" office:value="0.0402084459947092">
                <text:p>0.0402084459947092</text:p>
              </table:table-cell>
              <table:table-cell office:value-type="float" office:value="0.0172889109888544">
                <text:p>0.0172889109888544</text:p>
              </table:table-cell>
              <table:table-cell office:value-type="float" office:value="0.00286687490575323">
                <text:p>0.00286687490575323</text:p>
              </table:table-cell>
              <table:table-cell office:value-type="float" office:value="0.000573374981150646">
                <text:p>0.000573374981150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301%" draw:distance="399%"/>
    <draw:stroke-dash draw:name="msLineDash_20_1_20_-1" draw:display-name="msLineDash 1 -1" draw:style="round" draw:dots1="1" draw:dots1-length="301%" draw:distance="399%"/>
    <draw:stroke-dash draw:name="msLineDash_20_2" draw:display-name="msLineDash 2" draw:style="round" draw:dots1="1" draw:dots1-length="301%" draw:distance="399%"/>
    <draw:stroke-dash draw:name="msLineDash_20_2_20_-1" draw:display-name="msLineDash 2 -1" draw:style="round" draw:dots1="1" draw:dots1-length="301%" draw:distance="399%"/>
    <draw:stroke-dash draw:name="msLineDash_20_3" draw:display-name="msLineDash 3" draw:style="round" draw:dots1="1" draw:dots1-length="301%" draw:distance="399%"/>
    <draw:stroke-dash draw:name="msLineDash_20_3_20_-1" draw:display-name="msLineDash 3 -1" draw:style="round" draw:dots1="1" draw:dots1-length="301%" draw:distance="399%"/>
    <draw:stroke-dash draw:name="msLineDash_20_4" draw:display-name="msLineDash 4" draw:style="round" draw:dots1="1" draw:dots1-length="301%" draw:distance="399%"/>
    <draw:stroke-dash draw:name="msLineDash_20_4_20_-1" draw:display-name="msLineDash 4 -1" draw:style="round" draw:dots1="1" draw:dots1-length="301%" draw:distance="399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axis-label-position="outside-start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-0.02" chart:maximum="0.2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30a0" svg:stroke-linecap="round" draw:fill-color="#7030a0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svg:stroke-linecap="round" draw:fill-color="#ff0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b050" svg:stroke-linecap="round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_20_-1"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_20_-1" svg:stroke-width="0.079cm" svg:stroke-color="#000000" svg:stroke-linecap="round" draw:fill-color="#000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stroke="solid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065cm" svg:height="14.621cm" xlink:href=".." xlink:type="simple" chart:class="chart:line" chart:style-name="ch1">
        <chart:legend chart:legend-position="bottom" svg:x="2.172cm" svg:y="14.101cm" style:legend-expansion="wide" chart:style-name="ch2"/>
        <chart:plot-area chart:style-name="ch3" table:cell-range-address="'force-strain'.A2:'force-strain'.F123" chart:data-source-has-labels="both" svg:x="1.324cm" svg:y="0.292cm" svg:width="13.44cm" svg:height="12.34cm">
          <chart:coordinate-region svg:x="2.124cm" svg:y="0.292cm" svg:width="12.64cm" svg:height="11.772cm"/>
          <chart:axis chart:dimension="x" chart:name="primary-x" chart:style-name="ch4" chartooo:axis-type="auto">
            <chartooo:date-scale/>
            <chart:title svg:x="7.133cm" svg:y="12.924cm" chart:style-name="ch5">
              <text:p>Bond strain</text:p>
            </chart:title>
            <chart:categories table:cell-range-address="'force-strain'.A3:'force-strain'.A123"/>
          </chart:axis>
          <chart:axis chart:dimension="y" chart:name="primary-y" chart:style-name="ch6">
            <chart:title svg:x="0.451cm" svg:y="6.928cm" chart:style-name="ch7">
              <text:p>Force</text:p>
            </chart:title>
          </chart:axis>
          <chart:series chart:style-name="ch8" chart:values-cell-range-address="'force-strain'.B3:'force-strain'.B123" chart:label-cell-address="'force-strain'.B2:'force-strain'.B2" chart:class="chart:line">
            <chart:data-point chart:repeated="121"/>
          </chart:series>
          <chart:series chart:style-name="ch9" chart:values-cell-range-address="'force-strain'.C3:'force-strain'.C123" chart:label-cell-address="'force-strain'.C2:'force-strain'.C2" chart:class="chart:line">
            <chart:data-point chart:repeated="121"/>
          </chart:series>
          <chart:series chart:style-name="ch10" chart:values-cell-range-address="'force-strain'.D3:'force-strain'.D123" chart:label-cell-address="'force-strain'.D2:'force-strain'.D2" chart:class="chart:line">
            <chart:data-point chart:repeated="121"/>
          </chart:series>
          <chart:series chart:style-name="ch11" chart:values-cell-range-address="'force-strain'.E3:'force-strain'.E123" chart:label-cell-address="'force-strain'.E2:'force-strain'.E2" chart:class="chart:line">
            <chart:data-point chart:repeated="121"/>
          </chart:series>
          <chart:series chart:style-name="ch12" chart:values-cell-range-address="'force-strain'.F3:'force-strain'.F123" chart:label-cell-address="'force-strain'.F2:'force-strain'.F2" chart:class="chart:line">
            <chart:data-point chart:repeated="1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L</text:p>
                <draw:g>
                  <svg:desc>'force-strain'.B2:'force-strain'.B2</svg:desc>
                </draw:g>
              </table:table-cell>
              <table:table-cell office:value-type="string">
                <text:p>CL</text:p>
                <draw:g>
                  <svg:desc>'force-strain'.C2:'force-strain'.C2</svg:desc>
                </draw:g>
              </table:table-cell>
              <table:table-cell office:value-type="string">
                <text:p>IL</text:p>
                <draw:g>
                  <svg:desc>'force-strain'.D2:'force-strain'.D2</svg:desc>
                </draw:g>
              </table:table-cell>
              <table:table-cell office:value-type="string">
                <text:p>cl</text:p>
                <draw:g>
                  <svg:desc>'force-strain'.E2:'force-strain'.E2</svg:desc>
                </draw:g>
              </table:table-cell>
              <table:table-cell office:value-type="string">
                <text:p>il</text:p>
                <draw:g>
                  <svg:desc>'force-strain'.F2:'force-strain'.F2</svg:desc>
                </draw:g>
              </table:table-cell>
            </table:table-row>
          </table:table-header-rows>
          <table:table-rows>
            <table:table-row>
              <table:table-cell office:value-type="float" office:value="-0.3">
                <text:p>-0.3</text:p>
                <draw:g>
                  <svg:desc>'force-strain'.A3:'force-strain'.A123</svg:desc>
                </draw:g>
              </table:table-cell>
              <table:table-cell office:value-type="float" office:value="-45">
                <text:p>-45</text:p>
                <draw:g>
                  <svg:desc>'force-strain'.B3:'force-strain'.B123</svg:desc>
                </draw:g>
              </table:table-cell>
              <table:table-cell office:value-type="float" office:value="-8.37877366616909">
                <text:p>-8.37877366616909</text:p>
                <draw:g>
                  <svg:desc>'force-strain'.C3:'force-strain'.C123</svg:desc>
                </draw:g>
              </table:table-cell>
              <table:table-cell office:value-type="float" office:value="-2.96637753869053">
                <text:p>-2.96637753869053</text:p>
                <draw:g>
                  <svg:desc>'force-strain'.D3:'force-strain'.D123</svg:desc>
                </draw:g>
              </table:table-cell>
              <table:table-cell office:value-type="float" office:value="-6.97760248721836">
                <text:p>-6.97760248721836</text:p>
                <draw:g>
                  <svg:desc>'force-strain'.E3:'force-strain'.E123</svg:desc>
                </draw:g>
              </table:table-cell>
              <table:table-cell office:value-type="float" office:value="-1.39552049744368">
                <text:p>-1.39552049744368</text:p>
                <draw:g>
                  <svg:desc>'force-strain'.F3:'force-strain'.F123</svg:desc>
                </draw:g>
              </table:table-cell>
            </table:table-row>
            <table:table-row>
              <table:table-cell office:value-type="float" office:value="-0.29">
                <text:p>-0.29</text:p>
              </table:table-cell>
              <table:table-cell office:value-type="float" office:value="-43.5">
                <text:p>-43.5</text:p>
              </table:table-cell>
              <table:table-cell office:value-type="float" office:value="-7.6248361238957">
                <text:p>-7.6248361238957</text:p>
              </table:table-cell>
              <table:table-cell office:value-type="float" office:value="-2.70491621558181">
                <text:p>-2.70491621558181</text:p>
              </table:table-cell>
              <table:table-cell office:value-type="float" office:value="-5.91742820411221">
                <text:p>-5.91742820411221</text:p>
              </table:table-cell>
              <table:table-cell office:value-type="float" office:value="-1.18348564082244">
                <text:p>-1.18348564082244</text:p>
              </table:table-cell>
            </table:table-row>
            <table:table-row>
              <table:table-cell office:value-type="float" office:value="-0.28">
                <text:p>-0.28</text:p>
              </table:table-cell>
              <table:table-cell office:value-type="float" office:value="-42">
                <text:p>-42</text:p>
              </table:table-cell>
              <table:table-cell office:value-type="float" office:value="-6.93127235188239">
                <text:p>-6.93127235188239</text:p>
              </table:table-cell>
              <table:table-cell office:value-type="float" office:value="-2.46382980992412">
                <text:p>-2.46382980992412</text:p>
              </table:table-cell>
              <table:table-cell office:value-type="float" office:value="-5.02217704758002">
                <text:p>-5.02217704758002</text:p>
              </table:table-cell>
              <table:table-cell office:value-type="float" office:value="-1.004435409516">
                <text:p>-1.004435409516</text:p>
              </table:table-cell>
            </table:table-row>
            <table:table-row>
              <table:table-cell office:value-type="float" office:value="-0.27">
                <text:p>-0.27</text:p>
              </table:table-cell>
              <table:table-cell office:value-type="float" office:value="-40.5">
                <text:p>-40.5</text:p>
              </table:table-cell>
              <table:table-cell office:value-type="float" office:value="-6.29347357645008">
                <text:p>-6.29347357645008</text:p>
              </table:table-cell>
              <table:table-cell office:value-type="float" office:value="-2.24160800930091">
                <text:p>-2.24160800930091</text:p>
              </table:table-cell>
              <table:table-cell office:value-type="float" office:value="-4.26502695355975">
                <text:p>-4.26502695355975</text:p>
              </table:table-cell>
              <table:table-cell office:value-type="float" office:value="-0.853005390711949">
                <text:p>-0.853005390711949</text:p>
              </table:table-cell>
            </table:table-row>
            <table:table-row>
              <table:table-cell office:value-type="float" office:value="-0.26">
                <text:p>-0.26</text:p>
              </table:table-cell>
              <table:table-cell office:value-type="float" office:value="-39">
                <text:p>-39</text:p>
              </table:table-cell>
              <table:table-cell office:value-type="float" office:value="-5.70717517049158">
                <text:p>-5.70717517049158</text:p>
              </table:table-cell>
              <table:table-cell office:value-type="float" office:value="-2.03684991466905">
                <text:p>-2.03684991466905</text:p>
              </table:table-cell>
              <table:table-cell office:value-type="float" office:value="-3.62374386627193">
                <text:p>-3.62374386627193</text:p>
              </table:table-cell>
              <table:table-cell office:value-type="float" office:value="-0.724748773254387">
                <text:p>-0.724748773254387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-37.5">
                <text:p>-37.5</text:p>
              </table:table-cell>
              <table:table-cell office:value-type="float" office:value="-5.16843122895951">
                <text:p>-5.16843122895951</text:p>
              </table:table-cell>
              <table:table-cell office:value-type="float" office:value="-1.8482562015811">
                <text:p>-1.8482562015811</text:p>
              </table:table-cell>
              <table:table-cell office:value-type="float" office:value="-3.07985571305192">
                <text:p>-3.07985571305192</text:p>
              </table:table-cell>
              <table:table-cell office:value-type="float" office:value="-0.615971142610384">
                <text:p>-0.615971142610384</text:p>
              </table:table-cell>
            </table:table-row>
            <table:table-row>
              <table:table-cell office:value-type="float" office:value="-0.24">
                <text:p>-0.24</text:p>
              </table:table-cell>
              <table:table-cell office:value-type="float" office:value="-36">
                <text:p>-36</text:p>
              </table:table-cell>
              <table:table-cell office:value-type="float" office:value="-4.67359101266829">
                <text:p>-4.67359101266829</text:p>
              </table:table-cell>
              <table:table-cell office:value-type="float" office:value="-1.67462183991637">
                <text:p>-1.67462183991637</text:p>
              </table:table-cell>
              <table:table-cell office:value-type="float" office:value="-2.6179826992087">
                <text:p>-2.6179826992087</text:p>
              </table:table-cell>
              <table:table-cell office:value-type="float" office:value="-0.523596539841739">
                <text:p>-0.523596539841739</text:p>
              </table:table-cell>
            </table:table-row>
            <table:table-row>
              <table:table-cell office:value-type="float" office:value="-0.23">
                <text:p>-0.23</text:p>
              </table:table-cell>
              <table:table-cell office:value-type="float" office:value="-34.5">
                <text:p>-34.5</text:p>
              </table:table-cell>
              <table:table-cell office:value-type="float" office:value="-4.21927712348531">
                <text:p>-4.21927712348531</text:p>
              </table:table-cell>
              <table:table-cell office:value-type="float" office:value="-1.51482933243753">
                <text:p>-1.51482933243753</text:p>
              </table:table-cell>
              <table:table-cell office:value-type="float" office:value="-2.22529289505718">
                <text:p>-2.22529289505718</text:p>
              </table:table-cell>
              <table:table-cell office:value-type="float" office:value="-0.445058579011436">
                <text:p>-0.445058579011436</text:p>
              </table:table-cell>
            </table:table-row>
            <table:table-row>
              <table:table-cell office:value-type="float" office:value="-0.22">
                <text:p>-0.22</text:p>
              </table:table-cell>
              <table:table-cell office:value-type="float" office:value="-33">
                <text:p>-33</text:p>
              </table:table-cell>
              <table:table-cell office:value-type="float" office:value="-3.80236528400697">
                <text:p>-3.80236528400697</text:p>
              </table:table-cell>
              <table:table-cell office:value-type="float" office:value="-1.36784243530522">
                <text:p>-1.36784243530522</text:p>
              </table:table-cell>
              <table:table-cell office:value-type="float" office:value="-1.89105853122042">
                <text:p>-1.89105853122042</text:p>
              </table:table-cell>
              <table:table-cell office:value-type="float" office:value="-0.378211706244085">
                <text:p>-0.378211706244085</text:p>
              </table:table-cell>
            </table:table-row>
            <table:table-row>
              <table:table-cell office:value-type="float" office:value="-0.21">
                <text:p>-0.21</text:p>
              </table:table-cell>
              <table:table-cell office:value-type="float" office:value="-31.5">
                <text:p>-31.5</text:p>
              </table:table-cell>
              <table:table-cell office:value-type="float" office:value="-3.41996560410457">
                <text:p>-3.41996560410457</text:p>
              </table:table-cell>
              <table:table-cell office:value-type="float" office:value="-1.232700326299">
                <text:p>-1.232700326299</text:p>
              </table:table-cell>
              <table:table-cell office:value-type="float" office:value="-1.60629346538665">
                <text:p>-1.60629346538665</text:p>
              </table:table-cell>
              <table:table-cell office:value-type="float" office:value="-0.32125869307733">
                <text:p>-0.32125869307733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-30">
                <text:p>-30</text:p>
              </table:table-cell>
              <table:table-cell office:value-type="float" office:value="-3.06940522533335">
                <text:p>-3.06940522533335</text:p>
              </table:table-cell>
              <table:table-cell office:value-type="float" office:value="-1.1085121889236">
                <text:p>-1.1085121889236</text:p>
              </table:table-cell>
              <table:table-cell office:value-type="float" office:value="-1.36345624923708">
                <text:p>-1.36345624923708</text:p>
              </table:table-cell>
              <table:table-cell office:value-type="float" office:value="-0.272691249847416">
                <text:p>-0.272691249847416</text:p>
              </table:table-cell>
            </table:table-row>
            <table:table-row>
              <table:table-cell office:value-type="float" office:value="-0.19">
                <text:p>-0.19</text:p>
              </table:table-cell>
              <table:table-cell office:value-type="float" office:value="-28.5">
                <text:p>-28.5</text:p>
              </table:table-cell>
              <table:table-cell office:value-type="float" office:value="-2.74821224217794">
                <text:p>-2.74821224217794</text:p>
              </table:table-cell>
              <table:table-cell office:value-type="float" office:value="-0.994452182837441">
                <text:p>-0.994452182837441</text:p>
              </table:table-cell>
              <table:table-cell office:value-type="float" office:value="-1.15620634959391">
                <text:p>-1.15620634959391</text:p>
              </table:table-cell>
              <table:table-cell office:value-type="float" office:value="-0.231241269918783">
                <text:p>-0.231241269918783</text:p>
              </table:table-cell>
            </table:table-row>
            <table:table-row>
              <table:table-cell office:value-type="float" office:value="-0.18">
                <text:p>-0.18</text:p>
              </table:table-cell>
              <table:table-cell office:value-type="float" office:value="-27">
                <text:p>-27</text:p>
              </table:table-cell>
              <table:table-cell office:value-type="float" office:value="-2.45410080650291">
                <text:p>-2.45410080650291</text:p>
              </table:table-cell>
              <table:table-cell office:value-type="float" office:value="-0.889754773138658">
                <text:p>-0.889754773138658</text:p>
              </table:table-cell>
              <table:table-cell office:value-type="float" office:value="-0.979203548365331">
                <text:p>-0.979203548365331</text:p>
              </table:table-cell>
              <table:table-cell office:value-type="float" office:value="-0.195840709673067">
                <text:p>-0.195840709673067</text:p>
              </table:table-cell>
            </table:table-row>
            <table:table-row>
              <table:table-cell office:value-type="float" office:value="-0.17">
                <text:p>-0.17</text:p>
              </table:table-cell>
              <table:table-cell office:value-type="float" office:value="-25.5">
                <text:p>-25.5</text:p>
              </table:table-cell>
              <table:table-cell office:value-type="float" office:value="-2.18495732843201">
                <text:p>-2.18495732843201</text:p>
              </table:table-cell>
              <table:table-cell office:value-type="float" office:value="-0.793710392992947">
                <text:p>-0.793710392992947</text:p>
              </table:table-cell>
              <table:table-cell office:value-type="float" office:value="-0.827942504470344">
                <text:p>-0.827942504470344</text:p>
              </table:table-cell>
              <table:table-cell office:value-type="float" office:value="-0.165588500894069">
                <text:p>-0.165588500894069</text:p>
              </table:table-cell>
            </table:table-row>
            <table:table-row>
              <table:table-cell office:value-type="float" office:value="-0.16">
                <text:p>-0.16</text:p>
              </table:table-cell>
              <table:table-cell office:value-type="float" office:value="-24">
                <text:p>-24</text:p>
              </table:table-cell>
              <table:table-cell office:value-type="float" office:value="-1.93882769323303">
                <text:p>-1.93882769323303</text:p>
              </table:table-cell>
              <table:table-cell office:value-type="float" office:value="-0.705661415898632">
                <text:p>-0.705661415898632</text:p>
              </table:table-cell>
              <table:table-cell office:value-type="float" office:value="-0.698616018092655">
                <text:p>-0.698616018092655</text:p>
              </table:table-cell>
              <table:table-cell office:value-type="float" office:value="-0.139723203618531">
                <text:p>-0.139723203618531</text:p>
              </table:table-cell>
            </table:table-row>
            <table:table-row>
              <table:table-cell office:value-type="float" office:value="-0.15">
                <text:p>-0.15</text:p>
              </table:table-cell>
              <table:table-cell office:value-type="float" office:value="-22.5">
                <text:p>-22.5</text:p>
              </table:table-cell>
              <table:table-cell office:value-type="float" office:value="-1.71390541967364">
                <text:p>-1.71390541967364</text:p>
              </table:table-cell>
              <table:table-cell office:value-type="float" office:value="-0.624998415567054">
                <text:p>-0.624998415567054</text:p>
              </table:table-cell>
              <table:table-cell office:value-type="float" office:value="-0.5880017790411">
                <text:p>-0.5880017790411</text:p>
              </table:table-cell>
              <table:table-cell office:value-type="float" office:value="-0.11760035580822">
                <text:p>-0.11760035580822</text:p>
              </table:table-cell>
            </table:table-row>
            <table:table-row>
              <table:table-cell office:value-type="float" office:value="-0.14">
                <text:p>-0.14</text:p>
              </table:table-cell>
              <table:table-cell office:value-type="float" office:value="-21">
                <text:p>-21</text:p>
              </table:table-cell>
              <table:table-cell office:value-type="float" office:value="-1.50852069077176">
                <text:p>-1.50852069077176</text:p>
              </table:table-cell>
              <table:table-cell office:value-type="float" office:value="-0.551156692959576">
                <text:p>-0.551156692959576</text:p>
              </table:table-cell>
              <table:table-cell office:value-type="float" office:value="-0.493368373369103">
                <text:p>-0.493368373369103</text:p>
              </table:table-cell>
              <table:table-cell office:value-type="float" office:value="-0.0986736746738205">
                <text:p>-0.0986736746738205</text:p>
              </table:table-cell>
            </table:table-row>
            <table:table-row>
              <table:table-cell office:value-type="float" office:value="-0.13">
                <text:p>-0.13</text:p>
              </table:table-cell>
              <table:table-cell office:value-type="float" office:value="-19.5">
                <text:p>-19.5</text:p>
              </table:table-cell>
              <table:table-cell office:value-type="float" office:value="-1.32113019292204">
                <text:p>-1.32113019292204</text:p>
              </table:table-cell>
              <table:table-cell office:value-type="float" office:value="-0.483613051474957">
                <text:p>-0.483613051474957</text:p>
              </table:table-cell>
              <table:table-cell office:value-type="float" office:value="-0.412397117773505">
                <text:p>-0.412397117773505</text:p>
              </table:table-cell>
              <table:table-cell office:value-type="float" office:value="-0.0824794235547012">
                <text:p>-0.0824794235547012</text:p>
              </table:table-cell>
            </table:table-row>
            <table:table-row>
              <table:table-cell office:value-type="float" office:value="-0.12">
                <text:p>-0.12</text:p>
              </table:table-cell>
              <table:table-cell office:value-type="float" office:value="-18">
                <text:p>-18</text:p>
              </table:table-cell>
              <table:table-cell office:value-type="float" office:value="-1.15030770406894">
                <text:p>-1.15030770406894</text:p>
              </table:table-cell>
              <table:table-cell office:value-type="float" office:value="-0.421882802630265">
                <text:p>-0.421882802630265</text:p>
              </table:table-cell>
              <table:table-cell office:value-type="float" office:value="-0.343116930393722">
                <text:p>-0.343116930393722</text:p>
              </table:table-cell>
              <table:table-cell office:value-type="float" office:value="-0.0686233860787445">
                <text:p>-0.0686233860787445</text:p>
              </table:table-cell>
            </table:table-row>
            <table:table-row>
              <table:table-cell office:value-type="float" office:value="-0.11">
                <text:p>-0.11</text:p>
              </table:table-cell>
              <table:table-cell office:value-type="float" office:value="-16.5">
                <text:p>-16.5</text:p>
              </table:table-cell>
              <table:table-cell office:value-type="float" office:value="-0.994735375942052">
                <text:p>-0.994735375942052</text:p>
              </table:table-cell>
              <table:table-cell office:value-type="float" office:value="-0.365516985832179">
                <text:p>-0.365516985832179</text:p>
              </table:table-cell>
              <table:table-cell office:value-type="float" office:value="-0.283849961447902">
                <text:p>-0.283849961447902</text:p>
              </table:table-cell>
              <table:table-cell office:value-type="float" office:value="-0.0567699922895804">
                <text:p>-0.0567699922895804</text:p>
              </table:table-cell>
            </table:table-row>
            <table:table-row>
              <table:table-cell office:value-type="float" office:value="-0.0999999999999999">
                <text:p>-0.0999999999999999</text:p>
              </table:table-cell>
              <table:table-cell office:value-type="float" office:value="-15">
                <text:p>-15</text:p>
              </table:table-cell>
              <table:table-cell office:value-type="float" office:value="-0.853195659396897">
                <text:p>-0.853195659396897</text:p>
              </table:table-cell>
              <table:table-cell office:value-type="float" office:value="-0.314099787000337">
                <text:p>-0.314099787000337</text:p>
              </table:table-cell>
              <table:table-cell office:value-type="float" office:value="-0.23316612285143">
                <text:p>-0.23316612285143</text:p>
              </table:table-cell>
              <table:table-cell office:value-type="float" office:value="-0.0466332245702861">
                <text:p>-0.0466332245702861</text:p>
              </table:table-cell>
            </table:table-row>
            <table:table-row>
              <table:table-cell office:value-type="float" office:value="-0.0899999999999999">
                <text:p>-0.0899999999999999</text:p>
              </table:table-cell>
              <table:table-cell office:value-type="float" office:value="-13.5">
                <text:p>-13.5</text:p>
              </table:table-cell>
              <table:table-cell office:value-type="float" office:value="-0.724563825637348">
                <text:p>-0.724563825637348</text:p>
              </table:table-cell>
              <table:table-cell office:value-type="float" office:value="-0.267246141886519">
                <text:p>-0.267246141886519</text:p>
              </table:table-cell>
              <table:table-cell office:value-type="float" office:value="-0.189844992439628">
                <text:p>-0.189844992439628</text:p>
              </table:table-cell>
              <table:table-cell office:value-type="float" office:value="-0.0379689984879256">
                <text:p>-0.0379689984879256</text:p>
              </table:table-cell>
            </table:table-row>
            <table:table-row>
              <table:table-cell office:value-type="float" office:value="-0.0799999999999999">
                <text:p>-0.0799999999999999</text:p>
              </table:table-cell>
              <table:table-cell office:value-type="float" office:value="-12">
                <text:p>-12</text:p>
              </table:table-cell>
              <table:table-cell office:value-type="float" office:value="-0.607801039555253">
                <text:p>-0.607801039555253</text:p>
              </table:table-cell>
              <table:table-cell office:value-type="float" office:value="-0.224599510938889">
                <text:p>-0.224599510938889</text:p>
              </table:table-cell>
              <table:table-cell office:value-type="float" office:value="-0.152843841392296">
                <text:p>-0.152843841392296</text:p>
              </table:table-cell>
              <table:table-cell office:value-type="float" office:value="-0.0305687682784591">
                <text:p>-0.0305687682784591</text:p>
              </table:table-cell>
            </table:table-row>
            <table:table-row>
              <table:table-cell office:value-type="float" office:value="-0.0699999999999999">
                <text:p>-0.0699999999999999</text:p>
              </table:table-cell>
              <table:table-cell office:value-type="float" office:value="-10.5">
                <text:p>-10.5</text:p>
              </table:table-cell>
              <table:table-cell office:value-type="float" office:value="-0.501947944629633">
                <text:p>-0.501947944629633</text:p>
              </table:table-cell>
              <table:table-cell office:value-type="float" office:value="-0.18582981349457">
                <text:p>-0.18582981349457</text:p>
              </table:table-cell>
              <table:table-cell office:value-type="float" office:value="-0.121270755416806">
                <text:p>-0.121270755416806</text:p>
              </table:table-cell>
              <table:table-cell office:value-type="float" office:value="-0.0242541510833611">
                <text:p>-0.0242541510833611</text:p>
              </table:table-cell>
            </table:table-row>
            <table:table-row>
              <table:table-cell office:value-type="float" office:value="-0.0599999999999999">
                <text:p>-0.0599999999999999</text:p>
              </table:table-cell>
              <table:table-cell office:value-type="float" office:value="-8.99999999999999">
                <text:p>-8.99999999999999</text:p>
              </table:table-cell>
              <table:table-cell office:value-type="float" office:value="-0.406118721799493">
                <text:p>-0.406118721799493</text:p>
              </table:table-cell>
              <table:table-cell office:value-type="float" office:value="-0.150631509951656">
                <text:p>-0.150631509951656</text:p>
              </table:table-cell>
              <table:table-cell office:value-type="float" office:value="-0.0943620011209831">
                <text:p>-0.0943620011209831</text:p>
              </table:table-cell>
              <table:table-cell office:value-type="float" office:value="-0.0188724002241966">
                <text:p>-0.0188724002241966</text:p>
              </table:table-cell>
            </table:table-row>
            <table:table-row>
              <table:table-cell office:value-type="float" office:value="-0.0499999999999999">
                <text:p>-0.0499999999999999</text:p>
              </table:table-cell>
              <table:table-cell office:value-type="float" office:value="-7.49999999999999">
                <text:p>-7.49999999999999</text:p>
              </table:table-cell>
              <table:table-cell office:value-type="float" office:value="-0.31949558747876">
                <text:p>-0.31949558747876</text:p>
              </table:table-cell>
              <table:table-cell office:value-type="float" office:value="-0.118721821378011">
                <text:p>-0.118721821378011</text:p>
              </table:table-cell>
              <table:table-cell office:value-type="float" office:value="-0.0714629367188017">
                <text:p>-0.0714629367188017</text:p>
              </table:table-cell>
              <table:table-cell office:value-type="float" office:value="-0.0142925873437604">
                <text:p>-0.0142925873437604</text:p>
              </table:table-cell>
            </table:table-row>
            <table:table-row>
              <table:table-cell office:value-type="float" office:value="-0.0399999999999999">
                <text:p>-0.0399999999999999</text:p>
              </table:table-cell>
              <table:table-cell office:value-type="float" office:value="-5.99999999999999">
                <text:p>-5.99999999999999</text:p>
              </table:table-cell>
              <table:table-cell office:value-type="float" office:value="-0.241323698434643">
                <text:p>-0.241323698434643</text:p>
              </table:table-cell>
              <table:table-cell office:value-type="float" office:value="-0.0898390767632534">
                <text:p>-0.0898390767632534</text:p>
              </table:table-cell>
              <table:table-cell office:value-type="float" office:value="-0.0520118870946089">
                <text:p>-0.0520118870946089</text:p>
              </table:table-cell>
              <table:table-cell office:value-type="float" office:value="-0.0104023774189218">
                <text:p>-0.0104023774189218</text:p>
              </table:table-cell>
            </table:table-row>
            <table:table-row>
              <table:table-cell office:value-type="float" office:value="-0.0299999999999999">
                <text:p>-0.0299999999999999</text:p>
              </table:table-cell>
              <table:table-cell office:value-type="float" office:value="-4.49999999999999">
                <text:p>-4.49999999999999</text:p>
              </table:table-cell>
              <table:table-cell office:value-type="float" office:value="-0.170906433616653">
                <text:p>-0.170906433616653</text:p>
              </table:table-cell>
              <table:table-cell office:value-type="float" office:value="-0.0637411788162304">
                <text:p>-0.0637411788162304</text:p>
              </table:table-cell>
              <table:table-cell office:value-type="float" office:value="-0.0355265023810835">
                <text:p>-0.0355265023810835</text:p>
              </table:table-cell>
              <table:table-cell office:value-type="float" office:value="-0.00710530047621675">
                <text:p>-0.00710530047621675</text:p>
              </table:table-cell>
            </table:table-row>
            <table:table-row>
              <table:table-cell office:value-type="float" office:value="-0.0199999999999999">
                <text:p>-0.0199999999999999</text:p>
              </table:table-cell>
              <table:table-cell office:value-type="float" office:value="-2.99999999999998">
                <text:p>-2.99999999999998</text:p>
              </table:table-cell>
              <table:table-cell office:value-type="float" office:value="-0.107601025216313">
                <text:p>-0.107601025216313</text:p>
              </table:table-cell>
              <table:table-cell office:value-type="float" office:value="-0.0402041798568044">
                <text:p>-0.0402041798568044</text:p>
              </table:table-cell>
              <table:table-cell office:value-type="float" office:value="-0.0215922006598234">
                <text:p>-0.0215922006598234</text:p>
              </table:table-cell>
              <table:table-cell office:value-type="float" office:value="-0.00431844013196471">
                <text:p>-0.00431844013196471</text:p>
              </table:table-cell>
            </table:table-row>
            <table:table-row>
              <table:table-cell office:value-type="float" office:value="-0.00999999999999986">
                <text:p>-0.00999999999999986</text:p>
              </table:table-cell>
              <table:table-cell office:value-type="float" office:value="-1.49999999999998">
                <text:p>-1.49999999999998</text:p>
              </table:table-cell>
              <table:table-cell office:value-type="float" office:value="-0.0508145132698981">
                <text:p>-0.0508145132698981</text:p>
              </table:table-cell>
              <table:table-cell office:value-type="float" office:value="-0.0190209599514269">
                <text:p>-0.0190209599514269</text:p>
              </table:table-cell>
              <table:table-cell office:value-type="float" office:value="-0.00985236245412567">
                <text:p>-0.00985236245412567</text:p>
              </table:table-cell>
              <table:table-cell office:value-type="float" office:value="-0.00197047249082516">
                <text:p>-0.001970472490825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08660933293769E-015">
                <text:p>-1.08660933293769E-015</text:p>
              </table:table-cell>
              <table:table-cell office:value-type="float" office:value="-2.2875985956583E-016">
                <text:p>-2.2875985956583E-01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.5">
                <text:p>1.5</text:p>
              </table:table-cell>
              <table:table-cell office:value-type="float" office:value="0.0453468181626051">
                <text:p>0.0453468181626051</text:p>
              </table:table-cell>
              <table:table-cell office:value-type="float" office:value="0.0170357570000549">
                <text:p>0.0170357570000549</text:p>
              </table:table-cell>
              <table:table-cell office:value-type="float" office:value="0.0082293300042446">
                <text:p>0.0082293300042446</text:p>
              </table:table-cell>
              <table:table-cell office:value-type="float" office:value="0.00164586600084895">
                <text:p>0.0016458660008489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0.0856908613175181">
                <text:p>0.0856908613175181</text:p>
              </table:table-cell>
              <table:table-cell office:value-type="float" office:value="0.0322499628049662">
                <text:p>0.0322499628049662</text:p>
              </table:table-cell>
              <table:table-cell office:value-type="float" office:value="0.0150635636216268">
                <text:p>0.0150635636216268</text:p>
              </table:table-cell>
              <table:table-cell office:value-type="float" office:value="0.00301271272432534">
                <text:p>0.0030127127243253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4.5">
                <text:p>4.5</text:p>
              </table:table-cell>
              <table:table-cell office:value-type="float" office:value="0.121460638535054">
                <text:p>0.121460638535054</text:p>
              </table:table-cell>
              <table:table-cell office:value-type="float" office:value="0.0457938447360256">
                <text:p>0.0457938447360256</text:p>
              </table:table-cell>
              <table:table-cell office:value-type="float" office:value="0.0206992789339879">
                <text:p>0.0206992789339879</text:p>
              </table:table-cell>
              <table:table-cell office:value-type="float" office:value="0.00413985578679757">
                <text:p>0.0041398557867975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6">
                <text:p>6</text:p>
              </table:table-cell>
              <table:table-cell office:value-type="float" office:value="0.153050999550104">
                <text:p>0.153050999550104</text:p>
              </table:table-cell>
              <table:table-cell office:value-type="float" office:value="0.057807115880561">
                <text:p>0.057807115880561</text:p>
              </table:table-cell>
              <table:table-cell office:value-type="float" office:value="0.0253060933128788">
                <text:p>0.0253060933128788</text:p>
              </table:table-cell>
              <table:table-cell office:value-type="float" office:value="0.00506121866257575">
                <text:p>0.0050612186625757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7.5">
                <text:p>7.5</text:p>
              </table:table-cell>
              <table:table-cell office:value-type="float" office:value="0.180825681973454">
                <text:p>0.180825681973454</text:p>
              </table:table-cell>
              <table:table-cell office:value-type="float" office:value="0.0684188197256083">
                <text:p>0.0684188197256083</text:p>
              </table:table-cell>
              <table:table-cell office:value-type="float" office:value="0.0290304229768082">
                <text:p>0.0290304229768082</text:p>
              </table:table-cell>
              <table:table-cell office:value-type="float" office:value="0.00580608459536165">
                <text:p>0.0058060845953616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9">
                <text:p>9</text:p>
              </table:table-cell>
              <table:table-cell office:value-type="float" office:value="0.205119669090947">
                <text:p>0.205119669090947</text:p>
              </table:table-cell>
              <table:table-cell office:value-type="float" office:value="0.0777481139086598">
                <text:p>0.0777481139086598</text:p>
              </table:table-cell>
              <table:table-cell office:value-type="float" office:value="0.0319987010121651">
                <text:p>0.0319987010121651</text:p>
              </table:table-cell>
              <table:table-cell office:value-type="float" office:value="0.00639974020243302">
                <text:p>0.0063997402024330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0.5">
                <text:p>10.5</text:p>
              </table:table-cell>
              <table:table-cell office:value-type="float" office:value="0.22624137221478">
                <text:p>0.22624137221478</text:p>
              </table:table-cell>
              <table:table-cell office:value-type="float" office:value="0.0859049974365743">
                <text:p>0.0859049974365743</text:p>
              </table:table-cell>
              <table:table-cell office:value-type="float" office:value="0.0343201349249617">
                <text:p>0.0343201349249617</text:p>
              </table:table-cell>
              <table:table-cell office:value-type="float" office:value="0.00686402698499233">
                <text:p>0.00686402698499233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2">
                <text:p>12</text:p>
              </table:table-cell>
              <table:table-cell office:value-type="float" office:value="0.244474650526132">
                <text:p>0.244474650526132</text:p>
              </table:table-cell>
              <table:table-cell office:value-type="float" office:value="0.0929909854141061">
                <text:p>0.0929909854141061</text:p>
              </table:table-cell>
              <table:table-cell office:value-type="float" office:value="0.0360890721532346">
                <text:p>0.0360890721532346</text:p>
              </table:table-cell>
              <table:table-cell office:value-type="float" office:value="0.00721781443064692">
                <text:p>0.00721781443064692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3.5">
                <text:p>13.5</text:p>
              </table:table-cell>
              <table:table-cell office:value-type="float" office:value="0.260080680398285">
                <text:p>0.260080680398285</text:p>
              </table:table-cell>
              <table:table-cell office:value-type="float" office:value="0.0990997350358691">
                <text:p>0.0990997350358691</text:p>
              </table:table-cell>
              <table:table-cell office:value-type="float" office:value="0.0373870313842883">
                <text:p>0.0373870313842883</text:p>
              </table:table-cell>
              <table:table-cell office:value-type="float" office:value="0.00747740627685766">
                <text:p>0.00747740627685766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5">
                <text:p>15</text:p>
              </table:table-cell>
              <table:table-cell office:value-type="float" office:value="0.273299685309017">
                <text:p>0.273299685309017</text:p>
              </table:table-cell>
              <table:table-cell office:value-type="float" office:value="0.104317626328337">
                <text:p>0.104317626328337</text:p>
              </table:table-cell>
              <table:table-cell office:value-type="float" office:value="0.0382844486403524">
                <text:p>0.0382844486403524</text:p>
              </table:table-cell>
              <table:table-cell office:value-type="float" office:value="0.00765688972807048">
                <text:p>0.0076568897280704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6.5">
                <text:p>16.5</text:p>
              </table:table-cell>
              <table:table-cell office:value-type="float" office:value="0.284352536635116">
                <text:p>0.284352536635116</text:p>
              </table:table-cell>
              <table:table-cell office:value-type="float" office:value="0.108724300880241">
                <text:p>0.108724300880241</text:p>
              </table:table-cell>
              <table:table-cell office:value-type="float" office:value="0.0388421796349008">
                <text:p>0.0388421796349008</text:p>
              </table:table-cell>
              <table:table-cell office:value-type="float" office:value="0.00776843592698015">
                <text:p>0.0077684359269801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8">
                <text:p>18</text:p>
              </table:table-cell>
              <table:table-cell office:value-type="float" office:value="0.293442234865721">
                <text:p>0.293442234865721</text:p>
              </table:table-cell>
              <table:table-cell office:value-type="float" office:value="0.112393161569128">
                <text:p>0.112393161569128</text:p>
              </table:table-cell>
              <table:table-cell office:value-type="float" office:value="0.0391127936238592">
                <text:p>0.0391127936238592</text:p>
              </table:table-cell>
              <table:table-cell office:value-type="float" office:value="0.00782255872477183">
                <text:p>0.00782255872477183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9.5">
                <text:p>19.5</text:p>
              </table:table-cell>
              <table:table-cell office:value-type="float" office:value="0.300755280070501">
                <text:p>0.300755280070501</text:p>
              </table:table-cell>
              <table:table-cell office:value-type="float" office:value="0.115391836077596">
                <text:p>0.115391836077596</text:p>
              </table:table-cell>
              <table:table-cell office:value-type="float" office:value="0.0391416886860049">
                <text:p>0.0391416886860049</text:p>
              </table:table-cell>
              <table:table-cell office:value-type="float" office:value="0.00782833773720098">
                <text:p>0.00782833773720098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1">
                <text:p>21</text:p>
              </table:table-cell>
              <table:table-cell office:value-type="float" office:value="0.306462939809276">
                <text:p>0.306462939809276</text:p>
              </table:table-cell>
              <table:table-cell office:value-type="float" office:value="0.11778260679375">
                <text:p>0.11778260679375</text:p>
              </table:table-cell>
              <table:table-cell office:value-type="float" office:value="0.0389680539032906">
                <text:p>0.0389680539032906</text:p>
              </table:table-cell>
              <table:table-cell office:value-type="float" office:value="0.00779361078065812">
                <text:p>0.0077936107806581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2.5">
                <text:p>22.5</text:p>
              </table:table-cell>
              <table:table-cell office:value-type="float" office:value="0.310722422067932">
                <text:p>0.310722422067932</text:p>
              </table:table-cell>
              <table:table-cell office:value-type="float" office:value="0.119622809505518">
                <text:p>0.119622809505518</text:p>
              </table:table-cell>
              <table:table-cell office:value-type="float" office:value="0.038625700140368">
                <text:p>0.038625700140368</text:p>
              </table:table-cell>
              <table:table-cell office:value-type="float" office:value="0.00772514002807361">
                <text:p>0.0077251400280736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4">
                <text:p>24</text:p>
              </table:table-cell>
              <table:table-cell office:value-type="float" office:value="0.313677960247792">
                <text:p>0.313677960247792</text:p>
              </table:table-cell>
              <table:table-cell office:value-type="float" office:value="0.12096520312675">
                <text:p>0.12096520312675</text:p>
              </table:table-cell>
              <table:table-cell office:value-type="float" office:value="0.0381437779316697">
                <text:p>0.0381437779316697</text:p>
              </table:table-cell>
              <table:table-cell office:value-type="float" office:value="0.00762875558633394">
                <text:p>0.0076287555863339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25.5">
                <text:p>25.5</text:p>
              </table:table-cell>
              <table:table-cell office:value-type="float" office:value="0.315461816718829">
                <text:p>0.315461816718829</text:p>
              </table:table-cell>
              <table:table-cell office:value-type="float" office:value="0.121858312533507">
                <text:p>0.121858312533507</text:p>
              </table:table-cell>
              <table:table-cell office:value-type="float" office:value="0.0375473982811266">
                <text:p>0.0375473982811266</text:p>
              </table:table-cell>
              <table:table-cell office:value-type="float" office:value="0.00750947965622532">
                <text:p>0.0075094796562253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27">
                <text:p>27</text:p>
              </table:table-cell>
              <table:table-cell office:value-type="float" office:value="0.31619521096821">
                <text:p>0.31619521096821</text:p>
              </table:table-cell>
              <table:table-cell office:value-type="float" office:value="0.122346746440719">
                <text:p>0.122346746440719</text:p>
              </table:table-cell>
              <table:table-cell office:value-type="float" office:value="0.036858169886517">
                <text:p>0.036858169886517</text:p>
              </table:table-cell>
              <table:table-cell office:value-type="float" office:value="0.0073716339773034">
                <text:p>0.0073716339773034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28.5">
                <text:p>28.5</text:p>
              </table:table-cell>
              <table:table-cell office:value-type="float" office:value="0.315989177931862">
                <text:p>0.315989177931862</text:p>
              </table:table-cell>
              <table:table-cell office:value-type="float" office:value="0.122471492111782">
                <text:p>0.122471492111782</text:p>
              </table:table-cell>
              <table:table-cell office:value-type="float" office:value="0.0360946643528625">
                <text:p>0.0360946643528625</text:p>
              </table:table-cell>
              <table:table-cell office:value-type="float" office:value="0.00721893287057249">
                <text:p>0.0072189328705724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0">
                <text:p>30</text:p>
              </table:table-cell>
              <table:table-cell office:value-type="float" office:value="0.31494536168553">
                <text:p>0.31494536168553</text:p>
              </table:table-cell>
              <table:table-cell office:value-type="float" office:value="0.122270188565734">
                <text:p>0.122270188565734</text:p>
              </table:table-cell>
              <table:table-cell office:value-type="float" office:value="0.0352728193031424">
                <text:p>0.0352728193031424</text:p>
              </table:table-cell>
              <table:table-cell office:value-type="float" office:value="0.00705456386062848">
                <text:p>0.00705456386062848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31.5">
                <text:p>31.5</text:p>
              </table:table-cell>
              <table:table-cell office:value-type="float" office:value="0.313156749290715">
                <text:p>0.313156749290715</text:p>
              </table:table-cell>
              <table:table-cell office:value-type="float" office:value="0.121777379827926">
                <text:p>0.121777379827926</text:p>
              </table:table-cell>
              <table:table-cell office:value-type="float" office:value="0.034406287884581">
                <text:p>0.034406287884581</text:p>
              </table:table-cell>
              <table:table-cell office:value-type="float" office:value="0.0068812575769162">
                <text:p>0.0068812575769162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33">
                <text:p>33</text:p>
              </table:table-cell>
              <table:table-cell office:value-type="float" office:value="0.310708349237749">
                <text:p>0.310708349237749</text:p>
              </table:table-cell>
              <table:table-cell office:value-type="float" office:value="0.121024749659725">
                <text:p>0.121024749659725</text:p>
              </table:table-cell>
              <table:table-cell office:value-type="float" office:value="0.0335067419668926">
                <text:p>0.0335067419668926</text:p>
              </table:table-cell>
              <table:table-cell office:value-type="float" office:value="0.00670134839337852">
                <text:p>0.00670134839337852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34.5">
                <text:p>34.5</text:p>
              </table:table-cell>
              <table:table-cell office:value-type="float" office:value="0.307677818601066">
                <text:p>0.307677818601066</text:p>
              </table:table-cell>
              <table:table-cell office:value-type="float" office:value="0.120041339100317">
                <text:p>0.120041339100317</text:p>
              </table:table-cell>
              <table:table-cell office:value-type="float" office:value="0.0325841353032475">
                <text:p>0.0325841353032475</text:p>
              </table:table-cell>
              <table:table-cell office:value-type="float" office:value="0.00651682706064949">
                <text:p>0.0065168270606494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36">
                <text:p>36</text:p>
              </table:table-cell>
              <table:table-cell office:value-type="float" office:value="0.304136042718497">
                <text:p>0.304136042718497</text:p>
              </table:table-cell>
              <table:table-cell office:value-type="float" office:value="0.118853748058475">
                <text:p>0.118853748058475</text:p>
              </table:table-cell>
              <table:table-cell office:value-type="float" office:value="0.0316469320485186">
                <text:p>0.0316469320485186</text:p>
              </table:table-cell>
              <table:table-cell office:value-type="float" office:value="0.00632938640970372">
                <text:p>0.0063293864097037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7.5">
                <text:p>37.5</text:p>
              </table:table-cell>
              <table:table-cell office:value-type="float" office:value="0.300147670925498">
                <text:p>0.300147670925498</text:p>
              </table:table-cell>
              <table:table-cell office:value-type="float" office:value="0.117486322103733">
                <text:p>0.117486322103733</text:p>
              </table:table-cell>
              <table:table-cell office:value-type="float" office:value="0.0307023052800001">
                <text:p>0.0307023052800001</text:p>
              </table:table-cell>
              <table:table-cell office:value-type="float" office:value="0.00614046105600002">
                <text:p>0.00614046105600002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39">
                <text:p>39</text:p>
              </table:table-cell>
              <table:table-cell office:value-type="float" office:value="0.295771611614847">
                <text:p>0.295771611614847</text:p>
              </table:table-cell>
              <table:table-cell office:value-type="float" office:value="0.115961325524252">
                <text:p>0.115961325524252</text:p>
              </table:table-cell>
              <table:table-cell office:value-type="float" office:value="0.029756309524205">
                <text:p>0.029756309524205</text:p>
              </table:table-cell>
              <table:table-cell office:value-type="float" office:value="0.00595126190484099">
                <text:p>0.00595126190484099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40.5">
                <text:p>40.5</text:p>
              </table:table-cell>
              <table:table-cell office:value-type="float" office:value="0.291061489651161">
                <text:p>0.291061489651161</text:p>
              </table:table-cell>
              <table:table-cell office:value-type="float" office:value="0.114299101642407">
                <text:p>0.114299101642407</text:p>
              </table:table-cell>
              <table:table-cell office:value-type="float" office:value="0.0288140307434747">
                <text:p>0.0288140307434747</text:p>
              </table:table-cell>
              <table:table-cell office:value-type="float" office:value="0.00576280614869494">
                <text:p>0.00576280614869494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42">
                <text:p>42</text:p>
              </table:table-cell>
              <table:table-cell office:value-type="float" office:value="0.286066068946043">
                <text:p>0.286066068946043</text:p>
              </table:table-cell>
              <table:table-cell office:value-type="float" office:value="0.112518221308226">
                <text:p>0.112518221308226</text:p>
              </table:table-cell>
              <table:table-cell office:value-type="float" office:value="0.0278797167643786">
                <text:p>0.0278797167643786</text:p>
              </table:table-cell>
              <table:table-cell office:value-type="float" office:value="0.00557594335287572">
                <text:p>0.0055759433528757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43.5">
                <text:p>43.5</text:p>
              </table:table-cell>
              <table:table-cell office:value-type="float" office:value="0.280829642792612">
                <text:p>0.280829642792612</text:p>
              </table:table-cell>
              <table:table-cell office:value-type="float" office:value="0.110635620425011">
                <text:p>0.110635620425011</text:p>
              </table:table-cell>
              <table:table-cell office:value-type="float" office:value="0.0269568907247391">
                <text:p>0.0269568907247391</text:p>
              </table:table-cell>
              <table:table-cell office:value-type="float" office:value="0.00539137814494783">
                <text:p>0.0053913781449478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5">
                <text:p>45</text:p>
              </table:table-cell>
              <table:table-cell office:value-type="float" office:value="0.275392394366227">
                <text:p>0.275392394366227</text:p>
              </table:table-cell>
              <table:table-cell office:value-type="float" office:value="0.108666727300342">
                <text:p>0.108666727300342</text:p>
              </table:table-cell>
              <table:table-cell office:value-type="float" office:value="0.0260484497678484">
                <text:p>0.0260484497678484</text:p>
              </table:table-cell>
              <table:table-cell office:value-type="float" office:value="0.00520968995356968">
                <text:p>0.00520968995356968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46.5">
                <text:p>46.5</text:p>
              </table:table-cell>
              <table:table-cell office:value-type="float" office:value="0.269790729620503">
                <text:p>0.269790729620503</text:p>
              </table:table-cell>
              <table:table-cell office:value-type="float" office:value="0.106625580558877">
                <text:p>0.106625580558877</text:p>
              </table:table-cell>
              <table:table-cell office:value-type="float" office:value="0.025156750912775">
                <text:p>0.025156750912775</text:p>
              </table:table-cell>
              <table:table-cell office:value-type="float" office:value="0.005031350182555">
                <text:p>0.00503135018255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48">
                <text:p>48</text:p>
              </table:table-cell>
              <table:table-cell office:value-type="float" office:value="0.264057584642915">
                <text:p>0.264057584642915</text:p>
              </table:table-cell>
              <table:table-cell office:value-type="float" office:value="0.10452493830063">
                <text:p>0.10452493830063</text:p>
              </table:table-cell>
              <table:table-cell office:value-type="float" office:value="0.0242836857715689">
                <text:p>0.0242836857715689</text:p>
              </table:table-cell>
              <table:table-cell office:value-type="float" office:value="0.00485673715431377">
                <text:p>0.0048567371543137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49.5">
                <text:p>49.5</text:p>
              </table:table-cell>
              <table:table-cell office:value-type="float" office:value="0.258222709381734">
                <text:p>0.258222709381734</text:p>
              </table:table-cell>
              <table:table-cell office:value-type="float" office:value="0.102376379139415">
                <text:p>0.102376379139415</text:p>
              </table:table-cell>
              <table:table-cell office:value-type="float" office:value="0.0234307455616943">
                <text:p>0.0234307455616943</text:p>
              </table:table-cell>
              <table:table-cell office:value-type="float" office:value="0.00468614911233887">
                <text:p>0.0046861491123388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51">
                <text:p>51</text:p>
              </table:table-cell>
              <table:table-cell office:value-type="float" office:value="0.252312929514604">
                <text:p>0.252312929514604</text:p>
              </table:table-cell>
              <table:table-cell office:value-type="float" office:value="0.100190395710696">
                <text:p>0.100190395710696</text:p>
              </table:table-cell>
              <table:table-cell office:value-type="float" office:value="0.0225990776700673">
                <text:p>0.0225990776700673</text:p>
              </table:table-cell>
              <table:table-cell office:value-type="float" office:value="0.00451981553401346">
                <text:p>0.0045198155340134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52.5">
                <text:p>52.5</text:p>
              </table:table-cell>
              <table:table-cell office:value-type="float" office:value="0.246352388098068">
                <text:p>0.246352388098068</text:p>
              </table:table-cell>
              <table:table-cell office:value-type="float" office:value="0.0979764811957759">
                <text:p>0.0979764811957759</text:p>
              </table:table-cell>
              <table:table-cell office:value-type="float" office:value="0.0217895348593142">
                <text:p>0.0217895348593142</text:p>
              </table:table-cell>
              <table:table-cell office:value-type="float" office:value="0.00435790697186284">
                <text:p>0.0043579069718628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54">
                <text:p>54</text:p>
              </table:table-cell>
              <table:table-cell office:value-type="float" office:value="0.24036276851601">
                <text:p>0.24036276851601</text:p>
              </table:table-cell>
              <table:table-cell office:value-type="float" office:value="0.0957432093700706">
                <text:p>0.0957432093700706</text:p>
              </table:table-cell>
              <table:table-cell office:value-type="float" office:value="0.0210027180636133">
                <text:p>0.0210027180636133</text:p>
              </table:table-cell>
              <table:table-cell office:value-type="float" office:value="0.00420054361272266">
                <text:p>0.00420054361272266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55.5">
                <text:p>55.5</text:p>
              </table:table-cell>
              <table:table-cell office:value-type="float" office:value="0.234363500132516">
                <text:p>0.234363500132516</text:p>
              </table:table-cell>
              <table:table-cell office:value-type="float" office:value="0.0934983086467514">
                <text:p>0.0934983086467514</text:p>
              </table:table-cell>
              <table:table-cell office:value-type="float" office:value="0.0202390135975638">
                <text:p>0.0202390135975638</text:p>
              </table:table-cell>
              <table:table-cell office:value-type="float" office:value="0.00404780271951277">
                <text:p>0.00404780271951277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57">
                <text:p>57</text:p>
              </table:table-cell>
              <table:table-cell office:value-type="float" office:value="0.228371947950494">
                <text:p>0.228371947950494</text:p>
              </table:table-cell>
              <table:table-cell office:value-type="float" office:value="0.0912487305532022">
                <text:p>0.0912487305532022</text:p>
              </table:table-cell>
              <table:table-cell office:value-type="float" office:value="0.0194986254942641">
                <text:p>0.0194986254942641</text:p>
              </table:table-cell>
              <table:table-cell office:value-type="float" office:value="0.00389972509885282">
                <text:p>0.0038997250988528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58.5">
                <text:p>58.5</text:p>
              </table:table-cell>
              <table:table-cell office:value-type="float" office:value="0.222403587480913">
                <text:p>0.222403587480913</text:p>
              </table:table-cell>
              <table:table-cell office:value-type="float" office:value="0.089000713046315">
                <text:p>0.089000713046315</text:p>
              </table:table-cell>
              <table:table-cell office:value-type="float" office:value="0.0187816035958503">
                <text:p>0.0187816035958503</text:p>
              </table:table-cell>
              <table:table-cell office:value-type="float" office:value="0.00375632071917006">
                <text:p>0.0037563207191700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0">
                <text:p>60</text:p>
              </table:table-cell>
              <table:table-cell office:value-type="float" office:value="0.21647216593811">
                <text:p>0.21647216593811</text:p>
              </table:table-cell>
              <table:table-cell office:value-type="float" office:value="0.0867598390434579">
                <text:p>0.0867598390434579</text:p>
              </table:table-cell>
              <table:table-cell office:value-type="float" office:value="0.0180878679391837">
                <text:p>0.0180878679391837</text:p>
              </table:table-cell>
              <table:table-cell office:value-type="float" office:value="0.00361757358783674">
                <text:p>0.00361757358783674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61.5">
                <text:p>61.5</text:p>
              </table:table-cell>
              <table:table-cell office:value-type="float" office:value="0.210589850793797">
                <text:p>0.210589850793797</text:p>
              </table:table-cell>
              <table:table-cell office:value-type="float" office:value="0.0845310905188528">
                <text:p>0.0845310905188528</text:p>
              </table:table-cell>
              <table:table-cell office:value-type="float" office:value="0.0174172299094719">
                <text:p>0.0174172299094719</text:p>
              </table:table-cell>
              <table:table-cell office:value-type="float" office:value="0.00348344598189439">
                <text:p>0.0034834459818943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63">
                <text:p>63</text:p>
              </table:table-cell>
              <table:table-cell office:value-type="float" office:value="0.204767366645724">
                <text:p>0.204767366645724</text:p>
              </table:table-cell>
              <table:table-cell office:value-type="float" office:value="0.0823188984899289">
                <text:p>0.0823188984899289</text:p>
              </table:table-cell>
              <table:table-cell office:value-type="float" office:value="0.0167694105739232">
                <text:p>0.0167694105739232</text:p>
              </table:table-cell>
              <table:table-cell office:value-type="float" office:value="0.00335388211478464">
                <text:p>0.00335388211478464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64.5">
                <text:p>64.5</text:p>
              </table:table-cell>
              <table:table-cell office:value-type="float" office:value="0.199014121285842">
                <text:p>0.199014121285842</text:p>
              </table:table-cell>
              <table:table-cell office:value-type="float" office:value="0.0801271891948512">
                <text:p>0.0801271891948512</text:p>
              </table:table-cell>
              <table:table-cell office:value-type="float" office:value="0.0161440565548023">
                <text:p>0.0161440565548023</text:p>
              </table:table-cell>
              <table:table-cell office:value-type="float" office:value="0.00322881131096046">
                <text:p>0.0032288113109604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66">
                <text:p>66</text:p>
              </table:table-cell>
              <table:table-cell office:value-type="float" office:value="0.193338321787051">
                <text:p>0.193338321787051</text:p>
              </table:table-cell>
              <table:table-cell office:value-type="float" office:value="0.0779594267407199">
                <text:p>0.0779594267407199</text:p>
              </table:table-cell>
              <table:table-cell office:value-type="float" office:value="0.0155407537554182">
                <text:p>0.0155407537554182</text:p>
              </table:table-cell>
              <table:table-cell office:value-type="float" office:value="0.00310815075108365">
                <text:p>0.0031081507510836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7.5">
                <text:p>67.5</text:p>
              </table:table-cell>
              <table:table-cell office:value-type="float" office:value="0.187747081366587">
                <text:p>0.187747081366587</text:p>
              </table:table-cell>
              <table:table-cell office:value-type="float" office:value="0.0758186524817896">
                <text:p>0.0758186524817896</text:p>
              </table:table-cell>
              <table:table-cell office:value-type="float" office:value="0.01495903921269">
                <text:p>0.01495903921269</text:p>
              </table:table-cell>
              <table:table-cell office:value-type="float" office:value="0.002991807842538">
                <text:p>0.002991807842538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69">
                <text:p>69</text:p>
              </table:table-cell>
              <table:table-cell office:value-type="float" office:value="0.182246517727698">
                <text:p>0.182246517727698</text:p>
              </table:table-cell>
              <table:table-cell office:value-type="float" office:value="0.0737075213683433">
                <text:p>0.0737075213683433</text:p>
              </table:table-cell>
              <table:table-cell office:value-type="float" office:value="0.0143984113152235">
                <text:p>0.0143984113152235</text:p>
              </table:table-cell>
              <table:table-cell office:value-type="float" office:value="0.00287968226304469">
                <text:p>0.00287968226304469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70.5">
                <text:p>70.5</text:p>
              </table:table-cell>
              <table:table-cell office:value-type="float" office:value="0.176841843528898">
                <text:p>0.176841843528898</text:p>
              </table:table-cell>
              <table:table-cell office:value-type="float" office:value="0.0716283354894883">
                <text:p>0.0716283354894883</text:p>
              </table:table-cell>
              <table:table-cell office:value-type="float" office:value="0.0138583385955932">
                <text:p>0.0138583385955932</text:p>
              </table:table-cell>
              <table:table-cell office:value-type="float" office:value="0.00277166771911865">
                <text:p>0.0027716677191186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72">
                <text:p>72</text:p>
              </table:table-cell>
              <table:table-cell office:value-type="float" office:value="0.171537449581675">
                <text:p>0.171537449581675</text:p>
              </table:table-cell>
              <table:table-cell office:value-type="float" office:value="0.0695830750170071">
                <text:p>0.0695830750170071</text:p>
              </table:table-cell>
              <table:table-cell office:value-type="float" office:value="0.0133382672791702">
                <text:p>0.0133382672791702</text:p>
              </table:table-cell>
              <table:table-cell office:value-type="float" office:value="0.00266765345583405">
                <text:p>0.00266765345583405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73.5">
                <text:p>73.5</text:p>
              </table:table-cell>
              <table:table-cell office:value-type="float" office:value="0.166336981332676">
                <text:p>0.166336981332676</text:p>
              </table:table-cell>
              <table:table-cell office:value-type="float" office:value="0.0675734267424233">
                <text:p>0.0675734267424233</text:p>
              </table:table-cell>
              <table:table-cell office:value-type="float" office:value="0.0128376277488554">
                <text:p>0.0128376277488554</text:p>
              </table:table-cell>
              <table:table-cell office:value-type="float" office:value="0.00256752554977109">
                <text:p>0.0025675255497710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5">
                <text:p>75</text:p>
              </table:table-cell>
              <table:table-cell office:value-type="float" office:value="0.1612434091448">
                <text:p>0.1612434091448</text:p>
              </table:table-cell>
              <table:table-cell office:value-type="float" office:value="0.065600810385538">
                <text:p>0.065600810385538</text:p>
              </table:table-cell>
              <table:table-cell office:value-type="float" office:value="0.0123558400650308">
                <text:p>0.0123558400650308</text:p>
              </table:table-cell>
              <table:table-cell office:value-type="float" office:value="0.00247116801300616">
                <text:p>0.0024711680130061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76.5">
                <text:p>76.5</text:p>
              </table:table-cell>
              <table:table-cell office:value-type="float" office:value="0.156259092853187">
                <text:p>0.156259092853187</text:p>
              </table:table-cell>
              <table:table-cell office:value-type="float" office:value="0.0636664028397835">
                <text:p>0.0636664028397835</text:p>
              </table:table-cell>
              <table:table-cell office:value-type="float" office:value="0.0118923186625379">
                <text:p>0.0118923186625379</text:p>
              </table:table-cell>
              <table:table-cell office:value-type="float" office:value="0.00237846373250759">
                <text:p>0.0023784637325075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78">
                <text:p>78</text:p>
              </table:table-cell>
              <table:table-cell office:value-type="float" office:value="0.15138584103645">
                <text:p>0.15138584103645</text:p>
              </table:table-cell>
              <table:table-cell office:value-type="float" office:value="0.0617711605077573">
                <text:p>0.0617711605077573</text:p>
              </table:table-cell>
              <table:table-cell office:value-type="float" office:value="0.011446476331209">
                <text:p>0.011446476331209</text:p>
              </table:table-cell>
              <table:table-cell office:value-type="float" office:value="0.00228929526624179">
                <text:p>0.00228929526624179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79.5">
                <text:p>79.5</text:p>
              </table:table-cell>
              <table:table-cell office:value-type="float" office:value="0.146624965410477">
                <text:p>0.146624965410477</text:p>
              </table:table-cell>
              <table:table-cell office:value-type="float" office:value="0.059915839869174">
                <text:p>0.059915839869174</text:p>
              </table:table-cell>
              <table:table-cell office:value-type="float" office:value="0.0110177275731217">
                <text:p>0.0110177275731217</text:p>
              </table:table-cell>
              <table:table-cell office:value-type="float" office:value="0.00220354551462434">
                <text:p>0.0022035455146243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81">
                <text:p>81</text:p>
              </table:table-cell>
              <table:table-cell office:value-type="float" office:value="0.141977330721599">
                <text:p>0.141977330721599</text:p>
              </table:table-cell>
              <table:table-cell office:value-type="float" office:value="0.0581010164131481">
                <text:p>0.0581010164131481</text:p>
              </table:table-cell>
              <table:table-cell office:value-type="float" office:value="0.0106054914180763">
                <text:p>0.0106054914180763</text:p>
              </table:table-cell>
              <table:table-cell office:value-type="float" office:value="0.00212109828361527">
                <text:p>0.0021210982836152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82.5">
                <text:p>82.5</text:p>
              </table:table-cell>
              <table:table-cell office:value-type="float" office:value="0.137443400487609">
                <text:p>0.137443400487609</text:p>
              </table:table-cell>
              <table:table-cell office:value-type="float" office:value="0.0563271020571279">
                <text:p>0.0563271020571279</text:p>
              </table:table-cell>
              <table:table-cell office:value-type="float" office:value="0.0102091937685846">
                <text:p>0.0102091937685846</text:p>
              </table:table-cell>
              <table:table-cell office:value-type="float" office:value="0.00204183875371692">
                <text:p>0.00204183875371692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84">
                <text:p>84</text:p>
              </table:table-cell>
              <table:table-cell office:value-type="float" office:value="0.133023278908929">
                <text:p>0.133023278908929</text:p>
              </table:table-cell>
              <table:table-cell office:value-type="float" office:value="0.054594361165909">
                <text:p>0.054594361165909</text:p>
              </table:table-cell>
              <table:table-cell office:value-type="float" office:value="0.0098282693367308">
                <text:p>0.0098282693367308</text:p>
              </table:table-cell>
              <table:table-cell office:value-type="float" office:value="0.00196565386734616">
                <text:p>0.00196565386734616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85.5">
                <text:p>85.5</text:p>
              </table:table-cell>
              <table:table-cell office:value-type="float" office:value="0.128716749247961">
                <text:p>0.128716749247961</text:p>
              </table:table-cell>
              <table:table-cell office:value-type="float" office:value="0.0529029252758912">
                <text:p>0.0529029252758912</text:p>
              </table:table-cell>
              <table:table-cell office:value-type="float" office:value="0.00946216322745228">
                <text:p>0.00946216322745228</text:p>
              </table:table-cell>
              <table:table-cell office:value-type="float" office:value="0.00189243264549046">
                <text:p>0.0018924326454904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87">
                <text:p>87</text:p>
              </table:table-cell>
              <table:table-cell office:value-type="float" office:value="0.124523308952199">
                <text:p>0.124523308952199</text:p>
              </table:table-cell>
              <table:table-cell office:value-type="float" office:value="0.0512528066220767">
                <text:p>0.0512528066220767</text:p>
              </table:table-cell>
              <table:table-cell office:value-type="float" office:value="0.00911033221594327">
                <text:p>0.00911033221594327</text:p>
              </table:table-cell>
              <table:table-cell office:value-type="float" office:value="0.00182206644318865">
                <text:p>0.00182206644318865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88.5">
                <text:p>88.5</text:p>
              </table:table-cell>
              <table:table-cell office:value-type="float" office:value="0.120442201775889">
                <text:p>0.120442201775889</text:p>
              </table:table-cell>
              <table:table-cell office:value-type="float" office:value="0.0496439105581933">
                <text:p>0.0496439105581933</text:p>
              </table:table-cell>
              <table:table-cell office:value-type="float" office:value="0.00877224576089887">
                <text:p>0.00877224576089887</text:p>
              </table:table-cell>
              <table:table-cell office:value-type="float" office:value="0.00175444915217977">
                <text:p>0.0017544491521797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0">
                <text:p>90</text:p>
              </table:table-cell>
              <table:table-cell office:value-type="float" office:value="0.116472447135787">
                <text:p>0.116472447135787</text:p>
              </table:table-cell>
              <table:table-cell office:value-type="float" office:value="0.0480760469537208">
                <text:p>0.0480760469537208</text:p>
              </table:table-cell>
              <table:table-cell office:value-type="float" office:value="0.00844738679006701">
                <text:p>0.00844738679006701</text:p>
              </table:table-cell>
              <table:table-cell office:value-type="float" office:value="0.0016894773580134">
                <text:p>0.0016894773580134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91.5">
                <text:p>91.5</text:p>
              </table:table-cell>
              <table:table-cell office:value-type="float" office:value="0.112612866918726">
                <text:p>0.112612866918726</text:p>
              </table:table-cell>
              <table:table-cell office:value-type="float" office:value="0.0465489406454707">
                <text:p>0.0465489406454707</text:p>
              </table:table-cell>
              <table:table-cell office:value-type="float" office:value="0.00813525228998151">
                <text:p>0.00813525228998151</text:p>
              </table:table-cell>
              <table:table-cell office:value-type="float" office:value="0.0016270504579963">
                <text:p>0.0016270504579963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93">
                <text:p>93</text:p>
              </table:table-cell>
              <table:table-cell office:value-type="float" office:value="0.108862109942237">
                <text:p>0.108862109942237</text:p>
              </table:table-cell>
              <table:table-cell office:value-type="float" office:value="0.0450622410156798">
                <text:p>0.0450622410156798</text:p>
              </table:table-cell>
              <table:table-cell office:value-type="float" office:value="0.00783535372772051">
                <text:p>0.00783535372772051</text:p>
              </table:table-cell>
              <table:table-cell office:value-type="float" office:value="0.0015670707455441">
                <text:p>0.001567070745544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94.5">
                <text:p>94.5</text:p>
              </table:table-cell>
              <table:table-cell office:value-type="float" office:value="0.105218674254178">
                <text:p>0.105218674254178</text:p>
              </table:table-cell>
              <table:table-cell office:value-type="float" office:value="0.0436155307633046">
                <text:p>0.0436155307633046</text:p>
              </table:table-cell>
              <table:table-cell office:value-type="float" office:value="0.00754721732900526">
                <text:p>0.00754721732900526</text:p>
              </table:table-cell>
              <table:table-cell office:value-type="float" office:value="0.00150944346580105">
                <text:p>0.0015094434658010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96">
                <text:p>96</text:p>
              </table:table-cell>
              <table:table-cell office:value-type="float" office:value="0.101680927443216">
                <text:p>0.101680927443216</text:p>
              </table:table-cell>
              <table:table-cell office:value-type="float" office:value="0.0422083339302987">
                <text:p>0.0422083339302987</text:p>
              </table:table-cell>
              <table:table-cell office:value-type="float" office:value="0.00727038423385958">
                <text:p>0.00727038423385958</text:p>
              </table:table-cell>
              <table:table-cell office:value-type="float" office:value="0.00145407684677192">
                <text:p>0.0014540768467719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97.5">
                <text:p>97.5</text:p>
              </table:table-cell>
              <table:table-cell office:value-type="float" office:value="0.0982471251189182">
                <text:p>0.0982471251189182</text:p>
              </table:table-cell>
              <table:table-cell office:value-type="float" office:value="0.0408401232401194">
                <text:p>0.0408401232401194</text:p>
              </table:table-cell>
              <table:table-cell office:value-type="float" office:value="0.00700441054833863">
                <text:p>0.00700441054833863</text:p>
              </table:table-cell>
              <table:table-cell office:value-type="float" office:value="0.00140088210966773">
                <text:p>0.0014008821096677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99">
                <text:p>99</text:p>
              </table:table-cell>
              <table:table-cell office:value-type="float" office:value="0.0949154277081147">
                <text:p>0.0949154277081147</text:p>
              </table:table-cell>
              <table:table-cell office:value-type="float" office:value="0.0395103268014856">
                <text:p>0.0395103268014856</text:p>
              </table:table-cell>
              <table:table-cell office:value-type="float" office:value="0.00674886730845666">
                <text:p>0.00674886730845666</text:p>
              </table:table-cell>
              <table:table-cell office:value-type="float" office:value="0.00134977346169133">
                <text:p>0.00134977346169133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00.5">
                <text:p>100.5</text:p>
              </table:table-cell>
              <table:table-cell office:value-type="float" office:value="0.0916839157029891">
                <text:p>0.0916839157029891</text:p>
              </table:table-cell>
              <table:table-cell office:value-type="float" office:value="0.0382183342265029">
                <text:p>0.0382183342265029</text:p>
              </table:table-cell>
              <table:table-cell office:value-type="float" office:value="0.0065033403703603">
                <text:p>0.0065033403703603</text:p>
              </table:table-cell>
              <table:table-cell office:value-type="float" office:value="0.00130066807407206">
                <text:p>0.0013006680740720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2">
                <text:p>102</text:p>
              </table:table-cell>
              <table:table-cell office:value-type="float" office:value="0.0885506034859985">
                <text:p>0.0885506034859985</text:p>
              </table:table-cell>
              <table:table-cell office:value-type="float" office:value="0.0369635022086393">
                <text:p>0.0369635022086393</text:p>
              </table:table-cell>
              <table:table-cell office:value-type="float" office:value="0.00626743023896479">
                <text:p>0.00626743023896479</text:p>
              </table:table-cell>
              <table:table-cell office:value-type="float" office:value="0.00125348604779296">
                <text:p>0.00125348604779296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03.5">
                <text:p>103.5</text:p>
              </table:table-cell>
              <table:table-cell office:value-type="float" office:value="0.0855134518471329">
                <text:p>0.0855134518471329</text:p>
              </table:table-cell>
              <table:table-cell office:value-type="float" office:value="0.0357451596026704">
                <text:p>0.0357451596026704</text:p>
              </table:table-cell>
              <table:table-cell office:value-type="float" office:value="0.0060407518456699">
                <text:p>0.0060407518456699</text:p>
              </table:table-cell>
              <table:table-cell office:value-type="float" office:value="0.00120815036913398">
                <text:p>0.0012081503691339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5">
                <text:p>105</text:p>
              </table:table-cell>
              <table:table-cell office:value-type="float" office:value="0.0825703793001533">
                <text:p>0.0825703793001533</text:p>
              </table:table-cell>
              <table:table-cell office:value-type="float" office:value="0.0345626120455877">
                <text:p>0.0345626120455877</text:p>
              </table:table-cell>
              <table:table-cell office:value-type="float" office:value="0.00582293428436741">
                <text:p>0.00582293428436741</text:p>
              </table:table-cell>
              <table:table-cell office:value-type="float" office:value="0.00116458685687348">
                <text:p>0.0011645868568734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06.5">
                <text:p>106.5</text:p>
              </table:table-cell>
              <table:table-cell office:value-type="float" office:value="0.0797192722962452">
                <text:p>0.0797192722962452</text:p>
              </table:table-cell>
              <table:table-cell office:value-type="float" office:value="0.0334151461545704">
                <text:p>0.0334151461545704</text:p>
              </table:table-cell>
              <table:table-cell office:value-type="float" office:value="0.00561362051372187">
                <text:p>0.00561362051372187</text:p>
              </table:table-cell>
              <table:table-cell office:value-type="float" office:value="0.00112272410274438">
                <text:p>0.001122724102744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08">
                <text:p>108</text:p>
              </table:table-cell>
              <table:table-cell office:value-type="float" office:value="0.0769579944259277">
                <text:p>0.0769579944259277</text:p>
              </table:table-cell>
              <table:table-cell office:value-type="float" office:value="0.0323020333354312">
                <text:p>0.0323020333354312</text:p>
              </table:table-cell>
              <table:table-cell office:value-type="float" office:value="0.00541246703262808">
                <text:p>0.00541246703262808</text:p>
              </table:table-cell>
              <table:table-cell office:value-type="float" office:value="0.00108249340652561">
                <text:p>0.0010824934065256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09.5">
                <text:p>109.5</text:p>
              </table:table-cell>
              <table:table-cell office:value-type="float" office:value="0.0742843946930436">
                <text:p>0.0742843946930436</text:p>
              </table:table-cell>
              <table:table-cell office:value-type="float" office:value="0.0312225332324568">
                <text:p>0.0312225332324568</text:p>
              </table:table-cell>
              <table:table-cell office:value-type="float" office:value="0.00521914353480487">
                <text:p>0.00521914353480487</text:p>
              </table:table-cell>
              <table:table-cell office:value-type="float" office:value="0.00104382870696098">
                <text:p>0.0010438287069609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11">
                <text:p>111</text:p>
              </table:table-cell>
              <table:table-cell office:value-type="float" office:value="0.071696314938155">
                <text:p>0.071696314938155</text:p>
              </table:table-cell>
              <table:table-cell office:value-type="float" office:value="0.0301758968482529">
                <text:p>0.0301758968482529</text:p>
              </table:table-cell>
              <table:table-cell office:value-type="float" office:value="0.00503333254765772">
                <text:p>0.00503333254765772</text:p>
              </table:table-cell>
              <table:table-cell office:value-type="float" office:value="0.00100666650953155">
                <text:p>0.0010066665095315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2.5">
                <text:p>112.5</text:p>
              </table:table-cell>
              <table:table-cell office:value-type="float" office:value="0.0691915964826693">
                <text:p>0.0691915964826693</text:p>
              </table:table-cell>
              <table:table-cell office:value-type="float" office:value="0.0291613693600615">
                <text:p>0.0291613693600615</text:p>
              </table:table-cell>
              <table:table-cell office:value-type="float" office:value="0.00485472905981936">
                <text:p>0.00485472905981936</text:p>
              </table:table-cell>
              <table:table-cell office:value-type="float" office:value="0.000970945811963872">
                <text:p>0.000970945811963872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114">
                <text:p>114</text:p>
              </table:table-cell>
              <table:table-cell office:value-type="float" office:value="0.0667680860594631">
                <text:p>0.0667680860594631</text:p>
              </table:table-cell>
              <table:table-cell office:value-type="float" office:value="0.0281781926570298">
                <text:p>0.0281781926570298</text:p>
              </table:table-cell>
              <table:table-cell office:value-type="float" office:value="0.0046830401411447">
                <text:p>0.0046830401411447</text:p>
              </table:table-cell>
              <table:table-cell office:value-type="float" office:value="0.000936608028228941">
                <text:p>0.00093660802822894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115.5">
                <text:p>115.5</text:p>
              </table:table-cell>
              <table:table-cell office:value-type="float" office:value="0.0644236410906367">
                <text:p>0.0644236410906367</text:p>
              </table:table-cell>
              <table:table-cell office:value-type="float" office:value="0.027225607621071">
                <text:p>0.027225607621071</text:p>
              </table:table-cell>
              <table:table-cell office:value-type="float" office:value="0.00451798455838322">
                <text:p>0.00451798455838322</text:p>
              </table:table-cell>
              <table:table-cell office:value-type="float" office:value="0.000903596911676645">
                <text:p>0.00090359691167664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17">
                <text:p>117</text:p>
              </table:table-cell>
              <table:table-cell office:value-type="float" office:value="0.0621561343682878">
                <text:p>0.0621561343682878</text:p>
              </table:table-cell>
              <table:table-cell office:value-type="float" office:value="0.0263028561722478">
                <text:p>0.0263028561722478</text:p>
              </table:table-cell>
              <table:table-cell office:value-type="float" office:value="0.00435929238926842">
                <text:p>0.00435929238926842</text:p>
              </table:table-cell>
              <table:table-cell office:value-type="float" office:value="0.000871858477853684">
                <text:p>0.000871858477853684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118.5">
                <text:p>118.5</text:p>
              </table:table-cell>
              <table:table-cell office:value-type="float" office:value="0.0599634581897984">
                <text:p>0.0599634581897984</text:p>
              </table:table-cell>
              <table:table-cell office:value-type="float" office:value="0.0254091830980272">
                <text:p>0.0254091830980272</text:p>
              </table:table-cell>
              <table:table-cell office:value-type="float" office:value="0.00420670463734239">
                <text:p>0.00420670463734239</text:p>
              </table:table-cell>
              <table:table-cell office:value-type="float" office:value="0.000841340927468477">
                <text:p>0.00084134092746847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20">
                <text:p>120</text:p>
              </table:table-cell>
              <table:table-cell office:value-type="float" office:value="0.0578435279950801">
                <text:p>0.0578435279950801</text:p>
              </table:table-cell>
              <table:table-cell office:value-type="float" office:value="0.0245438376842887">
                <text:p>0.0245438376842887</text:p>
              </table:table-cell>
              <table:table-cell office:value-type="float" office:value="0.00405997284946557">
                <text:p>0.00405997284946557</text:p>
              </table:table-cell>
              <table:table-cell office:value-type="float" office:value="0.000811994569893115">
                <text:p>0.000811994569893115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121.5">
                <text:p>121.5</text:p>
              </table:table-cell>
              <table:table-cell office:value-type="float" office:value="0.0557942855494624">
                <text:p>0.0557942855494624</text:p>
              </table:table-cell>
              <table:table-cell office:value-type="float" office:value="0.0237060751646072">
                <text:p>0.0237060751646072</text:p>
              </table:table-cell>
              <table:table-cell office:value-type="float" office:value="0.00391885873764092">
                <text:p>0.00391885873764092</text:p>
              </table:table-cell>
              <table:table-cell office:value-type="float" office:value="0.000783771747528184">
                <text:p>0.00078377174752818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23">
                <text:p>123</text:p>
              </table:table-cell>
              <table:table-cell office:value-type="float" office:value="0.0538137017124608">
                <text:p>0.0538137017124608</text:p>
              </table:table-cell>
              <table:table-cell office:value-type="float" office:value="0.0228951580030743">
                <text:p>0.0228951580030743</text:p>
              </table:table-cell>
              <table:table-cell office:value-type="float" office:value="0.0037831338065036">
                <text:p>0.0037831338065036</text:p>
              </table:table-cell>
              <table:table-cell office:value-type="float" office:value="0.00075662676130072">
                <text:p>0.00075662676130072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124.5">
                <text:p>124.5</text:p>
              </table:table-cell>
              <table:table-cell office:value-type="float" office:value="0.051899778829438">
                <text:p>0.051899778829438</text:p>
              </table:table-cell>
              <table:table-cell office:value-type="float" office:value="0.0221103570247509">
                <text:p>0.0221103570247509</text:p>
              </table:table-cell>
              <table:table-cell office:value-type="float" office:value="0.00365257898758397">
                <text:p>0.00365257898758397</text:p>
              </table:table-cell>
              <table:table-cell office:value-type="float" office:value="0.000730515797516794">
                <text:p>0.00073051579751679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26">
                <text:p>126</text:p>
              </table:table-cell>
              <table:table-cell office:value-type="float" office:value="0.0500505527802366">
                <text:p>0.0500505527802366</text:p>
              </table:table-cell>
              <table:table-cell office:value-type="float" office:value="0.0213509524067661">
                <text:p>0.0213509524067661</text:p>
              </table:table-cell>
              <table:table-cell office:value-type="float" office:value="0.00352698428124258">
                <text:p>0.00352698428124258</text:p>
              </table:table-cell>
              <table:table-cell office:value-type="float" office:value="0.000705396856248516">
                <text:p>0.000705396856248516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127.5">
                <text:p>127.5</text:p>
              </table:table-cell>
              <table:table-cell office:value-type="float" office:value="0.0482640947161121">
                <text:p>0.0482640947161121</text:p>
              </table:table-cell>
              <table:table-cell office:value-type="float" office:value="0.0206162345420713">
                <text:p>0.0206162345420713</text:p>
              </table:table-cell>
              <table:table-cell office:value-type="float" office:value="0.00340614840699249">
                <text:p>0.00340614840699249</text:p>
              </table:table-cell>
              <table:table-cell office:value-type="float" office:value="0.000681229681398499">
                <text:p>0.000681229681398499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129">
                <text:p>129</text:p>
              </table:table-cell>
              <table:table-cell office:value-type="float" office:value="0.0465385125137806">
                <text:p>0.0465385125137806</text:p>
              </table:table-cell>
              <table:table-cell office:value-type="float" office:value="0.0199055047869355">
                <text:p>0.0199055047869355</text:p>
              </table:table-cell>
              <table:table-cell office:value-type="float" office:value="0.00328987846276817">
                <text:p>0.00328987846276817</text:p>
              </table:table-cell>
              <table:table-cell office:value-type="float" office:value="0.000657975692553634">
                <text:p>0.00065797569255363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130.5">
                <text:p>130.5</text:p>
              </table:table-cell>
              <table:table-cell office:value-type="float" office:value="0.0448719519730624">
                <text:p>0.0448719519730624</text:p>
              </table:table-cell>
              <table:table-cell office:value-type="float" office:value="0.0192180761024021">
                <text:p>0.0192180761024021</text:p>
              </table:table-cell>
              <table:table-cell office:value-type="float" office:value="0.00317798959356321">
                <text:p>0.00317798959356321</text:p>
              </table:table-cell>
              <table:table-cell office:value-type="float" office:value="0.000635597918712642">
                <text:p>0.00063559791871264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32">
                <text:p>132</text:p>
              </table:table-cell>
              <table:table-cell office:value-type="float" office:value="0.0432625977824509">
                <text:p>0.0432625977824509</text:p>
              </table:table-cell>
              <table:table-cell office:value-type="float" office:value="0.0185532735991375">
                <text:p>0.0185532735991375</text:p>
              </table:table-cell>
              <table:table-cell office:value-type="float" office:value="0.00307030466974352">
                <text:p>0.00307030466974352</text:p>
              </table:table-cell>
              <table:table-cell office:value-type="float" office:value="0.000614060933948705">
                <text:p>0.000614060933948705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133.5">
                <text:p>133.5</text:p>
              </table:table-cell>
              <table:table-cell office:value-type="float" office:value="0.0417086742749533">
                <text:p>0.0417086742749533</text:p>
              </table:table-cell>
              <table:table-cell office:value-type="float" office:value="0.0179104349943592">
                <text:p>0.0179104349943592</text:p>
              </table:table-cell>
              <table:table-cell office:value-type="float" office:value="0.00296665397524172">
                <text:p>0.00296665397524172</text:p>
              </table:table-cell>
              <table:table-cell office:value-type="float" office:value="0.000593330795048344">
                <text:p>0.00059333079504834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135">
                <text:p>135</text:p>
              </table:table-cell>
              <table:table-cell office:value-type="float" office:value="0.0402084459947092">
                <text:p>0.0402084459947092</text:p>
              </table:table-cell>
              <table:table-cell office:value-type="float" office:value="0.0172889109888544">
                <text:p>0.0172889109888544</text:p>
              </table:table-cell>
              <table:table-cell office:value-type="float" office:value="0.00286687490575323">
                <text:p>0.00286687490575323</text:p>
              </table:table-cell>
              <table:table-cell office:value-type="float" office:value="0.000573374981150646">
                <text:p>0.0005733749811506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301%" draw:distance="399%"/>
    <draw:stroke-dash draw:name="msLineDash_20_1_20_-1" draw:display-name="msLineDash 1 -1" draw:style="round" draw:dots1="1" draw:dots1-length="301%" draw:distance="399%"/>
    <draw:stroke-dash draw:name="msLineDash_20_2" draw:display-name="msLineDash 2" draw:style="round" draw:dots1="1" draw:dots1-length="301%" draw:distance="399%"/>
    <draw:stroke-dash draw:name="msLineDash_20_2_20_-1" draw:display-name="msLineDash 2 -1" draw:style="round" draw:dots1="1" draw:dots1-length="301%" draw:distance="399%"/>
    <draw:stroke-dash draw:name="msLineDash_20_3" draw:display-name="msLineDash 3" draw:style="round" draw:dots1="1" draw:dots1-length="301%" draw:distance="399%"/>
    <draw:stroke-dash draw:name="msLineDash_20_3_20_-1" draw:display-name="msLineDash 3 -1" draw:style="round" draw:dots1="1" draw:dots1-length="301%" draw:distance="399%"/>
    <draw:stroke-dash draw:name="msLineDash_20_4" draw:display-name="msLineDash 4" draw:style="round" draw:dots1="1" draw:dots1-length="301%" draw:distance="399%"/>
    <draw:stroke-dash draw:name="msLineDash_20_4_20_-1" draw:display-name="msLineDash 4 -1" draw:style="round" draw:dots1="1" draw:dots1-length="301%" draw:distance="399%"/>
  </office:styles>
</office:document-styles>
</file>